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5e7cc16"/>
    </style:style>
    <style:style style:name="P10" style:family="paragraph" style:parent-style-name="Standard">
      <style:text-properties fo:language="ru" fo:country="RU" officeooo:rsid="0019f43d" officeooo:paragraph-rsid="06efdc05"/>
    </style:style>
    <style:style style:name="P11" style:family="paragraph" style:parent-style-name="Standard">
      <style:text-properties fo:language="ru" fo:country="RU" officeooo:rsid="0025f552" officeooo:paragraph-rsid="0054d7d4"/>
    </style:style>
    <style:style style:name="P12" style:family="paragraph" style:parent-style-name="Standard">
      <style:text-properties fo:language="ru" fo:country="RU" officeooo:rsid="00259911" officeooo:paragraph-rsid="00396b1b"/>
    </style:style>
    <style:style style:name="P13" style:family="paragraph" style:parent-style-name="Standard">
      <style:text-properties fo:language="ru" fo:country="RU" officeooo:rsid="003ec289" officeooo:paragraph-rsid="00428e1b"/>
    </style:style>
    <style:style style:name="P14" style:family="paragraph" style:parent-style-name="Standard">
      <style:text-properties fo:language="ru" fo:country="RU" officeooo:rsid="004af42d" officeooo:paragraph-rsid="0052e461"/>
    </style:style>
    <style:style style:name="P15" style:family="paragraph" style:parent-style-name="Standard">
      <style:text-properties fo:language="ru" fo:country="RU" officeooo:rsid="00588865" officeooo:paragraph-rsid="00588865"/>
    </style:style>
    <style:style style:name="P16" style:family="paragraph" style:parent-style-name="Standard">
      <style:text-properties fo:language="ru" fo:country="RU" officeooo:rsid="005fa1c7" officeooo:paragraph-rsid="00620f99"/>
    </style:style>
    <style:style style:name="P17" style:family="paragraph" style:parent-style-name="Standard">
      <style:text-properties fo:language="ru" fo:country="RU" officeooo:rsid="006cf9eb" officeooo:paragraph-rsid="006deb58"/>
    </style:style>
    <style:style style:name="P18" style:family="paragraph" style:parent-style-name="Standard">
      <style:text-properties fo:language="ru" fo:country="RU" officeooo:rsid="006deb58" officeooo:paragraph-rsid="00706c04"/>
    </style:style>
    <style:style style:name="P19" style:family="paragraph" style:parent-style-name="Standard">
      <style:text-properties fo:language="ru" fo:country="RU" officeooo:rsid="0079c8f4" officeooo:paragraph-rsid="0081a9f9"/>
    </style:style>
    <style:style style:name="P20" style:family="paragraph" style:parent-style-name="Standard">
      <style:text-properties fo:language="ru" fo:country="RU" officeooo:rsid="00820473" officeooo:paragraph-rsid="00820473"/>
    </style:style>
    <style:style style:name="P21" style:family="paragraph" style:parent-style-name="Standard">
      <style:text-properties fo:language="ru" fo:country="RU" officeooo:rsid="00855aa2" officeooo:paragraph-rsid="0096aeaf"/>
    </style:style>
    <style:style style:name="P22" style:family="paragraph" style:parent-style-name="Standard">
      <style:text-properties fo:language="ru" fo:country="RU" officeooo:rsid="00709c9d" officeooo:paragraph-rsid="00706c04"/>
    </style:style>
    <style:style style:name="P23" style:family="paragraph" style:parent-style-name="Standard">
      <style:text-properties fo:language="ru" fo:country="RU" style:text-underline-style="none" officeooo:rsid="0025f552" officeooo:paragraph-rsid="009a69dd"/>
    </style:style>
    <style:style style:name="P24" style:family="paragraph" style:parent-style-name="Standard">
      <style:text-properties fo:language="ru" fo:country="RU" style:text-underline-style="none" officeooo:rsid="009bf781" officeooo:paragraph-rsid="009bf781"/>
    </style:style>
    <style:style style:name="P25" style:family="paragraph" style:parent-style-name="Standard">
      <style:text-properties fo:language="ru" fo:country="RU" style:text-underline-style="none" officeooo:rsid="00a099c3" officeooo:paragraph-rsid="00a099c3"/>
    </style:style>
    <style:style style:name="P26" style:family="paragraph" style:parent-style-name="Standard">
      <style:text-properties fo:language="ru" fo:country="RU" style:text-underline-style="none" officeooo:rsid="00a7f456" officeooo:paragraph-rsid="00a7f456"/>
    </style:style>
    <style:style style:name="P27" style:family="paragraph" style:parent-style-name="Standard">
      <style:text-properties fo:language="ru" fo:country="RU" style:text-underline-style="none" officeooo:rsid="00aee08f" officeooo:paragraph-rsid="00b80096"/>
    </style:style>
    <style:style style:name="P28" style:family="paragraph" style:parent-style-name="Standard">
      <style:text-properties fo:language="ru" fo:country="RU" style:text-underline-style="none" officeooo:rsid="00c4cf50" officeooo:paragraph-rsid="00cce89c"/>
    </style:style>
    <style:style style:name="P29" style:family="paragraph" style:parent-style-name="Standard">
      <style:text-properties fo:language="ru" fo:country="RU" style:text-underline-style="none" officeooo:rsid="00c4cf50" officeooo:paragraph-rsid="00ce7e39"/>
    </style:style>
    <style:style style:name="P30" style:family="paragraph" style:parent-style-name="Standard">
      <style:text-properties fo:language="ru" fo:country="RU" style:text-underline-style="none" officeooo:rsid="00b80096" officeooo:paragraph-rsid="00be57a5"/>
    </style:style>
    <style:style style:name="P31" style:family="paragraph" style:parent-style-name="Standard">
      <style:text-properties fo:language="ru" fo:country="RU" style:text-underline-style="none" officeooo:rsid="00d2e24b" officeooo:paragraph-rsid="00d35ad4"/>
    </style:style>
    <style:style style:name="P32" style:family="paragraph" style:parent-style-name="Standard">
      <style:text-properties fo:language="ru" fo:country="RU" style:text-underline-style="none" officeooo:rsid="00d537e7" officeooo:paragraph-rsid="00da6bd0"/>
    </style:style>
    <style:style style:name="P33" style:family="paragraph" style:parent-style-name="Standard">
      <style:text-properties fo:language="ru" fo:country="RU" style:text-underline-style="none" officeooo:rsid="0019f43d" officeooo:paragraph-rsid="00dfeb65"/>
    </style:style>
    <style:style style:name="P34" style:family="paragraph" style:parent-style-name="Standard">
      <style:text-properties fo:language="ru" fo:country="RU" style:text-underline-style="none" officeooo:rsid="0019f43d" officeooo:paragraph-rsid="012c8153"/>
    </style:style>
    <style:style style:name="P35" style:family="paragraph" style:parent-style-name="Standard">
      <style:text-properties fo:language="ru" fo:country="RU" style:text-underline-style="none" officeooo:rsid="0019f43d" officeooo:paragraph-rsid="01711763"/>
    </style:style>
    <style:style style:name="P36" style:family="paragraph" style:parent-style-name="Standard">
      <style:text-properties fo:language="ru" fo:country="RU" style:text-underline-style="none" officeooo:rsid="0019f43d" officeooo:paragraph-rsid="0171f55f"/>
    </style:style>
    <style:style style:name="P37" style:family="paragraph" style:parent-style-name="Standard">
      <style:text-properties fo:language="ru" fo:country="RU" style:text-underline-style="none" officeooo:rsid="0019f43d" officeooo:paragraph-rsid="01743a71"/>
    </style:style>
    <style:style style:name="P38" style:family="paragraph" style:parent-style-name="Standard">
      <style:text-properties fo:language="ru" fo:country="RU" style:text-underline-style="none" officeooo:rsid="0019f43d" officeooo:paragraph-rsid="01762ed7"/>
    </style:style>
    <style:style style:name="P39" style:family="paragraph" style:parent-style-name="Standard">
      <style:text-properties fo:language="ru" fo:country="RU" style:text-underline-style="none" officeooo:rsid="0019f43d" officeooo:paragraph-rsid="0177f2e5"/>
    </style:style>
    <style:style style:name="P40" style:family="paragraph" style:parent-style-name="Standard">
      <style:text-properties fo:language="ru" fo:country="RU" style:text-underline-style="none" officeooo:rsid="0019f43d" officeooo:paragraph-rsid="01ecc3b2"/>
    </style:style>
    <style:style style:name="P41" style:family="paragraph" style:parent-style-name="Standard">
      <style:text-properties fo:language="ru" fo:country="RU" style:text-underline-style="none" officeooo:rsid="0019f43d" officeooo:paragraph-rsid="01eda8a9"/>
    </style:style>
    <style:style style:name="P42" style:family="paragraph" style:parent-style-name="Standard">
      <style:text-properties fo:language="ru" fo:country="RU" style:text-underline-style="none" officeooo:rsid="0019f43d" officeooo:paragraph-rsid="01ef4787"/>
    </style:style>
    <style:style style:name="P43" style:family="paragraph" style:parent-style-name="Standard">
      <style:text-properties fo:language="ru" fo:country="RU" style:text-underline-style="none" officeooo:rsid="0019f43d" officeooo:paragraph-rsid="01f0ff82"/>
    </style:style>
    <style:style style:name="P44" style:family="paragraph" style:parent-style-name="Standard">
      <style:text-properties fo:language="ru" fo:country="RU" style:text-underline-style="none" officeooo:rsid="0019f43d" officeooo:paragraph-rsid="0225aba6"/>
    </style:style>
    <style:style style:name="P45" style:family="paragraph" style:parent-style-name="Standard">
      <style:text-properties fo:language="ru" fo:country="RU" style:text-underline-style="none" officeooo:rsid="0019f43d" officeooo:paragraph-rsid="022cdf7a"/>
    </style:style>
    <style:style style:name="P46" style:family="paragraph" style:parent-style-name="Standard">
      <style:text-properties fo:language="ru" fo:country="RU" style:text-underline-style="none" officeooo:rsid="0019f43d" officeooo:paragraph-rsid="022e0c47"/>
    </style:style>
    <style:style style:name="P47" style:family="paragraph" style:parent-style-name="Standard">
      <style:text-properties fo:language="ru" fo:country="RU" style:text-underline-style="none" officeooo:rsid="0019f43d" officeooo:paragraph-rsid="023556a2"/>
    </style:style>
    <style:style style:name="P48" style:family="paragraph" style:parent-style-name="Standard">
      <style:text-properties fo:language="ru" fo:country="RU" style:text-underline-style="none" officeooo:rsid="0019f43d" officeooo:paragraph-rsid="02365aff"/>
    </style:style>
    <style:style style:name="P49" style:family="paragraph" style:parent-style-name="Standard">
      <style:text-properties fo:language="ru" fo:country="RU" style:text-underline-style="none" officeooo:rsid="0019f43d" officeooo:paragraph-rsid="0251005a"/>
    </style:style>
    <style:style style:name="P50" style:family="paragraph" style:parent-style-name="Standard">
      <style:text-properties fo:language="ru" fo:country="RU" style:text-underline-style="none" officeooo:rsid="0019f43d" officeooo:paragraph-rsid="034cde68"/>
    </style:style>
    <style:style style:name="P51" style:family="paragraph" style:parent-style-name="Standard">
      <style:text-properties fo:language="ru" fo:country="RU" style:text-underline-style="none" officeooo:rsid="0019f43d" officeooo:paragraph-rsid="034eec9e"/>
    </style:style>
    <style:style style:name="P52" style:family="paragraph" style:parent-style-name="Standard">
      <style:text-properties fo:language="ru" fo:country="RU" style:text-underline-style="none" officeooo:rsid="0019f43d" officeooo:paragraph-rsid="034f538c"/>
    </style:style>
    <style:style style:name="P53" style:family="paragraph" style:parent-style-name="Standard">
      <style:text-properties fo:language="ru" fo:country="RU" style:text-underline-style="none" officeooo:rsid="0019f43d" officeooo:paragraph-rsid="034fbbf3"/>
    </style:style>
    <style:style style:name="P54" style:family="paragraph" style:parent-style-name="Standard">
      <style:text-properties fo:language="ru" fo:country="RU" style:text-underline-style="none" officeooo:rsid="0019f43d" officeooo:paragraph-rsid="03595d21"/>
    </style:style>
    <style:style style:name="P55" style:family="paragraph" style:parent-style-name="Standard">
      <style:text-properties fo:language="ru" fo:country="RU" style:text-underline-style="none" officeooo:rsid="0019f43d" officeooo:paragraph-rsid="035992e7"/>
    </style:style>
    <style:style style:name="P56" style:family="paragraph" style:parent-style-name="Standard">
      <style:text-properties fo:language="ru" fo:country="RU" style:text-underline-style="none" officeooo:rsid="0019f43d" officeooo:paragraph-rsid="035b1908"/>
    </style:style>
    <style:style style:name="P57" style:family="paragraph" style:parent-style-name="Standard">
      <style:text-properties fo:language="ru" fo:country="RU" style:text-underline-style="none" officeooo:rsid="0019f43d" officeooo:paragraph-rsid="035f6d65"/>
    </style:style>
    <style:style style:name="P58" style:family="paragraph" style:parent-style-name="Standard">
      <style:text-properties fo:language="ru" fo:country="RU" style:text-underline-style="none" officeooo:rsid="0019f43d" officeooo:paragraph-rsid="0361bfeb"/>
    </style:style>
    <style:style style:name="P59" style:family="paragraph" style:parent-style-name="Standard">
      <style:text-properties fo:language="ru" fo:country="RU" style:text-underline-style="none" officeooo:rsid="0019f43d" officeooo:paragraph-rsid="0367a1e9"/>
    </style:style>
    <style:style style:name="P60" style:family="paragraph" style:parent-style-name="Standard">
      <style:text-properties fo:language="ru" fo:country="RU" style:text-underline-style="none" officeooo:rsid="0019f43d" officeooo:paragraph-rsid="0369303e"/>
    </style:style>
    <style:style style:name="P61" style:family="paragraph" style:parent-style-name="Standard">
      <style:text-properties fo:language="ru" fo:country="RU" style:text-underline-style="none" officeooo:rsid="0019f43d" officeooo:paragraph-rsid="036a3fe7"/>
    </style:style>
    <style:style style:name="P62" style:family="paragraph" style:parent-style-name="Standard">
      <style:text-properties fo:language="ru" fo:country="RU" style:text-underline-style="none" officeooo:rsid="0019f43d" officeooo:paragraph-rsid="036b428e"/>
    </style:style>
    <style:style style:name="P63" style:family="paragraph" style:parent-style-name="Standard">
      <style:text-properties fo:language="ru" fo:country="RU" style:text-underline-style="none" officeooo:rsid="0019f43d" officeooo:paragraph-rsid="038084f8"/>
    </style:style>
    <style:style style:name="P64" style:family="paragraph" style:parent-style-name="Standard">
      <style:text-properties fo:language="ru" fo:country="RU" style:text-underline-style="none" officeooo:rsid="0019f43d" officeooo:paragraph-rsid="03a43373"/>
    </style:style>
    <style:style style:name="P65" style:family="paragraph" style:parent-style-name="Standard">
      <style:text-properties fo:language="ru" fo:country="RU" style:text-underline-style="none" officeooo:rsid="0019f43d" officeooo:paragraph-rsid="03bb1f0a"/>
    </style:style>
    <style:style style:name="P66" style:family="paragraph" style:parent-style-name="Standard">
      <style:text-properties fo:language="ru" fo:country="RU" style:text-underline-style="none" officeooo:rsid="0019f43d" officeooo:paragraph-rsid="03bcebcb"/>
    </style:style>
    <style:style style:name="P67" style:family="paragraph" style:parent-style-name="Standard">
      <style:text-properties fo:language="ru" fo:country="RU" style:text-underline-style="none" officeooo:rsid="0019f43d" officeooo:paragraph-rsid="03bd94ee"/>
    </style:style>
    <style:style style:name="P68" style:family="paragraph" style:parent-style-name="Standard">
      <style:text-properties fo:language="ru" fo:country="RU" style:text-underline-style="none" officeooo:rsid="0019f43d" officeooo:paragraph-rsid="03c09961"/>
    </style:style>
    <style:style style:name="P69" style:family="paragraph" style:parent-style-name="Standard">
      <style:text-properties fo:language="ru" fo:country="RU" style:text-underline-style="none" officeooo:rsid="0019f43d" officeooo:paragraph-rsid="03c6e892"/>
    </style:style>
    <style:style style:name="P70" style:family="paragraph" style:parent-style-name="Standard">
      <style:text-properties fo:language="ru" fo:country="RU" style:text-underline-style="none" officeooo:rsid="0019f43d" officeooo:paragraph-rsid="03d4f318"/>
    </style:style>
    <style:style style:name="P71" style:family="paragraph" style:parent-style-name="Standard">
      <style:text-properties fo:language="ru" fo:country="RU" style:text-underline-style="none" officeooo:rsid="0019f43d" officeooo:paragraph-rsid="03e14bdb"/>
    </style:style>
    <style:style style:name="P72" style:family="paragraph" style:parent-style-name="Standard">
      <style:text-properties fo:language="ru" fo:country="RU" style:text-underline-style="none" officeooo:rsid="0019f43d" officeooo:paragraph-rsid="03e2fa00"/>
    </style:style>
    <style:style style:name="P73" style:family="paragraph" style:parent-style-name="Standard">
      <style:text-properties fo:language="ru" fo:country="RU" style:text-underline-style="none" officeooo:rsid="0019f43d" officeooo:paragraph-rsid="03e4cbfe"/>
    </style:style>
    <style:style style:name="P74" style:family="paragraph" style:parent-style-name="Standard">
      <style:text-properties fo:language="ru" fo:country="RU" style:text-underline-style="none" officeooo:rsid="0019f43d" officeooo:paragraph-rsid="03e8fa57"/>
    </style:style>
    <style:style style:name="P75" style:family="paragraph" style:parent-style-name="Standard">
      <style:text-properties fo:language="ru" fo:country="RU" style:text-underline-style="none" officeooo:rsid="0019f43d" officeooo:paragraph-rsid="03ec1b53"/>
    </style:style>
    <style:style style:name="P76" style:family="paragraph" style:parent-style-name="Standard">
      <style:text-properties fo:language="ru" fo:country="RU" style:text-underline-style="none" officeooo:rsid="0019f43d" officeooo:paragraph-rsid="03ec41ae"/>
    </style:style>
    <style:style style:name="P77" style:family="paragraph" style:parent-style-name="Standard">
      <style:text-properties fo:language="ru" fo:country="RU" style:text-underline-style="none" officeooo:rsid="0019f43d" officeooo:paragraph-rsid="03f45b8c"/>
    </style:style>
    <style:style style:name="P78" style:family="paragraph" style:parent-style-name="Standard">
      <style:text-properties fo:language="ru" fo:country="RU" style:text-underline-style="none" officeooo:rsid="0019f43d" officeooo:paragraph-rsid="040e86ef"/>
    </style:style>
    <style:style style:name="P79" style:family="paragraph" style:parent-style-name="Standard">
      <style:text-properties fo:language="ru" fo:country="RU" style:text-underline-style="none" officeooo:rsid="0019f43d" officeooo:paragraph-rsid="0410246e"/>
    </style:style>
    <style:style style:name="P80" style:family="paragraph" style:parent-style-name="Standard">
      <style:text-properties fo:language="ru" fo:country="RU" style:text-underline-style="none" officeooo:rsid="0019f43d" officeooo:paragraph-rsid="0412785f"/>
    </style:style>
    <style:style style:name="P81" style:family="paragraph" style:parent-style-name="Standard">
      <style:text-properties fo:language="ru" fo:country="RU" style:text-underline-style="none" officeooo:rsid="0019f43d" officeooo:paragraph-rsid="0413896f"/>
    </style:style>
    <style:style style:name="P82" style:family="paragraph" style:parent-style-name="Standard">
      <style:text-properties fo:language="ru" fo:country="RU" style:text-underline-style="none" officeooo:rsid="0019f43d" officeooo:paragraph-rsid="0415532c"/>
    </style:style>
    <style:style style:name="P83" style:family="paragraph" style:parent-style-name="Standard">
      <style:text-properties fo:language="ru" fo:country="RU" style:text-underline-style="none" officeooo:rsid="0019f43d" officeooo:paragraph-rsid="0415e672"/>
    </style:style>
    <style:style style:name="P84" style:family="paragraph" style:parent-style-name="Standard">
      <style:text-properties fo:language="ru" fo:country="RU" style:text-underline-style="none" officeooo:rsid="0019f43d" officeooo:paragraph-rsid="0417e312"/>
    </style:style>
    <style:style style:name="P85" style:family="paragraph" style:parent-style-name="Standard">
      <style:text-properties fo:language="ru" fo:country="RU" style:text-underline-style="none" officeooo:rsid="0019f43d" officeooo:paragraph-rsid="041899ac"/>
    </style:style>
    <style:style style:name="P86" style:family="paragraph" style:parent-style-name="Standard">
      <style:text-properties fo:language="ru" fo:country="RU" style:text-underline-style="none" officeooo:rsid="0019f43d" officeooo:paragraph-rsid="041e1e64"/>
    </style:style>
    <style:style style:name="P87" style:family="paragraph" style:parent-style-name="Standard">
      <style:text-properties fo:language="ru" fo:country="RU" style:text-underline-style="none" officeooo:rsid="0019f43d" officeooo:paragraph-rsid="0421a646"/>
    </style:style>
    <style:style style:name="P88" style:family="paragraph" style:parent-style-name="Standard">
      <style:text-properties fo:language="ru" fo:country="RU" style:text-underline-style="none" officeooo:rsid="0019f43d" officeooo:paragraph-rsid="04342d68"/>
    </style:style>
    <style:style style:name="P89" style:family="paragraph" style:parent-style-name="Standard">
      <style:text-properties fo:language="ru" fo:country="RU" style:text-underline-style="none" officeooo:rsid="0019f43d" officeooo:paragraph-rsid="04395a63"/>
    </style:style>
    <style:style style:name="P90" style:family="paragraph" style:parent-style-name="Standard">
      <style:text-properties fo:language="ru" fo:country="RU" style:text-underline-style="none" officeooo:rsid="0019f43d" officeooo:paragraph-rsid="0448f389"/>
    </style:style>
    <style:style style:name="P91" style:family="paragraph" style:parent-style-name="Standard">
      <style:text-properties fo:language="ru" fo:country="RU" style:text-underline-style="none" officeooo:rsid="0019f43d" officeooo:paragraph-rsid="044ad065"/>
    </style:style>
    <style:style style:name="P92" style:family="paragraph" style:parent-style-name="Standard">
      <style:text-properties fo:language="ru" fo:country="RU" style:text-underline-style="none" officeooo:rsid="0019f43d" officeooo:paragraph-rsid="044c8933"/>
    </style:style>
    <style:style style:name="P93" style:family="paragraph" style:parent-style-name="Standard">
      <style:text-properties fo:language="ru" fo:country="RU" style:text-underline-style="none" officeooo:rsid="0019f43d" officeooo:paragraph-rsid="04542831"/>
    </style:style>
    <style:style style:name="P94" style:family="paragraph" style:parent-style-name="Standard">
      <style:text-properties fo:language="ru" fo:country="RU" style:text-underline-style="none" officeooo:rsid="0019f43d" officeooo:paragraph-rsid="05d1a48e"/>
    </style:style>
    <style:style style:name="P95" style:family="paragraph" style:parent-style-name="Standard">
      <style:text-properties fo:language="ru" fo:country="RU" style:text-underline-style="none" officeooo:rsid="0019f43d" officeooo:paragraph-rsid="05df07e2"/>
    </style:style>
    <style:style style:name="P96" style:family="paragraph" style:parent-style-name="Standard">
      <style:text-properties fo:language="ru" fo:country="RU" style:text-underline-style="none" officeooo:rsid="0019f43d" officeooo:paragraph-rsid="05df7b81"/>
    </style:style>
    <style:style style:name="P97" style:family="paragraph" style:parent-style-name="Standard">
      <style:text-properties fo:language="ru" fo:country="RU" style:text-underline-style="none" officeooo:rsid="0019f43d" officeooo:paragraph-rsid="05dff4b1"/>
    </style:style>
    <style:style style:name="P98" style:family="paragraph" style:parent-style-name="Standard">
      <style:text-properties fo:language="ru" fo:country="RU" style:text-underline-style="none" officeooo:rsid="0019f43d" officeooo:paragraph-rsid="05e0feb5"/>
    </style:style>
    <style:style style:name="P99" style:family="paragraph" style:parent-style-name="Standard">
      <style:text-properties fo:language="ru" fo:country="RU" style:text-underline-style="none" officeooo:rsid="0019f43d" officeooo:paragraph-rsid="05e47207"/>
    </style:style>
    <style:style style:name="P100" style:family="paragraph" style:parent-style-name="Standard">
      <style:text-properties fo:language="ru" fo:country="RU" style:text-underline-style="none" officeooo:rsid="00ee26c6" officeooo:paragraph-rsid="0100d1cd"/>
    </style:style>
    <style:style style:name="P101" style:family="paragraph" style:parent-style-name="Standard">
      <style:text-properties fo:language="ru" fo:country="RU" style:text-underline-style="none" officeooo:rsid="011139fe" officeooo:paragraph-rsid="011139fe"/>
    </style:style>
    <style:style style:name="P102" style:family="paragraph" style:parent-style-name="Standard">
      <style:text-properties fo:language="ru" fo:country="RU" style:text-underline-style="none" officeooo:rsid="010251e8" officeooo:paragraph-rsid="011139fe"/>
    </style:style>
    <style:style style:name="P103" style:family="paragraph" style:parent-style-name="Standard">
      <style:text-properties fo:language="ru" fo:country="RU" style:text-underline-style="none" officeooo:rsid="011a4b18" officeooo:paragraph-rsid="011eb187"/>
    </style:style>
    <style:style style:name="P104" style:family="paragraph" style:parent-style-name="Standard">
      <style:text-properties fo:language="ru" fo:country="RU" style:text-underline-style="none" officeooo:rsid="0125d127" officeooo:paragraph-rsid="0129eedf"/>
    </style:style>
    <style:style style:name="P105" style:family="paragraph" style:parent-style-name="Standard">
      <style:text-properties fo:language="ru" fo:country="RU" style:text-underline-style="none" officeooo:rsid="012aa4ac" officeooo:paragraph-rsid="012c8153"/>
    </style:style>
    <style:style style:name="P106" style:family="paragraph" style:parent-style-name="Standard">
      <style:text-properties fo:language="ru" fo:country="RU" style:text-underline-style="none" officeooo:rsid="012c8153" officeooo:paragraph-rsid="012c8153"/>
    </style:style>
    <style:style style:name="P107" style:family="paragraph" style:parent-style-name="Standard">
      <style:text-properties fo:language="ru" fo:country="RU" style:text-underline-style="none" officeooo:rsid="01639c7a" officeooo:paragraph-rsid="0170f344"/>
    </style:style>
    <style:style style:name="P108" style:family="paragraph" style:parent-style-name="Standard">
      <style:text-properties fo:language="ru" fo:country="RU" style:text-underline-style="none" officeooo:rsid="01721d36" officeooo:paragraph-rsid="0172c364"/>
    </style:style>
    <style:style style:name="P109" style:family="paragraph" style:parent-style-name="Standard">
      <style:text-properties fo:language="ru" fo:country="RU" style:text-underline-style="none" officeooo:rsid="0177f2e5" officeooo:paragraph-rsid="0177f2e5"/>
    </style:style>
    <style:style style:name="P110" style:family="paragraph" style:parent-style-name="Standard">
      <style:text-properties fo:language="ru" fo:country="RU" style:text-underline-style="none" officeooo:rsid="017e41f2" officeooo:paragraph-rsid="018a9308"/>
    </style:style>
    <style:style style:name="P111" style:family="paragraph" style:parent-style-name="Standard">
      <style:text-properties fo:language="ru" fo:country="RU" style:text-underline-style="none" officeooo:rsid="01909b82" officeooo:paragraph-rsid="019ade2d"/>
    </style:style>
    <style:style style:name="P112" style:family="paragraph" style:parent-style-name="Standard">
      <style:text-properties fo:language="ru" fo:country="RU" style:text-underline-style="none" officeooo:rsid="0198e286" officeooo:paragraph-rsid="0198e286"/>
    </style:style>
    <style:style style:name="P113" style:family="paragraph" style:parent-style-name="Standard">
      <style:text-properties fo:language="ru" fo:country="RU" style:text-underline-style="none" officeooo:rsid="01a31b95" officeooo:paragraph-rsid="01a31b95"/>
    </style:style>
    <style:style style:name="P114" style:family="paragraph" style:parent-style-name="Standard">
      <style:text-properties fo:language="ru" fo:country="RU" style:text-underline-style="none" officeooo:rsid="01aa35ee" officeooo:paragraph-rsid="01c62a2b"/>
    </style:style>
    <style:style style:name="P115" style:family="paragraph" style:parent-style-name="Standard">
      <style:text-properties fo:language="ru" fo:country="RU" style:text-underline-style="none" officeooo:rsid="01d00874" officeooo:paragraph-rsid="01d58f7d"/>
    </style:style>
    <style:style style:name="P116" style:family="paragraph" style:parent-style-name="Standard">
      <style:text-properties fo:language="ru" fo:country="RU" style:text-underline-style="none" officeooo:rsid="01d69d41" officeooo:paragraph-rsid="01e10390"/>
    </style:style>
    <style:style style:name="P117" style:family="paragraph" style:parent-style-name="Standard">
      <style:text-properties fo:language="ru" fo:country="RU" style:text-underline-style="none" officeooo:rsid="01e20984" officeooo:paragraph-rsid="01e32dfa"/>
    </style:style>
    <style:style style:name="P118" style:family="paragraph" style:parent-style-name="Standard">
      <style:text-properties fo:language="ru" fo:country="RU" style:text-underline-style="none" officeooo:rsid="01e9735b" officeooo:paragraph-rsid="01ecc3b2"/>
    </style:style>
    <style:style style:name="P119" style:family="paragraph" style:parent-style-name="Standard">
      <style:text-properties fo:language="ru" fo:country="RU" style:text-underline-style="none" officeooo:rsid="01ef4787" officeooo:paragraph-rsid="01f0ff82"/>
    </style:style>
    <style:style style:name="P120" style:family="paragraph" style:parent-style-name="Standard">
      <style:text-properties fo:language="ru" fo:country="RU" style:text-underline-style="none" officeooo:rsid="01f0ff82" officeooo:paragraph-rsid="01f0ff82"/>
    </style:style>
    <style:style style:name="P121" style:family="paragraph" style:parent-style-name="Standard">
      <style:text-properties fo:language="ru" fo:country="RU" style:text-underline-style="none" officeooo:rsid="01f31853" officeooo:paragraph-rsid="01f65e9a"/>
    </style:style>
    <style:style style:name="P122" style:family="paragraph" style:parent-style-name="Standard">
      <style:text-properties fo:language="ru" fo:country="RU" style:text-underline-style="none" officeooo:rsid="01f31853" officeooo:paragraph-rsid="01f7db89"/>
    </style:style>
    <style:style style:name="P123" style:family="paragraph" style:parent-style-name="Standard">
      <style:text-properties fo:language="ru" fo:country="RU" style:text-underline-style="none" officeooo:rsid="02062b15" officeooo:paragraph-rsid="0206830a"/>
    </style:style>
    <style:style style:name="P124" style:family="paragraph" style:parent-style-name="Standard">
      <style:text-properties fo:language="ru" fo:country="RU" style:text-underline-style="none" officeooo:rsid="0206a5d9" officeooo:paragraph-rsid="0206a5d9"/>
    </style:style>
    <style:style style:name="P125" style:family="paragraph" style:parent-style-name="Standard">
      <style:text-properties fo:language="ru" fo:country="RU" style:text-underline-style="none" officeooo:rsid="020a3844" officeooo:paragraph-rsid="0213fb1a"/>
    </style:style>
    <style:style style:name="P126" style:family="paragraph" style:parent-style-name="Standard">
      <style:text-properties fo:language="ru" fo:country="RU" style:text-underline-style="none" officeooo:rsid="021813f7" officeooo:paragraph-rsid="02188b67"/>
    </style:style>
    <style:style style:name="P127" style:family="paragraph" style:parent-style-name="Standard">
      <style:text-properties fo:language="ru" fo:country="RU" style:text-underline-style="none" officeooo:rsid="022020fa" officeooo:paragraph-rsid="022020fa"/>
    </style:style>
    <style:style style:name="P128" style:family="paragraph" style:parent-style-name="Standard">
      <style:text-properties fo:language="ru" fo:country="RU" style:text-underline-style="none" officeooo:rsid="022e0c47" officeooo:paragraph-rsid="022e0c47"/>
    </style:style>
    <style:style style:name="P129" style:family="paragraph" style:parent-style-name="Standard">
      <style:text-properties fo:language="ru" fo:country="RU" style:text-underline-style="none" officeooo:rsid="023b4649" officeooo:paragraph-rsid="023b4649"/>
    </style:style>
    <style:style style:name="P130" style:family="paragraph" style:parent-style-name="Standard">
      <style:text-properties fo:language="ru" fo:country="RU" style:text-underline-style="none" officeooo:rsid="023b5d4d" officeooo:paragraph-rsid="023fa9f4"/>
    </style:style>
    <style:style style:name="P131" style:family="paragraph" style:parent-style-name="Standard">
      <style:text-properties fo:language="ru" fo:country="RU" style:text-underline-style="none" officeooo:rsid="0244597f" officeooo:paragraph-rsid="0244597f"/>
    </style:style>
    <style:style style:name="P132" style:family="paragraph" style:parent-style-name="Standard">
      <style:text-properties fo:language="ru" fo:country="RU" style:text-underline-style="none" officeooo:rsid="024ee6b1" officeooo:paragraph-rsid="024ee6b1"/>
    </style:style>
    <style:style style:name="P133" style:family="paragraph" style:parent-style-name="Standard">
      <style:text-properties fo:language="ru" fo:country="RU" style:text-underline-style="none" officeooo:rsid="0252e5e1" officeooo:paragraph-rsid="02566222"/>
    </style:style>
    <style:style style:name="P134" style:family="paragraph" style:parent-style-name="Standard">
      <style:text-properties fo:language="ru" fo:country="RU" style:text-underline-style="none" officeooo:rsid="0256d932" officeooo:paragraph-rsid="0257d347"/>
    </style:style>
    <style:style style:name="P135" style:family="paragraph" style:parent-style-name="Standard">
      <style:text-properties fo:language="ru" fo:country="RU" style:text-underline-style="none" officeooo:rsid="026029fd" officeooo:paragraph-rsid="026029fd"/>
    </style:style>
    <style:style style:name="P136" style:family="paragraph" style:parent-style-name="Standard">
      <style:text-properties fo:language="ru" fo:country="RU" style:text-underline-style="none" officeooo:rsid="0266475c" officeooo:paragraph-rsid="026d4944"/>
    </style:style>
    <style:style style:name="P137" style:family="paragraph" style:parent-style-name="Standard">
      <style:text-properties fo:language="ru" fo:country="RU" style:text-underline-style="none" officeooo:rsid="026f2ebd" officeooo:paragraph-rsid="026f2ebd"/>
    </style:style>
    <style:style style:name="P138" style:family="paragraph" style:parent-style-name="Standard">
      <style:text-properties fo:language="ru" fo:country="RU" style:text-underline-style="none" officeooo:rsid="0272ec1b" officeooo:paragraph-rsid="027e7bbd"/>
    </style:style>
    <style:style style:name="P139" style:family="paragraph" style:parent-style-name="Standard">
      <style:text-properties fo:language="ru" fo:country="RU" style:text-underline-style="none" officeooo:rsid="0350e6f5" officeooo:paragraph-rsid="0350e6f5"/>
    </style:style>
    <style:style style:name="P140" style:family="paragraph" style:parent-style-name="Standard">
      <style:text-properties fo:language="ru" fo:country="RU" style:text-underline-style="none" officeooo:rsid="035f6d65" officeooo:paragraph-rsid="0361bfeb"/>
    </style:style>
    <style:style style:name="P141" style:family="paragraph" style:parent-style-name="Standard">
      <style:text-properties fo:language="ru" fo:country="RU" style:text-underline-style="none" officeooo:rsid="03836cfb" officeooo:paragraph-rsid="03836cfb"/>
    </style:style>
    <style:style style:name="P142" style:family="paragraph" style:parent-style-name="Standard">
      <style:text-properties fo:language="ru" fo:country="RU" style:text-underline-style="none" officeooo:rsid="038bc73a" officeooo:paragraph-rsid="0391d5ae"/>
    </style:style>
    <style:style style:name="P143" style:family="paragraph" style:parent-style-name="Standard">
      <style:text-properties fo:language="ru" fo:country="RU" style:text-underline-style="none" officeooo:rsid="03a8211b" officeooo:paragraph-rsid="03ab3f89"/>
    </style:style>
    <style:style style:name="P144" style:family="paragraph" style:parent-style-name="Standard">
      <style:text-properties fo:language="ru" fo:country="RU" style:text-underline-style="none" officeooo:rsid="03d5d2e3" officeooo:paragraph-rsid="03d5d2e3"/>
    </style:style>
    <style:style style:name="P145" style:family="paragraph" style:parent-style-name="Standard">
      <style:text-properties fo:language="ru" fo:country="RU" style:text-underline-style="none" officeooo:rsid="03d7f5e3" officeooo:paragraph-rsid="03df59fe"/>
    </style:style>
    <style:style style:name="P146" style:family="paragraph" style:parent-style-name="Standard">
      <style:text-properties fo:language="ru" fo:country="RU" style:text-underline-style="none" officeooo:rsid="03eea0ee" officeooo:paragraph-rsid="03f1116f"/>
    </style:style>
    <style:style style:name="P147" style:family="paragraph" style:parent-style-name="Standard">
      <style:text-properties fo:language="ru" fo:country="RU" style:text-underline-style="none" officeooo:rsid="03f53538" officeooo:paragraph-rsid="03f53538"/>
    </style:style>
    <style:style style:name="P148" style:family="paragraph" style:parent-style-name="Standard">
      <style:text-properties fo:language="ru" fo:country="RU" style:text-underline-style="none" officeooo:rsid="0403ba7e" officeooo:paragraph-rsid="0403ba7e"/>
    </style:style>
    <style:style style:name="P149" style:family="paragraph" style:parent-style-name="Standard">
      <style:text-properties fo:language="ru" fo:country="RU" style:text-underline-style="none" officeooo:rsid="04150360" officeooo:paragraph-rsid="04150360"/>
    </style:style>
    <style:style style:name="P150" style:family="paragraph" style:parent-style-name="Standard">
      <style:text-properties fo:language="ru" fo:country="RU" style:text-underline-style="none" officeooo:rsid="0419de36" officeooo:paragraph-rsid="0419de36"/>
    </style:style>
    <style:style style:name="P151" style:family="paragraph" style:parent-style-name="Standard">
      <style:text-properties fo:language="ru" fo:country="RU" style:text-underline-style="none" officeooo:rsid="0421a646" officeooo:paragraph-rsid="042e9807"/>
    </style:style>
    <style:style style:name="P152" style:family="paragraph" style:parent-style-name="Standard">
      <style:text-properties fo:language="ru" fo:country="RU" style:text-underline-style="none" officeooo:rsid="043ab624" officeooo:paragraph-rsid="043ab624"/>
    </style:style>
    <style:style style:name="P153" style:family="paragraph" style:parent-style-name="Standard">
      <style:text-properties fo:language="ru" fo:country="RU" style:text-underline-style="none" officeooo:rsid="044929e0" officeooo:paragraph-rsid="044929e0"/>
    </style:style>
    <style:style style:name="P154" style:family="paragraph" style:parent-style-name="Standard">
      <style:text-properties fo:language="ru" fo:country="RU" style:text-underline-style="none" officeooo:rsid="044f212e" officeooo:paragraph-rsid="0450d767"/>
    </style:style>
    <style:style style:name="P155" style:family="paragraph" style:parent-style-name="Standard">
      <style:text-properties fo:language="ru" fo:country="RU" style:text-underline-style="none" officeooo:rsid="04542831" officeooo:paragraph-rsid="04595b1e"/>
    </style:style>
    <style:style style:name="P156" style:family="paragraph" style:parent-style-name="Standard">
      <style:text-properties fo:language="ru" fo:country="RU" style:text-underline-style="none" officeooo:rsid="045a6b03" officeooo:paragraph-rsid="045a6b03"/>
    </style:style>
    <style:style style:name="P157" style:family="paragraph" style:parent-style-name="Standard">
      <style:text-properties fo:language="ru" fo:country="RU" style:text-underline-style="none" officeooo:rsid="04601464" officeooo:paragraph-rsid="04601464"/>
    </style:style>
    <style:style style:name="P158" style:family="paragraph" style:parent-style-name="Standard">
      <style:text-properties fo:language="ru" fo:country="RU" style:text-underline-style="none" officeooo:rsid="0469049e" officeooo:paragraph-rsid="0469049e"/>
    </style:style>
    <style:style style:name="P159" style:family="paragraph" style:parent-style-name="Standard">
      <style:text-properties fo:language="ru" fo:country="RU" style:text-underline-style="none" officeooo:rsid="046ede9d" officeooo:paragraph-rsid="047900c3"/>
    </style:style>
    <style:style style:name="P160" style:family="paragraph" style:parent-style-name="Standard">
      <style:text-properties fo:language="ru" fo:country="RU" style:text-underline-style="none" officeooo:rsid="047a981a" officeooo:paragraph-rsid="047d1794"/>
    </style:style>
    <style:style style:name="P161" style:family="paragraph" style:parent-style-name="Standard">
      <style:text-properties fo:language="ru" fo:country="RU" style:text-underline-style="none" officeooo:rsid="04920d36" officeooo:paragraph-rsid="04990e29"/>
    </style:style>
    <style:style style:name="P162" style:family="paragraph" style:parent-style-name="Standard">
      <style:text-properties fo:language="ru" fo:country="RU" style:text-underline-style="none" officeooo:rsid="04920d36" officeooo:paragraph-rsid="04a8f05d"/>
    </style:style>
    <style:style style:name="P163" style:family="paragraph" style:parent-style-name="Standard">
      <style:text-properties fo:language="ru" fo:country="RU" style:text-underline-style="none" officeooo:rsid="04b613bb" officeooo:paragraph-rsid="04b613bb"/>
    </style:style>
    <style:style style:name="P164" style:family="paragraph" style:parent-style-name="Standard">
      <style:text-properties fo:language="ru" fo:country="RU" style:text-underline-style="none" officeooo:rsid="04c01fef" officeooo:paragraph-rsid="04c01fef"/>
    </style:style>
    <style:style style:name="P165" style:family="paragraph" style:parent-style-name="Standard">
      <style:text-properties fo:language="ru" fo:country="RU" style:text-underline-style="none" officeooo:rsid="04c87949" officeooo:paragraph-rsid="04e29972"/>
    </style:style>
    <style:style style:name="P166" style:family="paragraph" style:parent-style-name="Standard">
      <style:text-properties fo:language="ru" fo:country="RU" style:text-underline-style="none" officeooo:rsid="050572c9" officeooo:paragraph-rsid="050572c9"/>
    </style:style>
    <style:style style:name="P167" style:family="paragraph" style:parent-style-name="Standard">
      <style:text-properties fo:language="ru" fo:country="RU" style:text-underline-style="none" officeooo:rsid="0508c2a9" officeooo:paragraph-rsid="05156a7d"/>
    </style:style>
    <style:style style:name="P168" style:family="paragraph" style:parent-style-name="Standard">
      <style:text-properties fo:language="ru" fo:country="RU" style:text-underline-style="none" officeooo:rsid="051726fd" officeooo:paragraph-rsid="054bfe3d"/>
    </style:style>
    <style:style style:name="P169" style:family="paragraph" style:parent-style-name="Standard">
      <style:text-properties fo:language="ru" fo:country="RU" style:text-underline-style="none" officeooo:rsid="0551ff33" officeooo:paragraph-rsid="0551ff33"/>
    </style:style>
    <style:style style:name="P170" style:family="paragraph" style:parent-style-name="Standard">
      <style:text-properties fo:language="ru" fo:country="RU" style:text-underline-style="none" officeooo:rsid="055e0c40" officeooo:paragraph-rsid="056c9ef3"/>
    </style:style>
    <style:style style:name="P171" style:family="paragraph" style:parent-style-name="Standard">
      <style:text-properties fo:language="ru" fo:country="RU" style:text-underline-style="none" officeooo:rsid="056e76b5" officeooo:paragraph-rsid="05898149"/>
    </style:style>
    <style:style style:name="P172" style:family="paragraph" style:parent-style-name="Standard">
      <style:text-properties fo:language="ru" fo:country="RU" style:text-underline-style="none" officeooo:rsid="058b600f" officeooo:paragraph-rsid="058b600f"/>
    </style:style>
    <style:style style:name="P173" style:family="paragraph" style:parent-style-name="Standard">
      <style:text-properties fo:language="ru" fo:country="RU" style:text-underline-style="none" officeooo:rsid="05a533eb" officeooo:paragraph-rsid="05a85e70"/>
    </style:style>
    <style:style style:name="P174" style:family="paragraph" style:parent-style-name="Standard">
      <style:text-properties fo:language="ru" fo:country="RU" style:text-underline-style="none" officeooo:rsid="05b8f5cc" officeooo:paragraph-rsid="05c52008"/>
    </style:style>
    <style:style style:name="P175" style:family="paragraph" style:parent-style-name="Standard">
      <style:text-properties fo:language="ru" fo:country="RU" style:text-underline-style="none" officeooo:rsid="05e62aa0" officeooo:paragraph-rsid="05e62aa0"/>
    </style:style>
    <style:style style:name="P176"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7"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8" style:family="paragraph" style:parent-style-name="Standard">
      <style:text-properties fo:language="ru" fo:country="RU" officeooo:rsid="012ce071" officeooo:paragraph-rsid="01328e8a"/>
    </style:style>
    <style:style style:name="P179" style:family="paragraph" style:parent-style-name="Standard">
      <style:text-properties fo:language="ru" fo:country="RU" officeooo:rsid="0138e065" officeooo:paragraph-rsid="014e070e"/>
    </style:style>
    <style:style style:name="P180" style:family="paragraph" style:parent-style-name="Standard">
      <style:text-properties fo:language="ru" fo:country="RU" officeooo:rsid="0156eabe" officeooo:paragraph-rsid="0156eabe"/>
    </style:style>
    <style:style style:name="P181"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2"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3"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4"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5"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6"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7"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8"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89"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0"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1"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2"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9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1"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2"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3"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4"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423"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424"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425"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426"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427"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428"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429"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430"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431"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432"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433" style:family="paragraph" style:parent-style-name="Standard">
      <style:text-properties fo:language="ru" fo:country="RU" officeooo:paragraph-rsid="03fd034a"/>
    </style:style>
    <style:style style:name="P434" style:family="paragraph" style:parent-style-name="Standard">
      <style:text-properties fo:language="ru" fo:country="RU" officeooo:paragraph-rsid="0c293422"/>
    </style:style>
    <style:style style:name="P435" style:family="paragraph" style:parent-style-name="Standard">
      <style:text-properties fo:language="ru" fo:country="RU" officeooo:rsid="0c2b0d47" officeooo:paragraph-rsid="0c2b0d47"/>
    </style:style>
    <style:style style:name="P436"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437"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438"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439" style:family="paragraph" style:parent-style-name="Standard">
      <style:text-properties fo:font-variant="normal" fo:text-transform="none" fo:language="ru" fo:country="RU" style:text-underline-style="none" officeooo:rsid="04be0740" officeooo:paragraph-rsid="04b613bb"/>
    </style:style>
    <style:style style:name="P440"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441"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442"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443"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444"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445"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446"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447"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448"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449"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450"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451"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452"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453"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454"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457"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officeooo:rsid="0025f552"/>
    </style:style>
    <style:style style:name="T8" style:family="text">
      <style:text-properties fo:font-style="italic" style:font-style-asian="italic" style:font-style-complex="italic"/>
    </style:style>
    <style:style style:name="T9" style:family="text">
      <style:text-properties fo:font-style="italic" officeooo:rsid="0025f552" style:font-style-asian="italic" style:font-style-complex="italic"/>
    </style:style>
    <style:style style:name="T10" style:family="text">
      <style:text-properties fo:font-style="italic" officeooo:rsid="00403371" style:font-style-asian="italic" style:font-style-complex="italic"/>
    </style:style>
    <style:style style:name="T11" style:family="text">
      <style:text-properties fo:font-style="italic" officeooo:rsid="004bd250" style:font-style-asian="italic" style:font-style-complex="italic"/>
    </style:style>
    <style:style style:name="T12" style:family="text">
      <style:text-properties fo:font-style="italic" officeooo:rsid="0019f43d" style:font-style-asian="italic" style:font-style-complex="italic"/>
    </style:style>
    <style:style style:name="T13" style:family="text">
      <style:text-properties fo:font-style="italic" officeooo:rsid="007a424a" style:font-style-asian="italic" style:font-style-complex="italic"/>
    </style:style>
    <style:style style:name="T14" style:family="text">
      <style:text-properties fo:font-style="italic" officeooo:rsid="00c5a49f" style:font-style-asian="italic" style:font-style-complex="italic"/>
    </style:style>
    <style:style style:name="T15" style:family="text">
      <style:text-properties fo:font-style="italic" officeooo:rsid="00ee7ae6" style:font-style-asian="italic" style:font-style-complex="italic"/>
    </style:style>
    <style:style style:name="T16" style:family="text">
      <style:text-properties fo:font-style="italic" officeooo:rsid="01131fe8" style:font-style-asian="italic" style:font-style-complex="italic"/>
    </style:style>
    <style:style style:name="T17" style:family="text">
      <style:text-properties fo:font-style="italic" officeooo:rsid="01743a71" style:font-style-asian="italic" style:font-style-complex="italic"/>
    </style:style>
    <style:style style:name="T18" style:family="text">
      <style:text-properties fo:font-style="italic" officeooo:rsid="0191109d" style:font-style-asian="italic" style:font-style-complex="italic"/>
    </style:style>
    <style:style style:name="T19" style:family="text">
      <style:text-properties fo:font-style="italic" officeooo:rsid="01c38447" style:font-style-asian="italic" style:font-style-complex="italic"/>
    </style:style>
    <style:style style:name="T20" style:family="text">
      <style:text-properties fo:font-style="italic" officeooo:rsid="01f669eb" style:font-style-asian="italic" style:font-style-complex="italic"/>
    </style:style>
    <style:style style:name="T21" style:family="text">
      <style:text-properties fo:font-style="italic" officeooo:rsid="022cdf7a" style:font-style-asian="italic" style:font-style-complex="italic"/>
    </style:style>
    <style:style style:name="T22" style:family="text">
      <style:text-properties fo:font-style="italic" officeooo:rsid="02486425" style:font-style-asian="italic" style:font-style-complex="italic"/>
    </style:style>
    <style:style style:name="T23" style:family="text">
      <style:text-properties fo:font-style="italic" officeooo:rsid="026b3b99" style:font-style-asian="italic" style:font-style-complex="italic"/>
    </style:style>
    <style:style style:name="T24" style:family="text">
      <style:text-properties fo:font-style="italic" officeooo:rsid="02abbae2" style:font-style-asian="italic" style:font-style-complex="italic"/>
    </style:style>
    <style:style style:name="T25" style:family="text">
      <style:text-properties fo:font-style="italic" officeooo:rsid="02ade1d9" style:font-style-asian="italic" style:font-style-complex="italic"/>
    </style:style>
    <style:style style:name="T26" style:family="text">
      <style:text-properties fo:font-style="italic" officeooo:rsid="02d55aaf" style:font-style-asian="italic" style:font-style-complex="italic"/>
    </style:style>
    <style:style style:name="T27" style:family="text">
      <style:text-properties fo:font-style="italic" officeooo:rsid="02da6a23" style:font-style-asian="italic" style:font-style-complex="italic"/>
    </style:style>
    <style:style style:name="T28" style:family="text">
      <style:text-properties fo:font-style="italic" officeooo:rsid="02db5c92" style:font-style-asian="italic" style:font-style-complex="italic"/>
    </style:style>
    <style:style style:name="T29" style:family="text">
      <style:text-properties fo:font-style="italic" officeooo:rsid="02df832e" style:font-style-asian="italic" style:font-style-complex="italic"/>
    </style:style>
    <style:style style:name="T30" style:family="text">
      <style:text-properties fo:font-style="italic" officeooo:rsid="02e76b3b" style:font-style-asian="italic" style:font-style-complex="italic"/>
    </style:style>
    <style:style style:name="T31" style:family="text">
      <style:text-properties fo:font-style="italic" officeooo:rsid="02f4b72e" style:font-style-asian="italic" style:font-style-complex="italic"/>
    </style:style>
    <style:style style:name="T32" style:family="text">
      <style:text-properties fo:font-style="italic" officeooo:rsid="034652c9" style:font-style-asian="italic" style:font-style-complex="italic"/>
    </style:style>
    <style:style style:name="T33" style:family="text">
      <style:text-properties fo:font-style="italic" officeooo:rsid="036c53cb" style:font-style-asian="italic" style:font-style-complex="italic"/>
    </style:style>
    <style:style style:name="T34" style:family="text">
      <style:text-properties fo:font-style="italic" officeooo:rsid="038c6041" style:font-style-asian="italic" style:font-style-complex="italic"/>
    </style:style>
    <style:style style:name="T35" style:family="text">
      <style:text-properties fo:font-style="italic" officeooo:rsid="03980e34" style:font-style-asian="italic" style:font-style-complex="italic"/>
    </style:style>
    <style:style style:name="T36" style:family="text">
      <style:text-properties fo:font-style="italic" officeooo:rsid="039a3595" style:font-style-asian="italic" style:font-style-complex="italic"/>
    </style:style>
    <style:style style:name="T37" style:family="text">
      <style:text-properties fo:font-style="italic" officeooo:rsid="03a00a32" style:font-style-asian="italic" style:font-style-complex="italic"/>
    </style:style>
    <style:style style:name="T38" style:family="text">
      <style:text-properties fo:font-style="italic" officeooo:rsid="03afa14f" style:font-style-asian="italic" style:font-style-complex="italic"/>
    </style:style>
    <style:style style:name="T39" style:family="text">
      <style:text-properties fo:font-style="italic" officeooo:rsid="03b6157d" style:font-style-asian="italic" style:font-style-complex="italic"/>
    </style:style>
    <style:style style:name="T40" style:family="text">
      <style:text-properties fo:font-style="italic" officeooo:rsid="03bcebcb" style:font-style-asian="italic" style:font-style-complex="italic"/>
    </style:style>
    <style:style style:name="T41" style:family="text">
      <style:text-properties fo:font-style="italic" officeooo:rsid="03c09961" style:font-style-asian="italic" style:font-style-complex="italic"/>
    </style:style>
    <style:style style:name="T42" style:family="text">
      <style:text-properties fo:font-style="italic" officeooo:rsid="03c17397" style:font-style-asian="italic" style:font-style-complex="italic"/>
    </style:style>
    <style:style style:name="T43" style:family="text">
      <style:text-properties fo:font-style="italic" officeooo:rsid="03c3d23c" style:font-style-asian="italic" style:font-style-complex="italic"/>
    </style:style>
    <style:style style:name="T44" style:family="text">
      <style:text-properties fo:font-style="italic" officeooo:rsid="03c6e892" style:font-style-asian="italic" style:font-style-complex="italic"/>
    </style:style>
    <style:style style:name="T45" style:family="text">
      <style:text-properties fo:font-style="italic" officeooo:rsid="03d24971" style:font-style-asian="italic" style:font-style-complex="italic"/>
    </style:style>
    <style:style style:name="T46" style:family="text">
      <style:text-properties fo:font-style="italic" officeooo:rsid="03e4cbfe" style:font-style-asian="italic" style:font-style-complex="italic"/>
    </style:style>
    <style:style style:name="T47" style:family="text">
      <style:text-properties fo:font-style="italic" officeooo:rsid="03e7349e" style:font-style-asian="italic" style:font-style-complex="italic"/>
    </style:style>
    <style:style style:name="T48" style:family="text">
      <style:text-properties fo:font-style="italic" officeooo:rsid="03e8fa57" style:font-style-asian="italic" style:font-style-complex="italic"/>
    </style:style>
    <style:style style:name="T49" style:family="text">
      <style:text-properties fo:font-style="italic" officeooo:rsid="03ea5114" style:font-style-asian="italic" style:font-style-complex="italic"/>
    </style:style>
    <style:style style:name="T50" style:family="text">
      <style:text-properties fo:font-style="italic" officeooo:rsid="03ec1b53" style:font-style-asian="italic" style:font-style-complex="italic"/>
    </style:style>
    <style:style style:name="T51" style:family="text">
      <style:text-properties fo:font-style="italic" officeooo:rsid="03ec41ae" style:font-style-asian="italic" style:font-style-complex="italic"/>
    </style:style>
    <style:style style:name="T52" style:family="text">
      <style:text-properties fo:font-style="italic" officeooo:rsid="03ef3e45" style:font-style-asian="italic" style:font-style-complex="italic"/>
    </style:style>
    <style:style style:name="T53" style:family="text">
      <style:text-properties fo:font-style="italic" officeooo:rsid="0415532c" style:font-style-asian="italic" style:font-style-complex="italic"/>
    </style:style>
    <style:style style:name="T54" style:family="text">
      <style:text-properties fo:font-style="italic" officeooo:rsid="0417e312" style:font-style-asian="italic" style:font-style-complex="italic"/>
    </style:style>
    <style:style style:name="T55" style:family="text">
      <style:text-properties fo:font-style="italic" officeooo:rsid="0422619a" style:font-style-asian="italic" style:font-style-complex="italic"/>
    </style:style>
    <style:style style:name="T56" style:family="text">
      <style:text-properties fo:font-style="italic" officeooo:rsid="04342d68" style:font-style-asian="italic" style:font-style-complex="italic"/>
    </style:style>
    <style:style style:name="T57" style:family="text">
      <style:text-properties fo:font-style="italic" officeooo:rsid="044ad065" style:font-style-asian="italic" style:font-style-complex="italic"/>
    </style:style>
    <style:style style:name="T58" style:family="text">
      <style:text-properties fo:font-style="italic" officeooo:rsid="044c8933" style:font-style-asian="italic" style:font-style-complex="italic"/>
    </style:style>
    <style:style style:name="T59" style:family="text">
      <style:text-properties fo:font-style="italic" officeooo:rsid="0450d767" style:font-style-asian="italic" style:font-style-complex="italic"/>
    </style:style>
    <style:style style:name="T60" style:family="text">
      <style:text-properties fo:font-style="italic" officeooo:rsid="04604fee" style:font-style-asian="italic" style:font-style-complex="italic"/>
    </style:style>
    <style:style style:name="T61" style:family="text">
      <style:text-properties fo:font-style="italic" officeooo:rsid="04c1dc8a" style:font-style-asian="italic" style:font-style-complex="italic"/>
    </style:style>
    <style:style style:name="T62" style:family="text">
      <style:text-properties fo:font-style="italic" officeooo:rsid="04c5ca6e" style:font-style-asian="italic" style:font-style-complex="italic"/>
    </style:style>
    <style:style style:name="T63" style:family="text">
      <style:text-properties fo:font-style="italic" officeooo:rsid="04d0e250" style:font-style-asian="italic" style:font-style-complex="italic"/>
    </style:style>
    <style:style style:name="T64" style:family="text">
      <style:text-properties fo:font-style="italic" officeooo:rsid="04d96b23" style:font-style-asian="italic" style:font-style-complex="italic"/>
    </style:style>
    <style:style style:name="T65" style:family="text">
      <style:text-properties fo:font-style="italic" officeooo:rsid="04f9255a" style:font-style-asian="italic" style:font-style-complex="italic"/>
    </style:style>
    <style:style style:name="T66" style:family="text">
      <style:text-properties fo:font-style="italic" officeooo:rsid="05125f20" style:font-style-asian="italic" style:font-style-complex="italic"/>
    </style:style>
    <style:style style:name="T67" style:family="text">
      <style:text-properties fo:font-style="italic" officeooo:rsid="05156a7d" style:font-style-asian="italic" style:font-style-complex="italic"/>
    </style:style>
    <style:style style:name="T68" style:family="text">
      <style:text-properties fo:font-style="italic" officeooo:rsid="0517ebfe" style:font-style-asian="italic" style:font-style-complex="italic"/>
    </style:style>
    <style:style style:name="T69" style:family="text">
      <style:text-properties fo:font-style="italic" officeooo:rsid="055329a3" style:font-style-asian="italic" style:font-style-complex="italic"/>
    </style:style>
    <style:style style:name="T70" style:family="text">
      <style:text-properties fo:font-style="italic" officeooo:rsid="055e9943" style:font-style-asian="italic" style:font-style-complex="italic"/>
    </style:style>
    <style:style style:name="T71" style:family="text">
      <style:text-properties fo:font-style="italic" officeooo:rsid="058d46e9" style:font-style-asian="italic" style:font-style-complex="italic"/>
    </style:style>
    <style:style style:name="T72" style:family="text">
      <style:text-properties fo:font-style="italic" officeooo:rsid="059ab714" style:font-style-asian="italic" style:font-style-complex="italic"/>
    </style:style>
    <style:style style:name="T73" style:family="text">
      <style:text-properties fo:font-style="italic" officeooo:rsid="05b14250" style:font-style-asian="italic" style:font-style-complex="italic"/>
    </style:style>
    <style:style style:name="T74" style:family="text">
      <style:text-properties fo:font-style="italic" officeooo:rsid="05d80498" style:font-style-asian="italic" style:font-style-complex="italic"/>
    </style:style>
    <style:style style:name="T75" style:family="text">
      <style:text-properties fo:font-style="italic" officeooo:rsid="05dc7859" style:font-style-asian="italic" style:font-style-complex="italic"/>
    </style:style>
    <style:style style:name="T76" style:family="text">
      <style:text-properties fo:font-style="italic" officeooo:rsid="05fd7b8a" style:font-style-asian="italic" style:font-style-complex="italic"/>
    </style:style>
    <style:style style:name="T77" style:family="text">
      <style:text-properties fo:font-style="italic" officeooo:rsid="061c3d19" style:font-style-asian="italic" style:font-style-complex="italic"/>
    </style:style>
    <style:style style:name="T78" style:family="text">
      <style:text-properties fo:font-style="italic" officeooo:rsid="069d7812" style:font-style-asian="italic" style:font-style-complex="italic"/>
    </style:style>
    <style:style style:name="T79" style:family="text">
      <style:text-properties fo:font-style="italic" officeooo:rsid="06a0356e" style:font-style-asian="italic" style:font-style-complex="italic"/>
    </style:style>
    <style:style style:name="T80" style:family="text">
      <style:text-properties fo:font-style="italic" officeooo:rsid="06aeeece" style:font-style-asian="italic" style:font-style-complex="italic"/>
    </style:style>
    <style:style style:name="T81" style:family="text">
      <style:text-properties fo:font-style="italic" officeooo:rsid="070eda28" style:font-style-asian="italic" style:font-style-complex="italic"/>
    </style:style>
    <style:style style:name="T82" style:family="text">
      <style:text-properties fo:font-style="italic" officeooo:rsid="074eb604" style:font-style-asian="italic" style:font-style-complex="italic"/>
    </style:style>
    <style:style style:name="T83" style:family="text">
      <style:text-properties fo:font-style="italic" officeooo:rsid="075a4d91" style:font-style-asian="italic" style:font-style-complex="italic"/>
    </style:style>
    <style:style style:name="T84" style:family="text">
      <style:text-properties fo:font-style="italic" officeooo:rsid="0768a266" style:font-style-asian="italic" style:font-style-complex="italic"/>
    </style:style>
    <style:style style:name="T85" style:family="text">
      <style:text-properties fo:font-style="italic" officeooo:rsid="076d063a" style:font-style-asian="italic" style:font-style-complex="italic"/>
    </style:style>
    <style:style style:name="T86" style:family="text">
      <style:text-properties fo:font-style="italic" officeooo:rsid="077e4daf" style:font-style-asian="italic" style:font-style-complex="italic"/>
    </style:style>
    <style:style style:name="T87" style:family="text">
      <style:text-properties fo:font-style="italic" officeooo:rsid="082d3ec3" style:font-style-asian="italic" style:font-style-complex="italic"/>
    </style:style>
    <style:style style:name="T88" style:family="text">
      <style:text-properties fo:font-style="italic" officeooo:rsid="083d6786" style:font-style-asian="italic" style:font-style-complex="italic"/>
    </style:style>
    <style:style style:name="T89" style:family="text">
      <style:text-properties fo:font-style="italic" officeooo:rsid="084239b4" style:font-style-asian="italic" style:font-style-complex="italic"/>
    </style:style>
    <style:style style:name="T90" style:family="text">
      <style:text-properties fo:font-style="italic" officeooo:rsid="087ef663" style:font-style-asian="italic" style:font-style-complex="italic"/>
    </style:style>
    <style:style style:name="T91" style:family="text">
      <style:text-properties fo:font-style="italic" officeooo:rsid="08aab712" style:font-style-asian="italic" style:font-style-complex="italic"/>
    </style:style>
    <style:style style:name="T92" style:family="text">
      <style:text-properties fo:font-style="italic" officeooo:rsid="08e0bad7" style:font-style-asian="italic" style:font-style-complex="italic"/>
    </style:style>
    <style:style style:name="T93" style:family="text">
      <style:text-properties fo:font-style="italic" officeooo:rsid="0906efde" style:font-style-asian="italic" style:font-style-complex="italic"/>
    </style:style>
    <style:style style:name="T94" style:family="text">
      <style:text-properties fo:font-style="italic" officeooo:rsid="09165277" style:font-style-asian="italic" style:font-style-complex="italic"/>
    </style:style>
    <style:style style:name="T95" style:family="text">
      <style:text-properties fo:font-style="italic" officeooo:rsid="091da918" style:font-style-asian="italic" style:font-style-complex="italic"/>
    </style:style>
    <style:style style:name="T96" style:family="text">
      <style:text-properties fo:font-style="italic" officeooo:rsid="091f8041" style:font-style-asian="italic" style:font-style-complex="italic"/>
    </style:style>
    <style:style style:name="T97" style:family="text">
      <style:text-properties fo:font-style="italic" officeooo:rsid="0928bc34" style:font-style-asian="italic" style:font-style-complex="italic"/>
    </style:style>
    <style:style style:name="T98" style:family="text">
      <style:text-properties fo:font-style="italic" officeooo:rsid="092d90e3" style:font-style-asian="italic" style:font-style-complex="italic"/>
    </style:style>
    <style:style style:name="T99" style:family="text">
      <style:text-properties fo:font-style="italic" officeooo:rsid="092bd3af" style:font-style-asian="italic" style:font-style-complex="italic"/>
    </style:style>
    <style:style style:name="T100" style:family="text">
      <style:text-properties fo:font-style="italic" officeooo:rsid="097018d7" style:font-style-asian="italic" style:font-style-complex="italic"/>
    </style:style>
    <style:style style:name="T101" style:family="text">
      <style:text-properties fo:font-style="italic" officeooo:rsid="0985da68" style:font-style-asian="italic" style:font-style-complex="italic"/>
    </style:style>
    <style:style style:name="T102" style:family="text">
      <style:text-properties fo:font-style="italic" officeooo:rsid="0999c1ed" style:font-style-asian="italic" style:font-style-complex="italic"/>
    </style:style>
    <style:style style:name="T103" style:family="text">
      <style:text-properties fo:font-style="italic" officeooo:rsid="09c7ba71" style:font-style-asian="italic" style:font-style-complex="italic"/>
    </style:style>
    <style:style style:name="T104" style:family="text">
      <style:text-properties fo:font-style="italic" officeooo:rsid="0a292781" style:font-style-asian="italic" style:font-style-complex="italic"/>
    </style:style>
    <style:style style:name="T105" style:family="text">
      <style:text-properties fo:font-style="italic" officeooo:rsid="0a29e361" style:font-style-asian="italic" style:font-style-complex="italic"/>
    </style:style>
    <style:style style:name="T106" style:family="text">
      <style:text-properties fo:font-style="italic" officeooo:rsid="0a53fee0" style:font-style-asian="italic" style:font-style-complex="italic"/>
    </style:style>
    <style:style style:name="T107" style:family="text">
      <style:text-properties fo:font-style="italic" officeooo:rsid="0a5d083a" style:font-style-asian="italic" style:font-style-complex="italic"/>
    </style:style>
    <style:style style:name="T108" style:family="text">
      <style:text-properties fo:font-style="italic" officeooo:rsid="0aa91e8e" style:font-style-asian="italic" style:font-style-complex="italic"/>
    </style:style>
    <style:style style:name="T109" style:family="text">
      <style:text-properties fo:font-style="italic" officeooo:rsid="0ad74a1a" style:font-style-asian="italic" style:font-style-complex="italic"/>
    </style:style>
    <style:style style:name="T110" style:family="text">
      <style:text-properties fo:font-style="italic" officeooo:rsid="0ada4257" style:font-style-asian="italic" style:font-style-complex="italic"/>
    </style:style>
    <style:style style:name="T111" style:family="text">
      <style:text-properties fo:font-style="italic" officeooo:rsid="0ade3523" style:font-style-asian="italic" style:font-style-complex="italic"/>
    </style:style>
    <style:style style:name="T112" style:family="text">
      <style:text-properties fo:font-style="italic" officeooo:rsid="0b13af21" style:font-style-asian="italic" style:font-style-complex="italic"/>
    </style:style>
    <style:style style:name="T113" style:family="text">
      <style:text-properties fo:font-style="italic" officeooo:rsid="0b1d232c" style:font-style-asian="italic" style:font-style-complex="italic"/>
    </style:style>
    <style:style style:name="T114" style:family="text">
      <style:text-properties fo:font-style="italic" officeooo:rsid="0b451901" style:font-style-asian="italic" style:font-style-complex="italic"/>
    </style:style>
    <style:style style:name="T115" style:family="text">
      <style:text-properties fo:font-style="italic" officeooo:rsid="0b7cc40d" style:font-style-asian="italic" style:font-style-complex="italic"/>
    </style:style>
    <style:style style:name="T116" style:family="text">
      <style:text-properties fo:font-style="italic" officeooo:rsid="0b85b74a" style:font-style-asian="italic" style:font-style-complex="italic"/>
    </style:style>
    <style:style style:name="T117" style:family="text">
      <style:text-properties fo:font-style="italic" officeooo:rsid="0b973941" style:font-style-asian="italic" style:font-style-complex="italic"/>
    </style:style>
    <style:style style:name="T118" style:family="text">
      <style:text-properties fo:font-style="italic" officeooo:rsid="0bb57552" style:font-style-asian="italic" style:font-style-complex="italic"/>
    </style:style>
    <style:style style:name="T119" style:family="text">
      <style:text-properties fo:font-style="italic" officeooo:rsid="0c4282df" style:font-style-asian="italic" style:font-style-complex="italic"/>
    </style:style>
    <style:style style:name="T120" style:family="text">
      <style:text-properties fo:font-style="italic" officeooo:rsid="0c6fea84" style:font-style-asian="italic" style:font-style-complex="italic"/>
    </style:style>
    <style:style style:name="T121" style:family="text">
      <style:text-properties fo:font-style="italic" officeooo:rsid="0c8ed065" style:font-style-asian="italic" style:font-style-complex="italic"/>
    </style:style>
    <style:style style:name="T122" style:family="text">
      <style:text-properties fo:font-style="italic" officeooo:rsid="0c9c1720" style:font-style-asian="italic" style:font-style-complex="italic"/>
    </style:style>
    <style:style style:name="T123" style:family="text">
      <style:text-properties fo:font-style="italic" officeooo:rsid="0c9b9a97" style:font-style-asian="italic" style:font-style-complex="italic"/>
    </style:style>
    <style:style style:name="T124" style:family="text">
      <style:text-properties fo:font-style="italic" officeooo:rsid="0cb201c8" style:font-style-asian="italic" style:font-style-complex="italic"/>
    </style:style>
    <style:style style:name="T125" style:family="text">
      <style:text-properties fo:font-style="italic" officeooo:rsid="0cb89107" style:font-style-asian="italic" style:font-style-complex="italic"/>
    </style:style>
    <style:style style:name="T126" style:family="text">
      <style:text-properties fo:font-style="italic" style:text-underline-style="none" officeooo:rsid="014b3314" style:font-style-asian="italic" style:font-style-complex="italic"/>
    </style:style>
    <style:style style:name="T127" style:family="text">
      <style:text-properties fo:font-style="italic" style:text-underline-style="none" fo:font-weight="normal" officeooo:rsid="0c083583" style:font-style-asian="italic" style:font-weight-asian="normal" style:font-style-complex="italic" style:font-weight-complex="normal"/>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20c0968" style:font-style-asian="italic" style:font-weight-asian="normal" style:font-style-complex="italic" style:font-weight-complex="normal"/>
    </style:style>
    <style:style style:name="T130" style:family="text">
      <style:text-properties fo:font-style="italic" fo:font-weight="normal" officeooo:rsid="0213fb1a" style:font-style-asian="italic" style:font-weight-asian="normal" style:font-style-complex="italic" style:font-weight-complex="normal"/>
    </style:style>
    <style:style style:name="T131" style:family="text">
      <style:text-properties fo:font-style="italic" fo:font-weight="normal" officeooo:rsid="0214b3fd" style:font-style-asian="italic" style:font-weight-asian="normal" style:font-style-complex="italic" style:font-weight-complex="normal"/>
    </style:style>
    <style:style style:name="T132" style:family="text">
      <style:text-properties fo:font-style="italic" fo:font-weight="normal" officeooo:rsid="02165805" style:font-style-asian="italic" style:font-weight-asian="normal" style:font-style-complex="italic" style:font-weight-complex="normal"/>
    </style:style>
    <style:style style:name="T133" style:family="text">
      <style:text-properties fo:font-style="italic" fo:font-weight="normal" officeooo:rsid="068a7bc5" style:font-style-asian="italic" style:font-weight-asian="normal" style:font-style-complex="italic" style:font-weight-complex="normal"/>
    </style:style>
    <style:style style:name="T134" style:family="text">
      <style:text-properties fo:font-style="italic" fo:font-weight="normal" officeooo:rsid="069230ef" style:font-style-asian="italic" style:font-weight-asian="normal" style:font-style-complex="italic" style:font-weight-complex="normal"/>
    </style:style>
    <style:style style:name="T135" style:family="text">
      <style:text-properties officeooo:rsid="0024c044"/>
    </style:style>
    <style:style style:name="T136" style:family="text">
      <style:text-properties officeooo:rsid="00232ce5"/>
    </style:style>
    <style:style style:name="T137" style:family="text">
      <style:text-properties officeooo:rsid="003538e9"/>
    </style:style>
    <style:style style:name="T138" style:family="text">
      <style:text-properties officeooo:rsid="0019f43d"/>
    </style:style>
    <style:style style:name="T139" style:family="text">
      <style:text-properties officeooo:rsid="00403371"/>
    </style:style>
    <style:style style:name="T140" style:family="text">
      <style:text-properties officeooo:rsid="004bd250"/>
    </style:style>
    <style:style style:name="T141" style:family="text">
      <style:text-properties officeooo:rsid="0052e461"/>
    </style:style>
    <style:style style:name="T142" style:family="text">
      <style:text-properties style:text-position="super 58%" fo:font-weight="bold" officeooo:rsid="0052e461" style:font-weight-asian="bold" style:font-weight-complex="bold"/>
    </style:style>
    <style:style style:name="T143" style:family="text">
      <style:text-properties style:text-position="super 58%" fo:font-style="italic" fo:font-weight="bold" officeooo:rsid="02f4b72e" style:font-style-asian="italic" style:font-weight-asian="bold" style:font-style-complex="italic" style:font-weight-complex="bold"/>
    </style:style>
    <style:style style:name="T144"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145" style:family="text">
      <style:text-properties officeooo:rsid="0056e8d5"/>
    </style:style>
    <style:style style:name="T146" style:family="text">
      <style:text-properties officeooo:rsid="0056ee81"/>
    </style:style>
    <style:style style:name="T147" style:family="text">
      <style:text-properties officeooo:rsid="005a70fb"/>
    </style:style>
    <style:style style:name="T148" style:family="text">
      <style:text-properties officeooo:rsid="005c6b44"/>
    </style:style>
    <style:style style:name="T149" style:family="text">
      <style:text-properties officeooo:rsid="005dc8e7"/>
    </style:style>
    <style:style style:name="T150" style:family="text">
      <style:text-properties officeooo:rsid="00616366"/>
    </style:style>
    <style:style style:name="T151" style:family="text">
      <style:text-properties officeooo:rsid="006d6772"/>
    </style:style>
    <style:style style:name="T152" style:family="text">
      <style:text-properties officeooo:rsid="006ee287"/>
    </style:style>
    <style:style style:name="T153" style:family="text">
      <style:text-properties fo:font-style="normal" style:font-style-asian="normal" style:font-style-complex="normal"/>
    </style:style>
    <style:style style:name="T154" style:family="text">
      <style:text-properties fo:font-style="normal" officeooo:rsid="006ee287" style:font-style-asian="normal" style:font-style-complex="normal"/>
    </style:style>
    <style:style style:name="T155" style:family="text">
      <style:text-properties fo:font-style="normal" officeooo:rsid="019257b6" style:font-style-asian="normal" style:font-style-complex="normal"/>
    </style:style>
    <style:style style:name="T156" style:family="text">
      <style:text-properties fo:font-style="normal" officeooo:rsid="0192c575" style:font-style-asian="normal" style:font-style-complex="normal"/>
    </style:style>
    <style:style style:name="T157" style:family="text">
      <style:text-properties fo:font-style="normal" officeooo:rsid="0193d4fb" style:font-style-asian="normal" style:font-style-complex="normal"/>
    </style:style>
    <style:style style:name="T158" style:family="text">
      <style:text-properties fo:font-style="normal" officeooo:rsid="0193eaec" style:font-style-asian="normal" style:font-style-complex="normal"/>
    </style:style>
    <style:style style:name="T159" style:family="text">
      <style:text-properties fo:font-style="normal" officeooo:rsid="0195ea74" style:font-style-asian="normal" style:font-style-complex="normal"/>
    </style:style>
    <style:style style:name="T160" style:family="text">
      <style:text-properties fo:font-style="normal" officeooo:rsid="0197caa3" style:font-style-asian="normal" style:font-style-complex="normal"/>
    </style:style>
    <style:style style:name="T161" style:family="text">
      <style:text-properties fo:font-style="normal" officeooo:rsid="01987a17" style:font-style-asian="normal" style:font-style-complex="normal"/>
    </style:style>
    <style:style style:name="T162" style:family="text">
      <style:text-properties fo:font-style="normal" officeooo:rsid="0019f43d" style:font-style-asian="normal" style:font-style-complex="normal"/>
    </style:style>
    <style:style style:name="T163" style:family="text">
      <style:text-properties fo:font-style="normal" officeooo:rsid="019ade2d" style:font-style-asian="normal" style:font-style-complex="normal"/>
    </style:style>
    <style:style style:name="T164" style:family="text">
      <style:text-properties fo:font-style="normal" officeooo:rsid="019c3da0" style:font-style-asian="normal" style:font-style-complex="normal"/>
    </style:style>
    <style:style style:name="T165" style:family="text">
      <style:text-properties fo:font-style="normal" officeooo:rsid="019d7fd7" style:font-style-asian="normal" style:font-style-complex="normal"/>
    </style:style>
    <style:style style:name="T166" style:family="text">
      <style:text-properties fo:font-style="normal" officeooo:rsid="019e192b" style:font-style-asian="normal" style:font-style-complex="normal"/>
    </style:style>
    <style:style style:name="T167" style:family="text">
      <style:text-properties fo:font-style="normal" officeooo:rsid="019ef839" style:font-style-asian="normal" style:font-style-complex="normal"/>
    </style:style>
    <style:style style:name="T168" style:family="text">
      <style:text-properties fo:font-style="normal" officeooo:rsid="01a0cb66" style:font-style-asian="normal" style:font-style-complex="normal"/>
    </style:style>
    <style:style style:name="T169" style:family="text">
      <style:text-properties fo:font-style="normal" officeooo:rsid="01a236ba" style:font-style-asian="normal" style:font-style-complex="normal"/>
    </style:style>
    <style:style style:name="T170" style:family="text">
      <style:text-properties fo:font-style="normal" officeooo:rsid="01a3c254" style:font-style-asian="normal" style:font-style-complex="normal"/>
    </style:style>
    <style:style style:name="T171" style:family="text">
      <style:text-properties fo:font-style="normal" officeooo:rsid="01a4a89f" style:font-style-asian="normal" style:font-style-complex="normal"/>
    </style:style>
    <style:style style:name="T172" style:family="text">
      <style:text-properties fo:font-style="normal" officeooo:rsid="01a57018" style:font-style-asian="normal" style:font-style-complex="normal"/>
    </style:style>
    <style:style style:name="T173" style:family="text">
      <style:text-properties fo:font-style="normal" officeooo:rsid="01a674d2" style:font-style-asian="normal" style:font-style-complex="normal"/>
    </style:style>
    <style:style style:name="T174" style:family="text">
      <style:text-properties fo:font-style="normal" officeooo:rsid="01a821fa" style:font-style-asian="normal" style:font-style-complex="normal"/>
    </style:style>
    <style:style style:name="T175" style:family="text">
      <style:text-properties fo:font-style="normal" officeooo:rsid="01a86a4b" style:font-style-asian="normal" style:font-style-complex="normal"/>
    </style:style>
    <style:style style:name="T176" style:family="text">
      <style:text-properties fo:font-style="normal" officeooo:rsid="01a99bd1" style:font-style-asian="normal" style:font-style-complex="normal"/>
    </style:style>
    <style:style style:name="T177" style:family="text">
      <style:text-properties fo:font-style="normal" officeooo:rsid="01aa3c2e" style:font-style-asian="normal" style:font-style-complex="normal"/>
    </style:style>
    <style:style style:name="T178" style:family="text">
      <style:text-properties fo:font-style="normal" officeooo:rsid="01ac0743" style:font-style-asian="normal" style:font-style-complex="normal"/>
    </style:style>
    <style:style style:name="T179" style:family="text">
      <style:text-properties fo:font-style="normal" officeooo:rsid="01ac8a96" style:font-style-asian="normal" style:font-style-complex="normal"/>
    </style:style>
    <style:style style:name="T180" style:family="text">
      <style:text-properties fo:font-style="normal" officeooo:rsid="01acc37b" style:font-style-asian="normal" style:font-style-complex="normal"/>
    </style:style>
    <style:style style:name="T181" style:family="text">
      <style:text-properties fo:font-style="normal" officeooo:rsid="01acc420" style:font-style-asian="normal" style:font-style-complex="normal"/>
    </style:style>
    <style:style style:name="T182" style:family="text">
      <style:text-properties fo:font-style="normal" officeooo:rsid="01adb694" style:font-style-asian="normal" style:font-style-complex="normal"/>
    </style:style>
    <style:style style:name="T183" style:family="text">
      <style:text-properties fo:font-style="normal" officeooo:rsid="01ae35ff" style:font-style-asian="normal" style:font-style-complex="normal"/>
    </style:style>
    <style:style style:name="T184" style:family="text">
      <style:text-properties fo:font-style="normal" officeooo:rsid="01af8090" style:font-style-asian="normal" style:font-style-complex="normal"/>
    </style:style>
    <style:style style:name="T185" style:family="text">
      <style:text-properties fo:font-style="normal" officeooo:rsid="01afb70f" style:font-style-asian="normal" style:font-style-complex="normal"/>
    </style:style>
    <style:style style:name="T186" style:family="text">
      <style:text-properties fo:font-style="normal" officeooo:rsid="01b0dcdc" style:font-style-asian="normal" style:font-style-complex="normal"/>
    </style:style>
    <style:style style:name="T187" style:family="text">
      <style:text-properties fo:font-style="normal" officeooo:rsid="01b14a58" style:font-style-asian="normal" style:font-style-complex="normal"/>
    </style:style>
    <style:style style:name="T188" style:family="text">
      <style:text-properties fo:font-style="normal" officeooo:rsid="01b3386f" style:font-style-asian="normal" style:font-style-complex="normal"/>
    </style:style>
    <style:style style:name="T189" style:family="text">
      <style:text-properties fo:font-style="normal" officeooo:rsid="01b40fa2" style:font-style-asian="normal" style:font-style-complex="normal"/>
    </style:style>
    <style:style style:name="T190" style:family="text">
      <style:text-properties fo:font-style="normal" officeooo:rsid="01b4967f" style:font-style-asian="normal" style:font-style-complex="normal"/>
    </style:style>
    <style:style style:name="T191" style:family="text">
      <style:text-properties fo:font-style="normal" officeooo:rsid="01b5770a" style:font-style-asian="normal" style:font-style-complex="normal"/>
    </style:style>
    <style:style style:name="T192" style:family="text">
      <style:text-properties fo:font-style="normal" officeooo:rsid="01b58bae" style:font-style-asian="normal" style:font-style-complex="normal"/>
    </style:style>
    <style:style style:name="T193" style:family="text">
      <style:text-properties fo:font-style="normal" officeooo:rsid="01b72bd7" style:font-style-asian="normal" style:font-style-complex="normal"/>
    </style:style>
    <style:style style:name="T194" style:family="text">
      <style:text-properties fo:font-style="normal" officeooo:rsid="01b81198" style:font-style-asian="normal" style:font-style-complex="normal"/>
    </style:style>
    <style:style style:name="T195" style:family="text">
      <style:text-properties fo:font-style="normal" officeooo:rsid="01b9be07" style:font-style-asian="normal" style:font-style-complex="normal"/>
    </style:style>
    <style:style style:name="T196" style:family="text">
      <style:text-properties fo:font-style="normal" officeooo:rsid="01bb8ce5" style:font-style-asian="normal" style:font-style-complex="normal"/>
    </style:style>
    <style:style style:name="T197" style:family="text">
      <style:text-properties fo:font-style="normal" officeooo:rsid="01bbfb0d" style:font-style-asian="normal" style:font-style-complex="normal"/>
    </style:style>
    <style:style style:name="T198" style:family="text">
      <style:text-properties fo:font-style="normal" officeooo:rsid="01bd36c2" style:font-style-asian="normal" style:font-style-complex="normal"/>
    </style:style>
    <style:style style:name="T199" style:family="text">
      <style:text-properties fo:font-style="normal" officeooo:rsid="01be0769" style:font-style-asian="normal" style:font-style-complex="normal"/>
    </style:style>
    <style:style style:name="T200" style:family="text">
      <style:text-properties fo:font-style="normal" officeooo:rsid="01bfd3cf" style:font-style-asian="normal" style:font-style-complex="normal"/>
    </style:style>
    <style:style style:name="T201" style:family="text">
      <style:text-properties fo:font-style="normal" officeooo:rsid="01c075a6" style:font-style-asian="normal" style:font-style-complex="normal"/>
    </style:style>
    <style:style style:name="T202" style:family="text">
      <style:text-properties fo:font-style="normal" officeooo:rsid="01c0c329" style:font-style-asian="normal" style:font-style-complex="normal"/>
    </style:style>
    <style:style style:name="T203" style:family="text">
      <style:text-properties fo:font-style="normal" officeooo:rsid="01c135ce" style:font-style-asian="normal" style:font-style-complex="normal"/>
    </style:style>
    <style:style style:name="T204" style:family="text">
      <style:text-properties fo:font-style="normal" officeooo:rsid="01c202fe" style:font-style-asian="normal" style:font-style-complex="normal"/>
    </style:style>
    <style:style style:name="T205" style:family="text">
      <style:text-properties fo:font-style="normal" officeooo:rsid="01c38447" style:font-style-asian="normal" style:font-style-complex="normal"/>
    </style:style>
    <style:style style:name="T206" style:family="text">
      <style:text-properties fo:font-style="normal" officeooo:rsid="01c4b24f" style:font-style-asian="normal" style:font-style-complex="normal"/>
    </style:style>
    <style:style style:name="T207" style:family="text">
      <style:text-properties fo:font-style="normal" officeooo:rsid="01c5118a" style:font-style-asian="normal" style:font-style-complex="normal"/>
    </style:style>
    <style:style style:name="T208" style:family="text">
      <style:text-properties fo:font-style="normal" officeooo:rsid="01c62a2b" style:font-style-asian="normal" style:font-style-complex="normal"/>
    </style:style>
    <style:style style:name="T209" style:family="text">
      <style:text-properties fo:font-style="normal" officeooo:rsid="01c6f47a" style:font-style-asian="normal" style:font-style-complex="normal"/>
    </style:style>
    <style:style style:name="T210" style:family="text">
      <style:text-properties fo:font-style="normal" officeooo:rsid="01c89fbb" style:font-style-asian="normal" style:font-style-complex="normal"/>
    </style:style>
    <style:style style:name="T211" style:family="text">
      <style:text-properties fo:font-style="normal" officeooo:rsid="01ca19fe" style:font-style-asian="normal" style:font-style-complex="normal"/>
    </style:style>
    <style:style style:name="T212" style:family="text">
      <style:text-properties fo:font-style="normal" officeooo:rsid="01caf37d" style:font-style-asian="normal" style:font-style-complex="normal"/>
    </style:style>
    <style:style style:name="T213" style:family="text">
      <style:text-properties fo:font-style="normal" officeooo:rsid="01e2bd32" style:font-style-asian="normal" style:font-style-complex="normal"/>
    </style:style>
    <style:style style:name="T214" style:family="text">
      <style:text-properties fo:font-style="normal" officeooo:rsid="01e32dfa" style:font-style-asian="normal" style:font-style-complex="normal"/>
    </style:style>
    <style:style style:name="T215" style:family="text">
      <style:text-properties fo:font-style="normal" officeooo:rsid="01e3dc34" style:font-style-asian="normal" style:font-style-complex="normal"/>
    </style:style>
    <style:style style:name="T216" style:family="text">
      <style:text-properties fo:font-style="normal" officeooo:rsid="01e59c91" style:font-style-asian="normal" style:font-style-complex="normal"/>
    </style:style>
    <style:style style:name="T217" style:family="text">
      <style:text-properties fo:font-style="normal" officeooo:rsid="01e73e1d" style:font-style-asian="normal" style:font-style-complex="normal"/>
    </style:style>
    <style:style style:name="T218" style:family="text">
      <style:text-properties fo:font-style="normal" officeooo:rsid="01e8384f" style:font-style-asian="normal" style:font-style-complex="normal"/>
    </style:style>
    <style:style style:name="T219" style:family="text">
      <style:text-properties fo:font-style="normal" officeooo:rsid="01e8f5f0" style:font-style-asian="normal" style:font-style-complex="normal"/>
    </style:style>
    <style:style style:name="T220" style:family="text">
      <style:text-properties fo:font-style="normal" officeooo:rsid="01e92c0f" style:font-style-asian="normal" style:font-style-complex="normal"/>
    </style:style>
    <style:style style:name="T221" style:family="text">
      <style:text-properties fo:font-style="normal" officeooo:rsid="01e9735b" style:font-style-asian="normal" style:font-style-complex="normal"/>
    </style:style>
    <style:style style:name="T222" style:family="text">
      <style:text-properties fo:font-style="normal" officeooo:rsid="01ea202b" style:font-style-asian="normal" style:font-style-complex="normal"/>
    </style:style>
    <style:style style:name="T223" style:family="text">
      <style:text-properties fo:font-style="normal" officeooo:rsid="01eb92ef" style:font-style-asian="normal" style:font-style-complex="normal"/>
    </style:style>
    <style:style style:name="T224" style:family="text">
      <style:text-properties fo:font-style="normal" officeooo:rsid="01ecc3b2" style:font-style-asian="normal" style:font-style-complex="normal"/>
    </style:style>
    <style:style style:name="T225" style:family="text">
      <style:text-properties fo:font-style="normal" officeooo:rsid="01eda8a9" style:font-style-asian="normal" style:font-style-complex="normal"/>
    </style:style>
    <style:style style:name="T226" style:family="text">
      <style:text-properties fo:font-style="normal" officeooo:rsid="01ee3357" style:font-style-asian="normal" style:font-style-complex="normal"/>
    </style:style>
    <style:style style:name="T227" style:family="text">
      <style:text-properties fo:font-style="normal" officeooo:rsid="01ef4787" style:font-style-asian="normal" style:font-style-complex="normal"/>
    </style:style>
    <style:style style:name="T228" style:family="text">
      <style:text-properties fo:font-style="normal" officeooo:rsid="01f0ff82" style:font-style-asian="normal" style:font-style-complex="normal"/>
    </style:style>
    <style:style style:name="T229" style:family="text">
      <style:text-properties fo:font-style="normal" officeooo:rsid="02190a0b" style:font-style-asian="normal" style:font-style-complex="normal"/>
    </style:style>
    <style:style style:name="T230" style:family="text">
      <style:text-properties fo:font-style="normal" officeooo:rsid="021ae8f1" style:font-style-asian="normal" style:font-style-complex="normal"/>
    </style:style>
    <style:style style:name="T231" style:family="text">
      <style:text-properties fo:font-style="normal" officeooo:rsid="021bc97f" style:font-style-asian="normal" style:font-style-complex="normal"/>
    </style:style>
    <style:style style:name="T232" style:family="text">
      <style:text-properties fo:font-style="normal" officeooo:rsid="021ca887" style:font-style-asian="normal" style:font-style-complex="normal"/>
    </style:style>
    <style:style style:name="T233" style:family="text">
      <style:text-properties fo:font-style="normal" officeooo:rsid="021d6454" style:font-style-asian="normal" style:font-style-complex="normal"/>
    </style:style>
    <style:style style:name="T234" style:family="text">
      <style:text-properties fo:font-style="normal" officeooo:rsid="021e44f6" style:font-style-asian="normal" style:font-style-complex="normal"/>
    </style:style>
    <style:style style:name="T235" style:family="text">
      <style:text-properties fo:font-style="normal" officeooo:rsid="0221aa6c" style:font-style-asian="normal" style:font-style-complex="normal"/>
    </style:style>
    <style:style style:name="T236" style:family="text">
      <style:text-properties fo:font-style="normal" officeooo:rsid="0222e880" style:font-style-asian="normal" style:font-style-complex="normal"/>
    </style:style>
    <style:style style:name="T237" style:family="text">
      <style:text-properties fo:font-style="normal" officeooo:rsid="022350ac" style:font-style-asian="normal" style:font-style-complex="normal"/>
    </style:style>
    <style:style style:name="T238" style:family="text">
      <style:text-properties fo:font-style="normal" officeooo:rsid="0224f116" style:font-style-asian="normal" style:font-style-complex="normal"/>
    </style:style>
    <style:style style:name="T239" style:family="text">
      <style:text-properties fo:font-style="normal" officeooo:rsid="0225aba6" style:font-style-asian="normal" style:font-style-complex="normal"/>
    </style:style>
    <style:style style:name="T240" style:family="text">
      <style:text-properties fo:font-style="normal" officeooo:rsid="022795f8" style:font-style-asian="normal" style:font-style-complex="normal"/>
    </style:style>
    <style:style style:name="T241" style:family="text">
      <style:text-properties fo:font-style="normal" officeooo:rsid="02294be6" style:font-style-asian="normal" style:font-style-complex="normal"/>
    </style:style>
    <style:style style:name="T242" style:family="text">
      <style:text-properties fo:font-style="normal" officeooo:rsid="0229bf78" style:font-style-asian="normal" style:font-style-complex="normal"/>
    </style:style>
    <style:style style:name="T243" style:family="text">
      <style:text-properties fo:font-style="normal" officeooo:rsid="022aef30" style:font-style-asian="normal" style:font-style-complex="normal"/>
    </style:style>
    <style:style style:name="T244" style:family="text">
      <style:text-properties fo:font-style="normal" officeooo:rsid="022cdf7a" style:font-style-asian="normal" style:font-style-complex="normal"/>
    </style:style>
    <style:style style:name="T245" style:family="text">
      <style:text-properties fo:font-style="normal" officeooo:rsid="022e0c47" style:font-style-asian="normal" style:font-style-complex="normal"/>
    </style:style>
    <style:style style:name="T246" style:family="text">
      <style:text-properties fo:font-style="normal" officeooo:rsid="022ffcdc" style:font-style-asian="normal" style:font-style-complex="normal"/>
    </style:style>
    <style:style style:name="T247" style:family="text">
      <style:text-properties fo:font-style="normal" officeooo:rsid="0230cbfe" style:font-style-asian="normal" style:font-style-complex="normal"/>
    </style:style>
    <style:style style:name="T248" style:family="text">
      <style:text-properties fo:font-style="normal" officeooo:rsid="02313ce5" style:font-style-asian="normal" style:font-style-complex="normal"/>
    </style:style>
    <style:style style:name="T249" style:family="text">
      <style:text-properties fo:font-style="normal" officeooo:rsid="02316685" style:font-style-asian="normal" style:font-style-complex="normal"/>
    </style:style>
    <style:style style:name="T250" style:family="text">
      <style:text-properties fo:font-style="normal" officeooo:rsid="02330c82" style:font-style-asian="normal" style:font-style-complex="normal"/>
    </style:style>
    <style:style style:name="T251" style:family="text">
      <style:text-properties fo:font-style="normal" officeooo:rsid="0233e034" style:font-style-asian="normal" style:font-style-complex="normal"/>
    </style:style>
    <style:style style:name="T252" style:family="text">
      <style:text-properties fo:font-style="normal" officeooo:rsid="023556a2" style:font-style-asian="normal" style:font-style-complex="normal"/>
    </style:style>
    <style:style style:name="T253" style:family="text">
      <style:text-properties fo:font-style="normal" officeooo:rsid="02365aff" style:font-style-asian="normal" style:font-style-complex="normal"/>
    </style:style>
    <style:style style:name="T254" style:family="text">
      <style:text-properties fo:font-style="normal" officeooo:rsid="023790cd" style:font-style-asian="normal" style:font-style-complex="normal"/>
    </style:style>
    <style:style style:name="T255" style:family="text">
      <style:text-properties fo:font-style="normal" officeooo:rsid="0238d806" style:font-style-asian="normal" style:font-style-complex="normal"/>
    </style:style>
    <style:style style:name="T256" style:family="text">
      <style:text-properties fo:font-style="normal" officeooo:rsid="023a5c73" style:font-style-asian="normal" style:font-style-complex="normal"/>
    </style:style>
    <style:style style:name="T257" style:family="text">
      <style:text-properties fo:font-style="normal" officeooo:rsid="023a6666" style:font-style-asian="normal" style:font-style-complex="normal"/>
    </style:style>
    <style:style style:name="T258" style:family="text">
      <style:text-properties fo:font-style="normal" officeooo:rsid="023b5d4d" style:font-style-asian="normal" style:font-style-complex="normal"/>
    </style:style>
    <style:style style:name="T259" style:family="text">
      <style:text-properties fo:font-style="normal" officeooo:rsid="023cc328" style:font-style-asian="normal" style:font-style-complex="normal"/>
    </style:style>
    <style:style style:name="T260" style:family="text">
      <style:text-properties fo:font-style="normal" officeooo:rsid="023df2ca" style:font-style-asian="normal" style:font-style-complex="normal"/>
    </style:style>
    <style:style style:name="T261" style:family="text">
      <style:text-properties fo:font-style="normal" officeooo:rsid="023fa9f4" style:font-style-asian="normal" style:font-style-complex="normal"/>
    </style:style>
    <style:style style:name="T262" style:family="text">
      <style:text-properties fo:font-style="normal" officeooo:rsid="0241711c" style:font-style-asian="normal" style:font-style-complex="normal"/>
    </style:style>
    <style:style style:name="T263" style:family="text">
      <style:text-properties fo:font-style="normal" officeooo:rsid="024308f8" style:font-style-asian="normal" style:font-style-complex="normal"/>
    </style:style>
    <style:style style:name="T264" style:family="text">
      <style:text-properties fo:font-style="normal" officeooo:rsid="02458b86" style:font-style-asian="normal" style:font-style-complex="normal"/>
    </style:style>
    <style:style style:name="T265" style:family="text">
      <style:text-properties fo:font-style="normal" officeooo:rsid="0245feee" style:font-style-asian="normal" style:font-style-complex="normal"/>
    </style:style>
    <style:style style:name="T266" style:family="text">
      <style:text-properties fo:font-style="normal" officeooo:rsid="02478449" style:font-style-asian="normal" style:font-style-complex="normal"/>
    </style:style>
    <style:style style:name="T267" style:family="text">
      <style:text-properties fo:font-style="normal" officeooo:rsid="0247db75" style:font-style-asian="normal" style:font-style-complex="normal"/>
    </style:style>
    <style:style style:name="T268" style:family="text">
      <style:text-properties fo:font-style="normal" officeooo:rsid="02486425" style:font-style-asian="normal" style:font-style-complex="normal"/>
    </style:style>
    <style:style style:name="T269" style:family="text">
      <style:text-properties fo:font-style="normal" officeooo:rsid="0248ff4b" style:font-style-asian="normal" style:font-style-complex="normal"/>
    </style:style>
    <style:style style:name="T270" style:family="text">
      <style:text-properties fo:font-style="normal" officeooo:rsid="024af498" style:font-style-asian="normal" style:font-style-complex="normal"/>
    </style:style>
    <style:style style:name="T271" style:family="text">
      <style:text-properties fo:font-style="normal" officeooo:rsid="024d3923" style:font-style-asian="normal" style:font-style-complex="normal"/>
    </style:style>
    <style:style style:name="T272" style:family="text">
      <style:text-properties fo:font-style="normal" officeooo:rsid="024e64cc" style:font-style-asian="normal" style:font-style-complex="normal"/>
    </style:style>
    <style:style style:name="T273" style:family="text">
      <style:text-properties fo:font-style="normal" officeooo:rsid="024f0929" style:font-style-asian="normal" style:font-style-complex="normal"/>
    </style:style>
    <style:style style:name="T274" style:family="text">
      <style:text-properties fo:font-style="normal" officeooo:rsid="0251005a" style:font-style-asian="normal" style:font-style-complex="normal"/>
    </style:style>
    <style:style style:name="T275" style:family="text">
      <style:text-properties fo:font-style="normal" officeooo:rsid="0252ec85" style:font-style-asian="normal" style:font-style-complex="normal"/>
    </style:style>
    <style:style style:name="T276" style:family="text">
      <style:text-properties fo:font-style="normal" officeooo:rsid="02538d73" style:font-style-asian="normal" style:font-style-complex="normal"/>
    </style:style>
    <style:style style:name="T277" style:family="text">
      <style:text-properties fo:font-style="normal" officeooo:rsid="0253b90d" style:font-style-asian="normal" style:font-style-complex="normal"/>
    </style:style>
    <style:style style:name="T278" style:family="text">
      <style:text-properties fo:font-style="normal" officeooo:rsid="02550640" style:font-style-asian="normal" style:font-style-complex="normal"/>
    </style:style>
    <style:style style:name="T279" style:family="text">
      <style:text-properties fo:font-style="normal" officeooo:rsid="02566222" style:font-style-asian="normal" style:font-style-complex="normal"/>
    </style:style>
    <style:style style:name="T280" style:family="text">
      <style:text-properties fo:font-style="normal" officeooo:rsid="0256d932" style:font-style-asian="normal" style:font-style-complex="normal"/>
    </style:style>
    <style:style style:name="T281" style:family="text">
      <style:text-properties fo:font-style="normal" officeooo:rsid="0257d347" style:font-style-asian="normal" style:font-style-complex="normal"/>
    </style:style>
    <style:style style:name="T282" style:family="text">
      <style:text-properties fo:font-style="normal" officeooo:rsid="0258104f" style:font-style-asian="normal" style:font-style-complex="normal"/>
    </style:style>
    <style:style style:name="T283" style:family="text">
      <style:text-properties fo:font-style="normal" officeooo:rsid="02585d5e" style:font-style-asian="normal" style:font-style-complex="normal"/>
    </style:style>
    <style:style style:name="T284" style:family="text">
      <style:text-properties fo:font-style="normal" officeooo:rsid="025a3469" style:font-style-asian="normal" style:font-style-complex="normal"/>
    </style:style>
    <style:style style:name="T285" style:family="text">
      <style:text-properties fo:font-style="normal" officeooo:rsid="025ba0fe" style:font-style-asian="normal" style:font-style-complex="normal"/>
    </style:style>
    <style:style style:name="T286" style:family="text">
      <style:text-properties fo:font-style="normal" officeooo:rsid="025cf2b7" style:font-style-asian="normal" style:font-style-complex="normal"/>
    </style:style>
    <style:style style:name="T287" style:family="text">
      <style:text-properties fo:font-style="normal" officeooo:rsid="025d647e" style:font-style-asian="normal" style:font-style-complex="normal"/>
    </style:style>
    <style:style style:name="T288" style:family="text">
      <style:text-properties fo:font-style="normal" officeooo:rsid="025dc6b1" style:font-style-asian="normal" style:font-style-complex="normal"/>
    </style:style>
    <style:style style:name="T289" style:family="text">
      <style:text-properties fo:font-style="normal" officeooo:rsid="025ebe95" style:font-style-asian="normal" style:font-style-complex="normal"/>
    </style:style>
    <style:style style:name="T290" style:family="text">
      <style:text-properties fo:font-style="normal" officeooo:rsid="026007d9" style:font-style-asian="normal" style:font-style-complex="normal"/>
    </style:style>
    <style:style style:name="T291" style:family="text">
      <style:text-properties fo:font-style="normal" officeooo:rsid="026029fd" style:font-style-asian="normal" style:font-style-complex="normal"/>
    </style:style>
    <style:style style:name="T292" style:family="text">
      <style:text-properties fo:font-style="normal" officeooo:rsid="02610287" style:font-style-asian="normal" style:font-style-complex="normal"/>
    </style:style>
    <style:style style:name="T293" style:family="text">
      <style:text-properties fo:font-style="normal" officeooo:rsid="02629d41" style:font-style-asian="normal" style:font-style-complex="normal"/>
    </style:style>
    <style:style style:name="T294" style:family="text">
      <style:text-properties fo:font-style="normal" officeooo:rsid="02642094" style:font-style-asian="normal" style:font-style-complex="normal"/>
    </style:style>
    <style:style style:name="T295" style:family="text">
      <style:text-properties fo:font-style="normal" officeooo:rsid="0265477c" style:font-style-asian="normal" style:font-style-complex="normal"/>
    </style:style>
    <style:style style:name="T296" style:family="text">
      <style:text-properties fo:font-style="normal" officeooo:rsid="026574b3" style:font-style-asian="normal" style:font-style-complex="normal"/>
    </style:style>
    <style:style style:name="T297" style:family="text">
      <style:text-properties fo:font-style="normal" officeooo:rsid="0266c4bf" style:font-style-asian="normal" style:font-style-complex="normal"/>
    </style:style>
    <style:style style:name="T298" style:family="text">
      <style:text-properties fo:font-style="normal" officeooo:rsid="02687aeb" style:font-style-asian="normal" style:font-style-complex="normal"/>
    </style:style>
    <style:style style:name="T299" style:family="text">
      <style:text-properties fo:font-style="normal" officeooo:rsid="0269e5c9" style:font-style-asian="normal" style:font-style-complex="normal"/>
    </style:style>
    <style:style style:name="T300" style:family="text">
      <style:text-properties fo:font-style="normal" officeooo:rsid="026af481" style:font-style-asian="normal" style:font-style-complex="normal"/>
    </style:style>
    <style:style style:name="T301" style:family="text">
      <style:text-properties fo:font-style="normal" officeooo:rsid="026b3b99" style:font-style-asian="normal" style:font-style-complex="normal"/>
    </style:style>
    <style:style style:name="T302" style:family="text">
      <style:text-properties fo:font-style="normal" officeooo:rsid="026c450d" style:font-style-asian="normal" style:font-style-complex="normal"/>
    </style:style>
    <style:style style:name="T303" style:family="text">
      <style:text-properties fo:font-style="normal" officeooo:rsid="026d4944" style:font-style-asian="normal" style:font-style-complex="normal"/>
    </style:style>
    <style:style style:name="T304" style:family="text">
      <style:text-properties fo:font-style="normal" officeooo:rsid="02708767" style:font-style-asian="normal" style:font-style-complex="normal"/>
    </style:style>
    <style:style style:name="T305" style:family="text">
      <style:text-properties fo:font-style="normal" officeooo:rsid="02713169" style:font-style-asian="normal" style:font-style-complex="normal"/>
    </style:style>
    <style:style style:name="T306" style:family="text">
      <style:text-properties fo:font-style="normal" officeooo:rsid="0271a5b6" style:font-style-asian="normal" style:font-style-complex="normal"/>
    </style:style>
    <style:style style:name="T307" style:family="text">
      <style:text-properties fo:font-style="normal" officeooo:rsid="02720667" style:font-style-asian="normal" style:font-style-complex="normal"/>
    </style:style>
    <style:style style:name="T308" style:family="text">
      <style:text-properties fo:font-style="normal" officeooo:rsid="02747809" style:font-style-asian="normal" style:font-style-complex="normal"/>
    </style:style>
    <style:style style:name="T309" style:family="text">
      <style:text-properties fo:font-style="normal" officeooo:rsid="0274b3f1" style:font-style-asian="normal" style:font-style-complex="normal"/>
    </style:style>
    <style:style style:name="T310" style:family="text">
      <style:text-properties fo:font-style="normal" officeooo:rsid="0274f207" style:font-style-asian="normal" style:font-style-complex="normal"/>
    </style:style>
    <style:style style:name="T311" style:family="text">
      <style:text-properties fo:font-style="normal" officeooo:rsid="0275792e" style:font-style-asian="normal" style:font-style-complex="normal"/>
    </style:style>
    <style:style style:name="T312" style:family="text">
      <style:text-properties fo:font-style="normal" officeooo:rsid="0276c216" style:font-style-asian="normal" style:font-style-complex="normal"/>
    </style:style>
    <style:style style:name="T313" style:family="text">
      <style:text-properties fo:font-style="normal" officeooo:rsid="027723c3" style:font-style-asian="normal" style:font-style-complex="normal"/>
    </style:style>
    <style:style style:name="T314" style:family="text">
      <style:text-properties fo:font-style="normal" officeooo:rsid="0277eb85" style:font-style-asian="normal" style:font-style-complex="normal"/>
    </style:style>
    <style:style style:name="T315" style:family="text">
      <style:text-properties fo:font-style="normal" officeooo:rsid="02791201" style:font-style-asian="normal" style:font-style-complex="normal"/>
    </style:style>
    <style:style style:name="T316" style:family="text">
      <style:text-properties fo:font-style="normal" officeooo:rsid="027a729b" style:font-style-asian="normal" style:font-style-complex="normal"/>
    </style:style>
    <style:style style:name="T317" style:family="text">
      <style:text-properties fo:font-style="normal" officeooo:rsid="027a9438" style:font-style-asian="normal" style:font-style-complex="normal"/>
    </style:style>
    <style:style style:name="T318" style:family="text">
      <style:text-properties fo:font-style="normal" officeooo:rsid="027c622a" style:font-style-asian="normal" style:font-style-complex="normal"/>
    </style:style>
    <style:style style:name="T319" style:family="text">
      <style:text-properties fo:font-style="normal" officeooo:rsid="027c9686" style:font-style-asian="normal" style:font-style-complex="normal"/>
    </style:style>
    <style:style style:name="T320" style:family="text">
      <style:text-properties fo:font-style="normal" officeooo:rsid="027e7bbd" style:font-style-asian="normal" style:font-style-complex="normal"/>
    </style:style>
    <style:style style:name="T321" style:family="text">
      <style:text-properties fo:font-style="normal" officeooo:rsid="02800787" style:font-style-asian="normal" style:font-style-complex="normal"/>
    </style:style>
    <style:style style:name="T322" style:family="text">
      <style:text-properties fo:font-style="normal" officeooo:rsid="02813390" style:font-style-asian="normal" style:font-style-complex="normal"/>
    </style:style>
    <style:style style:name="T323" style:family="text">
      <style:text-properties fo:font-style="normal" officeooo:rsid="0281a355" style:font-style-asian="normal" style:font-style-complex="normal"/>
    </style:style>
    <style:style style:name="T324" style:family="text">
      <style:text-properties fo:font-style="normal" officeooo:rsid="02835ec3" style:font-style-asian="normal" style:font-style-complex="normal"/>
    </style:style>
    <style:style style:name="T325" style:family="text">
      <style:text-properties fo:font-style="normal" officeooo:rsid="039a3595" style:font-style-asian="normal" style:font-style-complex="normal"/>
    </style:style>
    <style:style style:name="T326" style:family="text">
      <style:text-properties fo:font-style="normal" officeooo:rsid="039c1638" style:font-style-asian="normal" style:font-style-complex="normal"/>
    </style:style>
    <style:style style:name="T327" style:family="text">
      <style:text-properties fo:font-style="normal" officeooo:rsid="039e0b7a" style:font-style-asian="normal" style:font-style-complex="normal"/>
    </style:style>
    <style:style style:name="T328" style:family="text">
      <style:text-properties fo:font-style="normal" officeooo:rsid="03a00a32" style:font-style-asian="normal" style:font-style-complex="normal"/>
    </style:style>
    <style:style style:name="T329" style:family="text">
      <style:text-properties fo:font-style="normal" officeooo:rsid="03a0573a" style:font-style-asian="normal" style:font-style-complex="normal"/>
    </style:style>
    <style:style style:name="T330" style:family="text">
      <style:text-properties fo:font-style="normal" officeooo:rsid="03a22562" style:font-style-asian="normal" style:font-style-complex="normal"/>
    </style:style>
    <style:style style:name="T331" style:family="text">
      <style:text-properties fo:font-style="normal" officeooo:rsid="03a2823f" style:font-style-asian="normal" style:font-style-complex="normal"/>
    </style:style>
    <style:style style:name="T332" style:family="text">
      <style:text-properties fo:font-style="normal" officeooo:rsid="03a43373" style:font-style-asian="normal" style:font-style-complex="normal"/>
    </style:style>
    <style:style style:name="T333" style:family="text">
      <style:text-properties fo:font-style="normal" officeooo:rsid="03a57728" style:font-style-asian="normal" style:font-style-complex="normal"/>
    </style:style>
    <style:style style:name="T334" style:family="text">
      <style:text-properties fo:font-style="normal" officeooo:rsid="03a6c896" style:font-style-asian="normal" style:font-style-complex="normal"/>
    </style:style>
    <style:style style:name="T335" style:family="text">
      <style:text-properties fo:font-style="normal" officeooo:rsid="03a82089" style:font-style-asian="normal" style:font-style-complex="normal"/>
    </style:style>
    <style:style style:name="T336" style:family="text">
      <style:text-properties fo:font-style="normal" officeooo:rsid="03a9058f" style:font-style-asian="normal" style:font-style-complex="normal"/>
    </style:style>
    <style:style style:name="T337" style:family="text">
      <style:text-properties fo:font-style="normal" officeooo:rsid="03a978d9" style:font-style-asian="normal" style:font-style-complex="normal"/>
    </style:style>
    <style:style style:name="T338" style:family="text">
      <style:text-properties fo:font-style="normal" officeooo:rsid="03ab3f89" style:font-style-asian="normal" style:font-style-complex="normal"/>
    </style:style>
    <style:style style:name="T339" style:family="text">
      <style:text-properties fo:font-style="normal" officeooo:rsid="03abfb80" style:font-style-asian="normal" style:font-style-complex="normal"/>
    </style:style>
    <style:style style:name="T340" style:family="text">
      <style:text-properties fo:font-style="normal" officeooo:rsid="03ac0505" style:font-style-asian="normal" style:font-style-complex="normal"/>
    </style:style>
    <style:style style:name="T341" style:family="text">
      <style:text-properties fo:font-style="normal" officeooo:rsid="03adad87" style:font-style-asian="normal" style:font-style-complex="normal"/>
    </style:style>
    <style:style style:name="T342" style:family="text">
      <style:text-properties fo:font-style="normal" officeooo:rsid="03afa14f" style:font-style-asian="normal" style:font-style-complex="normal"/>
    </style:style>
    <style:style style:name="T343" style:family="text">
      <style:text-properties fo:font-style="normal" officeooo:rsid="03b18697" style:font-style-asian="normal" style:font-style-complex="normal"/>
    </style:style>
    <style:style style:name="T344" style:family="text">
      <style:text-properties fo:font-style="normal" officeooo:rsid="03b1a1c2" style:font-style-asian="normal" style:font-style-complex="normal"/>
    </style:style>
    <style:style style:name="T345" style:family="text">
      <style:text-properties fo:font-style="normal" officeooo:rsid="03b3293b" style:font-style-asian="normal" style:font-style-complex="normal"/>
    </style:style>
    <style:style style:name="T346" style:family="text">
      <style:text-properties fo:font-style="normal" officeooo:rsid="03b3d14d" style:font-style-asian="normal" style:font-style-complex="normal"/>
    </style:style>
    <style:style style:name="T347" style:family="text">
      <style:text-properties fo:font-style="normal" officeooo:rsid="03b4d97e" style:font-style-asian="normal" style:font-style-complex="normal"/>
    </style:style>
    <style:style style:name="T348" style:family="text">
      <style:text-properties fo:font-style="normal" officeooo:rsid="03b6157d" style:font-style-asian="normal" style:font-style-complex="normal"/>
    </style:style>
    <style:style style:name="T349" style:family="text">
      <style:text-properties fo:font-style="normal" officeooo:rsid="03b6f096" style:font-style-asian="normal" style:font-style-complex="normal"/>
    </style:style>
    <style:style style:name="T350" style:family="text">
      <style:text-properties fo:font-style="normal" officeooo:rsid="03b8b1bc" style:font-style-asian="normal" style:font-style-complex="normal"/>
    </style:style>
    <style:style style:name="T351" style:family="text">
      <style:text-properties fo:font-style="normal" officeooo:rsid="03ba26b7" style:font-style-asian="normal" style:font-style-complex="normal"/>
    </style:style>
    <style:style style:name="T352" style:family="text">
      <style:text-properties fo:font-style="normal" officeooo:rsid="03bb1f0a" style:font-style-asian="normal" style:font-style-complex="normal"/>
    </style:style>
    <style:style style:name="T353" style:family="text">
      <style:text-properties fo:font-style="normal" officeooo:rsid="03bcebcb" style:font-style-asian="normal" style:font-style-complex="normal"/>
    </style:style>
    <style:style style:name="T354" style:family="text">
      <style:text-properties fo:font-style="normal" officeooo:rsid="03d22c97" style:font-style-asian="normal" style:font-style-complex="normal"/>
    </style:style>
    <style:style style:name="T355" style:family="text">
      <style:text-properties fo:font-style="normal" officeooo:rsid="03c6e892" style:font-style-asian="normal" style:font-style-complex="normal"/>
    </style:style>
    <style:style style:name="T356" style:family="text">
      <style:text-properties fo:font-style="normal" officeooo:rsid="03d24971" style:font-style-asian="normal" style:font-style-complex="normal"/>
    </style:style>
    <style:style style:name="T357" style:family="text">
      <style:text-properties fo:font-style="normal" officeooo:rsid="03e2fa00" style:font-style-asian="normal" style:font-style-complex="normal"/>
    </style:style>
    <style:style style:name="T358" style:family="text">
      <style:text-properties fo:font-style="normal" officeooo:rsid="03e40d46" style:font-style-asian="normal" style:font-style-complex="normal"/>
    </style:style>
    <style:style style:name="T359" style:family="text">
      <style:text-properties fo:font-style="normal" officeooo:rsid="03e493d4" style:font-style-asian="normal" style:font-style-complex="normal"/>
    </style:style>
    <style:style style:name="T360" style:family="text">
      <style:text-properties fo:font-style="normal" officeooo:rsid="03e4b3fd" style:font-style-asian="normal" style:font-style-complex="normal"/>
    </style:style>
    <style:style style:name="T361" style:family="text">
      <style:text-properties fo:font-style="normal" officeooo:rsid="03e7349e" style:font-style-asian="normal" style:font-style-complex="normal"/>
    </style:style>
    <style:style style:name="T362" style:family="text">
      <style:text-properties fo:font-style="normal" officeooo:rsid="03e8fa57" style:font-style-asian="normal" style:font-style-complex="normal"/>
    </style:style>
    <style:style style:name="T363" style:family="text">
      <style:text-properties fo:font-style="normal" officeooo:rsid="03e8fc70" style:font-style-asian="normal" style:font-style-complex="normal"/>
    </style:style>
    <style:style style:name="T364" style:family="text">
      <style:text-properties fo:font-style="normal" officeooo:rsid="03e8fe3e" style:font-style-asian="normal" style:font-style-complex="normal"/>
    </style:style>
    <style:style style:name="T365" style:family="text">
      <style:text-properties fo:font-style="normal" officeooo:rsid="03ea5114" style:font-style-asian="normal" style:font-style-complex="normal"/>
    </style:style>
    <style:style style:name="T366" style:family="text">
      <style:text-properties fo:font-style="normal" officeooo:rsid="03ec1b53" style:font-style-asian="normal" style:font-style-complex="normal"/>
    </style:style>
    <style:style style:name="T367" style:family="text">
      <style:text-properties fo:font-style="normal" officeooo:rsid="04c1e21e" style:font-style-asian="normal" style:font-style-complex="normal"/>
    </style:style>
    <style:style style:name="T368" style:family="text">
      <style:text-properties fo:font-style="normal" officeooo:rsid="04c21749" style:font-style-asian="normal" style:font-style-complex="normal"/>
    </style:style>
    <style:style style:name="T369" style:family="text">
      <style:text-properties fo:font-style="normal" officeooo:rsid="04c27748" style:font-style-asian="normal" style:font-style-complex="normal"/>
    </style:style>
    <style:style style:name="T370" style:family="text">
      <style:text-properties fo:font-style="normal" officeooo:rsid="04c46124" style:font-style-asian="normal" style:font-style-complex="normal"/>
    </style:style>
    <style:style style:name="T371" style:family="text">
      <style:text-properties fo:font-style="normal" officeooo:rsid="04c5ca6e" style:font-style-asian="normal" style:font-style-complex="normal"/>
    </style:style>
    <style:style style:name="T372" style:family="text">
      <style:text-properties fo:font-style="normal" officeooo:rsid="04c71180" style:font-style-asian="normal" style:font-style-complex="normal"/>
    </style:style>
    <style:style style:name="T373" style:family="text">
      <style:text-properties fo:font-style="normal" officeooo:rsid="04c87949" style:font-style-asian="normal" style:font-style-complex="normal"/>
    </style:style>
    <style:style style:name="T374" style:family="text">
      <style:text-properties fo:font-style="normal" officeooo:rsid="04c8e23f" style:font-style-asian="normal" style:font-style-complex="normal"/>
    </style:style>
    <style:style style:name="T375" style:family="text">
      <style:text-properties fo:font-style="normal" officeooo:rsid="04c939e5" style:font-style-asian="normal" style:font-style-complex="normal"/>
    </style:style>
    <style:style style:name="T376" style:family="text">
      <style:text-properties fo:font-style="normal" officeooo:rsid="04c95ebc" style:font-style-asian="normal" style:font-style-complex="normal"/>
    </style:style>
    <style:style style:name="T377" style:family="text">
      <style:text-properties fo:font-style="normal" officeooo:rsid="04ca32de" style:font-style-asian="normal" style:font-style-complex="normal"/>
    </style:style>
    <style:style style:name="T378" style:family="text">
      <style:text-properties fo:font-style="normal" officeooo:rsid="04cbf729" style:font-style-asian="normal" style:font-style-complex="normal"/>
    </style:style>
    <style:style style:name="T379" style:family="text">
      <style:text-properties fo:font-style="normal" officeooo:rsid="04cc8b97" style:font-style-asian="normal" style:font-style-complex="normal"/>
    </style:style>
    <style:style style:name="T380" style:family="text">
      <style:text-properties fo:font-style="normal" officeooo:rsid="04cd76ba" style:font-style-asian="normal" style:font-style-complex="normal"/>
    </style:style>
    <style:style style:name="T381" style:family="text">
      <style:text-properties fo:font-style="normal" officeooo:rsid="04ce1a83" style:font-style-asian="normal" style:font-style-complex="normal"/>
    </style:style>
    <style:style style:name="T382" style:family="text">
      <style:text-properties fo:font-style="normal" officeooo:rsid="04ce3052" style:font-style-asian="normal" style:font-style-complex="normal"/>
    </style:style>
    <style:style style:name="T383" style:family="text">
      <style:text-properties fo:font-style="normal" officeooo:rsid="04cf3bd1" style:font-style-asian="normal" style:font-style-complex="normal"/>
    </style:style>
    <style:style style:name="T384" style:family="text">
      <style:text-properties fo:font-style="normal" officeooo:rsid="04d05ace" style:font-style-asian="normal" style:font-style-complex="normal"/>
    </style:style>
    <style:style style:name="T385" style:family="text">
      <style:text-properties fo:font-style="normal" officeooo:rsid="04d0e250" style:font-style-asian="normal" style:font-style-complex="normal"/>
    </style:style>
    <style:style style:name="T386" style:family="text">
      <style:text-properties fo:font-style="normal" officeooo:rsid="04d224a5" style:font-style-asian="normal" style:font-style-complex="normal"/>
    </style:style>
    <style:style style:name="T387" style:family="text">
      <style:text-properties fo:font-style="normal" officeooo:rsid="04d32a8b" style:font-style-asian="normal" style:font-style-complex="normal"/>
    </style:style>
    <style:style style:name="T388" style:family="text">
      <style:text-properties fo:font-style="normal" officeooo:rsid="04d4563c" style:font-style-asian="normal" style:font-style-complex="normal"/>
    </style:style>
    <style:style style:name="T389" style:family="text">
      <style:text-properties fo:font-style="normal" officeooo:rsid="04d5b316" style:font-style-asian="normal" style:font-style-complex="normal"/>
    </style:style>
    <style:style style:name="T390" style:family="text">
      <style:text-properties fo:font-style="normal" officeooo:rsid="04d76ba7" style:font-style-asian="normal" style:font-style-complex="normal"/>
    </style:style>
    <style:style style:name="T391" style:family="text">
      <style:text-properties fo:font-style="normal" officeooo:rsid="04d96b23" style:font-style-asian="normal" style:font-style-complex="normal"/>
    </style:style>
    <style:style style:name="T392" style:family="text">
      <style:text-properties fo:font-style="normal" officeooo:rsid="04da7a0b" style:font-style-asian="normal" style:font-style-complex="normal"/>
    </style:style>
    <style:style style:name="T393" style:family="text">
      <style:text-properties fo:font-style="normal" officeooo:rsid="04db3abd" style:font-style-asian="normal" style:font-style-complex="normal"/>
    </style:style>
    <style:style style:name="T394" style:family="text">
      <style:text-properties fo:font-style="normal" officeooo:rsid="04dd1a9c" style:font-style-asian="normal" style:font-style-complex="normal"/>
    </style:style>
    <style:style style:name="T395" style:family="text">
      <style:text-properties fo:font-style="normal" officeooo:rsid="04ddfe91" style:font-style-asian="normal" style:font-style-complex="normal"/>
    </style:style>
    <style:style style:name="T396" style:family="text">
      <style:text-properties fo:font-style="normal" officeooo:rsid="04de0c61" style:font-style-asian="normal" style:font-style-complex="normal"/>
    </style:style>
    <style:style style:name="T397" style:family="text">
      <style:text-properties fo:font-style="normal" officeooo:rsid="04df360f" style:font-style-asian="normal" style:font-style-complex="normal"/>
    </style:style>
    <style:style style:name="T398" style:family="text">
      <style:text-properties fo:font-style="normal" officeooo:rsid="04e0c69d" style:font-style-asian="normal" style:font-style-complex="normal"/>
    </style:style>
    <style:style style:name="T399" style:family="text">
      <style:text-properties fo:font-style="normal" officeooo:rsid="04e0f584" style:font-style-asian="normal" style:font-style-complex="normal"/>
    </style:style>
    <style:style style:name="T400" style:family="text">
      <style:text-properties fo:font-style="normal" officeooo:rsid="04e29972" style:font-style-asian="normal" style:font-style-complex="normal"/>
    </style:style>
    <style:style style:name="T401" style:family="text">
      <style:text-properties fo:font-style="normal" officeooo:rsid="04e2c0c0" style:font-style-asian="normal" style:font-style-complex="normal"/>
    </style:style>
    <style:style style:name="T402" style:family="text">
      <style:text-properties fo:font-style="normal" officeooo:rsid="04e485c0" style:font-style-asian="normal" style:font-style-complex="normal"/>
    </style:style>
    <style:style style:name="T403" style:family="text">
      <style:text-properties fo:font-style="normal" officeooo:rsid="04e4ba5b" style:font-style-asian="normal" style:font-style-complex="normal"/>
    </style:style>
    <style:style style:name="T404" style:family="text">
      <style:text-properties fo:font-style="normal" officeooo:rsid="04e65ab9" style:font-style-asian="normal" style:font-style-complex="normal"/>
    </style:style>
    <style:style style:name="T405" style:family="text">
      <style:text-properties fo:font-style="normal" officeooo:rsid="04e763c9" style:font-style-asian="normal" style:font-style-complex="normal"/>
    </style:style>
    <style:style style:name="T406" style:family="text">
      <style:text-properties fo:font-style="normal" officeooo:rsid="04e829a7" style:font-style-asian="normal" style:font-style-complex="normal"/>
    </style:style>
    <style:style style:name="T407" style:family="text">
      <style:text-properties fo:font-style="normal" officeooo:rsid="04e96ba4" style:font-style-asian="normal" style:font-style-complex="normal"/>
    </style:style>
    <style:style style:name="T408" style:family="text">
      <style:text-properties fo:font-style="normal" officeooo:rsid="04ea75da" style:font-style-asian="normal" style:font-style-complex="normal"/>
    </style:style>
    <style:style style:name="T409" style:family="text">
      <style:text-properties fo:font-style="normal" officeooo:rsid="04ec4889" style:font-style-asian="normal" style:font-style-complex="normal"/>
    </style:style>
    <style:style style:name="T410" style:family="text">
      <style:text-properties fo:font-style="normal" officeooo:rsid="04ee35f5" style:font-style-asian="normal" style:font-style-complex="normal"/>
    </style:style>
    <style:style style:name="T411" style:family="text">
      <style:text-properties fo:font-style="normal" officeooo:rsid="04ef6a38" style:font-style-asian="normal" style:font-style-complex="normal"/>
    </style:style>
    <style:style style:name="T412" style:family="text">
      <style:text-properties fo:font-style="normal" officeooo:rsid="050c744e" style:font-style-asian="normal" style:font-style-complex="normal"/>
    </style:style>
    <style:style style:name="T413" style:family="text">
      <style:text-properties fo:font-style="normal" officeooo:rsid="050cd6a4" style:font-style-asian="normal" style:font-style-complex="normal"/>
    </style:style>
    <style:style style:name="T414" style:family="text">
      <style:text-properties fo:font-style="normal" officeooo:rsid="050e6f6c" style:font-style-asian="normal" style:font-style-complex="normal"/>
    </style:style>
    <style:style style:name="T415" style:family="text">
      <style:text-properties fo:font-style="normal" officeooo:rsid="050ecde5" style:font-style-asian="normal" style:font-style-complex="normal"/>
    </style:style>
    <style:style style:name="T416" style:family="text">
      <style:text-properties fo:font-style="normal" officeooo:rsid="0510a190" style:font-style-asian="normal" style:font-style-complex="normal"/>
    </style:style>
    <style:style style:name="T417" style:family="text">
      <style:text-properties fo:font-style="normal" officeooo:rsid="0510e5f1" style:font-style-asian="normal" style:font-style-complex="normal"/>
    </style:style>
    <style:style style:name="T418" style:family="text">
      <style:text-properties fo:font-style="normal" officeooo:rsid="051237ca" style:font-style-asian="normal" style:font-style-complex="normal"/>
    </style:style>
    <style:style style:name="T419" style:family="text">
      <style:text-properties fo:font-style="normal" officeooo:rsid="05125f20" style:font-style-asian="normal" style:font-style-complex="normal"/>
    </style:style>
    <style:style style:name="T420" style:family="text">
      <style:text-properties fo:font-style="normal" officeooo:rsid="0512725a" style:font-style-asian="normal" style:font-style-complex="normal"/>
    </style:style>
    <style:style style:name="T421" style:family="text">
      <style:text-properties fo:font-style="normal" officeooo:rsid="0513e602" style:font-style-asian="normal" style:font-style-complex="normal"/>
    </style:style>
    <style:style style:name="T422" style:family="text">
      <style:text-properties fo:font-style="normal" officeooo:rsid="05156a7d" style:font-style-asian="normal" style:font-style-complex="normal"/>
    </style:style>
    <style:style style:name="T423" style:family="text">
      <style:text-properties fo:font-style="normal" officeooo:rsid="059677a8" style:font-style-asian="normal" style:font-style-complex="normal"/>
    </style:style>
    <style:style style:name="T424" style:family="text">
      <style:text-properties fo:font-style="normal" officeooo:rsid="05980c00" style:font-style-asian="normal" style:font-style-complex="normal"/>
    </style:style>
    <style:style style:name="T425" style:family="text">
      <style:text-properties fo:font-style="normal" officeooo:rsid="05982546" style:font-style-asian="normal" style:font-style-complex="normal"/>
    </style:style>
    <style:style style:name="T426" style:family="text">
      <style:text-properties fo:font-style="normal" officeooo:rsid="0599fa2e" style:font-style-asian="normal" style:font-style-complex="normal"/>
    </style:style>
    <style:style style:name="T427" style:family="text">
      <style:text-properties fo:font-style="normal" officeooo:rsid="059ab714" style:font-style-asian="normal" style:font-style-complex="normal"/>
    </style:style>
    <style:style style:name="T428" style:family="text">
      <style:text-properties fo:font-style="normal" officeooo:rsid="059b3d8f" style:font-style-asian="normal" style:font-style-complex="normal"/>
    </style:style>
    <style:style style:name="T429" style:family="text">
      <style:text-properties fo:font-style="normal" officeooo:rsid="059b5714" style:font-style-asian="normal" style:font-style-complex="normal"/>
    </style:style>
    <style:style style:name="T430" style:family="text">
      <style:text-properties fo:font-style="normal" officeooo:rsid="059cb610" style:font-style-asian="normal" style:font-style-complex="normal"/>
    </style:style>
    <style:style style:name="T431" style:family="text">
      <style:text-properties fo:font-style="normal" officeooo:rsid="059dad2b" style:font-style-asian="normal" style:font-style-complex="normal"/>
    </style:style>
    <style:style style:name="T432" style:family="text">
      <style:text-properties fo:font-style="normal" officeooo:rsid="059eadac" style:font-style-asian="normal" style:font-style-complex="normal"/>
    </style:style>
    <style:style style:name="T433" style:family="text">
      <style:text-properties fo:font-style="normal" officeooo:rsid="05a03d42" style:font-style-asian="normal" style:font-style-complex="normal"/>
    </style:style>
    <style:style style:name="T434" style:family="text">
      <style:text-properties fo:font-style="normal" officeooo:rsid="05a14e62" style:font-style-asian="normal" style:font-style-complex="normal"/>
    </style:style>
    <style:style style:name="T435" style:family="text">
      <style:text-properties fo:font-style="normal" officeooo:rsid="05a20fd0" style:font-style-asian="normal" style:font-style-complex="normal"/>
    </style:style>
    <style:style style:name="T436" style:family="text">
      <style:text-properties fo:font-style="normal" officeooo:rsid="05a34d00" style:font-style-asian="normal" style:font-style-complex="normal"/>
    </style:style>
    <style:style style:name="T437" style:family="text">
      <style:text-properties fo:font-style="normal" officeooo:rsid="05a3d095" style:font-style-asian="normal" style:font-style-complex="normal"/>
    </style:style>
    <style:style style:name="T438" style:family="text">
      <style:text-properties fo:font-style="normal" officeooo:rsid="05a69e57" style:font-style-asian="normal" style:font-style-complex="normal"/>
    </style:style>
    <style:style style:name="T439" style:family="text">
      <style:text-properties fo:font-style="normal" officeooo:rsid="05a6de75" style:font-style-asian="normal" style:font-style-complex="normal"/>
    </style:style>
    <style:style style:name="T440" style:family="text">
      <style:text-properties fo:font-style="normal" officeooo:rsid="05a85e70" style:font-style-asian="normal" style:font-style-complex="normal"/>
    </style:style>
    <style:style style:name="T441" style:family="text">
      <style:text-properties fo:font-style="normal" officeooo:rsid="05a9ab37" style:font-style-asian="normal" style:font-style-complex="normal"/>
    </style:style>
    <style:style style:name="T442" style:family="text">
      <style:text-properties fo:font-style="normal" officeooo:rsid="05ab69dc" style:font-style-asian="normal" style:font-style-complex="normal"/>
    </style:style>
    <style:style style:name="T443" style:family="text">
      <style:text-properties fo:font-style="normal" officeooo:rsid="05ad5e2b" style:font-style-asian="normal" style:font-style-complex="normal"/>
    </style:style>
    <style:style style:name="T444" style:family="text">
      <style:text-properties fo:font-style="normal" officeooo:rsid="05ae798e" style:font-style-asian="normal" style:font-style-complex="normal"/>
    </style:style>
    <style:style style:name="T445" style:family="text">
      <style:text-properties fo:font-style="normal" officeooo:rsid="05af7869" style:font-style-asian="normal" style:font-style-complex="normal"/>
    </style:style>
    <style:style style:name="T446" style:family="text">
      <style:text-properties fo:font-style="normal" officeooo:rsid="05b09df6" style:font-style-asian="normal" style:font-style-complex="normal"/>
    </style:style>
    <style:style style:name="T447" style:family="text">
      <style:text-properties fo:font-style="normal" officeooo:rsid="05b14250" style:font-style-asian="normal" style:font-style-complex="normal"/>
    </style:style>
    <style:style style:name="T448" style:family="text">
      <style:text-properties fo:font-style="normal" officeooo:rsid="05b2f5f6" style:font-style-asian="normal" style:font-style-complex="normal"/>
    </style:style>
    <style:style style:name="T449" style:family="text">
      <style:text-properties fo:font-style="normal" officeooo:rsid="05b3b25e" style:font-style-asian="normal" style:font-style-complex="normal"/>
    </style:style>
    <style:style style:name="T450" style:family="text">
      <style:text-properties fo:font-style="normal" officeooo:rsid="05b57540" style:font-style-asian="normal" style:font-style-complex="normal"/>
    </style:style>
    <style:style style:name="T451" style:family="text">
      <style:text-properties fo:font-style="normal" officeooo:rsid="05b5d28d" style:font-style-asian="normal" style:font-style-complex="normal"/>
    </style:style>
    <style:style style:name="T452" style:family="text">
      <style:text-properties fo:font-style="normal" officeooo:rsid="05b72540" style:font-style-asian="normal" style:font-style-complex="normal"/>
    </style:style>
    <style:style style:name="T453" style:family="text">
      <style:text-properties fo:font-style="normal" officeooo:rsid="05b9392f" style:font-style-asian="normal" style:font-style-complex="normal"/>
    </style:style>
    <style:style style:name="T454" style:family="text">
      <style:text-properties fo:font-style="normal" officeooo:rsid="05bacb99" style:font-style-asian="normal" style:font-style-complex="normal"/>
    </style:style>
    <style:style style:name="T455" style:family="text">
      <style:text-properties fo:font-style="normal" officeooo:rsid="05bb0ce8" style:font-style-asian="normal" style:font-style-complex="normal"/>
    </style:style>
    <style:style style:name="T456" style:family="text">
      <style:text-properties fo:font-style="normal" officeooo:rsid="05bb7910" style:font-style-asian="normal" style:font-style-complex="normal"/>
    </style:style>
    <style:style style:name="T457" style:family="text">
      <style:text-properties fo:font-style="normal" officeooo:rsid="05bc7bbb" style:font-style-asian="normal" style:font-style-complex="normal"/>
    </style:style>
    <style:style style:name="T458" style:family="text">
      <style:text-properties fo:font-style="normal" officeooo:rsid="05bd0e03" style:font-style-asian="normal" style:font-style-complex="normal"/>
    </style:style>
    <style:style style:name="T459" style:family="text">
      <style:text-properties fo:font-style="normal" officeooo:rsid="05bdb749" style:font-style-asian="normal" style:font-style-complex="normal"/>
    </style:style>
    <style:style style:name="T460" style:family="text">
      <style:text-properties fo:font-style="normal" officeooo:rsid="05bed226" style:font-style-asian="normal" style:font-style-complex="normal"/>
    </style:style>
    <style:style style:name="T461" style:family="text">
      <style:text-properties fo:font-style="normal" officeooo:rsid="05bedcf7" style:font-style-asian="normal" style:font-style-complex="normal"/>
    </style:style>
    <style:style style:name="T462" style:family="text">
      <style:text-properties fo:font-style="normal" officeooo:rsid="05bf5f29" style:font-style-asian="normal" style:font-style-complex="normal"/>
    </style:style>
    <style:style style:name="T463" style:family="text">
      <style:text-properties fo:font-style="normal" officeooo:rsid="05c0a74f" style:font-style-asian="normal" style:font-style-complex="normal"/>
    </style:style>
    <style:style style:name="T464" style:family="text">
      <style:text-properties fo:font-style="normal" officeooo:rsid="05c0b67b" style:font-style-asian="normal" style:font-style-complex="normal"/>
    </style:style>
    <style:style style:name="T465" style:family="text">
      <style:text-properties fo:font-style="normal" officeooo:rsid="05c29ab9" style:font-style-asian="normal" style:font-style-complex="normal"/>
    </style:style>
    <style:style style:name="T466" style:family="text">
      <style:text-properties fo:font-style="normal" officeooo:rsid="05c4967a" style:font-style-asian="normal" style:font-style-complex="normal"/>
    </style:style>
    <style:style style:name="T467" style:family="text">
      <style:text-properties fo:font-style="normal" officeooo:rsid="05c4b461" style:font-style-asian="normal" style:font-style-complex="normal"/>
    </style:style>
    <style:style style:name="T468" style:family="text">
      <style:text-properties fo:font-style="normal" officeooo:rsid="05c52008" style:font-style-asian="normal" style:font-style-complex="normal"/>
    </style:style>
    <style:style style:name="T469" style:family="text">
      <style:text-properties fo:font-style="normal" officeooo:rsid="05c658ed" style:font-style-asian="normal" style:font-style-complex="normal"/>
    </style:style>
    <style:style style:name="T470" style:family="text">
      <style:text-properties fo:font-style="normal" officeooo:rsid="05c7ea1a" style:font-style-asian="normal" style:font-style-complex="normal"/>
    </style:style>
    <style:style style:name="T471" style:family="text">
      <style:text-properties fo:font-style="normal" officeooo:rsid="05c8d88c" style:font-style-asian="normal" style:font-style-complex="normal"/>
    </style:style>
    <style:style style:name="T472" style:family="text">
      <style:text-properties fo:font-style="normal" officeooo:rsid="05ca944e" style:font-style-asian="normal" style:font-style-complex="normal"/>
    </style:style>
    <style:style style:name="T473" style:family="text">
      <style:text-properties fo:font-style="normal" officeooo:rsid="05cabced" style:font-style-asian="normal" style:font-style-complex="normal"/>
    </style:style>
    <style:style style:name="T474" style:family="text">
      <style:text-properties fo:font-style="normal" officeooo:rsid="05cc7d8d" style:font-style-asian="normal" style:font-style-complex="normal"/>
    </style:style>
    <style:style style:name="T475" style:family="text">
      <style:text-properties fo:font-style="normal" officeooo:rsid="05cdd045" style:font-style-asian="normal" style:font-style-complex="normal"/>
    </style:style>
    <style:style style:name="T476" style:family="text">
      <style:text-properties fo:font-style="normal" officeooo:rsid="05ce804a" style:font-style-asian="normal" style:font-style-complex="normal"/>
    </style:style>
    <style:style style:name="T477" style:family="text">
      <style:text-properties fo:font-style="normal" officeooo:rsid="05cf4bc7" style:font-style-asian="normal" style:font-style-complex="normal"/>
    </style:style>
    <style:style style:name="T478" style:family="text">
      <style:text-properties fo:font-style="normal" officeooo:rsid="05cff4a2" style:font-style-asian="normal" style:font-style-complex="normal"/>
    </style:style>
    <style:style style:name="T479" style:family="text">
      <style:text-properties fo:font-style="normal" officeooo:rsid="05d12604" style:font-style-asian="normal" style:font-style-complex="normal"/>
    </style:style>
    <style:style style:name="T480" style:family="text">
      <style:text-properties fo:font-style="normal" officeooo:rsid="05d1a48e" style:font-style-asian="normal" style:font-style-complex="normal"/>
    </style:style>
    <style:style style:name="T481" style:family="text">
      <style:text-properties fo:font-style="normal" officeooo:rsid="05d1c26c" style:font-style-asian="normal" style:font-style-complex="normal"/>
    </style:style>
    <style:style style:name="T482" style:family="text">
      <style:text-properties fo:font-style="normal" officeooo:rsid="05d20c69" style:font-style-asian="normal" style:font-style-complex="normal"/>
    </style:style>
    <style:style style:name="T483" style:family="text">
      <style:text-properties fo:font-style="normal" officeooo:rsid="05d31faf" style:font-style-asian="normal" style:font-style-complex="normal"/>
    </style:style>
    <style:style style:name="T484" style:family="text">
      <style:text-properties fo:font-style="normal" officeooo:rsid="05d35f23" style:font-style-asian="normal" style:font-style-complex="normal"/>
    </style:style>
    <style:style style:name="T485" style:family="text">
      <style:text-properties fo:font-style="normal" officeooo:rsid="05d52c1d" style:font-style-asian="normal" style:font-style-complex="normal"/>
    </style:style>
    <style:style style:name="T486" style:family="text">
      <style:text-properties fo:font-style="normal" officeooo:rsid="05d6c9ca" style:font-style-asian="normal" style:font-style-complex="normal"/>
    </style:style>
    <style:style style:name="T487" style:family="text">
      <style:text-properties fo:font-style="normal" officeooo:rsid="05d7d505" style:font-style-asian="normal" style:font-style-complex="normal"/>
    </style:style>
    <style:style style:name="T488" style:family="text">
      <style:text-properties fo:font-style="normal" officeooo:rsid="05d80498" style:font-style-asian="normal" style:font-style-complex="normal"/>
    </style:style>
    <style:style style:name="T489" style:family="text">
      <style:text-properties fo:font-style="normal" officeooo:rsid="05d94738" style:font-style-asian="normal" style:font-style-complex="normal"/>
    </style:style>
    <style:style style:name="T490" style:family="text">
      <style:text-properties fo:font-style="normal" officeooo:rsid="05dacc44" style:font-style-asian="normal" style:font-style-complex="normal"/>
    </style:style>
    <style:style style:name="T491" style:family="text">
      <style:text-properties fo:font-style="normal" officeooo:rsid="05dae861" style:font-style-asian="normal" style:font-style-complex="normal"/>
    </style:style>
    <style:style style:name="T492" style:family="text">
      <style:text-properties fo:font-style="normal" officeooo:rsid="05dc7859" style:font-style-asian="normal" style:font-style-complex="normal"/>
    </style:style>
    <style:style style:name="T493" style:family="text">
      <style:text-properties fo:font-style="normal" officeooo:rsid="05de5a95" style:font-style-asian="normal" style:font-style-complex="normal"/>
    </style:style>
    <style:style style:name="T494" style:family="text">
      <style:text-properties fo:font-style="normal" officeooo:rsid="05df07e2" style:font-style-asian="normal" style:font-style-complex="normal"/>
    </style:style>
    <style:style style:name="T495" style:family="text">
      <style:text-properties fo:font-style="normal" officeooo:rsid="05df7b81" style:font-style-asian="normal" style:font-style-complex="normal"/>
    </style:style>
    <style:style style:name="T496" style:family="text">
      <style:text-properties fo:font-style="normal" officeooo:rsid="05dff4b1" style:font-style-asian="normal" style:font-style-complex="normal"/>
    </style:style>
    <style:style style:name="T497" style:family="text">
      <style:text-properties fo:font-style="normal" officeooo:rsid="05e0feb5" style:font-style-asian="normal" style:font-style-complex="normal"/>
    </style:style>
    <style:style style:name="T498" style:family="text">
      <style:text-properties fo:font-style="normal" officeooo:rsid="05e13d0a" style:font-style-asian="normal" style:font-style-complex="normal"/>
    </style:style>
    <style:style style:name="T499" style:family="text">
      <style:text-properties fo:font-style="normal" officeooo:rsid="05e16c7b" style:font-style-asian="normal" style:font-style-complex="normal"/>
    </style:style>
    <style:style style:name="T500" style:family="text">
      <style:text-properties fo:font-style="normal" officeooo:rsid="05e2a57d" style:font-style-asian="normal" style:font-style-complex="normal"/>
    </style:style>
    <style:style style:name="T501" style:family="text">
      <style:text-properties fo:font-style="normal" officeooo:rsid="05e3d0aa" style:font-style-asian="normal" style:font-style-complex="normal"/>
    </style:style>
    <style:style style:name="T502" style:family="text">
      <style:text-properties fo:font-style="normal" officeooo:rsid="05e47207" style:font-style-asian="normal" style:font-style-complex="normal"/>
    </style:style>
    <style:style style:name="T503" style:family="text">
      <style:text-properties fo:font-style="normal" officeooo:rsid="05e62aa0" style:font-style-asian="normal" style:font-style-complex="normal"/>
    </style:style>
    <style:style style:name="T504" style:family="text">
      <style:text-properties fo:font-style="normal" officeooo:rsid="05e79957" style:font-style-asian="normal" style:font-style-complex="normal"/>
    </style:style>
    <style:style style:name="T505" style:family="text">
      <style:text-properties fo:font-style="normal" officeooo:rsid="05e7cc16" style:font-style-asian="normal" style:font-style-complex="normal"/>
    </style:style>
    <style:style style:name="T506" style:family="text">
      <style:text-properties fo:font-style="normal" officeooo:rsid="05e92e1d" style:font-style-asian="normal" style:font-style-complex="normal"/>
    </style:style>
    <style:style style:name="T507" style:family="text">
      <style:text-properties fo:font-style="normal" officeooo:rsid="05eaff2e" style:font-style-asian="normal" style:font-style-complex="normal"/>
    </style:style>
    <style:style style:name="T508" style:family="text">
      <style:text-properties fo:font-style="normal" officeooo:rsid="05ec6c34" style:font-style-asian="normal" style:font-style-complex="normal"/>
    </style:style>
    <style:style style:name="T509" style:family="text">
      <style:text-properties fo:font-style="normal" officeooo:rsid="05ed62e3" style:font-style-asian="normal" style:font-style-complex="normal"/>
    </style:style>
    <style:style style:name="T510" style:family="text">
      <style:text-properties fo:font-style="normal" officeooo:rsid="05eea832" style:font-style-asian="normal" style:font-style-complex="normal"/>
    </style:style>
    <style:style style:name="T511" style:family="text">
      <style:text-properties fo:font-style="normal" officeooo:rsid="05eec30f" style:font-style-asian="normal" style:font-style-complex="normal"/>
    </style:style>
    <style:style style:name="T512" style:family="text">
      <style:text-properties fo:font-style="normal" officeooo:rsid="05f07269" style:font-style-asian="normal" style:font-style-complex="normal"/>
    </style:style>
    <style:style style:name="T513" style:family="text">
      <style:text-properties fo:font-style="normal" officeooo:rsid="05f21e9b" style:font-style-asian="normal" style:font-style-complex="normal"/>
    </style:style>
    <style:style style:name="T514" style:family="text">
      <style:text-properties fo:font-style="normal" officeooo:rsid="05f3b95a" style:font-style-asian="normal" style:font-style-complex="normal"/>
    </style:style>
    <style:style style:name="T515" style:family="text">
      <style:text-properties fo:font-style="normal" officeooo:rsid="05f4bf9b" style:font-style-asian="normal" style:font-style-complex="normal"/>
    </style:style>
    <style:style style:name="T516" style:family="text">
      <style:text-properties fo:font-style="normal" officeooo:rsid="05f512ba" style:font-style-asian="normal" style:font-style-complex="normal"/>
    </style:style>
    <style:style style:name="T517" style:family="text">
      <style:text-properties fo:font-style="normal" officeooo:rsid="05f618e0" style:font-style-asian="normal" style:font-style-complex="normal"/>
    </style:style>
    <style:style style:name="T518" style:family="text">
      <style:text-properties fo:font-style="normal" officeooo:rsid="05f7da5a" style:font-style-asian="normal" style:font-style-complex="normal"/>
    </style:style>
    <style:style style:name="T519" style:family="text">
      <style:text-properties fo:font-style="normal" officeooo:rsid="05f9b123" style:font-style-asian="normal" style:font-style-complex="normal"/>
    </style:style>
    <style:style style:name="T520" style:family="text">
      <style:text-properties fo:font-style="normal" officeooo:rsid="05fa28da" style:font-style-asian="normal" style:font-style-complex="normal"/>
    </style:style>
    <style:style style:name="T521" style:family="text">
      <style:text-properties fo:font-style="normal" officeooo:rsid="05fb0f46" style:font-style-asian="normal" style:font-style-complex="normal"/>
    </style:style>
    <style:style style:name="T522" style:family="text">
      <style:text-properties fo:font-style="normal" officeooo:rsid="05fbb574" style:font-style-asian="normal" style:font-style-complex="normal"/>
    </style:style>
    <style:style style:name="T523" style:family="text">
      <style:text-properties fo:font-style="normal" officeooo:rsid="05fd1245" style:font-style-asian="normal" style:font-style-complex="normal"/>
    </style:style>
    <style:style style:name="T524" style:family="text">
      <style:text-properties fo:font-style="normal" officeooo:rsid="05fd7b8a" style:font-style-asian="normal" style:font-style-complex="normal"/>
    </style:style>
    <style:style style:name="T525" style:family="text">
      <style:text-properties fo:font-style="normal" officeooo:rsid="05fe5d2f" style:font-style-asian="normal" style:font-style-complex="normal"/>
    </style:style>
    <style:style style:name="T526" style:family="text">
      <style:text-properties fo:font-style="normal" officeooo:rsid="05ff9d56" style:font-style-asian="normal" style:font-style-complex="normal"/>
    </style:style>
    <style:style style:name="T527" style:family="text">
      <style:text-properties fo:font-style="normal" fo:font-weight="normal" officeooo:rsid="020c0968" style:font-style-asian="normal" style:font-weight-asian="normal" style:font-style-complex="normal" style:font-weight-complex="normal"/>
    </style:style>
    <style:style style:name="T528" style:family="text">
      <style:text-properties fo:font-style="normal" fo:font-weight="normal" officeooo:rsid="020d4ffd" style:font-style-asian="normal" style:font-weight-asian="normal" style:font-style-complex="normal" style:font-weight-complex="normal"/>
    </style:style>
    <style:style style:name="T529" style:family="text">
      <style:text-properties fo:font-style="normal" fo:font-weight="normal" officeooo:rsid="020f413e" style:font-style-asian="normal" style:font-weight-asian="normal" style:font-style-complex="normal" style:font-weight-complex="normal"/>
    </style:style>
    <style:style style:name="T530" style:family="text">
      <style:text-properties fo:font-style="normal" fo:font-weight="normal" officeooo:rsid="020f5e2d" style:font-style-asian="normal" style:font-weight-asian="normal" style:font-style-complex="normal" style:font-weight-complex="normal"/>
    </style:style>
    <style:style style:name="T531" style:family="text">
      <style:text-properties fo:font-style="normal" fo:font-weight="normal" officeooo:rsid="0210d154" style:font-style-asian="normal" style:font-weight-asian="normal" style:font-style-complex="normal" style:font-weight-complex="normal"/>
    </style:style>
    <style:style style:name="T532" style:family="text">
      <style:text-properties fo:font-style="normal" fo:font-weight="normal" officeooo:rsid="02123c8e" style:font-style-asian="normal" style:font-weight-asian="normal" style:font-style-complex="normal" style:font-weight-complex="normal"/>
    </style:style>
    <style:style style:name="T533" style:family="text">
      <style:text-properties fo:font-style="normal" fo:font-weight="normal" officeooo:rsid="0213fb1a" style:font-style-asian="normal" style:font-weight-asian="normal" style:font-style-complex="normal" style:font-weight-complex="normal"/>
    </style:style>
    <style:style style:name="T534" style:family="text">
      <style:text-properties fo:font-style="normal" fo:font-weight="normal" officeooo:rsid="0019f43d" style:font-style-asian="normal" style:font-weight-asian="normal" style:font-style-complex="normal" style:font-weight-complex="normal"/>
    </style:style>
    <style:style style:name="T535" style:family="text">
      <style:text-properties fo:font-style="normal" fo:font-weight="normal" officeooo:rsid="0214b3fd" style:font-style-asian="normal" style:font-weight-asian="normal" style:font-style-complex="normal" style:font-weight-complex="normal"/>
    </style:style>
    <style:style style:name="T536" style:family="text">
      <style:text-properties fo:font-style="normal" fo:font-weight="normal" officeooo:rsid="0215dcd3" style:font-style-asian="normal" style:font-weight-asian="normal" style:font-style-complex="normal" style:font-weight-complex="normal"/>
    </style:style>
    <style:style style:name="T537" style:family="text">
      <style:text-properties fo:font-style="normal" fo:font-weight="normal" officeooo:rsid="02165805" style:font-style-asian="normal" style:font-weight-asian="normal" style:font-style-complex="normal" style:font-weight-complex="normal"/>
    </style:style>
    <style:style style:name="T538" style:family="text">
      <style:text-properties fo:font-style="normal" fo:font-weight="normal" officeooo:rsid="021757f1" style:font-style-asian="normal" style:font-weight-asian="normal" style:font-style-complex="normal" style:font-weight-complex="normal"/>
    </style:style>
    <style:style style:name="T539" style:family="text">
      <style:text-properties fo:font-style="normal" fo:font-weight="normal" officeooo:rsid="021813f7" style:font-style-asian="normal" style:font-weight-asian="normal" style:font-style-complex="normal" style:font-weight-complex="normal"/>
    </style:style>
    <style:style style:name="T540"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541" style:family="text">
      <style:text-properties fo:font-style="normal" style:text-underline-style="none" fo:font-weight="normal" style:font-style-asian="normal" style:font-weight-asian="normal" style:font-style-complex="normal" style:font-weight-complex="normal"/>
    </style:style>
    <style:style style:name="T542" style:family="text">
      <style:text-properties fo:font-style="normal" style:text-underline-style="none" fo:font-weight="normal" officeooo:rsid="0019f43d" style:font-style-asian="normal" style:font-weight-asian="normal" style:font-style-complex="normal" style:font-weight-complex="normal"/>
    </style:style>
    <style:style style:name="T543" style:family="text">
      <style:text-properties fo:font-style="normal" style:text-underline-style="none" fo:font-weight="normal" officeooo:rsid="0be5b930" style:font-style-asian="normal" style:font-weight-asian="normal" style:font-style-complex="normal" style:font-weight-complex="normal"/>
    </style:style>
    <style:style style:name="T544" style:family="text">
      <style:text-properties fo:font-style="normal" style:text-underline-style="none" fo:font-weight="normal" officeooo:rsid="0be9051c" style:font-style-asian="normal" style:font-weight-asian="normal" style:font-style-complex="normal" style:font-weight-complex="normal"/>
    </style:style>
    <style:style style:name="T545" style:family="text">
      <style:text-properties fo:font-style="normal" style:text-underline-style="none" fo:font-weight="normal" officeooo:rsid="0beff130" style:font-style-asian="normal" style:font-weight-asian="normal" style:font-style-complex="normal" style:font-weight-complex="normal"/>
    </style:style>
    <style:style style:name="T546" style:family="text">
      <style:text-properties fo:font-style="normal" style:text-underline-style="none" fo:font-weight="normal" officeooo:rsid="0bf240c2" style:font-style-asian="normal" style:font-weight-asian="normal" style:font-style-complex="normal" style:font-weight-complex="normal"/>
    </style:style>
    <style:style style:name="T547" style:family="text">
      <style:text-properties fo:font-style="normal" style:text-underline-style="none" fo:font-weight="normal" officeooo:rsid="0bf25162" style:font-style-asian="normal" style:font-weight-asian="normal" style:font-style-complex="normal" style:font-weight-complex="normal"/>
    </style:style>
    <style:style style:name="T548" style:family="text">
      <style:text-properties fo:font-style="normal" style:text-underline-style="none" fo:font-weight="normal" officeooo:rsid="0bf2d994" style:font-style-asian="normal" style:font-weight-asian="normal" style:font-style-complex="normal" style:font-weight-complex="normal"/>
    </style:style>
    <style:style style:name="T549" style:family="text">
      <style:text-properties fo:font-style="normal" style:text-underline-style="none" fo:font-weight="normal" officeooo:rsid="0bf4b295" style:font-style-asian="normal" style:font-weight-asian="normal" style:font-style-complex="normal" style:font-weight-complex="normal"/>
    </style:style>
    <style:style style:name="T550" style:family="text">
      <style:text-properties fo:font-style="normal" style:text-underline-style="none" fo:font-weight="normal" officeooo:rsid="0bf63669" style:font-style-asian="normal" style:font-weight-asian="normal" style:font-style-complex="normal" style:font-weight-complex="normal"/>
    </style:style>
    <style:style style:name="T551" style:family="text">
      <style:text-properties fo:font-style="normal" style:text-underline-style="none" fo:font-weight="normal" officeooo:rsid="0bf6a7f8" style:font-style-asian="normal" style:font-weight-asian="normal" style:font-style-complex="normal" style:font-weight-complex="normal"/>
    </style:style>
    <style:style style:name="T552" style:family="text">
      <style:text-properties fo:font-style="normal" style:text-underline-style="none" fo:font-weight="normal" officeooo:rsid="0bf6cfb6" style:font-style-asian="normal" style:font-weight-asian="normal" style:font-style-complex="normal" style:font-weight-complex="normal"/>
    </style:style>
    <style:style style:name="T553" style:family="text">
      <style:text-properties fo:font-style="normal" style:text-underline-style="none" fo:font-weight="normal" officeooo:rsid="0bf88250" style:font-style-asian="normal" style:font-weight-asian="normal" style:font-style-complex="normal" style:font-weight-complex="normal"/>
    </style:style>
    <style:style style:name="T554" style:family="text">
      <style:text-properties fo:font-style="normal" style:text-underline-style="none" fo:font-weight="normal" officeooo:rsid="0bf944a0" style:font-style-asian="normal" style:font-weight-asian="normal" style:font-style-complex="normal" style:font-weight-complex="normal"/>
    </style:style>
    <style:style style:name="T555" style:family="text">
      <style:text-properties fo:font-style="normal" style:text-underline-style="none" fo:font-weight="normal" officeooo:rsid="0bfa3d2e" style:font-style-asian="normal" style:font-weight-asian="normal" style:font-style-complex="normal" style:font-weight-complex="normal"/>
    </style:style>
    <style:style style:name="T556" style:family="text">
      <style:text-properties fo:font-style="normal" style:text-underline-style="none" fo:font-weight="normal" officeooo:rsid="0bfbc0b3" style:font-style-asian="normal" style:font-weight-asian="normal" style:font-style-complex="normal" style:font-weight-complex="normal"/>
    </style:style>
    <style:style style:name="T557" style:family="text">
      <style:text-properties fo:font-style="normal" style:text-underline-style="none" fo:font-weight="normal" officeooo:rsid="0bfcd6ef" style:font-style-asian="normal" style:font-weight-asian="normal" style:font-style-complex="normal" style:font-weight-complex="normal"/>
    </style:style>
    <style:style style:name="T558" style:family="text">
      <style:text-properties fo:font-style="normal" style:text-underline-style="none" fo:font-weight="normal" officeooo:rsid="0bfd7459" style:font-style-asian="normal" style:font-weight-asian="normal" style:font-style-complex="normal" style:font-weight-complex="normal"/>
    </style:style>
    <style:style style:name="T559" style:family="text">
      <style:text-properties fo:font-style="normal" style:text-underline-style="none" fo:font-weight="normal" officeooo:rsid="0bfd9583" style:font-style-asian="normal" style:font-weight-asian="normal" style:font-style-complex="normal" style:font-weight-complex="normal"/>
    </style:style>
    <style:style style:name="T560" style:family="text">
      <style:text-properties fo:font-style="normal" style:text-underline-style="none" fo:font-weight="normal" officeooo:rsid="0bfec1b1" style:font-style-asian="normal" style:font-weight-asian="normal" style:font-style-complex="normal" style:font-weight-complex="normal"/>
    </style:style>
    <style:style style:name="T561" style:family="text">
      <style:text-properties fo:font-style="normal" style:text-underline-style="none" fo:font-weight="normal" officeooo:rsid="0c0096c4" style:font-style-asian="normal" style:font-weight-asian="normal" style:font-style-complex="normal" style:font-weight-complex="normal"/>
    </style:style>
    <style:style style:name="T562" style:family="text">
      <style:text-properties fo:font-style="normal" style:text-underline-style="none" fo:font-weight="normal" officeooo:rsid="0c021268" style:font-style-asian="normal" style:font-weight-asian="normal" style:font-style-complex="normal" style:font-weight-complex="normal"/>
    </style:style>
    <style:style style:name="T563" style:family="text">
      <style:text-properties fo:font-style="normal" style:text-underline-style="none" fo:font-weight="normal" officeooo:rsid="0c02622f" style:font-style-asian="normal" style:font-weight-asian="normal" style:font-style-complex="normal" style:font-weight-complex="normal"/>
    </style:style>
    <style:style style:name="T564" style:family="text">
      <style:text-properties fo:font-style="normal" style:text-underline-style="none" fo:font-weight="normal" officeooo:rsid="0c038ae1" style:font-style-asian="normal" style:font-weight-asian="normal" style:font-style-complex="normal" style:font-weight-complex="normal"/>
    </style:style>
    <style:style style:name="T565" style:family="text">
      <style:text-properties fo:font-style="normal" style:text-underline-style="none" fo:font-weight="normal" officeooo:rsid="0c040c33" style:font-style-asian="normal" style:font-weight-asian="normal" style:font-style-complex="normal" style:font-weight-complex="normal"/>
    </style:style>
    <style:style style:name="T566" style:family="text">
      <style:text-properties fo:font-style="normal" style:text-underline-style="none" fo:font-weight="normal" officeooo:rsid="0c04ab23" style:font-style-asian="normal" style:font-weight-asian="normal" style:font-style-complex="normal" style:font-weight-complex="normal"/>
    </style:style>
    <style:style style:name="T567" style:family="text">
      <style:text-properties fo:font-style="normal" style:text-underline-style="none" fo:font-weight="normal" officeooo:rsid="0c055e33" style:font-style-asian="normal" style:font-weight-asian="normal" style:font-style-complex="normal" style:font-weight-complex="normal"/>
    </style:style>
    <style:style style:name="T568" style:family="text">
      <style:text-properties fo:font-style="normal" style:text-underline-style="none" fo:font-weight="normal" officeooo:rsid="0c06d36b" style:font-style-asian="normal" style:font-weight-asian="normal" style:font-style-complex="normal" style:font-weight-complex="normal"/>
    </style:style>
    <style:style style:name="T569" style:family="text">
      <style:text-properties fo:font-style="normal" style:text-underline-style="none" fo:font-weight="normal" officeooo:rsid="0c083583" style:font-style-asian="normal" style:font-weight-asian="normal" style:font-style-complex="normal" style:font-weight-complex="normal"/>
    </style:style>
    <style:style style:name="T570" style:family="text">
      <style:text-properties fo:font-style="normal" style:text-underline-style="none" fo:font-weight="normal" officeooo:rsid="0c09648a" style:font-style-asian="normal" style:font-weight-asian="normal" style:font-style-complex="normal" style:font-weight-complex="normal"/>
    </style:style>
    <style:style style:name="T571" style:family="text">
      <style:text-properties fo:font-style="normal" style:text-underline-style="none" fo:font-weight="normal" officeooo:rsid="0c0ab349" style:font-style-asian="normal" style:font-weight-asian="normal" style:font-style-complex="normal" style:font-weight-complex="normal"/>
    </style:style>
    <style:style style:name="T572" style:family="text">
      <style:text-properties fo:font-style="normal" style:text-underline-style="none" fo:font-weight="normal" officeooo:rsid="0c0b6783" style:font-style-asian="normal" style:font-weight-asian="normal" style:font-style-complex="normal" style:font-weight-complex="normal"/>
    </style:style>
    <style:style style:name="T573" style:family="text">
      <style:text-properties fo:font-style="normal" style:text-underline-style="none" fo:font-weight="normal" officeooo:rsid="0c0c66aa" style:font-style-asian="normal" style:font-weight-asian="normal" style:font-style-complex="normal" style:font-weight-complex="normal"/>
    </style:style>
    <style:style style:name="T574" style:family="text">
      <style:text-properties fo:font-style="normal" style:text-underline-style="none" fo:font-weight="normal" officeooo:rsid="0c0ccfa0" style:font-style-asian="normal" style:font-weight-asian="normal" style:font-style-complex="normal" style:font-weight-complex="normal"/>
    </style:style>
    <style:style style:name="T575" style:family="text">
      <style:text-properties fo:font-style="normal" style:text-underline-style="none" fo:font-weight="normal" officeooo:rsid="0c0ec435" style:font-style-asian="normal" style:font-weight-asian="normal" style:font-style-complex="normal" style:font-weight-complex="normal"/>
    </style:style>
    <style:style style:name="T576" style:family="text">
      <style:text-properties fo:font-style="normal" style:text-underline-style="none" fo:font-weight="normal" officeooo:rsid="0c10c3d4" style:font-style-asian="normal" style:font-weight-asian="normal" style:font-style-complex="normal" style:font-weight-complex="normal"/>
    </style:style>
    <style:style style:name="T577" style:family="text">
      <style:text-properties fo:font-style="normal" style:text-underline-style="none" fo:font-weight="normal" officeooo:rsid="0c11a323" style:font-style-asian="normal" style:font-weight-asian="normal" style:font-style-complex="normal" style:font-weight-complex="normal"/>
    </style:style>
    <style:style style:name="T578" style:family="text">
      <style:text-properties fo:font-style="normal" style:text-underline-style="none" fo:font-weight="normal" officeooo:rsid="0c13392a" style:font-style-asian="normal" style:font-weight-asian="normal" style:font-style-complex="normal" style:font-weight-complex="normal"/>
    </style:style>
    <style:style style:name="T579" style:family="text">
      <style:text-properties fo:font-style="normal" style:text-underline-style="none" fo:font-weight="normal" officeooo:rsid="0c146d5c" style:font-style-asian="normal" style:font-weight-asian="normal" style:font-style-complex="normal" style:font-weight-complex="normal"/>
    </style:style>
    <style:style style:name="T580" style:family="text">
      <style:text-properties fo:font-style="normal" style:text-underline-style="none" fo:font-weight="normal" officeooo:rsid="0c151317" style:font-style-asian="normal" style:font-weight-asian="normal" style:font-style-complex="normal" style:font-weight-complex="normal"/>
    </style:style>
    <style:style style:name="T581" style:family="text">
      <style:text-properties fo:font-style="normal" style:text-underline-style="none" fo:font-weight="normal" officeooo:rsid="0c15664c" style:font-style-asian="normal" style:font-weight-asian="normal" style:font-style-complex="normal" style:font-weight-complex="normal"/>
    </style:style>
    <style:style style:name="T582" style:family="text">
      <style:text-properties fo:font-style="normal" style:text-underline-style="none" fo:font-weight="normal" officeooo:rsid="0c165085" style:font-style-asian="normal" style:font-weight-asian="normal" style:font-style-complex="normal" style:font-weight-complex="normal"/>
    </style:style>
    <style:style style:name="T583" style:family="text">
      <style:text-properties fo:font-style="normal" style:text-underline-style="none" fo:font-weight="normal" officeooo:rsid="0c17741d" style:font-style-asian="normal" style:font-weight-asian="normal" style:font-style-complex="normal" style:font-weight-complex="normal"/>
    </style:style>
    <style:style style:name="T584" style:family="text">
      <style:text-properties fo:font-style="normal" style:text-underline-style="none" fo:font-weight="normal" officeooo:rsid="0c183b27" style:font-style-asian="normal" style:font-weight-asian="normal" style:font-style-complex="normal" style:font-weight-complex="normal"/>
    </style:style>
    <style:style style:name="T585" style:family="text">
      <style:text-properties fo:font-style="normal" style:text-underline-style="none" fo:font-weight="normal" officeooo:rsid="0c197bc1" style:font-style-asian="normal" style:font-weight-asian="normal" style:font-style-complex="normal" style:font-weight-complex="normal"/>
    </style:style>
    <style:style style:name="T586" style:family="text">
      <style:text-properties fo:font-style="normal" style:text-underline-style="none" fo:font-weight="normal" officeooo:rsid="0c1ab50f" style:font-style-asian="normal" style:font-weight-asian="normal" style:font-style-complex="normal" style:font-weight-complex="normal"/>
    </style:style>
    <style:style style:name="T587" style:family="text">
      <style:text-properties fo:font-style="normal" style:text-underline-style="none" fo:font-weight="normal" officeooo:rsid="0c1c9d21" style:font-style-asian="normal" style:font-weight-asian="normal" style:font-style-complex="normal" style:font-weight-complex="normal"/>
    </style:style>
    <style:style style:name="T588" style:family="text">
      <style:text-properties fo:font-style="normal" style:text-underline-style="none" fo:font-weight="normal" officeooo:rsid="0c1dbd9d" style:font-style-asian="normal" style:font-weight-asian="normal" style:font-style-complex="normal" style:font-weight-complex="normal"/>
    </style:style>
    <style:style style:name="T589" style:family="text">
      <style:text-properties fo:font-style="normal" style:text-underline-style="none" fo:font-weight="normal" officeooo:rsid="0c1e5c3d" style:font-style-asian="normal" style:font-weight-asian="normal" style:font-style-complex="normal" style:font-weight-complex="normal"/>
    </style:style>
    <style:style style:name="T590" style:family="text">
      <style:text-properties fo:font-style="normal" style:text-underline-style="none" fo:font-weight="normal" officeooo:rsid="0c20559a" style:font-style-asian="normal" style:font-weight-asian="normal" style:font-style-complex="normal" style:font-weight-complex="normal"/>
    </style:style>
    <style:style style:name="T591" style:family="text">
      <style:text-properties fo:font-style="normal" style:text-underline-style="none" fo:font-weight="normal" officeooo:rsid="0c221f35" style:font-style-asian="normal" style:font-weight-asian="normal" style:font-style-complex="normal" style:font-weight-complex="normal"/>
    </style:style>
    <style:style style:name="T592" style:family="text">
      <style:text-properties fo:font-style="normal" style:text-underline-style="none" fo:font-weight="normal" officeooo:rsid="0c233110" style:font-style-asian="normal" style:font-weight-asian="normal" style:font-style-complex="normal" style:font-weight-complex="normal"/>
    </style:style>
    <style:style style:name="T593" style:family="text">
      <style:text-properties fo:font-style="normal" style:text-underline-style="none" fo:font-weight="normal" officeooo:rsid="0c23b712" style:font-style-asian="normal" style:font-weight-asian="normal" style:font-style-complex="normal" style:font-weight-complex="normal"/>
    </style:style>
    <style:style style:name="T594" style:family="text">
      <style:text-properties fo:font-style="normal" style:text-underline-style="none" fo:font-weight="normal" officeooo:rsid="0c2514d1" style:font-style-asian="normal" style:font-weight-asian="normal" style:font-style-complex="normal" style:font-weight-complex="normal"/>
    </style:style>
    <style:style style:name="T595" style:family="text">
      <style:text-properties fo:font-style="normal" style:text-underline-style="none" fo:font-weight="normal" officeooo:rsid="0c2638b4" style:font-style-asian="normal" style:font-weight-asian="normal" style:font-style-complex="normal" style:font-weight-complex="normal"/>
    </style:style>
    <style:style style:name="T596" style:family="text">
      <style:text-properties fo:font-style="normal" style:text-underline-style="none" fo:font-weight="normal" officeooo:rsid="0c27675a" style:font-style-asian="normal" style:font-weight-asian="normal" style:font-style-complex="normal" style:font-weight-complex="normal"/>
    </style:style>
    <style:style style:name="T597" style:family="text">
      <style:text-properties fo:font-style="normal" style:text-underline-style="none" fo:font-weight="normal" officeooo:rsid="0c28367c" style:font-style-asian="normal" style:font-weight-asian="normal" style:font-style-complex="normal" style:font-weight-complex="normal"/>
    </style:style>
    <style:style style:name="T598" style:family="text">
      <style:text-properties fo:font-style="normal" style:text-underline-style="none" fo:font-weight="normal" officeooo:rsid="0c284d1e" style:font-style-asian="normal" style:font-weight-asian="normal" style:font-style-complex="normal" style:font-weight-complex="normal"/>
    </style:style>
    <style:style style:name="T599" style:family="text">
      <style:text-properties fo:font-style="normal" style:text-underline-style="none" fo:font-weight="normal" officeooo:rsid="0c293422" style:font-style-asian="normal" style:font-weight-asian="normal" style:font-style-complex="normal" style:font-weight-complex="normal"/>
    </style:style>
    <style:style style:name="T600" style:family="text">
      <style:text-properties fo:font-style="normal" style:text-underline-style="none" fo:font-weight="normal" officeooo:rsid="0c2b847e" style:font-style-asian="normal" style:font-weight-asian="normal" style:font-style-complex="normal" style:font-weight-complex="normal"/>
    </style:style>
    <style:style style:name="T601" style:family="text">
      <style:text-properties fo:font-style="normal" style:text-underline-style="none" fo:font-weight="normal" officeooo:rsid="0c2c7672" style:font-style-asian="normal" style:font-weight-asian="normal" style:font-style-complex="normal" style:font-weight-complex="normal"/>
    </style:style>
    <style:style style:name="T602" style:family="text">
      <style:text-properties fo:font-style="normal" style:text-underline-style="none" fo:font-weight="normal" officeooo:rsid="0c2cfdd9" style:font-style-asian="normal" style:font-weight-asian="normal" style:font-style-complex="normal" style:font-weight-complex="normal"/>
    </style:style>
    <style:style style:name="T603" style:family="text">
      <style:text-properties fo:font-style="normal" style:text-underline-style="none" fo:font-weight="normal" officeooo:rsid="0c2d2582" style:font-style-asian="normal" style:font-weight-asian="normal" style:font-style-complex="normal" style:font-weight-complex="normal"/>
    </style:style>
    <style:style style:name="T604" style:family="text">
      <style:text-properties fo:font-style="normal" style:text-underline-style="none" fo:font-weight="normal" officeooo:rsid="0c2d2663" style:font-style-asian="normal" style:font-weight-asian="normal" style:font-style-complex="normal" style:font-weight-complex="normal"/>
    </style:style>
    <style:style style:name="T605" style:family="text">
      <style:text-properties fo:font-style="normal" style:text-underline-style="none" fo:font-weight="normal" officeooo:rsid="0c2eae55" style:font-style-asian="normal" style:font-weight-asian="normal" style:font-style-complex="normal" style:font-weight-complex="normal"/>
    </style:style>
    <style:style style:name="T606" style:family="text">
      <style:text-properties fo:font-style="normal" style:text-underline-style="none" fo:font-weight="normal" officeooo:rsid="0c2f1fcc" style:font-style-asian="normal" style:font-weight-asian="normal" style:font-style-complex="normal" style:font-weight-complex="normal"/>
    </style:style>
    <style:style style:name="T607" style:family="text">
      <style:text-properties fo:font-style="normal" style:text-underline-style="none" fo:font-weight="normal" officeooo:rsid="0c30a8e6" style:font-style-asian="normal" style:font-weight-asian="normal" style:font-style-complex="normal" style:font-weight-complex="normal"/>
    </style:style>
    <style:style style:name="T608" style:family="text">
      <style:text-properties fo:font-style="normal" style:text-underline-style="none" fo:font-weight="normal" officeooo:rsid="0c328211" style:font-style-asian="normal" style:font-weight-asian="normal" style:font-style-complex="normal" style:font-weight-complex="normal"/>
    </style:style>
    <style:style style:name="T609" style:family="text">
      <style:text-properties fo:font-style="normal" style:text-underline-style="none" fo:font-weight="normal" officeooo:rsid="0c3360e9" style:font-style-asian="normal" style:font-weight-asian="normal" style:font-style-complex="normal" style:font-weight-complex="normal"/>
    </style:style>
    <style:style style:name="T610" style:family="text">
      <style:text-properties fo:font-style="normal" style:text-underline-style="none" fo:font-weight="normal" officeooo:rsid="0c353bd1" style:font-style-asian="normal" style:font-weight-asian="normal" style:font-style-complex="normal" style:font-weight-complex="normal"/>
    </style:style>
    <style:style style:name="T611" style:family="text">
      <style:text-properties fo:font-style="normal" style:text-underline-style="none" fo:font-weight="normal" officeooo:rsid="0c37186f" style:font-style-asian="normal" style:font-weight-asian="normal" style:font-style-complex="normal" style:font-weight-complex="normal"/>
    </style:style>
    <style:style style:name="T612" style:family="text">
      <style:text-properties fo:font-style="normal" style:text-underline-style="none" fo:font-weight="normal" officeooo:rsid="0c378d8a" style:font-style-asian="normal" style:font-weight-asian="normal" style:font-style-complex="normal" style:font-weight-complex="normal"/>
    </style:style>
    <style:style style:name="T613" style:family="text">
      <style:text-properties fo:font-style="normal" style:text-underline-style="none" fo:font-weight="normal" officeooo:rsid="0c38b94b" style:font-style-asian="normal" style:font-weight-asian="normal" style:font-style-complex="normal" style:font-weight-complex="normal"/>
    </style:style>
    <style:style style:name="T614" style:family="text">
      <style:text-properties fo:font-style="normal" style:text-underline-style="none" fo:font-weight="normal" officeooo:rsid="0c3a5a4f" style:font-style-asian="normal" style:font-weight-asian="normal" style:font-style-complex="normal" style:font-weight-complex="normal"/>
    </style:style>
    <style:style style:name="T615" style:family="text">
      <style:text-properties fo:font-style="normal" style:text-underline-style="none" fo:font-weight="normal" officeooo:rsid="0c3bbf8a" style:font-style-asian="normal" style:font-weight-asian="normal" style:font-style-complex="normal" style:font-weight-complex="normal"/>
    </style:style>
    <style:style style:name="T616" style:family="text">
      <style:text-properties fo:font-style="normal" style:text-underline-style="none" fo:font-weight="normal" officeooo:rsid="0c3c6880" style:font-style-asian="normal" style:font-weight-asian="normal" style:font-style-complex="normal" style:font-weight-complex="normal"/>
    </style:style>
    <style:style style:name="T617" style:family="text">
      <style:text-properties fo:font-style="normal" style:text-underline-style="none" fo:font-weight="normal" officeooo:rsid="0c3db86d" style:font-style-asian="normal" style:font-weight-asian="normal" style:font-style-complex="normal" style:font-weight-complex="normal"/>
    </style:style>
    <style:style style:name="T618" style:family="text">
      <style:text-properties fo:font-style="normal" style:text-underline-style="none" fo:font-weight="normal" officeooo:rsid="0c3e0ebd" style:font-style-asian="normal" style:font-weight-asian="normal" style:font-style-complex="normal" style:font-weight-complex="normal"/>
    </style:style>
    <style:style style:name="T619" style:family="text">
      <style:text-properties fo:font-style="normal" style:text-underline-style="none" fo:font-weight="normal" officeooo:rsid="0c3e46c0" style:font-style-asian="normal" style:font-weight-asian="normal" style:font-style-complex="normal" style:font-weight-complex="normal"/>
    </style:style>
    <style:style style:name="T620" style:family="text">
      <style:text-properties fo:font-style="normal" style:text-underline-style="none" fo:font-weight="normal" officeooo:rsid="0c3f503f" style:font-style-asian="normal" style:font-weight-asian="normal" style:font-style-complex="normal" style:font-weight-complex="normal"/>
    </style:style>
    <style:style style:name="T621" style:family="text">
      <style:text-properties officeooo:rsid="00709c9d"/>
    </style:style>
    <style:style style:name="T622" style:family="text">
      <style:text-properties officeooo:rsid="0070ba3a"/>
    </style:style>
    <style:style style:name="T623" style:family="text">
      <style:text-properties officeooo:rsid="007a424a"/>
    </style:style>
    <style:style style:name="T624" style:family="text">
      <style:text-properties officeooo:rsid="00837f9a"/>
    </style:style>
    <style:style style:name="T625" style:family="text">
      <style:text-properties style:text-underline-style="none"/>
    </style:style>
    <style:style style:name="T626" style:family="text">
      <style:text-properties style:text-underline-style="none" officeooo:rsid="0019f43d"/>
    </style:style>
    <style:style style:name="T627" style:family="text">
      <style:text-properties style:text-underline-style="none" officeooo:rsid="0086bf17"/>
    </style:style>
    <style:style style:name="T628" style:family="text">
      <style:text-properties style:text-underline-style="none" officeooo:rsid="00886a72"/>
    </style:style>
    <style:style style:name="T629" style:family="text">
      <style:text-properties style:text-underline-style="none" officeooo:rsid="008a1786"/>
    </style:style>
    <style:style style:name="T630" style:family="text">
      <style:text-properties style:text-underline-style="none" officeooo:rsid="008ae8f7"/>
    </style:style>
    <style:style style:name="T631" style:family="text">
      <style:text-properties style:text-underline-style="none" officeooo:rsid="008af223"/>
    </style:style>
    <style:style style:name="T632" style:family="text">
      <style:text-properties style:text-underline-style="none" officeooo:rsid="008bace1"/>
    </style:style>
    <style:style style:name="T633" style:family="text">
      <style:text-properties style:text-underline-style="none" officeooo:rsid="008cfb1f"/>
    </style:style>
    <style:style style:name="T634" style:family="text">
      <style:text-properties style:text-underline-style="none" officeooo:rsid="008d3a3d"/>
    </style:style>
    <style:style style:name="T635" style:family="text">
      <style:text-properties style:text-underline-style="none" officeooo:rsid="008f3090"/>
    </style:style>
    <style:style style:name="T636" style:family="text">
      <style:text-properties style:text-underline-style="none" officeooo:rsid="00905885"/>
    </style:style>
    <style:style style:name="T637" style:family="text">
      <style:text-properties style:text-underline-style="none" officeooo:rsid="00905d3a"/>
    </style:style>
    <style:style style:name="T638" style:family="text">
      <style:text-properties style:text-underline-style="none" officeooo:rsid="00924a15"/>
    </style:style>
    <style:style style:name="T639" style:family="text">
      <style:text-properties style:text-underline-style="none" officeooo:rsid="00935317"/>
    </style:style>
    <style:style style:name="T640" style:family="text">
      <style:text-properties style:text-underline-style="none" officeooo:rsid="0095145a"/>
    </style:style>
    <style:style style:name="T641" style:family="text">
      <style:text-properties style:text-underline-style="none" officeooo:rsid="00969d66"/>
    </style:style>
    <style:style style:name="T642" style:family="text">
      <style:text-properties style:text-underline-style="none" officeooo:rsid="0096aeaf"/>
    </style:style>
    <style:style style:name="T643" style:family="text">
      <style:text-properties style:text-underline-style="none" officeooo:rsid="012ecb7d"/>
    </style:style>
    <style:style style:name="T644" style:family="text">
      <style:text-properties style:text-underline-style="none" officeooo:rsid="0135a31f"/>
    </style:style>
    <style:style style:name="T645" style:family="text">
      <style:text-properties style:text-underline-style="none" officeooo:rsid="01378f81"/>
    </style:style>
    <style:style style:name="T646" style:family="text">
      <style:text-properties style:text-underline-style="none" officeooo:rsid="013a1c5c"/>
    </style:style>
    <style:style style:name="T647" style:family="text">
      <style:text-properties style:text-underline-style="none" officeooo:rsid="013c0c76"/>
    </style:style>
    <style:style style:name="T648" style:family="text">
      <style:text-properties style:text-underline-style="none" officeooo:rsid="013e06ab"/>
    </style:style>
    <style:style style:name="T649" style:family="text">
      <style:text-properties style:text-underline-style="none" officeooo:rsid="013fbd7f"/>
    </style:style>
    <style:style style:name="T650" style:family="text">
      <style:text-properties style:text-underline-style="none" officeooo:rsid="013fe09b"/>
    </style:style>
    <style:style style:name="T651" style:family="text">
      <style:text-properties style:text-underline-style="none" officeooo:rsid="014070d2"/>
    </style:style>
    <style:style style:name="T652" style:family="text">
      <style:text-properties style:text-underline-style="none" officeooo:rsid="014120b5"/>
    </style:style>
    <style:style style:name="T653" style:family="text">
      <style:text-properties style:text-underline-style="none" officeooo:rsid="0143207a"/>
    </style:style>
    <style:style style:name="T654" style:family="text">
      <style:text-properties style:text-underline-style="none" officeooo:rsid="014333be"/>
    </style:style>
    <style:style style:name="T655" style:family="text">
      <style:text-properties style:text-underline-style="none" officeooo:rsid="0143e5c4"/>
    </style:style>
    <style:style style:name="T656" style:family="text">
      <style:text-properties style:text-underline-style="none" officeooo:rsid="01446cda"/>
    </style:style>
    <style:style style:name="T657" style:family="text">
      <style:text-properties style:text-underline-style="none" officeooo:rsid="0144a680"/>
    </style:style>
    <style:style style:name="T658" style:family="text">
      <style:text-properties style:text-underline-style="none" officeooo:rsid="0144e605"/>
    </style:style>
    <style:style style:name="T659" style:family="text">
      <style:text-properties style:text-underline-style="none" officeooo:rsid="014693a7"/>
    </style:style>
    <style:style style:name="T660" style:family="text">
      <style:text-properties style:text-underline-style="none" officeooo:rsid="0148832e"/>
    </style:style>
    <style:style style:name="T661" style:family="text">
      <style:text-properties style:text-underline-style="none" officeooo:rsid="014a3814"/>
    </style:style>
    <style:style style:name="T662" style:family="text">
      <style:text-properties style:text-underline-style="none" officeooo:rsid="014b3314"/>
    </style:style>
    <style:style style:name="T663" style:family="text">
      <style:text-properties style:text-underline-style="none" officeooo:rsid="014c42f7"/>
    </style:style>
    <style:style style:name="T664" style:family="text">
      <style:text-properties style:text-underline-style="none" officeooo:rsid="014c6001"/>
    </style:style>
    <style:style style:name="T665" style:family="text">
      <style:text-properties style:text-underline-style="none" officeooo:rsid="014d2476"/>
    </style:style>
    <style:style style:name="T666" style:family="text">
      <style:text-properties style:text-underline-style="none" officeooo:rsid="014d2d34"/>
    </style:style>
    <style:style style:name="T667" style:family="text">
      <style:text-properties style:text-underline-style="none" officeooo:rsid="014e070e"/>
    </style:style>
    <style:style style:name="T668" style:family="text">
      <style:text-properties style:text-underline-style="none" officeooo:rsid="014e3cb6"/>
    </style:style>
    <style:style style:name="T669" style:family="text">
      <style:text-properties style:text-underline-style="none" officeooo:rsid="014fe9f7"/>
    </style:style>
    <style:style style:name="T670" style:family="text">
      <style:text-properties style:text-underline-style="none" officeooo:rsid="0150b905"/>
    </style:style>
    <style:style style:name="T671" style:family="text">
      <style:text-properties style:text-underline-style="none" officeooo:rsid="015293ac"/>
    </style:style>
    <style:style style:name="T672" style:family="text">
      <style:text-properties style:text-underline-style="none" officeooo:rsid="0153d8de"/>
    </style:style>
    <style:style style:name="T673" style:family="text">
      <style:text-properties style:text-underline-style="none" officeooo:rsid="0154f347"/>
    </style:style>
    <style:style style:name="T674" style:family="text">
      <style:text-properties style:text-underline-style="none" officeooo:rsid="01575597"/>
    </style:style>
    <style:style style:name="T675" style:family="text">
      <style:text-properties style:text-underline-style="none" officeooo:rsid="0159103f"/>
    </style:style>
    <style:style style:name="T676" style:family="text">
      <style:text-properties style:text-underline-style="none" officeooo:rsid="015a8267"/>
    </style:style>
    <style:style style:name="T677" style:family="text">
      <style:text-properties style:text-underline-style="none" officeooo:rsid="015b18ab"/>
    </style:style>
    <style:style style:name="T678" style:family="text">
      <style:text-properties style:text-underline-style="none" officeooo:rsid="015b7ecf"/>
    </style:style>
    <style:style style:name="T679" style:family="text">
      <style:text-properties style:text-underline-style="none" officeooo:rsid="015c1127"/>
    </style:style>
    <style:style style:name="T680" style:family="text">
      <style:text-properties style:text-underline-style="none" officeooo:rsid="015ca6ba"/>
    </style:style>
    <style:style style:name="T681" style:family="text">
      <style:text-properties style:text-underline-style="none" officeooo:rsid="015df355"/>
    </style:style>
    <style:style style:name="T682" style:family="text">
      <style:text-properties style:text-underline-style="none" officeooo:rsid="015f3626"/>
    </style:style>
    <style:style style:name="T683" style:family="text">
      <style:text-properties style:text-underline-style="none" officeooo:rsid="01609886"/>
    </style:style>
    <style:style style:name="T684" style:family="text">
      <style:text-properties style:text-underline-style="none" officeooo:rsid="016f1e61"/>
    </style:style>
    <style:style style:name="T685" style:family="text">
      <style:text-properties style:text-underline-style="none" officeooo:rsid="03f702a0"/>
    </style:style>
    <style:style style:name="T686" style:family="text">
      <style:text-properties style:text-underline-style="none" officeooo:rsid="03f8d06a"/>
    </style:style>
    <style:style style:name="T687" style:family="text">
      <style:text-properties officeooo:rsid="009749ed"/>
    </style:style>
    <style:style style:name="T688" style:family="text">
      <style:text-properties officeooo:rsid="009cead8"/>
    </style:style>
    <style:style style:name="T689" style:family="text">
      <style:text-properties officeooo:rsid="00a19b8b"/>
    </style:style>
    <style:style style:name="T690" style:family="text">
      <style:text-properties officeooo:rsid="00a8fb73"/>
    </style:style>
    <style:style style:name="T691" style:family="text">
      <style:text-properties officeooo:rsid="00af84b3"/>
    </style:style>
    <style:style style:name="T692" style:family="text">
      <style:text-properties officeooo:rsid="00c5a49f"/>
    </style:style>
    <style:style style:name="T693" style:family="text">
      <style:text-properties officeooo:rsid="00d35ad4"/>
    </style:style>
    <style:style style:name="T694" style:family="text">
      <style:text-properties officeooo:rsid="00d6da54"/>
    </style:style>
    <style:style style:name="T695" style:family="text">
      <style:text-properties officeooo:rsid="00ee26c6"/>
    </style:style>
    <style:style style:name="T696" style:family="text">
      <style:text-properties officeooo:rsid="00ee7ae6"/>
    </style:style>
    <style:style style:name="T697" style:family="text">
      <style:text-properties officeooo:rsid="01131fe8"/>
    </style:style>
    <style:style style:name="T698" style:family="text">
      <style:text-properties officeooo:rsid="011a80d6"/>
    </style:style>
    <style:style style:name="T699" style:family="text">
      <style:text-properties officeooo:rsid="011b984b"/>
    </style:style>
    <style:style style:name="T700" style:family="text">
      <style:text-properties officeooo:rsid="01270e47"/>
    </style:style>
    <style:style style:name="T701" style:family="text">
      <style:text-properties officeooo:rsid="012c8153"/>
    </style:style>
    <style:style style:name="T702" style:family="text">
      <style:text-properties officeooo:rsid="0163bb5c"/>
    </style:style>
    <style:style style:name="T703" style:family="text">
      <style:text-properties officeooo:rsid="01711763"/>
    </style:style>
    <style:style style:name="T704" style:family="text">
      <style:text-properties officeooo:rsid="0171f55f"/>
    </style:style>
    <style:style style:name="T705" style:family="text">
      <style:text-properties officeooo:rsid="01743a71"/>
    </style:style>
    <style:style style:name="T706" style:family="text">
      <style:text-properties officeooo:rsid="01762ed7"/>
    </style:style>
    <style:style style:name="T707" style:family="text">
      <style:text-properties officeooo:rsid="0177f2e5"/>
    </style:style>
    <style:style style:name="T708" style:family="text">
      <style:text-properties officeooo:rsid="0178025b"/>
    </style:style>
    <style:style style:name="T709" style:family="text">
      <style:text-properties officeooo:rsid="017fd290"/>
    </style:style>
    <style:style style:name="T710" style:family="text">
      <style:text-properties officeooo:rsid="0191109d"/>
    </style:style>
    <style:style style:name="T711" style:family="text">
      <style:text-properties officeooo:rsid="01cdcf16"/>
    </style:style>
    <style:style style:name="T712" style:family="text">
      <style:text-properties officeooo:rsid="01d180f2"/>
    </style:style>
    <style:style style:name="T713" style:family="text">
      <style:text-properties officeooo:rsid="01d84dce"/>
    </style:style>
    <style:style style:name="T714" style:family="text">
      <style:text-properties officeooo:rsid="01f125e1"/>
    </style:style>
    <style:style style:name="T715" style:family="text">
      <style:text-properties officeooo:rsid="01f378cf"/>
    </style:style>
    <style:style style:name="T716" style:family="text">
      <style:text-properties officeooo:rsid="01f3aabb"/>
    </style:style>
    <style:style style:name="T717" style:family="text">
      <style:text-properties officeooo:rsid="01f669eb"/>
    </style:style>
    <style:style style:name="T718" style:family="text">
      <style:text-properties fo:font-weight="normal" style:font-weight-asian="normal" style:font-weight-complex="normal"/>
    </style:style>
    <style:style style:name="T719" style:family="text">
      <style:text-properties fo:font-weight="normal" officeooo:rsid="0206830a" style:font-weight-asian="normal" style:font-weight-complex="normal"/>
    </style:style>
    <style:style style:name="T720" style:family="text">
      <style:text-properties fo:font-weight="normal" officeooo:rsid="0019f43d" style:font-weight-asian="normal" style:font-weight-complex="normal"/>
    </style:style>
    <style:style style:name="T721" style:family="text">
      <style:text-properties fo:font-weight="normal" officeooo:rsid="020896df" style:font-weight-asian="normal" style:font-weight-complex="normal"/>
    </style:style>
    <style:style style:name="T722" style:family="text">
      <style:text-properties fo:font-weight="normal" officeooo:rsid="020909d3" style:font-weight-asian="normal" style:font-weight-complex="normal"/>
    </style:style>
    <style:style style:name="T723" style:family="text">
      <style:text-properties fo:font-weight="normal" officeooo:rsid="020a4a0d" style:font-weight-asian="normal" style:font-weight-complex="normal"/>
    </style:style>
    <style:style style:name="T724" style:family="text">
      <style:text-properties fo:font-weight="normal" officeooo:rsid="020a87c1" style:font-weight-asian="normal" style:font-weight-complex="normal"/>
    </style:style>
    <style:style style:name="T725" style:family="text">
      <style:text-properties fo:font-weight="normal" officeooo:rsid="020b8442" style:font-weight-asian="normal" style:font-weight-complex="normal"/>
    </style:style>
    <style:style style:name="T726" style:family="text">
      <style:text-properties fo:font-weight="normal" officeooo:rsid="020c0968" style:font-weight-asian="normal" style:font-weight-complex="normal"/>
    </style:style>
    <style:style style:name="T727" style:family="text">
      <style:text-properties fo:font-weight="normal" officeooo:rsid="063bf5bb" style:font-weight-asian="normal" style:font-weight-complex="normal"/>
    </style:style>
    <style:style style:name="T728" style:family="text">
      <style:text-properties fo:font-weight="normal" officeooo:rsid="063ccbf0" style:font-weight-asian="normal" style:font-weight-complex="normal"/>
    </style:style>
    <style:style style:name="T729" style:family="text">
      <style:text-properties fo:font-weight="normal" officeooo:rsid="063e45c6" style:font-weight-asian="normal" style:font-weight-complex="normal"/>
    </style:style>
    <style:style style:name="T730" style:family="text">
      <style:text-properties fo:font-weight="normal" officeooo:rsid="0640160f" style:font-weight-asian="normal" style:font-weight-complex="normal"/>
    </style:style>
    <style:style style:name="T731" style:family="text">
      <style:text-properties fo:font-weight="normal" officeooo:rsid="064050db" style:font-weight-asian="normal" style:font-weight-complex="normal"/>
    </style:style>
    <style:style style:name="T732" style:family="text">
      <style:text-properties fo:font-weight="normal" officeooo:rsid="0641ce9c" style:font-weight-asian="normal" style:font-weight-complex="normal"/>
    </style:style>
    <style:style style:name="T733" style:family="text">
      <style:text-properties fo:font-weight="normal" officeooo:rsid="0641fbf5" style:font-weight-asian="normal" style:font-weight-complex="normal"/>
    </style:style>
    <style:style style:name="T734" style:family="text">
      <style:text-properties fo:font-weight="normal" officeooo:rsid="0642b0b2" style:font-weight-asian="normal" style:font-weight-complex="normal"/>
    </style:style>
    <style:style style:name="T735" style:family="text">
      <style:text-properties fo:font-weight="normal" officeooo:rsid="06437b05" style:font-weight-asian="normal" style:font-weight-complex="normal"/>
    </style:style>
    <style:style style:name="T736" style:family="text">
      <style:text-properties fo:font-weight="normal" officeooo:rsid="06449e8e" style:font-weight-asian="normal" style:font-weight-complex="normal"/>
    </style:style>
    <style:style style:name="T737" style:family="text">
      <style:text-properties fo:font-weight="normal" officeooo:rsid="064504ab" style:font-weight-asian="normal" style:font-weight-complex="normal"/>
    </style:style>
    <style:style style:name="T738" style:family="text">
      <style:text-properties fo:font-weight="normal" officeooo:rsid="0645794c" style:font-weight-asian="normal" style:font-weight-complex="normal"/>
    </style:style>
    <style:style style:name="T739" style:family="text">
      <style:text-properties fo:font-weight="normal" officeooo:rsid="0645aace" style:font-weight-asian="normal" style:font-weight-complex="normal"/>
    </style:style>
    <style:style style:name="T740" style:family="text">
      <style:text-properties fo:font-weight="normal" officeooo:rsid="0647518e" style:font-weight-asian="normal" style:font-weight-complex="normal"/>
    </style:style>
    <style:style style:name="T741" style:family="text">
      <style:text-properties fo:font-weight="normal" officeooo:rsid="06483942" style:font-weight-asian="normal" style:font-weight-complex="normal"/>
    </style:style>
    <style:style style:name="T742" style:family="text">
      <style:text-properties fo:font-weight="normal" officeooo:rsid="0648fda2" style:font-weight-asian="normal" style:font-weight-complex="normal"/>
    </style:style>
    <style:style style:name="T743" style:family="text">
      <style:text-properties fo:font-weight="normal" officeooo:rsid="064a5f79" style:font-weight-asian="normal" style:font-weight-complex="normal"/>
    </style:style>
    <style:style style:name="T744" style:family="text">
      <style:text-properties fo:font-weight="normal" officeooo:rsid="064bba1a" style:font-weight-asian="normal" style:font-weight-complex="normal"/>
    </style:style>
    <style:style style:name="T745" style:family="text">
      <style:text-properties fo:font-weight="normal" officeooo:rsid="064d2cce" style:font-weight-asian="normal" style:font-weight-complex="normal"/>
    </style:style>
    <style:style style:name="T746" style:family="text">
      <style:text-properties fo:font-weight="normal" officeooo:rsid="064e5712" style:font-weight-asian="normal" style:font-weight-complex="normal"/>
    </style:style>
    <style:style style:name="T747" style:family="text">
      <style:text-properties fo:font-weight="normal" officeooo:rsid="064f5eef" style:font-weight-asian="normal" style:font-weight-complex="normal"/>
    </style:style>
    <style:style style:name="T748" style:family="text">
      <style:text-properties fo:font-weight="normal" officeooo:rsid="064fe18b" style:font-weight-asian="normal" style:font-weight-complex="normal"/>
    </style:style>
    <style:style style:name="T749" style:family="text">
      <style:text-properties fo:font-weight="normal" officeooo:rsid="0650e0fa" style:font-weight-asian="normal" style:font-weight-complex="normal"/>
    </style:style>
    <style:style style:name="T750" style:family="text">
      <style:text-properties fo:font-weight="normal" officeooo:rsid="06521274" style:font-weight-asian="normal" style:font-weight-complex="normal"/>
    </style:style>
    <style:style style:name="T751" style:family="text">
      <style:text-properties fo:font-weight="normal" officeooo:rsid="0653c41a" style:font-weight-asian="normal" style:font-weight-complex="normal"/>
    </style:style>
    <style:style style:name="T752" style:family="text">
      <style:text-properties fo:font-weight="normal" officeooo:rsid="0653f9af" style:font-weight-asian="normal" style:font-weight-complex="normal"/>
    </style:style>
    <style:style style:name="T753" style:family="text">
      <style:text-properties fo:font-weight="normal" officeooo:rsid="06547a4e" style:font-weight-asian="normal" style:font-weight-complex="normal"/>
    </style:style>
    <style:style style:name="T754" style:family="text">
      <style:text-properties fo:font-weight="normal" officeooo:rsid="06550146" style:font-weight-asian="normal" style:font-weight-complex="normal"/>
    </style:style>
    <style:style style:name="T755" style:family="text">
      <style:text-properties fo:font-weight="normal" officeooo:rsid="065609f2" style:font-weight-asian="normal" style:font-weight-complex="normal"/>
    </style:style>
    <style:style style:name="T756" style:family="text">
      <style:text-properties fo:font-weight="normal" officeooo:rsid="0657649b" style:font-weight-asian="normal" style:font-weight-complex="normal"/>
    </style:style>
    <style:style style:name="T757" style:family="text">
      <style:text-properties fo:font-weight="normal" officeooo:rsid="06582940" style:font-weight-asian="normal" style:font-weight-complex="normal"/>
    </style:style>
    <style:style style:name="T758" style:family="text">
      <style:text-properties fo:font-weight="normal" officeooo:rsid="065b4b3d" style:font-weight-asian="normal" style:font-weight-complex="normal"/>
    </style:style>
    <style:style style:name="T759" style:family="text">
      <style:text-properties fo:font-weight="normal" officeooo:rsid="065b874a" style:font-weight-asian="normal" style:font-weight-complex="normal"/>
    </style:style>
    <style:style style:name="T760" style:family="text">
      <style:text-properties fo:font-weight="normal" officeooo:rsid="065bc26f" style:font-weight-asian="normal" style:font-weight-complex="normal"/>
    </style:style>
    <style:style style:name="T761" style:family="text">
      <style:text-properties fo:font-weight="normal" officeooo:rsid="065c36db" style:font-weight-asian="normal" style:font-weight-complex="normal"/>
    </style:style>
    <style:style style:name="T762" style:family="text">
      <style:text-properties fo:font-weight="normal" officeooo:rsid="065ccdaf" style:font-weight-asian="normal" style:font-weight-complex="normal"/>
    </style:style>
    <style:style style:name="T763" style:family="text">
      <style:text-properties fo:font-weight="normal" officeooo:rsid="065d1196" style:font-weight-asian="normal" style:font-weight-complex="normal"/>
    </style:style>
    <style:style style:name="T764" style:family="text">
      <style:text-properties fo:font-weight="normal" officeooo:rsid="065f5f30" style:font-weight-asian="normal" style:font-weight-complex="normal"/>
    </style:style>
    <style:style style:name="T765" style:family="text">
      <style:text-properties fo:font-weight="normal" officeooo:rsid="065f9fe1" style:font-weight-asian="normal" style:font-weight-complex="normal"/>
    </style:style>
    <style:style style:name="T766" style:family="text">
      <style:text-properties fo:font-weight="normal" officeooo:rsid="06600103" style:font-weight-asian="normal" style:font-weight-complex="normal"/>
    </style:style>
    <style:style style:name="T767" style:family="text">
      <style:text-properties fo:font-weight="normal" officeooo:rsid="0663b68a" style:font-weight-asian="normal" style:font-weight-complex="normal"/>
    </style:style>
    <style:style style:name="T768" style:family="text">
      <style:text-properties fo:font-weight="normal" officeooo:rsid="0663fd71" style:font-weight-asian="normal" style:font-weight-complex="normal"/>
    </style:style>
    <style:style style:name="T769" style:family="text">
      <style:text-properties fo:font-weight="normal" officeooo:rsid="0664e21a" style:font-weight-asian="normal" style:font-weight-complex="normal"/>
    </style:style>
    <style:style style:name="T770" style:family="text">
      <style:text-properties fo:font-weight="normal" officeooo:rsid="06668ee2" style:font-weight-asian="normal" style:font-weight-complex="normal"/>
    </style:style>
    <style:style style:name="T771" style:family="text">
      <style:text-properties fo:font-weight="normal" officeooo:rsid="0667e71b" style:font-weight-asian="normal" style:font-weight-complex="normal"/>
    </style:style>
    <style:style style:name="T772" style:family="text">
      <style:text-properties fo:font-weight="normal" officeooo:rsid="0668d107" style:font-weight-asian="normal" style:font-weight-complex="normal"/>
    </style:style>
    <style:style style:name="T773" style:family="text">
      <style:text-properties fo:font-weight="normal" officeooo:rsid="066a7da1" style:font-weight-asian="normal" style:font-weight-complex="normal"/>
    </style:style>
    <style:style style:name="T774" style:family="text">
      <style:text-properties fo:font-weight="normal" officeooo:rsid="066a9ea2" style:font-weight-asian="normal" style:font-weight-complex="normal"/>
    </style:style>
    <style:style style:name="T775" style:family="text">
      <style:text-properties fo:font-weight="normal" officeooo:rsid="066cf1d4" style:font-weight-asian="normal" style:font-weight-complex="normal"/>
    </style:style>
    <style:style style:name="T776" style:family="text">
      <style:text-properties fo:font-weight="normal" officeooo:rsid="066e8048" style:font-weight-asian="normal" style:font-weight-complex="normal"/>
    </style:style>
    <style:style style:name="T777" style:family="text">
      <style:text-properties fo:font-weight="normal" officeooo:rsid="066ff708" style:font-weight-asian="normal" style:font-weight-complex="normal"/>
    </style:style>
    <style:style style:name="T778" style:family="text">
      <style:text-properties fo:font-weight="normal" officeooo:rsid="0671a772" style:font-weight-asian="normal" style:font-weight-complex="normal"/>
    </style:style>
    <style:style style:name="T779" style:family="text">
      <style:text-properties fo:font-weight="normal" officeooo:rsid="067357c3" style:font-weight-asian="normal" style:font-weight-complex="normal"/>
    </style:style>
    <style:style style:name="T780" style:family="text">
      <style:text-properties fo:font-weight="normal" officeooo:rsid="06753e9f" style:font-weight-asian="normal" style:font-weight-complex="normal"/>
    </style:style>
    <style:style style:name="T781" style:family="text">
      <style:text-properties fo:font-weight="normal" officeooo:rsid="06764ecf" style:font-weight-asian="normal" style:font-weight-complex="normal"/>
    </style:style>
    <style:style style:name="T782" style:family="text">
      <style:text-properties fo:font-weight="normal" officeooo:rsid="0676b69e" style:font-weight-asian="normal" style:font-weight-complex="normal"/>
    </style:style>
    <style:style style:name="T783" style:family="text">
      <style:text-properties fo:font-weight="normal" officeooo:rsid="06775ec9" style:font-weight-asian="normal" style:font-weight-complex="normal"/>
    </style:style>
    <style:style style:name="T784" style:family="text">
      <style:text-properties fo:font-weight="normal" officeooo:rsid="067935e0" style:font-weight-asian="normal" style:font-weight-complex="normal"/>
    </style:style>
    <style:style style:name="T785" style:family="text">
      <style:text-properties fo:font-weight="normal" officeooo:rsid="067974e1" style:font-weight-asian="normal" style:font-weight-complex="normal"/>
    </style:style>
    <style:style style:name="T786" style:family="text">
      <style:text-properties fo:font-weight="normal" officeooo:rsid="0679ee39" style:font-weight-asian="normal" style:font-weight-complex="normal"/>
    </style:style>
    <style:style style:name="T787" style:family="text">
      <style:text-properties fo:font-weight="normal" officeooo:rsid="067a3d45" style:font-weight-asian="normal" style:font-weight-complex="normal"/>
    </style:style>
    <style:style style:name="T788" style:family="text">
      <style:text-properties fo:font-weight="normal" officeooo:rsid="067b158f" style:font-weight-asian="normal" style:font-weight-complex="normal"/>
    </style:style>
    <style:style style:name="T789" style:family="text">
      <style:text-properties fo:font-weight="normal" officeooo:rsid="067b5d05" style:font-weight-asian="normal" style:font-weight-complex="normal"/>
    </style:style>
    <style:style style:name="T790" style:family="text">
      <style:text-properties fo:font-weight="normal" officeooo:rsid="067caf1e" style:font-weight-asian="normal" style:font-weight-complex="normal"/>
    </style:style>
    <style:style style:name="T791" style:family="text">
      <style:text-properties fo:font-weight="normal" officeooo:rsid="067ea9e8" style:font-weight-asian="normal" style:font-weight-complex="normal"/>
    </style:style>
    <style:style style:name="T792" style:family="text">
      <style:text-properties fo:font-weight="normal" officeooo:rsid="067eb1d0" style:font-weight-asian="normal" style:font-weight-complex="normal"/>
    </style:style>
    <style:style style:name="T793" style:family="text">
      <style:text-properties fo:font-weight="normal" officeooo:rsid="06802507" style:font-weight-asian="normal" style:font-weight-complex="normal"/>
    </style:style>
    <style:style style:name="T794" style:family="text">
      <style:text-properties fo:font-weight="normal" officeooo:rsid="068131b2" style:font-weight-asian="normal" style:font-weight-complex="normal"/>
    </style:style>
    <style:style style:name="T795" style:family="text">
      <style:text-properties fo:font-weight="normal" officeooo:rsid="06815185" style:font-weight-asian="normal" style:font-weight-complex="normal"/>
    </style:style>
    <style:style style:name="T796" style:family="text">
      <style:text-properties fo:font-weight="normal" officeooo:rsid="0681ad18" style:font-weight-asian="normal" style:font-weight-complex="normal"/>
    </style:style>
    <style:style style:name="T797" style:family="text">
      <style:text-properties fo:font-weight="normal" officeooo:rsid="0683dcca" style:font-weight-asian="normal" style:font-weight-complex="normal"/>
    </style:style>
    <style:style style:name="T798" style:family="text">
      <style:text-properties fo:font-weight="normal" officeooo:rsid="068585fa" style:font-weight-asian="normal" style:font-weight-complex="normal"/>
    </style:style>
    <style:style style:name="T799" style:family="text">
      <style:text-properties fo:font-weight="normal" officeooo:rsid="06867b92" style:font-weight-asian="normal" style:font-weight-complex="normal"/>
    </style:style>
    <style:style style:name="T800" style:family="text">
      <style:text-properties fo:font-weight="normal" officeooo:rsid="0686d0d3" style:font-weight-asian="normal" style:font-weight-complex="normal"/>
    </style:style>
    <style:style style:name="T801" style:family="text">
      <style:text-properties fo:font-weight="normal" officeooo:rsid="0687b4bd" style:font-weight-asian="normal" style:font-weight-complex="normal"/>
    </style:style>
    <style:style style:name="T802" style:family="text">
      <style:text-properties fo:font-weight="normal" officeooo:rsid="0688cf84" style:font-weight-asian="normal" style:font-weight-complex="normal"/>
    </style:style>
    <style:style style:name="T803" style:family="text">
      <style:text-properties fo:font-weight="normal" officeooo:rsid="0689069c" style:font-weight-asian="normal" style:font-weight-complex="normal"/>
    </style:style>
    <style:style style:name="T804" style:family="text">
      <style:text-properties fo:font-weight="normal" officeooo:rsid="068a7bc5" style:font-weight-asian="normal" style:font-weight-complex="normal"/>
    </style:style>
    <style:style style:name="T805" style:family="text">
      <style:text-properties fo:font-weight="normal" officeooo:rsid="068b2154" style:font-weight-asian="normal" style:font-weight-complex="normal"/>
    </style:style>
    <style:style style:name="T806" style:family="text">
      <style:text-properties fo:font-weight="normal" officeooo:rsid="068bfdbc" style:font-weight-asian="normal" style:font-weight-complex="normal"/>
    </style:style>
    <style:style style:name="T807" style:family="text">
      <style:text-properties fo:font-weight="normal" officeooo:rsid="068e86ef" style:font-weight-asian="normal" style:font-weight-complex="normal"/>
    </style:style>
    <style:style style:name="T808" style:family="text">
      <style:text-properties fo:font-weight="normal" officeooo:rsid="068f41b6" style:font-weight-asian="normal" style:font-weight-complex="normal"/>
    </style:style>
    <style:style style:name="T809" style:family="text">
      <style:text-properties fo:font-weight="normal" officeooo:rsid="06906a42" style:font-weight-asian="normal" style:font-weight-complex="normal"/>
    </style:style>
    <style:style style:name="T810" style:family="text">
      <style:text-properties fo:font-weight="normal" officeooo:rsid="06924ce0" style:font-weight-asian="normal" style:font-weight-complex="normal"/>
    </style:style>
    <style:style style:name="T811" style:family="text">
      <style:text-properties fo:font-weight="normal" officeooo:rsid="069445d0" style:font-weight-asian="normal" style:font-weight-complex="normal"/>
    </style:style>
    <style:style style:name="T812" style:family="text">
      <style:text-properties fo:font-weight="normal" officeooo:rsid="0694c34a" style:font-weight-asian="normal" style:font-weight-complex="normal"/>
    </style:style>
    <style:style style:name="T813" style:family="text">
      <style:text-properties fo:font-weight="normal" officeooo:rsid="0695c2d8" style:font-weight-asian="normal" style:font-weight-complex="normal"/>
    </style:style>
    <style:style style:name="T814" style:family="text">
      <style:text-properties fo:font-weight="normal" officeooo:rsid="0696e0d1" style:font-weight-asian="normal" style:font-weight-complex="normal"/>
    </style:style>
    <style:style style:name="T815" style:family="text">
      <style:text-properties fo:font-weight="normal" officeooo:rsid="06976423" style:font-weight-asian="normal" style:font-weight-complex="normal"/>
    </style:style>
    <style:style style:name="T816" style:family="text">
      <style:text-properties fo:font-weight="normal" officeooo:rsid="06990e7f" style:font-weight-asian="normal" style:font-weight-complex="normal"/>
    </style:style>
    <style:style style:name="T817" style:family="text">
      <style:text-properties fo:font-weight="normal" officeooo:rsid="0699e228" style:font-weight-asian="normal" style:font-weight-complex="normal"/>
    </style:style>
    <style:style style:name="T818" style:family="text">
      <style:text-properties officeooo:rsid="0286b04b"/>
    </style:style>
    <style:style style:name="T819" style:family="text">
      <style:text-properties officeooo:rsid="0287a659"/>
    </style:style>
    <style:style style:name="T820" style:family="text">
      <style:text-properties officeooo:rsid="028ed7f0"/>
    </style:style>
    <style:style style:name="T821" style:family="text">
      <style:text-properties officeooo:rsid="02906eb0"/>
    </style:style>
    <style:style style:name="T822" style:family="text">
      <style:text-properties officeooo:rsid="029a0364"/>
    </style:style>
    <style:style style:name="T823" style:family="text">
      <style:text-properties officeooo:rsid="029bc732"/>
    </style:style>
    <style:style style:name="T824" style:family="text">
      <style:text-properties officeooo:rsid="02abbae2"/>
    </style:style>
    <style:style style:name="T825" style:family="text">
      <style:text-properties officeooo:rsid="02ade1d9"/>
    </style:style>
    <style:style style:name="T826" style:family="text">
      <style:text-properties officeooo:rsid="02d3113f"/>
    </style:style>
    <style:style style:name="T827" style:family="text">
      <style:text-properties officeooo:rsid="02d454b1"/>
    </style:style>
    <style:style style:name="T828" style:family="text">
      <style:text-properties officeooo:rsid="02d55aaf"/>
    </style:style>
    <style:style style:name="T829" style:family="text">
      <style:text-properties officeooo:rsid="02da6a23"/>
    </style:style>
    <style:style style:name="T830" style:family="text">
      <style:text-properties officeooo:rsid="02db5c92"/>
    </style:style>
    <style:style style:name="T831" style:family="text">
      <style:text-properties officeooo:rsid="02df832e"/>
    </style:style>
    <style:style style:name="T832" style:family="text">
      <style:text-properties officeooo:rsid="02e76b3b"/>
    </style:style>
    <style:style style:name="T833" style:family="text">
      <style:text-properties officeooo:rsid="02f4b72e"/>
    </style:style>
    <style:style style:name="T834" style:family="text">
      <style:text-properties style:text-position="0% 100%"/>
    </style:style>
    <style:style style:name="T835" style:family="text">
      <style:text-properties style:text-position="0% 100%" fo:font-style="italic" officeooo:rsid="0311bf17" style:font-style-asian="italic" style:font-style-complex="italic"/>
    </style:style>
    <style:style style:name="T836" style:family="text">
      <style:text-properties style:text-position="0% 100%" fo:font-style="italic" officeooo:rsid="0322c351" style:font-style-asian="italic" style:font-style-complex="italic"/>
    </style:style>
    <style:style style:name="T837" style:family="text">
      <style:text-properties style:text-position="0% 100%" fo:font-style="italic" officeooo:rsid="03374d68" style:font-style-asian="italic" style:font-style-complex="italic"/>
    </style:style>
    <style:style style:name="T838" style:family="text">
      <style:text-properties style:text-position="0% 100%" officeooo:rsid="02f95b4d"/>
    </style:style>
    <style:style style:name="T839" style:family="text">
      <style:text-properties style:text-position="0% 100%" officeooo:rsid="02fa1683"/>
    </style:style>
    <style:style style:name="T840" style:family="text">
      <style:text-properties style:text-position="0% 100%" officeooo:rsid="02fb3a8d"/>
    </style:style>
    <style:style style:name="T841" style:family="text">
      <style:text-properties style:text-position="0% 100%" officeooo:rsid="02fc985d"/>
    </style:style>
    <style:style style:name="T842" style:family="text">
      <style:text-properties style:text-position="0% 100%" officeooo:rsid="02fd998c"/>
    </style:style>
    <style:style style:name="T843" style:family="text">
      <style:text-properties style:text-position="0% 100%" officeooo:rsid="02ff67e5"/>
    </style:style>
    <style:style style:name="T844" style:family="text">
      <style:text-properties style:text-position="0% 100%" officeooo:rsid="0301267e"/>
    </style:style>
    <style:style style:name="T845" style:family="text">
      <style:text-properties style:text-position="0% 100%" officeooo:rsid="0302967a"/>
    </style:style>
    <style:style style:name="T846" style:family="text">
      <style:text-properties style:text-position="0% 100%" officeooo:rsid="0019f43d"/>
    </style:style>
    <style:style style:name="T847" style:family="text">
      <style:text-properties style:text-position="0% 100%" officeooo:rsid="0303c2a5"/>
    </style:style>
    <style:style style:name="T848" style:family="text">
      <style:text-properties style:text-position="0% 100%" officeooo:rsid="03043d4f"/>
    </style:style>
    <style:style style:name="T849" style:family="text">
      <style:text-properties style:text-position="0% 100%" officeooo:rsid="03051c34"/>
    </style:style>
    <style:style style:name="T850" style:family="text">
      <style:text-properties style:text-position="0% 100%" officeooo:rsid="03052acb"/>
    </style:style>
    <style:style style:name="T851" style:family="text">
      <style:text-properties style:text-position="0% 100%" officeooo:rsid="03053a09"/>
    </style:style>
    <style:style style:name="T852" style:family="text">
      <style:text-properties style:text-position="0% 100%" officeooo:rsid="03061435"/>
    </style:style>
    <style:style style:name="T853" style:family="text">
      <style:text-properties style:text-position="0% 100%" officeooo:rsid="030773e1"/>
    </style:style>
    <style:style style:name="T854" style:family="text">
      <style:text-properties style:text-position="0% 100%" officeooo:rsid="030895d7"/>
    </style:style>
    <style:style style:name="T855" style:family="text">
      <style:text-properties style:text-position="0% 100%" officeooo:rsid="0308a977"/>
    </style:style>
    <style:style style:name="T856" style:family="text">
      <style:text-properties style:text-position="0% 100%" officeooo:rsid="030979e3"/>
    </style:style>
    <style:style style:name="T857" style:family="text">
      <style:text-properties style:text-position="0% 100%" officeooo:rsid="030a3263"/>
    </style:style>
    <style:style style:name="T858" style:family="text">
      <style:text-properties style:text-position="0% 100%" officeooo:rsid="030afdc9"/>
    </style:style>
    <style:style style:name="T859" style:family="text">
      <style:text-properties style:text-position="0% 100%" officeooo:rsid="030b163b"/>
    </style:style>
    <style:style style:name="T860" style:family="text">
      <style:text-properties style:text-position="0% 100%" officeooo:rsid="030cdf26"/>
    </style:style>
    <style:style style:name="T861" style:family="text">
      <style:text-properties style:text-position="0% 100%" officeooo:rsid="030d1b82"/>
    </style:style>
    <style:style style:name="T862" style:family="text">
      <style:text-properties style:text-position="0% 100%" officeooo:rsid="030dc654"/>
    </style:style>
    <style:style style:name="T863" style:family="text">
      <style:text-properties style:text-position="0% 100%" officeooo:rsid="030e8ff9"/>
    </style:style>
    <style:style style:name="T864" style:family="text">
      <style:text-properties style:text-position="0% 100%" officeooo:rsid="030ef134"/>
    </style:style>
    <style:style style:name="T865" style:family="text">
      <style:text-properties style:text-position="0% 100%" officeooo:rsid="03106954"/>
    </style:style>
    <style:style style:name="T866" style:family="text">
      <style:text-properties style:text-position="0% 100%" officeooo:rsid="0311bf17"/>
    </style:style>
    <style:style style:name="T867" style:family="text">
      <style:text-properties style:text-position="0% 100%" officeooo:rsid="0313bd66"/>
    </style:style>
    <style:style style:name="T868" style:family="text">
      <style:text-properties style:text-position="0% 100%" officeooo:rsid="03144a42"/>
    </style:style>
    <style:style style:name="T869" style:family="text">
      <style:text-properties style:text-position="0% 100%" officeooo:rsid="0314d0b3"/>
    </style:style>
    <style:style style:name="T870" style:family="text">
      <style:text-properties style:text-position="0% 100%" officeooo:rsid="0314dab7"/>
    </style:style>
    <style:style style:name="T871" style:family="text">
      <style:text-properties style:text-position="0% 100%" officeooo:rsid="0314f79e"/>
    </style:style>
    <style:style style:name="T872" style:family="text">
      <style:text-properties style:text-position="0% 100%" officeooo:rsid="0315011d"/>
    </style:style>
    <style:style style:name="T873" style:family="text">
      <style:text-properties style:text-position="0% 100%" officeooo:rsid="031545ad"/>
    </style:style>
    <style:style style:name="T874" style:family="text">
      <style:text-properties style:text-position="0% 100%" officeooo:rsid="03170c8c"/>
    </style:style>
    <style:style style:name="T875" style:family="text">
      <style:text-properties style:text-position="0% 100%" officeooo:rsid="0317afd8"/>
    </style:style>
    <style:style style:name="T876" style:family="text">
      <style:text-properties style:text-position="0% 100%" officeooo:rsid="031900a4"/>
    </style:style>
    <style:style style:name="T877" style:family="text">
      <style:text-properties style:text-position="0% 100%" officeooo:rsid="031ab67c"/>
    </style:style>
    <style:style style:name="T878" style:family="text">
      <style:text-properties style:text-position="0% 100%" officeooo:rsid="031b5d6c"/>
    </style:style>
    <style:style style:name="T879" style:family="text">
      <style:text-properties style:text-position="0% 100%" officeooo:rsid="031c2e64"/>
    </style:style>
    <style:style style:name="T880" style:family="text">
      <style:text-properties style:text-position="0% 100%" officeooo:rsid="031c3819"/>
    </style:style>
    <style:style style:name="T881" style:family="text">
      <style:text-properties style:text-position="0% 100%" officeooo:rsid="031def6b"/>
    </style:style>
    <style:style style:name="T882" style:family="text">
      <style:text-properties style:text-position="0% 100%" officeooo:rsid="031f175b"/>
    </style:style>
    <style:style style:name="T883" style:family="text">
      <style:text-properties style:text-position="0% 100%" officeooo:rsid="0320c3ec"/>
    </style:style>
    <style:style style:name="T884" style:family="text">
      <style:text-properties style:text-position="0% 100%" officeooo:rsid="03211aa9"/>
    </style:style>
    <style:style style:name="T885" style:family="text">
      <style:text-properties style:text-position="0% 100%" officeooo:rsid="0322c351"/>
    </style:style>
    <style:style style:name="T886" style:family="text">
      <style:text-properties style:text-position="0% 100%" officeooo:rsid="0323ee6c"/>
    </style:style>
    <style:style style:name="T887" style:family="text">
      <style:text-properties style:text-position="0% 100%" officeooo:rsid="0324dce6"/>
    </style:style>
    <style:style style:name="T888" style:family="text">
      <style:text-properties style:text-position="0% 100%" officeooo:rsid="0326dca3"/>
    </style:style>
    <style:style style:name="T889" style:family="text">
      <style:text-properties style:text-position="0% 100%" officeooo:rsid="0327d8db"/>
    </style:style>
    <style:style style:name="T890" style:family="text">
      <style:text-properties style:text-position="0% 100%" officeooo:rsid="0328cee3"/>
    </style:style>
    <style:style style:name="T891" style:family="text">
      <style:text-properties style:text-position="0% 100%" officeooo:rsid="0328e90c"/>
    </style:style>
    <style:style style:name="T892" style:family="text">
      <style:text-properties style:text-position="0% 100%" officeooo:rsid="032a14cb"/>
    </style:style>
    <style:style style:name="T893" style:family="text">
      <style:text-properties style:text-position="0% 100%" officeooo:rsid="032af30f"/>
    </style:style>
    <style:style style:name="T894" style:family="text">
      <style:text-properties style:text-position="0% 100%" officeooo:rsid="032c6bfd"/>
    </style:style>
    <style:style style:name="T895" style:family="text">
      <style:text-properties style:text-position="0% 100%" officeooo:rsid="032e6501"/>
    </style:style>
    <style:style style:name="T896" style:family="text">
      <style:text-properties style:text-position="0% 100%" officeooo:rsid="032ecf9b"/>
    </style:style>
    <style:style style:name="T897" style:family="text">
      <style:text-properties style:text-position="0% 100%" officeooo:rsid="03307e3f"/>
    </style:style>
    <style:style style:name="T898" style:family="text">
      <style:text-properties style:text-position="0% 100%" officeooo:rsid="03326656"/>
    </style:style>
    <style:style style:name="T899" style:family="text">
      <style:text-properties style:text-position="0% 100%" officeooo:rsid="033342ae"/>
    </style:style>
    <style:style style:name="T900" style:family="text">
      <style:text-properties style:text-position="0% 100%" officeooo:rsid="03345c6d"/>
    </style:style>
    <style:style style:name="T901" style:family="text">
      <style:text-properties style:text-position="0% 100%" officeooo:rsid="0334ed6c"/>
    </style:style>
    <style:style style:name="T902" style:family="text">
      <style:text-properties style:text-position="0% 100%" officeooo:rsid="0335b9f3"/>
    </style:style>
    <style:style style:name="T903" style:family="text">
      <style:text-properties style:text-position="0% 100%" officeooo:rsid="03374d68"/>
    </style:style>
    <style:style style:name="T904" style:family="text">
      <style:text-properties style:text-position="0% 100%" officeooo:rsid="03391dfb"/>
    </style:style>
    <style:style style:name="T905" style:family="text">
      <style:text-properties style:text-position="0% 100%" officeooo:rsid="0339cc50"/>
    </style:style>
    <style:style style:name="T906" style:family="text">
      <style:text-properties style:text-position="0% 100%" officeooo:rsid="0339e3a8"/>
    </style:style>
    <style:style style:name="T907" style:family="text">
      <style:text-properties style:text-position="0% 100%" officeooo:rsid="033a63cf"/>
    </style:style>
    <style:style style:name="T908" style:family="text">
      <style:text-properties style:text-position="0% 100%" officeooo:rsid="033bfd3b"/>
    </style:style>
    <style:style style:name="T909" style:family="text">
      <style:text-properties style:text-position="0% 100%" officeooo:rsid="033c025a"/>
    </style:style>
    <style:style style:name="T910" style:family="text">
      <style:text-properties style:text-position="0% 100%" officeooo:rsid="033cbb23"/>
    </style:style>
    <style:style style:name="T911" style:family="text">
      <style:text-properties style:text-position="0% 100%" officeooo:rsid="033e5547"/>
    </style:style>
    <style:style style:name="T912" style:family="text">
      <style:text-properties style:text-position="0% 100%" officeooo:rsid="03403d1a"/>
    </style:style>
    <style:style style:name="T913" style:family="text">
      <style:text-properties style:text-position="0% 100%" officeooo:rsid="03422ea5"/>
    </style:style>
    <style:style style:name="T914" style:family="text">
      <style:text-properties style:text-position="0% 100%" officeooo:rsid="03433c19"/>
    </style:style>
    <style:style style:name="T915" style:family="text">
      <style:text-properties style:text-position="0% 100%" style:font-name="Liberation Serif1"/>
    </style:style>
    <style:style style:name="T916" style:family="text">
      <style:text-properties style:text-position="0% 100%" style:font-name="Liberation Serif1" officeooo:rsid="06e45e91"/>
    </style:style>
    <style:style style:name="T917" style:family="text">
      <style:text-properties style:text-position="0% 100%" style:font-name="Liberation Serif1" fo:font-style="italic" officeooo:rsid="06e71f6e" style:font-style-asian="italic" style:font-style-complex="italic"/>
    </style:style>
    <style:style style:name="T918" style:family="text">
      <style:text-properties style:text-position="0% 100%" style:font-name="Liberation Serif1" fo:font-style="italic" officeooo:rsid="06fa0717" style:font-style-asian="italic" style:font-style-complex="italic"/>
    </style:style>
    <style:style style:name="T919" style:family="text">
      <style:text-properties style:text-position="0% 100%" style:font-name="Liberation Serif1" officeooo:rsid="06e4774b"/>
    </style:style>
    <style:style style:name="T920" style:family="text">
      <style:text-properties style:text-position="0% 100%" style:font-name="Liberation Serif1" officeooo:rsid="06e58d3f"/>
    </style:style>
    <style:style style:name="T921" style:family="text">
      <style:text-properties style:text-position="0% 100%" style:font-name="Liberation Serif1" officeooo:rsid="06e5c730"/>
    </style:style>
    <style:style style:name="T922" style:family="text">
      <style:text-properties style:text-position="0% 100%" style:font-name="Liberation Serif1" officeooo:rsid="06e71f6e"/>
    </style:style>
    <style:style style:name="T923" style:family="text">
      <style:text-properties style:text-position="0% 100%" style:font-name="Liberation Serif1" officeooo:rsid="0019f43d"/>
    </style:style>
    <style:style style:name="T924" style:family="text">
      <style:text-properties style:text-position="0% 100%" style:font-name="Liberation Serif1" officeooo:rsid="06e76a2c"/>
    </style:style>
    <style:style style:name="T925" style:family="text">
      <style:text-properties style:text-position="0% 100%" style:font-name="Liberation Serif1" officeooo:rsid="06e92904"/>
    </style:style>
    <style:style style:name="T926" style:family="text">
      <style:text-properties style:text-position="0% 100%" style:font-name="Liberation Serif1" officeooo:rsid="06ea0d9f"/>
    </style:style>
    <style:style style:name="T927" style:family="text">
      <style:text-properties style:text-position="0% 100%" style:font-name="Liberation Serif1" officeooo:rsid="06eb9f6d"/>
    </style:style>
    <style:style style:name="T928" style:family="text">
      <style:text-properties style:text-position="0% 100%" style:font-name="Liberation Serif1" officeooo:rsid="06ebc561"/>
    </style:style>
    <style:style style:name="T929" style:family="text">
      <style:text-properties style:text-position="0% 100%" style:font-name="Liberation Serif1" officeooo:rsid="06edb1f5"/>
    </style:style>
    <style:style style:name="T930" style:family="text">
      <style:text-properties style:text-position="0% 100%" style:font-name="Liberation Serif1" officeooo:rsid="06ef6ab3"/>
    </style:style>
    <style:style style:name="T931" style:family="text">
      <style:text-properties style:text-position="0% 100%" style:font-name="Liberation Serif1" officeooo:rsid="06efdc05"/>
    </style:style>
    <style:style style:name="T932" style:family="text">
      <style:text-properties style:text-position="0% 100%" style:font-name="Liberation Serif1" officeooo:rsid="06f13b88"/>
    </style:style>
    <style:style style:name="T933" style:family="text">
      <style:text-properties style:text-position="0% 100%" style:font-name="Liberation Serif1" officeooo:rsid="06f3163c"/>
    </style:style>
    <style:style style:name="T934" style:family="text">
      <style:text-properties style:text-position="0% 100%" style:font-name="Liberation Serif1" officeooo:rsid="06f3262b"/>
    </style:style>
    <style:style style:name="T935" style:family="text">
      <style:text-properties style:text-position="0% 100%" style:font-name="Liberation Serif1" officeooo:rsid="06f41828"/>
    </style:style>
    <style:style style:name="T936" style:family="text">
      <style:text-properties style:text-position="0% 100%" style:font-name="Liberation Serif1" officeooo:rsid="06f471a3"/>
    </style:style>
    <style:style style:name="T937" style:family="text">
      <style:text-properties style:text-position="0% 100%" style:font-name="Liberation Serif1" officeooo:rsid="06f607b7"/>
    </style:style>
    <style:style style:name="T938" style:family="text">
      <style:text-properties style:text-position="0% 100%" style:font-name="Liberation Serif1" officeooo:rsid="06f7bb45"/>
    </style:style>
    <style:style style:name="T939" style:family="text">
      <style:text-properties style:text-position="0% 100%" style:font-name="Liberation Serif1" officeooo:rsid="06f8d692"/>
    </style:style>
    <style:style style:name="T940" style:family="text">
      <style:text-properties style:text-position="0% 100%" style:font-name="Liberation Serif1" officeooo:rsid="06f95436"/>
    </style:style>
    <style:style style:name="T941" style:family="text">
      <style:text-properties style:text-position="0% 100%" style:font-name="Liberation Serif1" officeooo:rsid="06fa0717"/>
    </style:style>
    <style:style style:name="T942" style:family="text">
      <style:text-properties style:text-position="0% 100%" style:font-name="Liberation Serif1" officeooo:rsid="06fad612"/>
    </style:style>
    <style:style style:name="T943" style:family="text">
      <style:text-properties style:text-position="0% 100%" style:font-name="Liberation Serif1" officeooo:rsid="06fbe0e1"/>
    </style:style>
    <style:style style:name="T944" style:family="text">
      <style:text-properties style:text-position="0% 100%" style:font-name="Liberation Serif1" officeooo:rsid="06fc8fe7"/>
    </style:style>
    <style:style style:name="T945" style:family="text">
      <style:text-properties style:text-position="0% 100%" style:font-name="Liberation Serif1" officeooo:rsid="06fd18b2"/>
    </style:style>
    <style:style style:name="T946" style:family="text">
      <style:text-properties style:text-position="0% 100%" style:font-name="Liberation Serif1" officeooo:rsid="06ffb299"/>
    </style:style>
    <style:style style:name="T947" style:family="text">
      <style:text-properties style:text-position="0% 100%" style:font-name="Liberation Serif1" officeooo:rsid="073a1796"/>
    </style:style>
    <style:style style:name="T948" style:family="text">
      <style:text-properties officeooo:rsid="034652c9"/>
    </style:style>
    <style:style style:name="T949" style:family="text">
      <style:text-properties officeooo:rsid="03483b58"/>
    </style:style>
    <style:style style:name="T950" style:family="text">
      <style:text-properties officeooo:rsid="034be8d4"/>
    </style:style>
    <style:style style:name="T951" style:family="text">
      <style:text-properties officeooo:rsid="034cde68"/>
    </style:style>
    <style:style style:name="T952" style:family="text">
      <style:text-properties officeooo:rsid="034eec9e"/>
    </style:style>
    <style:style style:name="T953" style:family="text">
      <style:text-properties officeooo:rsid="034f2a10"/>
    </style:style>
    <style:style style:name="T954" style:family="text">
      <style:text-properties officeooo:rsid="034f538c"/>
    </style:style>
    <style:style style:name="T955" style:family="text">
      <style:text-properties officeooo:rsid="034fbbf3"/>
    </style:style>
    <style:style style:name="T956" style:family="text">
      <style:text-properties officeooo:rsid="035134fa"/>
    </style:style>
    <style:style style:name="T957" style:family="text">
      <style:text-properties officeooo:rsid="0357f60c"/>
    </style:style>
    <style:style style:name="T958" style:family="text">
      <style:text-properties officeooo:rsid="0359230b"/>
    </style:style>
    <style:style style:name="T959" style:family="text">
      <style:text-properties officeooo:rsid="03595d21"/>
    </style:style>
    <style:style style:name="T960" style:family="text">
      <style:text-properties officeooo:rsid="035992e7"/>
    </style:style>
    <style:style style:name="T961" style:family="text">
      <style:text-properties officeooo:rsid="035b1908"/>
    </style:style>
    <style:style style:name="T962" style:family="text">
      <style:text-properties officeooo:rsid="035eb01d"/>
    </style:style>
    <style:style style:name="T963" style:family="text">
      <style:text-properties officeooo:rsid="035f6d65"/>
    </style:style>
    <style:style style:name="T964" style:family="text">
      <style:text-properties officeooo:rsid="03612f9b"/>
    </style:style>
    <style:style style:name="T965" style:family="text">
      <style:text-properties officeooo:rsid="0361bfeb"/>
    </style:style>
    <style:style style:name="T966" style:family="text">
      <style:text-properties officeooo:rsid="0367a1e9"/>
    </style:style>
    <style:style style:name="T967" style:family="text">
      <style:text-properties officeooo:rsid="0369303e"/>
    </style:style>
    <style:style style:name="T968" style:family="text">
      <style:text-properties officeooo:rsid="036a3fe7"/>
    </style:style>
    <style:style style:name="T969" style:family="text">
      <style:text-properties officeooo:rsid="036b428e"/>
    </style:style>
    <style:style style:name="T970" style:family="text">
      <style:text-properties officeooo:rsid="036bd4c5"/>
    </style:style>
    <style:style style:name="T971" style:family="text">
      <style:text-properties officeooo:rsid="036c53cb"/>
    </style:style>
    <style:style style:name="T972" style:family="text">
      <style:text-properties officeooo:rsid="038084f8"/>
    </style:style>
    <style:style style:name="T973" style:family="text">
      <style:text-properties officeooo:rsid="03848413"/>
    </style:style>
    <style:style style:name="T974" style:family="text">
      <style:text-properties officeooo:rsid="038c6041"/>
    </style:style>
    <style:style style:name="T975" style:family="text">
      <style:text-properties officeooo:rsid="03962d27"/>
    </style:style>
    <style:style style:name="T976" style:family="text">
      <style:text-properties officeooo:rsid="0396d0fc"/>
    </style:style>
    <style:style style:name="T977" style:family="text">
      <style:text-properties officeooo:rsid="03980e34"/>
    </style:style>
    <style:style style:name="T978" style:family="text">
      <style:text-properties officeooo:rsid="039a3595"/>
    </style:style>
    <style:style style:name="T979" style:family="text">
      <style:text-properties officeooo:rsid="03bd94ee"/>
    </style:style>
    <style:style style:name="T980" style:family="text">
      <style:text-properties officeooo:rsid="03c09961"/>
    </style:style>
    <style:style style:name="T981" style:family="text">
      <style:text-properties officeooo:rsid="03c17397"/>
    </style:style>
    <style:style style:name="T982" style:family="text">
      <style:text-properties officeooo:rsid="03c3d23c"/>
    </style:style>
    <style:style style:name="T983" style:family="text">
      <style:text-properties officeooo:rsid="03c6e892"/>
    </style:style>
    <style:style style:name="T984" style:family="text">
      <style:text-properties officeooo:rsid="03d2ab13"/>
    </style:style>
    <style:style style:name="T985" style:family="text">
      <style:text-properties officeooo:rsid="03d4374a"/>
    </style:style>
    <style:style style:name="T986" style:family="text">
      <style:text-properties officeooo:rsid="03d5efff"/>
    </style:style>
    <style:style style:name="T987" style:family="text">
      <style:text-properties officeooo:rsid="03d79fe5"/>
    </style:style>
    <style:style style:name="T988" style:family="text">
      <style:text-properties officeooo:rsid="03d971a8"/>
    </style:style>
    <style:style style:name="T989" style:family="text">
      <style:text-properties officeooo:rsid="03e14bdb"/>
    </style:style>
    <style:style style:name="T990" style:family="text">
      <style:text-properties officeooo:rsid="03e2fa00"/>
    </style:style>
    <style:style style:name="T991" style:family="text">
      <style:text-properties officeooo:rsid="03e4cbfe"/>
    </style:style>
    <style:style style:name="T992" style:family="text">
      <style:text-properties officeooo:rsid="03ec2232"/>
    </style:style>
    <style:style style:name="T993" style:family="text">
      <style:text-properties officeooo:rsid="03ec41ae"/>
    </style:style>
    <style:style style:name="T994" style:family="text">
      <style:text-properties officeooo:rsid="03ef3e45"/>
    </style:style>
    <style:style style:name="T995" style:family="text">
      <style:text-properties officeooo:rsid="03f45b8c"/>
    </style:style>
    <style:style style:name="T996" style:family="text">
      <style:text-properties officeooo:rsid="0402ef49"/>
    </style:style>
    <style:style style:name="T997" style:family="text">
      <style:text-properties officeooo:rsid="04054cf0"/>
    </style:style>
    <style:style style:name="T998" style:family="text">
      <style:text-properties officeooo:rsid="040e86ef"/>
    </style:style>
    <style:style style:name="T999" style:family="text">
      <style:text-properties officeooo:rsid="04101f5f"/>
    </style:style>
    <style:style style:name="T1000" style:family="text">
      <style:text-properties officeooo:rsid="0410246e"/>
    </style:style>
    <style:style style:name="T1001" style:family="text">
      <style:text-properties officeooo:rsid="04123990"/>
    </style:style>
    <style:style style:name="T1002" style:family="text">
      <style:text-properties officeooo:rsid="0412785f"/>
    </style:style>
    <style:style style:name="T1003" style:family="text">
      <style:text-properties officeooo:rsid="0413896f"/>
    </style:style>
    <style:style style:name="T1004" style:family="text">
      <style:text-properties officeooo:rsid="04151d71"/>
    </style:style>
    <style:style style:name="T1005" style:family="text">
      <style:text-properties officeooo:rsid="0415532c"/>
    </style:style>
    <style:style style:name="T1006" style:family="text">
      <style:text-properties officeooo:rsid="0415e672"/>
    </style:style>
    <style:style style:name="T1007" style:family="text">
      <style:text-properties officeooo:rsid="0417e312"/>
    </style:style>
    <style:style style:name="T1008" style:family="text">
      <style:text-properties officeooo:rsid="041899ac"/>
    </style:style>
    <style:style style:name="T1009" style:family="text">
      <style:text-properties officeooo:rsid="041a472b"/>
    </style:style>
    <style:style style:name="T1010" style:family="text">
      <style:text-properties officeooo:rsid="041c97a5"/>
    </style:style>
    <style:style style:name="T1011" style:family="text">
      <style:text-properties officeooo:rsid="041e1e64"/>
    </style:style>
    <style:style style:name="T1012" style:family="text">
      <style:text-properties officeooo:rsid="0421a646"/>
    </style:style>
    <style:style style:name="T1013" style:family="text">
      <style:text-properties officeooo:rsid="0422619a"/>
    </style:style>
    <style:style style:name="T1014" style:family="text">
      <style:text-properties officeooo:rsid="043213f8"/>
    </style:style>
    <style:style style:name="T1015" style:family="text">
      <style:text-properties officeooo:rsid="043297dd"/>
    </style:style>
    <style:style style:name="T1016" style:family="text">
      <style:text-properties officeooo:rsid="04329c6c"/>
    </style:style>
    <style:style style:name="T1017" style:family="text">
      <style:text-properties officeooo:rsid="04342d68"/>
    </style:style>
    <style:style style:name="T1018" style:family="text">
      <style:text-properties officeooo:rsid="04388b4b"/>
    </style:style>
    <style:style style:name="T1019" style:family="text">
      <style:text-properties officeooo:rsid="04395a63"/>
    </style:style>
    <style:style style:name="T1020" style:family="text">
      <style:text-properties officeooo:rsid="043c60f3"/>
    </style:style>
    <style:style style:name="T1021" style:family="text">
      <style:text-properties officeooo:rsid="0448f389"/>
    </style:style>
    <style:style style:name="T1022" style:family="text">
      <style:text-properties officeooo:rsid="044acda9"/>
    </style:style>
    <style:style style:name="T1023" style:family="text">
      <style:text-properties officeooo:rsid="044ad065"/>
    </style:style>
    <style:style style:name="T1024" style:family="text">
      <style:text-properties officeooo:rsid="044c8933"/>
    </style:style>
    <style:style style:name="T1025" style:family="text">
      <style:text-properties officeooo:rsid="0450d767"/>
    </style:style>
    <style:style style:name="T1026" style:family="text">
      <style:text-properties officeooo:rsid="04542831"/>
    </style:style>
    <style:style style:name="T1027" style:family="text">
      <style:text-properties officeooo:rsid="0455d2ed"/>
    </style:style>
    <style:style style:name="T1028" style:family="text">
      <style:text-properties officeooo:rsid="045aec61"/>
    </style:style>
    <style:style style:name="T1029" style:family="text">
      <style:text-properties officeooo:rsid="04604fee"/>
    </style:style>
    <style:style style:name="T1030" style:family="text">
      <style:text-properties fo:font-variant="normal" fo:text-transform="none"/>
    </style:style>
    <style:style style:name="T1031" style:family="text">
      <style:text-properties fo:font-variant="normal" fo:text-transform="none" officeooo:rsid="0466e4ca"/>
    </style:style>
    <style:style style:name="T1032" style:family="text">
      <style:text-properties fo:font-variant="normal" fo:text-transform="none" officeooo:rsid="0468257d"/>
    </style:style>
    <style:style style:name="T1033" style:family="text">
      <style:text-properties fo:font-variant="normal" fo:text-transform="none" officeooo:rsid="0468c12d"/>
    </style:style>
    <style:style style:name="T1034" style:family="text">
      <style:text-properties fo:font-variant="normal" fo:text-transform="none" fo:font-style="italic" officeooo:rsid="0468c12d" style:font-style-asian="italic" style:font-style-complex="italic"/>
    </style:style>
    <style:style style:name="T1035" style:family="text">
      <style:text-properties fo:font-variant="normal" fo:text-transform="none" officeooo:rsid="0469c7bc"/>
    </style:style>
    <style:style style:name="T1036" style:family="text">
      <style:text-properties fo:font-variant="normal" fo:text-transform="none" officeooo:rsid="046a5f82"/>
    </style:style>
    <style:style style:name="T1037" style:family="text">
      <style:text-properties fo:font-variant="normal" fo:text-transform="none" officeooo:rsid="046b4c00"/>
    </style:style>
    <style:style style:name="T1038" style:family="text">
      <style:text-properties fo:font-variant="normal" fo:text-transform="none" officeooo:rsid="046d1df1"/>
    </style:style>
    <style:style style:name="T1039" style:family="text">
      <style:text-properties fo:font-variant="normal" fo:text-transform="none" officeooo:rsid="046f8d76"/>
    </style:style>
    <style:style style:name="T1040" style:family="text">
      <style:text-properties fo:font-variant="normal" fo:text-transform="none" officeooo:rsid="04707d16"/>
    </style:style>
    <style:style style:name="T1041" style:family="text">
      <style:text-properties fo:font-variant="normal" fo:text-transform="none" officeooo:rsid="04716461"/>
    </style:style>
    <style:style style:name="T1042" style:family="text">
      <style:text-properties fo:font-variant="normal" fo:text-transform="none" officeooo:rsid="04734696"/>
    </style:style>
    <style:style style:name="T1043" style:family="text">
      <style:text-properties fo:font-variant="normal" fo:text-transform="none" officeooo:rsid="0474b7f5"/>
    </style:style>
    <style:style style:name="T1044" style:family="text">
      <style:text-properties fo:font-variant="normal" fo:text-transform="none" officeooo:rsid="0476b616"/>
    </style:style>
    <style:style style:name="T1045" style:family="text">
      <style:text-properties fo:font-variant="normal" fo:text-transform="none" officeooo:rsid="04787405"/>
    </style:style>
    <style:style style:name="T1046" style:family="text">
      <style:text-properties fo:font-variant="normal" fo:text-transform="none" officeooo:rsid="0019f43d"/>
    </style:style>
    <style:style style:name="T1047" style:family="text">
      <style:text-properties fo:font-variant="normal" fo:text-transform="none" officeooo:rsid="047900c3"/>
    </style:style>
    <style:style style:name="T1048" style:family="text">
      <style:text-properties fo:font-variant="normal" fo:text-transform="none" officeooo:rsid="0479f5d8"/>
    </style:style>
    <style:style style:name="T1049" style:family="text">
      <style:text-properties fo:font-variant="normal" fo:text-transform="none" officeooo:rsid="047af956"/>
    </style:style>
    <style:style style:name="T1050" style:family="text">
      <style:text-properties fo:font-variant="normal" fo:text-transform="none" officeooo:rsid="047bb2fd"/>
    </style:style>
    <style:style style:name="T1051" style:family="text">
      <style:text-properties fo:font-variant="normal" fo:text-transform="none" officeooo:rsid="047d1794"/>
    </style:style>
    <style:style style:name="T1052" style:family="text">
      <style:text-properties fo:font-variant="normal" fo:text-transform="none" officeooo:rsid="047e708e"/>
    </style:style>
    <style:style style:name="T1053" style:family="text">
      <style:text-properties fo:font-variant="normal" fo:text-transform="none" officeooo:rsid="047e70c7"/>
    </style:style>
    <style:style style:name="T1054" style:family="text">
      <style:text-properties fo:font-variant="normal" fo:text-transform="none" officeooo:rsid="047fba77"/>
    </style:style>
    <style:style style:name="T1055" style:family="text">
      <style:text-properties fo:font-variant="normal" fo:text-transform="none" officeooo:rsid="0480f3c5"/>
    </style:style>
    <style:style style:name="T1056" style:family="text">
      <style:text-properties fo:font-variant="normal" fo:text-transform="none" officeooo:rsid="04823726"/>
    </style:style>
    <style:style style:name="T1057" style:family="text">
      <style:text-properties fo:font-variant="normal" fo:text-transform="none" officeooo:rsid="04824fb9"/>
    </style:style>
    <style:style style:name="T1058" style:family="text">
      <style:text-properties fo:font-variant="normal" fo:text-transform="none" officeooo:rsid="0482777f"/>
    </style:style>
    <style:style style:name="T1059" style:family="text">
      <style:text-properties fo:font-variant="normal" fo:text-transform="none" officeooo:rsid="048301d2"/>
    </style:style>
    <style:style style:name="T1060" style:family="text">
      <style:text-properties fo:font-variant="normal" fo:text-transform="none" officeooo:rsid="0484c5a0"/>
    </style:style>
    <style:style style:name="T1061" style:family="text">
      <style:text-properties fo:font-variant="normal" fo:text-transform="none" officeooo:rsid="04865053"/>
    </style:style>
    <style:style style:name="T1062" style:family="text">
      <style:text-properties fo:font-variant="normal" fo:text-transform="none" officeooo:rsid="04871d5c"/>
    </style:style>
    <style:style style:name="T1063" style:family="text">
      <style:text-properties fo:font-variant="normal" fo:text-transform="none" officeooo:rsid="04878bb0"/>
    </style:style>
    <style:style style:name="T1064" style:family="text">
      <style:text-properties fo:font-variant="normal" fo:text-transform="none" officeooo:rsid="0487d5da"/>
    </style:style>
    <style:style style:name="T1065" style:family="text">
      <style:text-properties fo:font-variant="normal" fo:text-transform="none" officeooo:rsid="048871f3"/>
    </style:style>
    <style:style style:name="T1066" style:family="text">
      <style:text-properties fo:font-variant="normal" fo:text-transform="none" officeooo:rsid="04898ed4"/>
    </style:style>
    <style:style style:name="T1067" style:family="text">
      <style:text-properties fo:font-variant="normal" fo:text-transform="none" officeooo:rsid="048b2a09"/>
    </style:style>
    <style:style style:name="T1068" style:family="text">
      <style:text-properties fo:font-variant="normal" fo:text-transform="none" officeooo:rsid="048c446a"/>
    </style:style>
    <style:style style:name="T1069" style:family="text">
      <style:text-properties fo:font-variant="normal" fo:text-transform="none" officeooo:rsid="048dad18"/>
    </style:style>
    <style:style style:name="T1070" style:family="text">
      <style:text-properties fo:font-variant="normal" fo:text-transform="none" officeooo:rsid="048f9228"/>
    </style:style>
    <style:style style:name="T1071" style:family="text">
      <style:text-properties fo:font-variant="normal" fo:text-transform="none" officeooo:rsid="0490c03c"/>
    </style:style>
    <style:style style:name="T1072" style:family="text">
      <style:text-properties fo:font-variant="normal" fo:text-transform="none" officeooo:rsid="04920d36"/>
    </style:style>
    <style:style style:name="T1073" style:family="text">
      <style:text-properties fo:font-variant="normal" fo:text-transform="none" officeooo:rsid="04922ad2"/>
    </style:style>
    <style:style style:name="T1074" style:family="text">
      <style:text-properties fo:font-variant="normal" fo:text-transform="none" officeooo:rsid="049301af"/>
    </style:style>
    <style:style style:name="T1075" style:family="text">
      <style:text-properties fo:font-variant="normal" fo:text-transform="none" officeooo:rsid="0494756f"/>
    </style:style>
    <style:style style:name="T1076" style:family="text">
      <style:text-properties fo:font-variant="normal" fo:text-transform="none" officeooo:rsid="04951726"/>
    </style:style>
    <style:style style:name="T1077" style:family="text">
      <style:text-properties fo:font-variant="normal" fo:text-transform="none" officeooo:rsid="049708a9"/>
    </style:style>
    <style:style style:name="T1078" style:family="text">
      <style:text-properties fo:font-variant="normal" fo:text-transform="none" officeooo:rsid="04977e77"/>
    </style:style>
    <style:style style:name="T1079" style:family="text">
      <style:text-properties fo:font-variant="normal" fo:text-transform="none" officeooo:rsid="0498d178"/>
    </style:style>
    <style:style style:name="T1080" style:family="text">
      <style:text-properties fo:font-variant="normal" fo:text-transform="none" officeooo:rsid="04990e29"/>
    </style:style>
    <style:style style:name="T1081" style:family="text">
      <style:text-properties fo:font-variant="normal" fo:text-transform="none" officeooo:rsid="049a2a42"/>
    </style:style>
    <style:style style:name="T1082" style:family="text">
      <style:text-properties fo:font-variant="normal" fo:text-transform="none" officeooo:rsid="049c033e"/>
    </style:style>
    <style:style style:name="T1083" style:family="text">
      <style:text-properties fo:font-variant="normal" fo:text-transform="none" officeooo:rsid="049d342f"/>
    </style:style>
    <style:style style:name="T1084" style:family="text">
      <style:text-properties fo:font-variant="normal" fo:text-transform="none" officeooo:rsid="04a0720e"/>
    </style:style>
    <style:style style:name="T1085" style:family="text">
      <style:text-properties fo:font-variant="normal" fo:text-transform="none" officeooo:rsid="04a1d32b"/>
    </style:style>
    <style:style style:name="T1086" style:family="text">
      <style:text-properties fo:font-variant="normal" fo:text-transform="none" officeooo:rsid="04a3d072"/>
    </style:style>
    <style:style style:name="T1087" style:family="text">
      <style:text-properties fo:font-variant="normal" fo:text-transform="none" officeooo:rsid="04a5424e"/>
    </style:style>
    <style:style style:name="T1088" style:family="text">
      <style:text-properties fo:font-variant="normal" fo:text-transform="none" officeooo:rsid="04a592f5"/>
    </style:style>
    <style:style style:name="T1089" style:family="text">
      <style:text-properties fo:font-variant="normal" fo:text-transform="none" officeooo:rsid="04a5ed3a"/>
    </style:style>
    <style:style style:name="T1090" style:family="text">
      <style:text-properties fo:font-variant="normal" fo:text-transform="none" officeooo:rsid="04a761fe"/>
    </style:style>
    <style:style style:name="T1091" style:family="text">
      <style:text-properties fo:font-variant="normal" fo:text-transform="none" officeooo:rsid="04a8f05d"/>
    </style:style>
    <style:style style:name="T1092" style:family="text">
      <style:text-properties fo:font-variant="normal" fo:text-transform="none" officeooo:rsid="04a92ea8"/>
    </style:style>
    <style:style style:name="T1093" style:family="text">
      <style:text-properties fo:font-variant="normal" fo:text-transform="none" officeooo:rsid="04a946d8"/>
    </style:style>
    <style:style style:name="T1094" style:family="text">
      <style:text-properties fo:font-variant="normal" fo:text-transform="none" officeooo:rsid="04aa49af"/>
    </style:style>
    <style:style style:name="T1095" style:family="text">
      <style:text-properties fo:font-variant="normal" fo:text-transform="none" officeooo:rsid="04abc92d"/>
    </style:style>
    <style:style style:name="T1096" style:family="text">
      <style:text-properties fo:font-variant="normal" fo:text-transform="none" officeooo:rsid="04ad3eeb"/>
    </style:style>
    <style:style style:name="T1097" style:family="text">
      <style:text-properties fo:font-variant="normal" fo:text-transform="none" officeooo:rsid="04aecb45"/>
    </style:style>
    <style:style style:name="T1098" style:family="text">
      <style:text-properties fo:font-variant="normal" fo:text-transform="none" officeooo:rsid="04aff7c2"/>
    </style:style>
    <style:style style:name="T1099" style:family="text">
      <style:text-properties fo:font-variant="normal" fo:text-transform="none" officeooo:rsid="04b1b482"/>
    </style:style>
    <style:style style:name="T1100" style:family="text">
      <style:text-properties fo:font-variant="normal" fo:text-transform="none" officeooo:rsid="04b39256"/>
    </style:style>
    <style:style style:name="T1101" style:family="text">
      <style:text-properties fo:font-variant="normal" fo:text-transform="none" officeooo:rsid="04b5328e"/>
    </style:style>
    <style:style style:name="T1102" style:family="text">
      <style:text-properties fo:font-variant="normal" fo:text-transform="none" officeooo:rsid="04b75055"/>
    </style:style>
    <style:style style:name="T1103" style:family="text">
      <style:text-properties fo:font-variant="normal" fo:text-transform="none" officeooo:rsid="04b8ec9d"/>
    </style:style>
    <style:style style:name="T1104" style:family="text">
      <style:text-properties fo:font-variant="normal" fo:text-transform="none" officeooo:rsid="04ba73da"/>
    </style:style>
    <style:style style:name="T1105" style:family="text">
      <style:text-properties fo:font-variant="normal" fo:text-transform="none" officeooo:rsid="04bc5c25"/>
    </style:style>
    <style:style style:name="T1106" style:family="text">
      <style:text-properties fo:font-variant="normal" fo:text-transform="none" officeooo:rsid="04be0740"/>
    </style:style>
    <style:style style:name="T1107" style:family="text">
      <style:text-properties officeooo:rsid="04c1dc8a"/>
    </style:style>
    <style:style style:name="T1108" style:family="text">
      <style:text-properties officeooo:rsid="04f6b75c"/>
    </style:style>
    <style:style style:name="T1109" style:family="text">
      <style:text-properties officeooo:rsid="04f9255a"/>
    </style:style>
    <style:style style:name="T1110" style:family="text">
      <style:text-properties officeooo:rsid="0503e1c6"/>
    </style:style>
    <style:style style:name="T1111" style:family="text">
      <style:text-properties officeooo:rsid="05072d9f"/>
    </style:style>
    <style:style style:name="T1112" style:family="text">
      <style:text-properties officeooo:rsid="050a84a3"/>
    </style:style>
    <style:style style:name="T1113" style:family="text">
      <style:text-properties officeooo:rsid="0517ebfe"/>
    </style:style>
    <style:style style:name="T1114" style:family="text">
      <style:text-properties officeooo:rsid="055329a3"/>
    </style:style>
    <style:style style:name="T1115" style:family="text">
      <style:text-properties officeooo:rsid="055404c7"/>
    </style:style>
    <style:style style:name="T1116" style:family="text">
      <style:text-properties officeooo:rsid="055e9943"/>
    </style:style>
    <style:style style:name="T1117" style:family="text">
      <style:text-properties officeooo:rsid="0570af78"/>
    </style:style>
    <style:style style:name="T1118" style:family="text">
      <style:text-properties officeooo:rsid="058d46e9"/>
    </style:style>
    <style:style style:name="T1119" style:family="text">
      <style:text-properties officeooo:rsid="0602ec88"/>
    </style:style>
    <style:style style:name="T1120" style:family="text">
      <style:text-properties officeooo:rsid="06090f51"/>
    </style:style>
    <style:style style:name="T1121" style:family="text">
      <style:text-properties officeooo:rsid="060c370c"/>
    </style:style>
    <style:style style:name="T1122" style:family="text">
      <style:text-properties officeooo:rsid="060da6f6"/>
    </style:style>
    <style:style style:name="T1123" style:family="text">
      <style:text-properties officeooo:rsid="060e6cf1"/>
    </style:style>
    <style:style style:name="T1124" style:family="text">
      <style:text-properties officeooo:rsid="0617ca7b"/>
    </style:style>
    <style:style style:name="T1125" style:family="text">
      <style:text-properties officeooo:rsid="061a33da"/>
    </style:style>
    <style:style style:name="T1126" style:family="text">
      <style:text-properties officeooo:rsid="061b1985"/>
    </style:style>
    <style:style style:name="T1127" style:family="text">
      <style:text-properties officeooo:rsid="061c3d19"/>
    </style:style>
    <style:style style:name="T1128" style:family="text">
      <style:text-properties officeooo:rsid="061d4602"/>
    </style:style>
    <style:style style:name="T1129" style:family="text">
      <style:text-properties officeooo:rsid="061f347e"/>
    </style:style>
    <style:style style:name="T1130" style:family="text">
      <style:text-properties officeooo:rsid="061f8a61"/>
    </style:style>
    <style:style style:name="T1131" style:family="text">
      <style:text-properties officeooo:rsid="061fe589"/>
    </style:style>
    <style:style style:name="T1132" style:family="text">
      <style:text-properties officeooo:rsid="0631a996"/>
    </style:style>
    <style:style style:name="T1133" style:family="text">
      <style:text-properties officeooo:rsid="063570fb"/>
    </style:style>
    <style:style style:name="T1134" style:family="text">
      <style:text-properties officeooo:rsid="063a8985"/>
    </style:style>
    <style:style style:name="T1135" style:family="text">
      <style:text-properties officeooo:rsid="063bf5bb"/>
    </style:style>
    <style:style style:name="T1136" style:family="text">
      <style:text-properties officeooo:rsid="069adef1"/>
    </style:style>
    <style:style style:name="T1137" style:family="text">
      <style:text-properties officeooo:rsid="069d7812"/>
    </style:style>
    <style:style style:name="T1138" style:family="text">
      <style:text-properties officeooo:rsid="06a0356e"/>
    </style:style>
    <style:style style:name="T1139" style:family="text">
      <style:text-properties officeooo:rsid="06adf9b7"/>
    </style:style>
    <style:style style:name="T1140" style:family="text">
      <style:text-properties officeooo:rsid="06aeeece"/>
    </style:style>
    <style:style style:name="T1141" style:family="text">
      <style:text-properties officeooo:rsid="06b7e540"/>
    </style:style>
    <style:style style:name="T1142" style:family="text">
      <style:text-properties officeooo:rsid="06b824d0"/>
    </style:style>
    <style:style style:name="T1143" style:family="text">
      <style:text-properties officeooo:rsid="06ba03cb"/>
    </style:style>
    <style:style style:name="T1144" style:family="text">
      <style:text-properties officeooo:rsid="06ba5d42"/>
    </style:style>
    <style:style style:name="T1145" style:family="text">
      <style:text-properties officeooo:rsid="06c00843"/>
    </style:style>
    <style:style style:name="T1146" style:family="text">
      <style:text-properties officeooo:rsid="06d879c0"/>
    </style:style>
    <style:style style:name="T1147" style:family="text">
      <style:text-properties officeooo:rsid="06d9b297"/>
    </style:style>
    <style:style style:name="T1148" style:family="text">
      <style:text-properties officeooo:rsid="06da7596"/>
    </style:style>
    <style:style style:name="T1149" style:family="text">
      <style:text-properties officeooo:rsid="06da7824"/>
    </style:style>
    <style:style style:name="T1150" style:family="text">
      <style:text-properties officeooo:rsid="0702aabd"/>
    </style:style>
    <style:style style:name="T1151" style:family="text">
      <style:text-properties officeooo:rsid="070428b6"/>
    </style:style>
    <style:style style:name="T1152" style:family="text">
      <style:text-properties officeooo:rsid="0705f132"/>
    </style:style>
    <style:style style:name="T1153" style:family="text">
      <style:text-properties officeooo:rsid="070970b2"/>
    </style:style>
    <style:style style:name="T1154" style:family="text">
      <style:text-properties officeooo:rsid="070a578d"/>
    </style:style>
    <style:style style:name="T1155" style:family="text">
      <style:text-properties officeooo:rsid="070eda28"/>
    </style:style>
    <style:style style:name="T1156" style:family="text">
      <style:text-properties officeooo:rsid="0714ef4f"/>
    </style:style>
    <style:style style:name="T1157" style:family="text">
      <style:text-properties officeooo:rsid="071ba51b"/>
    </style:style>
    <style:style style:name="T1158" style:family="text">
      <style:text-properties officeooo:rsid="071c0d77"/>
    </style:style>
    <style:style style:name="T1159" style:family="text">
      <style:text-properties officeooo:rsid="0720d177"/>
    </style:style>
    <style:style style:name="T1160" style:family="text">
      <style:text-properties officeooo:rsid="0724114f"/>
    </style:style>
    <style:style style:name="T1161" style:family="text">
      <style:text-properties officeooo:rsid="07253056"/>
    </style:style>
    <style:style style:name="T1162" style:family="text">
      <style:text-properties officeooo:rsid="07260b2a"/>
    </style:style>
    <style:style style:name="T1163" style:family="text">
      <style:text-properties officeooo:rsid="07299fc5"/>
    </style:style>
    <style:style style:name="T1164" style:family="text">
      <style:text-properties officeooo:rsid="072e9adf"/>
    </style:style>
    <style:style style:name="T1165" style:family="text">
      <style:text-properties officeooo:rsid="07307a01"/>
    </style:style>
    <style:style style:name="T1166" style:family="text">
      <style:text-properties officeooo:rsid="07308a63"/>
    </style:style>
    <style:style style:name="T1167" style:family="text">
      <style:text-properties officeooo:rsid="0734aca1"/>
    </style:style>
    <style:style style:name="T1168" style:family="text">
      <style:text-properties officeooo:rsid="073bf243"/>
    </style:style>
    <style:style style:name="T1169" style:family="text">
      <style:text-properties officeooo:rsid="073f1e9f"/>
    </style:style>
    <style:style style:name="T1170" style:family="text">
      <style:text-properties officeooo:rsid="073fca12"/>
    </style:style>
    <style:style style:name="T1171" style:family="text">
      <style:text-properties officeooo:rsid="07423cd9"/>
    </style:style>
    <style:style style:name="T1172" style:family="text">
      <style:text-properties officeooo:rsid="0744deac"/>
    </style:style>
    <style:style style:name="T1173" style:family="text">
      <style:text-properties officeooo:rsid="07476af5"/>
    </style:style>
    <style:style style:name="T1174" style:family="text">
      <style:text-properties officeooo:rsid="074a0cc1"/>
    </style:style>
    <style:style style:name="T1175" style:family="text">
      <style:text-properties officeooo:rsid="074eb604"/>
    </style:style>
    <style:style style:name="T1176" style:family="text">
      <style:text-properties officeooo:rsid="075a4d91"/>
    </style:style>
    <style:style style:name="T1177" style:family="text">
      <style:text-properties officeooo:rsid="076455d5"/>
    </style:style>
    <style:style style:name="T1178" style:family="text">
      <style:text-properties officeooo:rsid="07669a6e"/>
    </style:style>
    <style:style style:name="T1179" style:family="text">
      <style:text-properties officeooo:rsid="0768a266"/>
    </style:style>
    <style:style style:name="T1180" style:family="text">
      <style:text-properties officeooo:rsid="076a18fa"/>
    </style:style>
    <style:style style:name="T1181" style:family="text">
      <style:text-properties officeooo:rsid="076c9f93"/>
    </style:style>
    <style:style style:name="T1182" style:family="text">
      <style:text-properties officeooo:rsid="076d063a"/>
    </style:style>
    <style:style style:name="T1183" style:family="text">
      <style:text-properties officeooo:rsid="077662b5"/>
    </style:style>
    <style:style style:name="T1184" style:family="text">
      <style:text-properties officeooo:rsid="077825bd"/>
    </style:style>
    <style:style style:name="T1185" style:family="text">
      <style:text-properties officeooo:rsid="077e4daf"/>
    </style:style>
    <style:style style:name="T1186" style:family="text">
      <style:text-properties officeooo:rsid="0787ef6f"/>
    </style:style>
    <style:style style:name="T1187" style:family="text">
      <style:text-properties officeooo:rsid="078d22e8"/>
    </style:style>
    <style:style style:name="T1188" style:family="text">
      <style:text-properties officeooo:rsid="07964edb"/>
    </style:style>
    <style:style style:name="T1189" style:family="text">
      <style:text-properties officeooo:rsid="0797606e"/>
    </style:style>
    <style:style style:name="T1190" style:family="text">
      <style:text-properties officeooo:rsid="0799ef3e"/>
    </style:style>
    <style:style style:name="T1191" style:family="text">
      <style:text-properties officeooo:rsid="079a7f05"/>
    </style:style>
    <style:style style:name="T1192" style:family="text">
      <style:text-properties style:text-line-through-style="solid" style:text-line-through-type="single" officeooo:rsid="079a7f05"/>
    </style:style>
    <style:style style:name="T1193" style:family="text">
      <style:text-properties style:text-line-through-style="solid" style:text-line-through-type="single" officeooo:rsid="08053c3f"/>
    </style:style>
    <style:style style:name="T1194" style:family="text">
      <style:text-properties style:text-line-through-style="none" style:text-line-through-type="none"/>
    </style:style>
    <style:style style:name="T1195" style:family="text">
      <style:text-properties style:text-line-through-style="none" style:text-line-through-type="none" officeooo:rsid="079a7f05"/>
    </style:style>
    <style:style style:name="T1196" style:family="text">
      <style:text-properties style:text-line-through-style="none" style:text-line-through-type="none" officeooo:rsid="07a3e91c"/>
    </style:style>
    <style:style style:name="T1197" style:family="text">
      <style:text-properties style:text-line-through-style="none" style:text-line-through-type="none" officeooo:rsid="07a3fc3b"/>
    </style:style>
    <style:style style:name="T1198" style:family="text">
      <style:text-properties style:text-line-through-style="none" style:text-line-through-type="none" officeooo:rsid="07a4adb2"/>
    </style:style>
    <style:style style:name="T1199" style:family="text">
      <style:text-properties style:text-line-through-style="none" style:text-line-through-type="none" officeooo:rsid="07a640de"/>
    </style:style>
    <style:style style:name="T1200" style:family="text">
      <style:text-properties style:text-line-through-style="none" style:text-line-through-type="none" officeooo:rsid="07a73426"/>
    </style:style>
    <style:style style:name="T1201" style:family="text">
      <style:text-properties style:text-line-through-style="none" style:text-line-through-type="none" officeooo:rsid="07a8ee6f"/>
    </style:style>
    <style:style style:name="T1202" style:family="text">
      <style:text-properties style:text-line-through-style="none" style:text-line-through-type="none" officeooo:rsid="07aa3224"/>
    </style:style>
    <style:style style:name="T1203" style:family="text">
      <style:text-properties style:text-line-through-style="none" style:text-line-through-type="none" officeooo:rsid="07ab0450"/>
    </style:style>
    <style:style style:name="T1204" style:family="text">
      <style:text-properties style:text-line-through-style="none" style:text-line-through-type="none" officeooo:rsid="07ac053e"/>
    </style:style>
    <style:style style:name="T1205" style:family="text">
      <style:text-properties style:text-line-through-style="none" style:text-line-through-type="none" officeooo:rsid="07addd75"/>
    </style:style>
    <style:style style:name="T1206" style:family="text">
      <style:text-properties style:text-line-through-style="none" style:text-line-through-type="none" officeooo:rsid="07af6429"/>
    </style:style>
    <style:style style:name="T1207" style:family="text">
      <style:text-properties style:text-line-through-style="none" style:text-line-through-type="none" officeooo:rsid="07af997c"/>
    </style:style>
    <style:style style:name="T1208" style:family="text">
      <style:text-properties style:text-line-through-style="none" style:text-line-through-type="none" officeooo:rsid="07b105e7"/>
    </style:style>
    <style:style style:name="T1209" style:family="text">
      <style:text-properties style:text-line-through-style="none" style:text-line-through-type="none" fo:font-style="italic" officeooo:rsid="07b105e7" style:font-style-asian="italic" style:font-style-complex="italic"/>
    </style:style>
    <style:style style:name="T1210" style:family="text">
      <style:text-properties style:text-line-through-style="none" style:text-line-through-type="none" fo:font-style="italic" officeooo:rsid="07d63faf" style:font-style-asian="italic" style:font-style-complex="italic"/>
    </style:style>
    <style:style style:name="T1211" style:family="text">
      <style:text-properties style:text-line-through-style="none" style:text-line-through-type="none" fo:font-style="italic" officeooo:rsid="07e078c6" style:font-style-asian="italic" style:font-style-complex="italic"/>
    </style:style>
    <style:style style:name="T1212" style:family="text">
      <style:text-properties style:text-line-through-style="none" style:text-line-through-type="none" fo:font-style="italic" officeooo:rsid="0829e54b" style:font-style-asian="italic" style:font-style-complex="italic"/>
    </style:style>
    <style:style style:name="T1213" style:family="text">
      <style:text-properties style:text-line-through-style="none" style:text-line-through-type="none" officeooo:rsid="07b25b38"/>
    </style:style>
    <style:style style:name="T1214" style:family="text">
      <style:text-properties style:text-line-through-style="none" style:text-line-through-type="none" officeooo:rsid="07b260ee"/>
    </style:style>
    <style:style style:name="T1215" style:family="text">
      <style:text-properties style:text-line-through-style="none" style:text-line-through-type="none" officeooo:rsid="07b395c8"/>
    </style:style>
    <style:style style:name="T1216" style:family="text">
      <style:text-properties style:text-line-through-style="none" style:text-line-through-type="none" officeooo:rsid="07b4b567"/>
    </style:style>
    <style:style style:name="T1217" style:family="text">
      <style:text-properties style:text-line-through-style="none" style:text-line-through-type="none" officeooo:rsid="07b5ec21"/>
    </style:style>
    <style:style style:name="T1218" style:family="text">
      <style:text-properties style:text-line-through-style="none" style:text-line-through-type="none" officeooo:rsid="07b6edf9"/>
    </style:style>
    <style:style style:name="T1219" style:family="text">
      <style:text-properties style:text-line-through-style="none" style:text-line-through-type="none" officeooo:rsid="07b7653e"/>
    </style:style>
    <style:style style:name="T1220" style:family="text">
      <style:text-properties style:text-line-through-style="none" style:text-line-through-type="none" officeooo:rsid="07b774ea"/>
    </style:style>
    <style:style style:name="T1221" style:family="text">
      <style:text-properties style:text-line-through-style="none" style:text-line-through-type="none" officeooo:rsid="07ba2dd8"/>
    </style:style>
    <style:style style:name="T1222" style:family="text">
      <style:text-properties style:text-line-through-style="none" style:text-line-through-type="none" officeooo:rsid="07bc0b02"/>
    </style:style>
    <style:style style:name="T1223" style:family="text">
      <style:text-properties style:text-line-through-style="none" style:text-line-through-type="none" officeooo:rsid="07bc1cee"/>
    </style:style>
    <style:style style:name="T1224" style:family="text">
      <style:text-properties style:text-line-through-style="none" style:text-line-through-type="none" officeooo:rsid="07bd497e"/>
    </style:style>
    <style:style style:name="T1225" style:family="text">
      <style:text-properties style:text-line-through-style="none" style:text-line-through-type="none" officeooo:rsid="07bd96de"/>
    </style:style>
    <style:style style:name="T1226" style:family="text">
      <style:text-properties style:text-line-through-style="none" style:text-line-through-type="none" officeooo:rsid="07bef47d"/>
    </style:style>
    <style:style style:name="T1227" style:family="text">
      <style:text-properties style:text-line-through-style="none" style:text-line-through-type="none" officeooo:rsid="07c016b7"/>
    </style:style>
    <style:style style:name="T1228" style:family="text">
      <style:text-properties style:text-line-through-style="none" style:text-line-through-type="none" officeooo:rsid="0019f43d"/>
    </style:style>
    <style:style style:name="T1229" style:family="text">
      <style:text-properties style:text-line-through-style="none" style:text-line-through-type="none" officeooo:rsid="07c1f61f"/>
    </style:style>
    <style:style style:name="T1230" style:family="text">
      <style:text-properties style:text-line-through-style="none" style:text-line-through-type="none" officeooo:rsid="07c38d5d"/>
    </style:style>
    <style:style style:name="T1231" style:family="text">
      <style:text-properties style:text-line-through-style="none" style:text-line-through-type="none" officeooo:rsid="07c3c06e"/>
    </style:style>
    <style:style style:name="T1232" style:family="text">
      <style:text-properties style:text-line-through-style="none" style:text-line-through-type="none" officeooo:rsid="07c59155"/>
    </style:style>
    <style:style style:name="T1233" style:family="text">
      <style:text-properties style:text-line-through-style="none" style:text-line-through-type="none" officeooo:rsid="07c6233c"/>
    </style:style>
    <style:style style:name="T1234" style:family="text">
      <style:text-properties style:text-line-through-style="none" style:text-line-through-type="none" officeooo:rsid="07c7d562"/>
    </style:style>
    <style:style style:name="T1235" style:family="text">
      <style:text-properties style:text-line-through-style="none" style:text-line-through-type="none" officeooo:rsid="07c7e2a0"/>
    </style:style>
    <style:style style:name="T1236" style:family="text">
      <style:text-properties style:text-line-through-style="none" style:text-line-through-type="none" officeooo:rsid="07c94c85"/>
    </style:style>
    <style:style style:name="T1237" style:family="text">
      <style:text-properties style:text-line-through-style="none" style:text-line-through-type="none" officeooo:rsid="07cad842"/>
    </style:style>
    <style:style style:name="T1238" style:family="text">
      <style:text-properties style:text-line-through-style="none" style:text-line-through-type="none" officeooo:rsid="07cbcd7e"/>
    </style:style>
    <style:style style:name="T1239" style:family="text">
      <style:text-properties style:text-line-through-style="none" style:text-line-through-type="none" officeooo:rsid="07cdba70"/>
    </style:style>
    <style:style style:name="T1240" style:family="text">
      <style:text-properties style:text-line-through-style="none" style:text-line-through-type="none" officeooo:rsid="07cf7c48"/>
    </style:style>
    <style:style style:name="T1241" style:family="text">
      <style:text-properties style:text-line-through-style="none" style:text-line-through-type="none" officeooo:rsid="07cfcc51"/>
    </style:style>
    <style:style style:name="T1242" style:family="text">
      <style:text-properties style:text-line-through-style="none" style:text-line-through-type="none" officeooo:rsid="07d1b488"/>
    </style:style>
    <style:style style:name="T1243" style:family="text">
      <style:text-properties style:text-line-through-style="none" style:text-line-through-type="none" officeooo:rsid="07d2dc05"/>
    </style:style>
    <style:style style:name="T1244" style:family="text">
      <style:text-properties style:text-line-through-style="none" style:text-line-through-type="none" officeooo:rsid="07d46e30"/>
    </style:style>
    <style:style style:name="T1245" style:family="text">
      <style:text-properties style:text-line-through-style="none" style:text-line-through-type="none" officeooo:rsid="07d63faf"/>
    </style:style>
    <style:style style:name="T1246" style:family="text">
      <style:text-properties style:text-line-through-style="none" style:text-line-through-type="none" officeooo:rsid="07d7abbc"/>
    </style:style>
    <style:style style:name="T1247" style:family="text">
      <style:text-properties style:text-line-through-style="none" style:text-line-through-type="none" officeooo:rsid="07d99475"/>
    </style:style>
    <style:style style:name="T1248" style:family="text">
      <style:text-properties style:text-line-through-style="none" style:text-line-through-type="none" officeooo:rsid="07d9b6d8"/>
    </style:style>
    <style:style style:name="T1249" style:family="text">
      <style:text-properties style:text-line-through-style="none" style:text-line-through-type="none" officeooo:rsid="07daaac8"/>
    </style:style>
    <style:style style:name="T1250" style:family="text">
      <style:text-properties style:text-line-through-style="none" style:text-line-through-type="none" officeooo:rsid="07dad2d7"/>
    </style:style>
    <style:style style:name="T1251" style:family="text">
      <style:text-properties style:text-line-through-style="none" style:text-line-through-type="none" officeooo:rsid="07dbc136"/>
    </style:style>
    <style:style style:name="T1252" style:family="text">
      <style:text-properties style:text-line-through-style="none" style:text-line-through-type="none" officeooo:rsid="07dd1067"/>
    </style:style>
    <style:style style:name="T1253" style:family="text">
      <style:text-properties style:text-line-through-style="none" style:text-line-through-type="none" officeooo:rsid="07ddd54c"/>
    </style:style>
    <style:style style:name="T1254" style:family="text">
      <style:text-properties style:text-line-through-style="none" style:text-line-through-type="none" officeooo:rsid="07de160f"/>
    </style:style>
    <style:style style:name="T1255" style:family="text">
      <style:text-properties style:text-line-through-style="none" style:text-line-through-type="none" officeooo:rsid="07dfe42d"/>
    </style:style>
    <style:style style:name="T1256" style:family="text">
      <style:text-properties style:text-line-through-style="none" style:text-line-through-type="none" officeooo:rsid="07e078c6"/>
    </style:style>
    <style:style style:name="T1257" style:family="text">
      <style:text-properties style:text-line-through-style="none" style:text-line-through-type="none" officeooo:rsid="07e23f2c"/>
    </style:style>
    <style:style style:name="T1258" style:family="text">
      <style:text-properties style:text-line-through-style="none" style:text-line-through-type="none" officeooo:rsid="07e3dbaa"/>
    </style:style>
    <style:style style:name="T1259" style:family="text">
      <style:text-properties style:text-line-through-style="none" style:text-line-through-type="none" officeooo:rsid="07e3f57c"/>
    </style:style>
    <style:style style:name="T1260" style:family="text">
      <style:text-properties style:text-line-through-style="none" style:text-line-through-type="none" officeooo:rsid="07e47d4b"/>
    </style:style>
    <style:style style:name="T1261" style:family="text">
      <style:text-properties style:text-line-through-style="none" style:text-line-through-type="none" officeooo:rsid="07e49091"/>
    </style:style>
    <style:style style:name="T1262" style:family="text">
      <style:text-properties style:text-line-through-style="none" style:text-line-through-type="none" officeooo:rsid="07e60e89"/>
    </style:style>
    <style:style style:name="T1263" style:family="text">
      <style:text-properties style:text-line-through-style="none" style:text-line-through-type="none" officeooo:rsid="07e780d7"/>
    </style:style>
    <style:style style:name="T1264" style:family="text">
      <style:text-properties style:text-line-through-style="none" style:text-line-through-type="none" officeooo:rsid="07e7aa36"/>
    </style:style>
    <style:style style:name="T1265" style:family="text">
      <style:text-properties style:text-line-through-style="none" style:text-line-through-type="none" officeooo:rsid="07e88cf8"/>
    </style:style>
    <style:style style:name="T1266" style:family="text">
      <style:text-properties style:text-line-through-style="none" style:text-line-through-type="none" officeooo:rsid="07e90f9b"/>
    </style:style>
    <style:style style:name="T1267" style:family="text">
      <style:text-properties style:text-line-through-style="none" style:text-line-through-type="none" officeooo:rsid="07e94c8c"/>
    </style:style>
    <style:style style:name="T1268" style:family="text">
      <style:text-properties style:text-line-through-style="none" style:text-line-through-type="none" officeooo:rsid="07e98fa0"/>
    </style:style>
    <style:style style:name="T1269" style:family="text">
      <style:text-properties style:text-line-through-style="none" style:text-line-through-type="none" officeooo:rsid="07eb1e25"/>
    </style:style>
    <style:style style:name="T1270" style:family="text">
      <style:text-properties style:text-line-through-style="none" style:text-line-through-type="none" officeooo:rsid="07eb3b3a"/>
    </style:style>
    <style:style style:name="T1271" style:family="text">
      <style:text-properties style:text-line-through-style="none" style:text-line-through-type="none" officeooo:rsid="07eb9415"/>
    </style:style>
    <style:style style:name="T1272" style:family="text">
      <style:text-properties style:text-line-through-style="none" style:text-line-through-type="none" officeooo:rsid="07eca5b3"/>
    </style:style>
    <style:style style:name="T1273" style:family="text">
      <style:text-properties style:text-line-through-style="none" style:text-line-through-type="none" officeooo:rsid="07edba16"/>
    </style:style>
    <style:style style:name="T1274" style:family="text">
      <style:text-properties style:text-line-through-style="none" style:text-line-through-type="none" officeooo:rsid="07edd183"/>
    </style:style>
    <style:style style:name="T1275" style:family="text">
      <style:text-properties style:text-line-through-style="none" style:text-line-through-type="none" officeooo:rsid="07edda04"/>
    </style:style>
    <style:style style:name="T1276" style:family="text">
      <style:text-properties style:text-line-through-style="none" style:text-line-through-type="none" officeooo:rsid="07ef3365"/>
    </style:style>
    <style:style style:name="T1277" style:family="text">
      <style:text-properties style:text-line-through-style="none" style:text-line-through-type="none" officeooo:rsid="07ef4033"/>
    </style:style>
    <style:style style:name="T1278" style:family="text">
      <style:text-properties style:text-line-through-style="none" style:text-line-through-type="none" officeooo:rsid="07ef9e8d"/>
    </style:style>
    <style:style style:name="T1279" style:family="text">
      <style:text-properties style:text-line-through-style="none" style:text-line-through-type="none" officeooo:rsid="07f07611"/>
    </style:style>
    <style:style style:name="T1280" style:family="text">
      <style:text-properties style:text-line-through-style="none" style:text-line-through-type="none" officeooo:rsid="07f0a18f"/>
    </style:style>
    <style:style style:name="T1281" style:family="text">
      <style:text-properties style:text-line-through-style="none" style:text-line-through-type="none" officeooo:rsid="07f16049"/>
    </style:style>
    <style:style style:name="T1282" style:family="text">
      <style:text-properties style:text-line-through-style="none" style:text-line-through-type="none" officeooo:rsid="07f23b68"/>
    </style:style>
    <style:style style:name="T1283" style:family="text">
      <style:text-properties style:text-line-through-style="none" style:text-line-through-type="none" officeooo:rsid="07f28f32"/>
    </style:style>
    <style:style style:name="T1284" style:family="text">
      <style:text-properties style:text-line-through-style="none" style:text-line-through-type="none" officeooo:rsid="07f373e8"/>
    </style:style>
    <style:style style:name="T1285" style:family="text">
      <style:text-properties style:text-line-through-style="none" style:text-line-through-type="none" officeooo:rsid="07f4e2d9"/>
    </style:style>
    <style:style style:name="T1286" style:family="text">
      <style:text-properties style:text-line-through-style="none" style:text-line-through-type="none" officeooo:rsid="07f62253"/>
    </style:style>
    <style:style style:name="T1287" style:family="text">
      <style:text-properties style:text-line-through-style="none" style:text-line-through-type="none" officeooo:rsid="07f78d60"/>
    </style:style>
    <style:style style:name="T1288" style:family="text">
      <style:text-properties style:text-line-through-style="none" style:text-line-through-type="none" officeooo:rsid="07f888c0"/>
    </style:style>
    <style:style style:name="T1289" style:family="text">
      <style:text-properties style:text-line-through-style="none" style:text-line-through-type="none" officeooo:rsid="07f8ca62"/>
    </style:style>
    <style:style style:name="T1290" style:family="text">
      <style:text-properties style:text-line-through-style="none" style:text-line-through-type="none" officeooo:rsid="07f9d4e2"/>
    </style:style>
    <style:style style:name="T1291" style:family="text">
      <style:text-properties style:text-line-through-style="none" style:text-line-through-type="none" officeooo:rsid="07fb0db4"/>
    </style:style>
    <style:style style:name="T1292" style:family="text">
      <style:text-properties style:text-line-through-style="none" style:text-line-through-type="none" officeooo:rsid="07fb2a19"/>
    </style:style>
    <style:style style:name="T1293" style:family="text">
      <style:text-properties style:text-line-through-style="none" style:text-line-through-type="none" officeooo:rsid="07fcd160"/>
    </style:style>
    <style:style style:name="T1294" style:family="text">
      <style:text-properties style:text-line-through-style="none" style:text-line-through-type="none" officeooo:rsid="07fe9cdd"/>
    </style:style>
    <style:style style:name="T1295" style:family="text">
      <style:text-properties style:text-line-through-style="none" style:text-line-through-type="none" officeooo:rsid="07ffc14d"/>
    </style:style>
    <style:style style:name="T1296" style:family="text">
      <style:text-properties style:text-line-through-style="none" style:text-line-through-type="none" officeooo:rsid="0800ad21"/>
    </style:style>
    <style:style style:name="T1297" style:family="text">
      <style:text-properties style:text-line-through-style="none" style:text-line-through-type="none" officeooo:rsid="0800c24a"/>
    </style:style>
    <style:style style:name="T1298" style:family="text">
      <style:text-properties style:text-line-through-style="none" style:text-line-through-type="none" officeooo:rsid="08010146"/>
    </style:style>
    <style:style style:name="T1299" style:family="text">
      <style:text-properties style:text-line-through-style="none" style:text-line-through-type="none" officeooo:rsid="0802032a"/>
    </style:style>
    <style:style style:name="T1300" style:family="text">
      <style:text-properties style:text-line-through-style="none" style:text-line-through-type="none" officeooo:rsid="08022221"/>
    </style:style>
    <style:style style:name="T1301" style:family="text">
      <style:text-properties style:text-line-through-style="none" style:text-line-through-type="none" officeooo:rsid="08038b65"/>
    </style:style>
    <style:style style:name="T1302" style:family="text">
      <style:text-properties style:text-line-through-style="none" style:text-line-through-type="none" officeooo:rsid="0803eeef"/>
    </style:style>
    <style:style style:name="T1303" style:family="text">
      <style:text-properties style:text-line-through-style="none" style:text-line-through-type="none" officeooo:rsid="0804b51f"/>
    </style:style>
    <style:style style:name="T1304" style:family="text">
      <style:text-properties style:text-line-through-style="none" style:text-line-through-type="none" officeooo:rsid="08053c3f"/>
    </style:style>
    <style:style style:name="T1305" style:family="text">
      <style:text-properties style:text-line-through-style="none" style:text-line-through-type="none" officeooo:rsid="0805df0e"/>
    </style:style>
    <style:style style:name="T1306" style:family="text">
      <style:text-properties style:text-line-through-style="none" style:text-line-through-type="none" officeooo:rsid="08064c1d"/>
    </style:style>
    <style:style style:name="T1307" style:family="text">
      <style:text-properties style:text-line-through-style="none" style:text-line-through-type="none" officeooo:rsid="0808461c"/>
    </style:style>
    <style:style style:name="T1308" style:family="text">
      <style:text-properties style:text-line-through-style="none" style:text-line-through-type="none" officeooo:rsid="0809e5f2"/>
    </style:style>
    <style:style style:name="T1309" style:family="text">
      <style:text-properties style:text-line-through-style="none" style:text-line-through-type="none" officeooo:rsid="080d5233"/>
    </style:style>
    <style:style style:name="T1310" style:family="text">
      <style:text-properties style:text-line-through-style="none" style:text-line-through-type="none" officeooo:rsid="080d99be"/>
    </style:style>
    <style:style style:name="T1311" style:family="text">
      <style:text-properties style:text-line-through-style="none" style:text-line-through-type="none" officeooo:rsid="080dfdc8"/>
    </style:style>
    <style:style style:name="T1312" style:family="text">
      <style:text-properties style:text-line-through-style="none" style:text-line-through-type="none" officeooo:rsid="080e35dc"/>
    </style:style>
    <style:style style:name="T1313" style:family="text">
      <style:text-properties style:text-line-through-style="none" style:text-line-through-type="none" officeooo:rsid="080f80f4"/>
    </style:style>
    <style:style style:name="T1314" style:family="text">
      <style:text-properties style:text-line-through-style="none" style:text-line-through-type="none" officeooo:rsid="08118f1b"/>
    </style:style>
    <style:style style:name="T1315" style:family="text">
      <style:text-properties style:text-line-through-style="none" style:text-line-through-type="none" officeooo:rsid="08124eb0"/>
    </style:style>
    <style:style style:name="T1316" style:family="text">
      <style:text-properties style:text-line-through-style="none" style:text-line-through-type="none" officeooo:rsid="0812d96e"/>
    </style:style>
    <style:style style:name="T1317" style:family="text">
      <style:text-properties style:text-line-through-style="none" style:text-line-through-type="none" officeooo:rsid="08135a1c"/>
    </style:style>
    <style:style style:name="T1318" style:family="text">
      <style:text-properties style:text-line-through-style="none" style:text-line-through-type="none" officeooo:rsid="08143d7f"/>
    </style:style>
    <style:style style:name="T1319" style:family="text">
      <style:text-properties style:text-line-through-style="none" style:text-line-through-type="none" officeooo:rsid="0815de25"/>
    </style:style>
    <style:style style:name="T1320" style:family="text">
      <style:text-properties style:text-line-through-style="none" style:text-line-through-type="none" officeooo:rsid="0817d3a4"/>
    </style:style>
    <style:style style:name="T1321" style:family="text">
      <style:text-properties style:text-line-through-style="none" style:text-line-through-type="none" officeooo:rsid="0818c451"/>
    </style:style>
    <style:style style:name="T1322" style:family="text">
      <style:text-properties style:text-line-through-style="none" style:text-line-through-type="none" officeooo:rsid="0819f124"/>
    </style:style>
    <style:style style:name="T1323" style:family="text">
      <style:text-properties style:text-line-through-style="none" style:text-line-through-type="none" officeooo:rsid="081bef3e"/>
    </style:style>
    <style:style style:name="T1324" style:family="text">
      <style:text-properties style:text-line-through-style="none" style:text-line-through-type="none" officeooo:rsid="081da997"/>
    </style:style>
    <style:style style:name="T1325" style:family="text">
      <style:text-properties style:text-line-through-style="none" style:text-line-through-type="none" officeooo:rsid="081e30b0"/>
    </style:style>
    <style:style style:name="T1326" style:family="text">
      <style:text-properties style:text-line-through-style="none" style:text-line-through-type="none" officeooo:rsid="081f1b81"/>
    </style:style>
    <style:style style:name="T1327" style:family="text">
      <style:text-properties style:text-line-through-style="none" style:text-line-through-type="none" officeooo:rsid="0820c890"/>
    </style:style>
    <style:style style:name="T1328" style:family="text">
      <style:text-properties style:text-line-through-style="none" style:text-line-through-type="none" officeooo:rsid="08227d39"/>
    </style:style>
    <style:style style:name="T1329" style:family="text">
      <style:text-properties style:text-line-through-style="none" style:text-line-through-type="none" officeooo:rsid="08239c89"/>
    </style:style>
    <style:style style:name="T1330" style:family="text">
      <style:text-properties style:text-line-through-style="none" style:text-line-through-type="none" officeooo:rsid="08242fa2"/>
    </style:style>
    <style:style style:name="T1331" style:family="text">
      <style:text-properties style:text-line-through-style="none" style:text-line-through-type="none" officeooo:rsid="0825f8bd"/>
    </style:style>
    <style:style style:name="T1332" style:family="text">
      <style:text-properties style:text-line-through-style="none" style:text-line-through-type="none" officeooo:rsid="0827d9c9"/>
    </style:style>
    <style:style style:name="T1333" style:family="text">
      <style:text-properties style:text-line-through-style="none" style:text-line-through-type="none" officeooo:rsid="082889dc"/>
    </style:style>
    <style:style style:name="T1334" style:family="text">
      <style:text-properties style:text-line-through-style="none" style:text-line-through-type="none" officeooo:rsid="0829e54b"/>
    </style:style>
    <style:style style:name="T1335" style:family="text">
      <style:text-properties style:text-line-through-style="none" style:text-line-through-type="none" officeooo:rsid="082a5f4e"/>
    </style:style>
    <style:style style:name="T1336" style:family="text">
      <style:text-properties style:text-line-through-style="none" style:text-line-through-type="none" officeooo:rsid="082afdb8"/>
    </style:style>
    <style:style style:name="T1337" style:family="text">
      <style:text-properties style:text-line-through-style="none" style:text-line-through-type="none" officeooo:rsid="0847b1d8"/>
    </style:style>
    <style:style style:name="T1338" style:family="text">
      <style:text-properties style:text-line-through-style="none" style:text-line-through-type="none" officeooo:rsid="08631740"/>
    </style:style>
    <style:style style:name="T1339" style:family="text">
      <style:text-properties officeooo:rsid="082d3ec3"/>
    </style:style>
    <style:style style:name="T1340" style:family="text">
      <style:text-properties officeooo:rsid="08382aad"/>
    </style:style>
    <style:style style:name="T1341" style:family="text">
      <style:text-properties officeooo:rsid="0839671f"/>
    </style:style>
    <style:style style:name="T1342" style:family="text">
      <style:text-properties officeooo:rsid="083b8757"/>
    </style:style>
    <style:style style:name="T1343" style:family="text">
      <style:text-properties officeooo:rsid="083b8ff8"/>
    </style:style>
    <style:style style:name="T1344" style:family="text">
      <style:text-properties officeooo:rsid="083d6786"/>
    </style:style>
    <style:style style:name="T1345" style:family="text">
      <style:text-properties officeooo:rsid="08403ad2"/>
    </style:style>
    <style:style style:name="T1346" style:family="text">
      <style:text-properties officeooo:rsid="08411dd3"/>
    </style:style>
    <style:style style:name="T1347" style:family="text">
      <style:text-properties officeooo:rsid="084239b4"/>
    </style:style>
    <style:style style:name="T1348" style:family="text">
      <style:text-properties officeooo:rsid="0843a7a1"/>
    </style:style>
    <style:style style:name="T1349" style:family="text">
      <style:text-properties officeooo:rsid="0844a758"/>
    </style:style>
    <style:style style:name="T1350" style:family="text">
      <style:text-properties officeooo:rsid="08462442"/>
    </style:style>
    <style:style style:name="T1351" style:family="text">
      <style:text-properties officeooo:rsid="0847b8e9"/>
    </style:style>
    <style:style style:name="T1352" style:family="text">
      <style:text-properties officeooo:rsid="0847fe4a"/>
    </style:style>
    <style:style style:name="T1353" style:family="text">
      <style:text-properties officeooo:rsid="087ef663"/>
    </style:style>
    <style:style style:name="T1354" style:family="text">
      <style:text-properties officeooo:rsid="0894cb8f"/>
    </style:style>
    <style:style style:name="T1355" style:family="text">
      <style:text-properties officeooo:rsid="089f9be2"/>
    </style:style>
    <style:style style:name="T1356" style:family="text">
      <style:text-properties officeooo:rsid="08a65f76"/>
    </style:style>
    <style:style style:name="T1357" style:family="text">
      <style:text-properties officeooo:rsid="08a80c4a"/>
    </style:style>
    <style:style style:name="T1358" style:family="text">
      <style:text-properties officeooo:rsid="08aab712"/>
    </style:style>
    <style:style style:name="T1359" style:family="text">
      <style:text-properties officeooo:rsid="08af7ced"/>
    </style:style>
    <style:style style:name="T1360" style:family="text">
      <style:text-properties officeooo:rsid="08b68ac8"/>
    </style:style>
    <style:style style:name="T1361" style:family="text">
      <style:text-properties officeooo:rsid="08c1e529"/>
    </style:style>
    <style:style style:name="T1362" style:family="text">
      <style:text-properties officeooo:rsid="08e0bad7"/>
    </style:style>
    <style:style style:name="T1363" style:family="text">
      <style:text-properties officeooo:rsid="08ff1a47"/>
    </style:style>
    <style:style style:name="T1364" style:family="text">
      <style:text-properties officeooo:rsid="0906efde"/>
    </style:style>
    <style:style style:name="T1365" style:family="text">
      <style:text-properties officeooo:rsid="09165277"/>
    </style:style>
    <style:style style:name="T1366" style:family="text">
      <style:text-properties officeooo:rsid="091da918"/>
    </style:style>
    <style:style style:name="T1367" style:family="text">
      <style:text-properties officeooo:rsid="091f8041"/>
    </style:style>
    <style:style style:name="T1368" style:family="text">
      <style:text-properties officeooo:rsid="0924f2ff"/>
    </style:style>
    <style:style style:name="T1369" style:family="text">
      <style:text-properties officeooo:rsid="0928bc34"/>
    </style:style>
    <style:style style:name="T1370" style:family="text">
      <style:text-properties officeooo:rsid="092bd3af"/>
    </style:style>
    <style:style style:name="T1371" style:family="text">
      <style:text-properties officeooo:rsid="092cd439"/>
    </style:style>
    <style:style style:name="T1372" style:family="text">
      <style:text-properties officeooo:rsid="092d90e3"/>
    </style:style>
    <style:style style:name="T1373" style:family="text">
      <style:text-properties officeooo:rsid="092ec505"/>
    </style:style>
    <style:style style:name="T1374" style:family="text">
      <style:text-properties officeooo:rsid="0934bd76"/>
    </style:style>
    <style:style style:name="T1375" style:family="text">
      <style:text-properties officeooo:rsid="09387174"/>
    </style:style>
    <style:style style:name="T1376" style:family="text">
      <style:text-properties officeooo:rsid="0938c201"/>
    </style:style>
    <style:style style:name="T1377" style:family="text">
      <style:text-properties officeooo:rsid="093a6f2d"/>
    </style:style>
    <style:style style:name="T1378" style:family="text">
      <style:text-properties officeooo:rsid="093ac2fb"/>
    </style:style>
    <style:style style:name="T1379" style:family="text">
      <style:text-properties officeooo:rsid="093ae0ae"/>
    </style:style>
    <style:style style:name="T1380" style:family="text">
      <style:text-properties officeooo:rsid="093cb02b"/>
    </style:style>
    <style:style style:name="T1381" style:family="text">
      <style:text-properties officeooo:rsid="093cc3e7"/>
    </style:style>
    <style:style style:name="T1382" style:family="text">
      <style:text-properties officeooo:rsid="0940e73d"/>
    </style:style>
    <style:style style:name="T1383" style:family="text">
      <style:text-properties officeooo:rsid="0941ac29"/>
    </style:style>
    <style:style style:name="T1384" style:family="text">
      <style:text-properties officeooo:rsid="09432b04"/>
    </style:style>
    <style:style style:name="T1385" style:family="text">
      <style:text-properties officeooo:rsid="09471cdd"/>
    </style:style>
    <style:style style:name="T1386" style:family="text">
      <style:text-properties officeooo:rsid="09475400"/>
    </style:style>
    <style:style style:name="T1387" style:family="text">
      <style:text-properties officeooo:rsid="09475d4f"/>
    </style:style>
    <style:style style:name="T1388" style:family="text">
      <style:text-properties officeooo:rsid="094fc29a"/>
    </style:style>
    <style:style style:name="T1389" style:family="text">
      <style:text-properties officeooo:rsid="09502862"/>
    </style:style>
    <style:style style:name="T1390" style:family="text">
      <style:text-properties officeooo:rsid="095153a9"/>
    </style:style>
    <style:style style:name="T1391" style:family="text">
      <style:text-properties officeooo:rsid="09546733"/>
    </style:style>
    <style:style style:name="T1392" style:family="text">
      <style:text-properties officeooo:rsid="095bc70a"/>
    </style:style>
    <style:style style:name="T1393" style:family="text">
      <style:text-properties officeooo:rsid="09639f3d"/>
    </style:style>
    <style:style style:name="T1394" style:family="text">
      <style:text-properties officeooo:rsid="09661c22"/>
    </style:style>
    <style:style style:name="T1395" style:family="text">
      <style:text-properties officeooo:rsid="096838d2"/>
    </style:style>
    <style:style style:name="T1396" style:family="text">
      <style:text-properties officeooo:rsid="0968ac47"/>
    </style:style>
    <style:style style:name="T1397" style:family="text">
      <style:text-properties officeooo:rsid="097018d7"/>
    </style:style>
    <style:style style:name="T1398" style:family="text">
      <style:text-properties officeooo:rsid="097cd398"/>
    </style:style>
    <style:style style:name="T1399" style:family="text">
      <style:text-properties officeooo:rsid="0985da68"/>
    </style:style>
    <style:style style:name="T1400" style:family="text">
      <style:text-properties officeooo:rsid="0991ab2a"/>
    </style:style>
    <style:style style:name="T1401" style:family="text">
      <style:text-properties officeooo:rsid="0999c1ed"/>
    </style:style>
    <style:style style:name="T1402" style:family="text">
      <style:text-properties officeooo:rsid="09b76969"/>
    </style:style>
    <style:style style:name="T1403" style:family="text">
      <style:text-properties officeooo:rsid="09bd6575"/>
    </style:style>
    <style:style style:name="T1404" style:family="text">
      <style:text-properties officeooo:rsid="09c7ba71"/>
    </style:style>
    <style:style style:name="T1405" style:family="text">
      <style:text-properties officeooo:rsid="09f0764b"/>
    </style:style>
    <style:style style:name="T1406" style:family="text">
      <style:text-properties officeooo:rsid="0a03825a"/>
    </style:style>
    <style:style style:name="T1407" style:family="text">
      <style:text-properties officeooo:rsid="0a129d2a"/>
    </style:style>
    <style:style style:name="T1408" style:family="text">
      <style:text-properties officeooo:rsid="0a198e92"/>
    </style:style>
    <style:style style:name="T1409" style:family="text">
      <style:text-properties officeooo:rsid="0a1e3531"/>
    </style:style>
    <style:style style:name="T1410" style:family="text">
      <style:text-properties officeooo:rsid="0a20a438"/>
    </style:style>
    <style:style style:name="T1411" style:family="text">
      <style:text-properties officeooo:rsid="0a292781"/>
    </style:style>
    <style:style style:name="T1412" style:family="text">
      <style:text-properties officeooo:rsid="0a29e361"/>
    </style:style>
    <style:style style:name="T1413" style:family="text">
      <style:text-properties officeooo:rsid="0a343ea9"/>
    </style:style>
    <style:style style:name="T1414" style:family="text">
      <style:text-properties officeooo:rsid="0a347aa4"/>
    </style:style>
    <style:style style:name="T1415" style:family="text">
      <style:text-properties officeooo:rsid="0a3b84a9"/>
    </style:style>
    <style:style style:name="T1416" style:family="text">
      <style:text-properties officeooo:rsid="0a4b0c12"/>
    </style:style>
    <style:style style:name="T1417" style:family="text">
      <style:text-properties officeooo:rsid="0a5279ed"/>
    </style:style>
    <style:style style:name="T1418" style:family="text">
      <style:text-properties officeooo:rsid="0a53fee0"/>
    </style:style>
    <style:style style:name="T1419" style:family="text">
      <style:text-properties officeooo:rsid="0a54869b"/>
    </style:style>
    <style:style style:name="T1420" style:family="text">
      <style:text-properties officeooo:rsid="0a590f91"/>
    </style:style>
    <style:style style:name="T1421" style:family="text">
      <style:text-properties officeooo:rsid="0a594308"/>
    </style:style>
    <style:style style:name="T1422" style:family="text">
      <style:text-properties officeooo:rsid="0a5ac7b6"/>
    </style:style>
    <style:style style:name="T1423" style:family="text">
      <style:text-properties officeooo:rsid="0a5d083a"/>
    </style:style>
    <style:style style:name="T1424" style:family="text">
      <style:text-properties officeooo:rsid="0a5eaae8"/>
    </style:style>
    <style:style style:name="T1425" style:family="text">
      <style:text-properties officeooo:rsid="0a615c6a"/>
    </style:style>
    <style:style style:name="T1426" style:family="text">
      <style:text-properties officeooo:rsid="0a6dffd8"/>
    </style:style>
    <style:style style:name="T1427" style:family="text">
      <style:text-properties officeooo:rsid="0a70c7dd"/>
    </style:style>
    <style:style style:name="T1428" style:family="text">
      <style:text-properties officeooo:rsid="0a70f87b"/>
    </style:style>
    <style:style style:name="T1429" style:family="text">
      <style:text-properties officeooo:rsid="0a779aa6"/>
    </style:style>
    <style:style style:name="T1430" style:family="text">
      <style:text-properties officeooo:rsid="0a7a3042"/>
    </style:style>
    <style:style style:name="T1431" style:family="text">
      <style:text-properties officeooo:rsid="0a851463"/>
    </style:style>
    <style:style style:name="T1432" style:family="text">
      <style:text-properties officeooo:rsid="0a85b046"/>
    </style:style>
    <style:style style:name="T1433" style:family="text">
      <style:text-properties officeooo:rsid="0a884148"/>
    </style:style>
    <style:style style:name="T1434" style:family="text">
      <style:text-properties officeooo:rsid="0a9270de"/>
    </style:style>
    <style:style style:name="T1435" style:family="text">
      <style:text-properties officeooo:rsid="0a95ce93"/>
    </style:style>
    <style:style style:name="T1436" style:family="text">
      <style:text-properties officeooo:rsid="0a991cde"/>
    </style:style>
    <style:style style:name="T1437" style:family="text">
      <style:text-properties officeooo:rsid="0a993e5e"/>
    </style:style>
    <style:style style:name="T1438" style:family="text">
      <style:text-properties officeooo:rsid="0a995460"/>
    </style:style>
    <style:style style:name="T1439" style:family="text">
      <style:text-properties officeooo:rsid="0a9bdb93"/>
    </style:style>
    <style:style style:name="T1440" style:family="text">
      <style:text-properties officeooo:rsid="0a9cffd4"/>
    </style:style>
    <style:style style:name="T1441" style:family="text">
      <style:text-properties officeooo:rsid="0aa0e815"/>
    </style:style>
    <style:style style:name="T1442" style:family="text">
      <style:text-properties officeooo:rsid="0aa138fa"/>
    </style:style>
    <style:style style:name="T1443" style:family="text">
      <style:text-properties officeooo:rsid="0aa27677"/>
    </style:style>
    <style:style style:name="T1444" style:family="text">
      <style:text-properties officeooo:rsid="0aa35f8f"/>
    </style:style>
    <style:style style:name="T1445" style:family="text">
      <style:text-properties officeooo:rsid="0aa6664c"/>
    </style:style>
    <style:style style:name="T1446" style:family="text">
      <style:text-properties officeooo:rsid="0aa71dd9"/>
    </style:style>
    <style:style style:name="T1447" style:family="text">
      <style:text-properties officeooo:rsid="0aa91e8e"/>
    </style:style>
    <style:style style:name="T1448" style:family="text">
      <style:text-properties officeooo:rsid="0aac800b"/>
    </style:style>
    <style:style style:name="T1449" style:family="text">
      <style:text-properties officeooo:rsid="0abec003"/>
    </style:style>
    <style:style style:name="T1450" style:family="text">
      <style:text-properties officeooo:rsid="0ac6b93e"/>
    </style:style>
    <style:style style:name="T1451" style:family="text">
      <style:text-properties officeooo:rsid="0ac7daea"/>
    </style:style>
    <style:style style:name="T1452" style:family="text">
      <style:text-properties officeooo:rsid="0ac8e7dc"/>
    </style:style>
    <style:style style:name="T1453" style:family="text">
      <style:text-properties officeooo:rsid="0ac9b1dd"/>
    </style:style>
    <style:style style:name="T1454" style:family="text">
      <style:text-properties officeooo:rsid="0acb3beb"/>
    </style:style>
    <style:style style:name="T1455" style:family="text">
      <style:text-properties officeooo:rsid="0acb7890"/>
    </style:style>
    <style:style style:name="T1456" style:family="text">
      <style:text-properties officeooo:rsid="0acc5d42"/>
    </style:style>
    <style:style style:name="T1457" style:family="text">
      <style:text-properties officeooo:rsid="0acd1d84"/>
    </style:style>
    <style:style style:name="T1458" style:family="text">
      <style:text-properties officeooo:rsid="0ad406b7"/>
    </style:style>
    <style:style style:name="T1459" style:family="text">
      <style:text-properties officeooo:rsid="0ad4bc66"/>
    </style:style>
    <style:style style:name="T1460" style:family="text">
      <style:text-properties officeooo:rsid="0ad6467c"/>
    </style:style>
    <style:style style:name="T1461" style:family="text">
      <style:text-properties officeooo:rsid="0ad74a1a"/>
    </style:style>
    <style:style style:name="T1462" style:family="text">
      <style:text-properties officeooo:rsid="0ad92926"/>
    </style:style>
    <style:style style:name="T1463" style:family="text">
      <style:text-properties officeooo:rsid="0ad9d0b6"/>
    </style:style>
    <style:style style:name="T1464" style:family="text">
      <style:text-properties officeooo:rsid="0ada4257"/>
    </style:style>
    <style:style style:name="T1465" style:family="text">
      <style:text-properties officeooo:rsid="0adc2860"/>
    </style:style>
    <style:style style:name="T1466" style:family="text">
      <style:text-properties officeooo:rsid="0ade3523"/>
    </style:style>
    <style:style style:name="T1467" style:family="text">
      <style:text-properties officeooo:rsid="0ae5af65"/>
    </style:style>
    <style:style style:name="T1468" style:family="text">
      <style:text-properties officeooo:rsid="0ae6e521"/>
    </style:style>
    <style:style style:name="T1469" style:family="text">
      <style:text-properties officeooo:rsid="0afae74f"/>
    </style:style>
    <style:style style:name="T1470" style:family="text">
      <style:text-properties officeooo:rsid="0b015b73"/>
    </style:style>
    <style:style style:name="T1471" style:family="text">
      <style:text-properties officeooo:rsid="0b0bbfc0"/>
    </style:style>
    <style:style style:name="T1472" style:family="text">
      <style:text-properties officeooo:rsid="0b0d02fb"/>
    </style:style>
    <style:style style:name="T1473" style:family="text">
      <style:text-properties officeooo:rsid="0b0f43a2"/>
    </style:style>
    <style:style style:name="T1474" style:family="text">
      <style:text-properties officeooo:rsid="0b139de0"/>
    </style:style>
    <style:style style:name="T1475" style:family="text">
      <style:text-properties officeooo:rsid="0b13af21"/>
    </style:style>
    <style:style style:name="T1476" style:family="text">
      <style:text-properties officeooo:rsid="0b1ce609"/>
    </style:style>
    <style:style style:name="T1477" style:family="text">
      <style:text-properties officeooo:rsid="0b1d232c"/>
    </style:style>
    <style:style style:name="T1478" style:family="text">
      <style:text-properties officeooo:rsid="0b26710a"/>
    </style:style>
    <style:style style:name="T1479" style:family="text">
      <style:text-properties officeooo:rsid="0b26a0f9"/>
    </style:style>
    <style:style style:name="T1480" style:family="text">
      <style:text-properties officeooo:rsid="0b31beca"/>
    </style:style>
    <style:style style:name="T1481" style:family="text">
      <style:text-properties officeooo:rsid="0b342e9c"/>
    </style:style>
    <style:style style:name="T1482" style:family="text">
      <style:text-properties officeooo:rsid="0b354054"/>
    </style:style>
    <style:style style:name="T1483" style:family="text">
      <style:text-properties officeooo:rsid="0b3f2a8d"/>
    </style:style>
    <style:style style:name="T1484" style:family="text">
      <style:text-properties officeooo:rsid="0b451901"/>
    </style:style>
    <style:style style:name="T1485" style:family="text">
      <style:text-properties officeooo:rsid="0b5fde0d"/>
    </style:style>
    <style:style style:name="T1486" style:family="text">
      <style:text-properties officeooo:rsid="0b6a0477"/>
    </style:style>
    <style:style style:name="T1487" style:family="text">
      <style:text-properties officeooo:rsid="0b6b6be3"/>
    </style:style>
    <style:style style:name="T1488" style:family="text">
      <style:text-properties officeooo:rsid="0b6d9f25"/>
    </style:style>
    <style:style style:name="T1489" style:family="text">
      <style:text-properties officeooo:rsid="0b789233"/>
    </style:style>
    <style:style style:name="T1490" style:family="text">
      <style:text-properties officeooo:rsid="0b7cc40d"/>
    </style:style>
    <style:style style:name="T1491" style:family="text">
      <style:text-properties officeooo:rsid="0b85b74a"/>
    </style:style>
    <style:style style:name="T1492" style:family="text">
      <style:text-properties officeooo:rsid="0b898d12"/>
    </style:style>
    <style:style style:name="T1493" style:family="text">
      <style:text-properties officeooo:rsid="0b8a5607"/>
    </style:style>
    <style:style style:name="T1494" style:family="text">
      <style:text-properties officeooo:rsid="0b973941"/>
    </style:style>
    <style:style style:name="T1495" style:family="text">
      <style:text-properties officeooo:rsid="0bb57552"/>
    </style:style>
    <style:style style:name="T1496" style:family="text">
      <style:text-properties officeooo:rsid="0be5b930"/>
    </style:style>
    <style:style style:name="T1497" style:family="text">
      <style:text-properties officeooo:rsid="0bf128e4"/>
    </style:style>
    <style:style style:name="T1498" style:family="text">
      <style:text-properties officeooo:rsid="0c4282df"/>
    </style:style>
    <style:style style:name="T1499" style:family="text">
      <style:text-properties officeooo:rsid="0c5c5959"/>
    </style:style>
    <style:style style:name="T1500" style:family="text">
      <style:text-properties officeooo:rsid="0c6fea84"/>
    </style:style>
    <style:style style:name="T1501" style:family="text">
      <style:text-properties officeooo:rsid="0c805e28"/>
    </style:style>
    <style:style style:name="T1502" style:family="text">
      <style:text-properties officeooo:rsid="0c8ed065"/>
    </style:style>
    <style:style style:name="T1503" style:family="text">
      <style:text-properties officeooo:rsid="0c9b9a97"/>
    </style:style>
    <style:style style:name="T1504" style:family="text">
      <style:text-properties officeooo:rsid="0c9c1720"/>
    </style:style>
    <style:style style:name="T1505" style:family="text">
      <style:text-properties officeooo:rsid="0ca3a391"/>
    </style:style>
    <style:style style:name="T1506" style:family="text">
      <style:text-properties officeooo:rsid="0cae3497"/>
    </style:style>
    <style:style style:name="T1507" style:family="text">
      <style:text-properties officeooo:rsid="0cae8287"/>
    </style:style>
    <style:style style:name="T1508" style:family="text">
      <style:text-properties officeooo:rsid="0cb201c8"/>
    </style:style>
    <style:style style:name="T1509" style:family="text">
      <style:text-properties officeooo:rsid="0cb8910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442">О, натриевые фонари <text:span text:style-name="T137">тускнеют</text:span> в Берлине,</text:p>
      <text:p text:style-name="P443">Я отправляюсь в бар, <text:span text:style-name="T137">там</text:span> никого! <text:span text:style-name="T137">Все разошлись уж прочь,</text:span></text:p>
      <text:p text:style-name="P445">А для меня трагичней<text:span text:style-name="T135"> Греческ</text:span>ой<text:span text:style-name="T135"> трагеди</text:span>и</text:p>
      <text:p text:style-name="P444"><text:span text:style-name="T137">Остаться </text:span><text:span text:style-name="T3">жертвой в </text:span><text:span text:style-name="T4">пустоте</text:span><text:span text:style-name="T136"> в эту ночь!</text:span></text:p>
      <text:p text:style-name="P2"/>
      <text:p text:style-name="P12">Шли дни, похожие для Пёклера один на другой. Идентичное утро плюхается теперь в рутину унылую как зима. <text:span text:style-name="T7">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9">меня…</text:span><text:span text:style-name="T7"> </text:span><text:span text:style-name="T9">u.s.w</text:span><text:span text:style-name="T7">.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9">умышленное воскрешение</text:span><text:span text:style-name="T7">.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9">буквальную истину</text:span><text:span text:style-name="T7">…. Ты не спишь? Франц….»)</text:span></text:p>
      <text:p text:style-name="P13">С приближением войны, игра приоритетов и политиканства разгоралась <text:span text:style-name="T139">не на шутку, Армия vs. </text:span><text:span text:style-name="T10">Luftwaffe</text:span><text:span text:style-name="T139">,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0">Schicksal</text:span><text:span text:style-name="T139">,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4">В какой-то момент в ту зиму, Пёклер почувствовал, что сможет не сорваться <text:span text:style-name="T140">при встрече </text:span>с Вайсманом. <text:span text:style-name="T140">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1">Raketenflugplatz</text:span><text:span text:style-name="T140">.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4"><text:soft-page-break/><text:span text:style-name="T138">– Как насчёт точек нагрева?– спросил Ваайсман. Это был резонный вопрос, но вместе с тем и </text:span><text:span text:style-name="T12">сближением</text:span><text:span text:style-name="T138">. <text:s/></text:span></text:p>
      <text:p text:style-name="P11"><text:span text:style-name="T141">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142">2</text:span><text:span text:style-name="T141">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145">Вы будете его впрыскивать.</text:span></text:p>
      <text:p text:style-name="P3">– <text:span text:style-name="T145">Совершенно верно.</text:span></text:p>
      <text:p text:style-name="P4">– <text:span text:style-name="T146">Сколько горючего будет перенаправлено при этом? Как это скажется на КПД двигателя.</text:span></text:p>
      <text:p text:style-name="P15">У Пёклера были цифры: «На сегодняшний день впрыскивание кошмар с подводкой труб, но при текущих графиках исплнения…</text:p>
      <text:p text:style-name="P5">– <text:span text:style-name="T147">А если применить двуступенчатый процесс сгорания?</text:span></text:p>
      <text:p text:style-name="P5">– <text:span text:style-name="T147">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148">Ах. Это не по моей части. Нам бы тоже не помешал более щедрый бюджет.</text:span>– <text:span text:style-name="T149">Тут они оба засмеялись, джентльмены учёные под прижимистой бюрократией, совместно страдающие.</text:span></text:p>
      <text:p text:style-name="P16">Пёклер понимал, что он ведёт переговоры о своём ребёнке и Лени: <text:span text:style-name="T150">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7">В конце августа он получил второй визит. <text:span text:style-name="T151">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8">Но её волосы, хотя бы это, были явно тёмно-каштановые, и пострижены по-другому. <text:span text:style-name="T152">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154">такой</text:span><text:span text:style-name="T152">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2">На этот раз он спросил долго ли ей позволят остаться. </text:p>
      <text:p text:style-name="P7">– <text:span text:style-name="T621">Мне скажут, а я постараюсь передать тебе.</text:span>– <text:span text:style-name="T622">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9">Почти ничего о Лени. Их разлучили, <text:span text:style-name="T623">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623">моргающее лицо Вайсмана…. Пёклер импульсивен, да, бунтарь—но Generaldirektor такая его запальчивость и честность </text:span><text:span text:style-name="T13">нужна</text:span><text:span text:style-name="T623"> нам…</text:span></text:p>
      <text:p text:style-name="P20">Девочка вдруг пришла к нему в объятия, поцеловать его снова. <text:span text:style-name="T624">Просто так. Пёклер забыл свои муки и долго прижимал её к своему сердцу, не говоря ни слова….</text:span></text:p>
      <text:p text:style-name="P21">Но в ту ночь в комнатушке только дыхание<text:span text:style-name="T138">—</text:span>никаких желаний луны в этот год<text:span text:style-name="T626">—</text:span><text:span text:style-name="T625">с её койки, он лежал </text:span><text:span text:style-name="T627">без сна, вычисляя, одна </text:span><text:span text:style-name="T629">из дочерей подстава</text:span><text:span text:style-name="T627">? та же дочь дважды? обе подставные? </text:span><text:span text:style-name="T628">Начиная </text:span><text:span text:style-name="T629">высчитывать </text:span><text:span text:style-name="T630">комбинации для третьего визита, для четвёртого…. </text:span><text:span text:style-name="T632">У </text:span><text:span text:style-name="T631">Вайсма</text:span><text:span text:style-name="T632">на</text:span><text:span text:style-name="T631">, те</text:span><text:span text:style-name="T632">х</text:span><text:span text:style-name="T631">, кто за ним, <text:s/></text:span><text:span text:style-name="T632">есть тысячи таких детей под рукой. </text:span><text:span text:style-name="T633">В течение лет, с их взрослением, сможет ли Пёклер полюбить </text:span><text:span text:style-name="T634">какую-то</text:span><text:span text:style-name="T626">—</text:span><text:span text:style-name="T635">достигнет ли она таким образом королевской линии </text:span><text:span text:style-name="T636">и станет заменой королевы, утраченной, </text:span><text:span text:style-name="T637">забытой Лени? </text:span><text:span text:style-name="T638">Его Противнику известно, что подозрение Пёклера всегда будет сильнее </text:span><text:span text:style-name="T639">любого страха истинного кровосмесительства…. </text:span><text:span text:style-name="T640">Они могут выдумывать новые правила, усложняя игру до бесконечности. </text:span><text:span text:style-name="T642">Что</text:span><text:span text:style-name="T641"> мог любой мужчине, опустошённый как Пёклер, чувствовать в ту ночь, </text:span><text:span text:style-name="T642">поддерживать </text:span><text:span text:style-name="T641">постоянн</text:span><text:span text:style-name="T642">ую готовность</text:span><text:span text:style-name="T641"> достаточно</text:span><text:span text:style-name="T642">й</text:span><text:span text:style-name="T641"> </text:span><text:span text:style-name="T642">для этого </text:span><text:span text:style-name="T641">гибк</text:span><text:span text:style-name="T642">ости</text:span><text:span text:style-name="T641">?</text:span></text:p>
      <text:p text:style-name="P23"><text:span text:style-name="T8">Kot</text:span>—<text:span text:style-name="T687">какая нелепость</text:span>—<text:span text:style-name="T687">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4">Он знал все плачи Ильзе, <text:span text:style-name="T688">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5">На следующий утро руководитель его группы вручил Пёклеру отпускное удостоверение <text:s/>и чек с отпускным бонусом. <text:s/><text:span text:style-name="T689">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6">Он предоставил Ильзе избрать место назначения. <text:span text:style-name="T690">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7">В корпоративном Государстве должно отводиться место для невинности, и многих её проявлений. <text:span text:style-name="T691">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691">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0">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8">Из всего предложенного там на выбор, <text:span text:style-name="T692">Колесо,</text:span> мифы, <text:span text:style-name="T692">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9"><text:span text:style-name="T692">– Значит, ты собираешься жить на Южном Полюсе. Так легко рассталась со своей мечтой,– </text:span><text:span text:style-name="T14">Kot</text:span><text:span text:style-name="T692">—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1">Она, или Они, не стали дожимать его. «<text:span text:style-name="T693">О»,– пожимая плечами,– «кто захочет жить на Луне?»– Они больше никогда не возвращались к этому.</text:span></text:p>
      <text:p text:style-name="P32">Вернувшись в отель, они получили ключ от восьмилетнего регистратора, поднялись в подвывающем лифте с <text:span text:style-name="T694">малолетним</text:span> лифтёром в униформе <text:span text:style-name="T694">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3">–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695">разобратья</text:span> к Пёклерам и их <text:span text:style-name="T695">гнусным</text:span> секретишкам….</text:p>
      <text:p text:style-name="P100">Он ударил её по темени открытой ладонью, громкий и жуткий удар. <text:span text:style-name="T696">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5">как я хотела тебя </text:span><text:span text:style-name="T696">шепнула она, </text:span><text:soft-page-break/><text:span text:style-name="T696">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2">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1">Не было, фактически, даже ему ясно, что он сделал выбор. <text:span text:style-name="T697">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6">uch-heierasas-sa! o tempo-tempo-ra</text:span><text:span text:style-name="T697">!—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3">Оставшуюся часть отпуска они гуляли по Цвёльфкиндер, <text:span text:style-name="T698">постоянно</text:span> держас<text:span text:style-name="T698">ь</text:span> за руки. <text:span text:style-name="T699">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4">В их последнюю ночь<text:span text:style-name="T138">—</text:span>хотя он не знал об этом, <text:span text:style-name="T700">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5"><text:span text:style-name="T138">– </text:span>На будущий год,<text:span text:style-name="T138">– </text:span>сжимая её руку,<text:span text:style-name="T138">–</text:span> мы снова сюда приедем, если захочешь.</text:p>
      <text:p text:style-name="P34">– <text:span text:style-name="T701">О, да, каждый год, Папи.</text:span></text:p>
      <text:p text:style-name="P106">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8"><text:span text:style-name="T625">Так оно и шло с той поры шесть лет. </text:span><text:span text:style-name="T643">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643">только эти летние кадры, предоставив ему самому выстраивать иллюзию одно</text:span><text:span text:style-name="T644">го ребёнка… в чём разница избранной шкалы времени, одна 24-я секу</text:span><text:span text:style-name="T645">н</text:span><text:span text:style-name="T644">ды или год </text:span><text:span text:style-name="T645">(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79"><text:span text:style-name="T645">С</text:span><text:span text:style-name="T625">наружи аэродинамической трубы в Пенем</text:span><text:span text:style-name="T664">ю</text:span><text:span text:style-name="T625">нде, </text:span><text:span text:style-name="T646">Пёклер остановился как-то ночью, </text:span><text:span text:style-name="T647">рядом с огромной сферой, высот</text:span><text:span text:style-name="T648">ой в </text:span><text:span text:style-name="T647">40 футов, </text:span><text:span text:style-name="T649">вслушиваясь </text:span><text:span text:style-name="T650">в</text:span><text:span text:style-name="T649"> работу насосов </text:span><text:span text:style-name="T650">откачивающих воздух из </text:span><text:span text:style-name="T651">белой</text:span><text:span text:style-name="T650"> сферы</text:span><text:span text:style-name="T647">, </text:span><text:span text:style-name="T651">пять минут нар</text:span><text:span text:style-name="T652">а</text:span><text:span text:style-name="T651">стающей пустоты</text:span><text:span text:style-name="T626">—</text:span><text:span text:style-name="T652">затем один жуткий всос: 20 секунд сверхзвукового потока… </text:span><text:span text:style-name="T653">затем падение заслонки и </text:span><text:span text:style-name="T654">насосы начинают заново… </text:span><text:span text:style-name="T655">он слушал и </text:span><text:span text:style-name="T656">подразумевал свой цикл отсекаемой заслонкой любви, </text:span><text:span text:style-name="T657">нарастание пустоты в течение года ради двух недель в августе, сконструированных с такой же </text:span><text:span text:style-name="T658">тщательностью инженерной мысли. </text:span><text:span text:style-name="T659">Он улыбался, пил тосты обменивался казарменным юмором с майором Вайсманом, </text:span><text:span text:style-name="T660">и в то же время постоянно, за музыкой </text:span><text:span text:style-name="T661">и хаханьками, он слышал плоть фигур продвигаемых в зимней темени через болота и горные цепи доски… проверял прогон за прогоном </text:span><text:span text:style-name="T662">результаты </text:span><text:span text:style-name="T126">Halbmodelle</text:span><text:span text:style-name="T661"> </text:span><text:span text:style-name="T662">из аэродинамической трубы </text:span><text:span text:style-name="T663">демонстрирующие как равнодействующая сила будет ра</text:span><text:span text:style-name="T664">с</text:span><text:span text:style-name="T663">пределяться </text:span><text:span text:style-name="T664">по всей длине Ракеты, для сотен различных чисел Маха—видел истинный </text:span><text:span text:style-name="T665">профиль </text:span><text:span text:style-name="T666">Р</text:span><text:span text:style-name="T665">акеты искажённым и спародированным, </text:span><text:span text:style-name="T666">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626">—</text:span><text:span text:style-name="T667">и видел как его собственное лицо можно смоделировать, </text:span><text:span text:style-name="T668">не в свете, но в </text:span><text:span text:style-name="T669">чистых силах воздействующих на него </text:span><text:span text:style-name="T670">из течения Рейха, и принуждения, и любви </text:span><text:span text:style-name="T671">на пути движения потока… </text:span><text:span text:style-name="T672">и знал, что оно должно претерпевать ту же деградацию, как </text:span><text:span text:style-name="T673">искорёженное смертью лицо по черепу</text:span><text:span text:style-name="T672">….</text:span></text:p>
      <text:p text:style-name="P180"><text:span text:style-name="T672">В </text:span><text:span text:style-name="T625">43-м, потому что он уехал в Цвёльфкиндер, Пёклер пропустил Британский воздушный налёт на Пенемюнде. Возвращаясь на станцию, </text:span><text:span text:style-name="T674">как только показались бараки «иностранной рабочей силы» в Трассенхайде, разбитые и срезанные, тела всё ещё откапывали </text:span><text:span text:style-name="T675">из обломков, зародилось жуткое подозрение, от которого невозможно было избавиться. Вайсман спасал его для чего-то: </text:span><text:span text:style-name="T676">для какой-то уникальной судьбы. </text:span><text:span text:style-name="T677">Этот человек как-то знал, что </text:span><text:span text:style-name="T678">Британцы будут бомбить в ту ночь,знал ещё в 39-м, вот и установил традицию отпуска в августе, </text:span><text:span text:style-name="T679">год за годом, но все лишь для того, чтобы уберечь Пёклера </text:span><text:span text:style-name="T680">от одной плохой ночи.</text:span><text:span text:style-name="T625"> </text:span><text:span text:style-name="T681">Не очень </text:span><text:span text:style-name="T684">уравновешено</text:span><text:span text:style-name="T681">… малость паранойно, да, да… </text:span><text:span text:style-name="T682">но мысль гудела в его мозгу, и он чувствовал как <text:s text:c="2"/>каменее</text:span><text:span text:style-name="T683">т.</text:span></text:p>
      <text:p text:style-name="P107">Дым сочился из земли, <text:span text:style-name="T702">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5">– <text:span text:style-name="T703">Я бы тоже хотел пропустить всё это.</text:span></text:p>
      <text:p text:style-name="P35">– <text:span text:style-name="T703">Доктор Тиль погиб.</text:span></text:p>
      <text:p text:style-name="P35">– <text:span text:style-name="T703">Как там в сказочной стране, Пёклер?</text:span></text:p>
      <text:p text:style-name="P36">– <text:span text:style-name="T704">Извините,</text:span>– <text:span text:style-name="T704">сказал он. В этом не было его вины. Остальные умолкли: некоторые смотрели, некоторые всё ещё в шоке после минувшей ночи.</text:span></text:p>
      <text:p text:style-name="P108">Потом появился Мондауген: «Мы на пределе. Можете пойти со мной в Первичную Обработку? Там требуется большая уборка, нам помощь нужна».<text:span text:style-name="T138">– </text:span>Они потопали туда, каждый в собственной <text:soft-page-break/>туче пыли.<text:span text:style-name="T138">– «Это было ужасно»,– сказал Мондауген.– «Нам свем довелось испытать напряжение».</text:span></text:p>
      <text:p text:style-name="P37">– <text:span text:style-name="T705">Они говорят так словно </text:span><text:span text:style-name="T17">я</text:span><text:span text:style-name="T705"> это сделал.</text:span></text:p>
      <text:p text:style-name="P38">– <text:span text:style-name="T706">Ты чувствуешь себя виноватым в том, чт тебя тут не было?</text:span></text:p>
      <text:p text:style-name="P39">– <text:span text:style-name="T707">Я просто хочу понять почему меня не было тут. Вот и всё.</text:span></text:p>
      <text:p text:style-name="P39">– <text:span text:style-name="T707">Потому что ты был в Цвёльфкиндер,</text:span>– <text:span text:style-name="T707">ответил просвещённый.</text:span>– <text:span text:style-name="T707">Давай не усложнять.</text:span></text:p>
      <text:p text:style-name="P109">Он <text:s/>старался. Ведь это работа Вайсмана, не так ли, Вайсман был садистом, его обязанность вносить в игру новые вариации, <text:span text:style-name="T708">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0">Случались фальшивые тревоги. Пёклер был почти уверен однажды зимой, <text:span text:style-name="T709">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1">Зелёная рожь и пологие холмы на мили вокруг: <text:span text:style-name="T710">Пёклер тут в неглубоком окопчике, в районе цели в Сарнаки, устремив свой бинокль к югу в сторону Ближны, как все остальные: в ожидании. </text:span><text:span text:style-name="T18">Erwartung </text:span><text:span text:style-name="T155">в перекрестии, с только что взошедшей колышущейся рожью </text:span><text:span text:style-name="T156">её более нежный пушок приглажен ветром… взгляни на это раздолье, с высоты Ракетных миль утреннего пространства: </text:span><text:span text:style-name="T157">множество лесных оттенков зелёного, </text:span><text:span text:style-name="T158">домики Польских ферм белый с коричневым, </text:span><text:span text:style-name="T159">длинные угри рек ловят солнце в свои извивы… а в самом центре внизу, </text:span><text:span text:style-name="T160">в пресвятой Х, Пёклер, распятый, невидимый пока что, но через минуту… </text:span><text:span text:style-name="T161">вот начинает вырисовываться, </text:span><text:span text:style-name="T163">с нарастанием</text:span><text:span text:style-name="T161"> инерци</text:span><text:span text:style-name="T163">и падения</text:span><text:span text:style-name="T162">—</text:span></text:p>
      <text:p text:style-name="P112"><text:span text:style-name="T161">Н</text:span><text:span text:style-name="T153">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163">в рубахе с коротки рукавом, костлявые колени указуют вверх пиджак от серого костюма мятый годами со времён последней глажки </text:span><text:span text:style-name="T164">у него под задницей </text:span><text:span text:style-name="T165">промакнуть</text:span><text:span text:style-name="T164"> росу. </text:span><text:span text:style-name="T165">Остальные, с кем он сюда явился рассеяны точками тут по Наземному Нулю, блаженные Нацистские лютики—</text:span><text:span text:style-name="T166">бинокли побалтываются на шиферного цвета ремешках </text:span><text:span text:style-name="T167">конской шкуры </text:span><text:span text:style-name="T166">на их шеях, </text:span><text:span text:style-name="T167">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168">стекло их становится, </text:span><text:span text:style-name="T169">в кратких промельках вкл./выкл., перламутровым кругом увязавшим воедино час и небо в барашка.</text:span></text:p>
      <text:p text:style-name="P113"><text:span text:style-name="T169">П</text:span><text:span text:style-name="T153">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170">разрослась разрушительная система лопнувших капилляров, теней, складок, морщин, </text:span><text:span text:style-name="T171">помол, что к этому времени скопился в простых и прямых глазах его более молодых и </text:span><text:soft-page-break/><text:span text:style-name="T171">нищенских дней… </text:span><text:span text:style-name="T172">нет. </text:span><text:span text:style-name="T173">Что-то было в них, даже тогда, </text:span><text:span text:style-name="T174">что-то что другие видели и знали, что могут воспользоваться, и находили способ. Что-то что Пёклер проморгал. </text:span><text:span text:style-name="T175">Он достаточно в своей жизни смотрелся в зеркала. </text:span><text:span text:style-name="T176">Он действительно запомнил бы….</text:span></text:p>
      <text:p text:style-name="P114"><text:span text:style-name="T153">Взрыв в атмосфере, если случится, будет в пределах видимости. </text:span><text:span text:style-name="T177">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178">для укрытия, </text:span><text:span text:style-name="T179">и всматриваешься в молчащий цветок огня её последних пары секунд, </text:span><text:span text:style-name="T180">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181">Ракетам положено быть подобными артиллерийским снарядам, они рассеиваются вокруг прицельной метки гигантским эллипсом</text:span><text:span text:style-name="T162">—</text:span><text:span text:style-name="T181">Эллипс Неопределённости. Но Пёклер, хоть и верит как и всякий другой учёный в неопределённость, </text:span><text:span text:style-name="T182">не чувствует себя тут слишком уютно. </text:span><text:span text:style-name="T183">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184">Сколько угодно химиков и материаловедов разбирающихся в изоляторах на уровне Пёклера… зачем избран он, если только не… </text:span><text:span text:style-name="T185">где-то в его мозгу два фокуса сошлись и стали единым… </text:span><text:span text:style-name="T186">нулевой эллипс… единая точка… </text:span><text:span text:style-name="T187">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188">точному попаданию, точнов Пёклера… ах, Вайсман, твоя заключительн</text:span><text:span text:style-name="T189">ой</text:span><text:span text:style-name="T188"> игр</text:span><text:span text:style-name="T189">е не достаёт утончённости</text:span><text:span text:style-name="T162">—</text:span><text:span text:style-name="T190">впрочем </text:span><text:span text:style-name="T191">тут не было не зрителей ни судей по ходу всей этой игры, </text:span><text:span text:style-name="T192">кто вообще сказал, что конец не может быть таким зверским? </text:span><text:span text:style-name="T193">Паранойа хлынула на Пёклера, затопила его до висков и темени. </text:span><text:span text:style-name="T194">Возможно он усрался, ему не разобрать. </text:span><text:span text:style-name="T195">Его пульс отдаётся в затылке. Ломит руки и ноги. </text:span><text:span text:style-name="T196">Чёрнокостюмные блондины силовики присматривают. </text:span><text:span text:style-name="T197">Их металлическая сбруя поблескивает. Волнистые склоны невысоких холмов </text:span><text:span text:style-name="T198">распростёрлись под ранним солнцем. </text:span><text:span text:style-name="T199">Все полевые бинокли смотрят на юг. </text:span><text:span text:style-name="T200">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201">Бумаги скопилось чересчур плотно и на слишком многое. Пёклер никак не согласовывается, право же ни в какую, </text:span><text:span text:style-name="T202">его мечта быть безупречно принесённым в жертву </text:span><text:span text:style-name="T203">с привитой ему потребностью делать дело</text:span><text:span text:style-name="T162">—</text:span><text:span text:style-name="T204">не видит даже как это может быть одним и тем же. </text:span><text:span text:style-name="T205">А4 должна, в конце концов, быть очень скоро поставлена на поток, этот коэффициент неудач </text:span><text:span text:style-name="T19">должен</text:span><text:span text:style-name="T205"> быть снижен,</text:span><text:span text:style-name="T201"> </text:span><text:span text:style-name="T205">и вот те, кто явил</text:span><text:span text:style-name="T212">ся</text:span><text:span text:style-name="T205">, они </text:span><text:span text:style-name="T212">все</text:span><text:span text:style-name="T205"> тут, и если не случится </text:span><text:span text:style-name="T206">приступ</text:span><text:span text:style-name="T212">а</text:span><text:span text:style-name="T206"> массовой слепоты</text:span><text:span text:style-name="T205"> в это утро на Польском лугу, </text:span><text:span text:style-name="T206">если ни один, даже и самый из них параноидальный, не сможет разглядеть ч</text:span><text:span text:style-name="T212">то</text:span><text:span text:style-name="T206"> </text:span><text:span text:style-name="T212">бы то ни было выходящее</text:span><text:span text:style-name="T207"> </text:span><text:span text:style-name="T212">за рамки</text:span><text:span text:style-name="T207"> заявленны</text:span><text:span text:style-name="T212">х</text:span><text:span text:style-name="T207"> Требовани</text:span><text:span text:style-name="T212">й</text:span><text:span text:style-name="T207">, конечно это не такая уж небывальщина для данного времени, данного места, где глаза приникшие к чёрным биноклям </text:span><text:span text:style-name="T208">высматривают лишь текущую «</text:span><text:span text:style-name="T243">упёртую</text:span><text:span text:style-name="T208"> целку»</text:span><text:span text:style-name="T162">—</text:span><text:span text:style-name="T208">как остроумные ракетчики окрестили свои проблемные ракеты</text:span><text:span text:style-name="T162">—</text:span><text:span text:style-name="T208">пусть проявит себя… </text:span><text:span text:style-name="T209">заметить где, от носа до кормы, </text:span><text:span text:style-name="T210">может таится авария, </text:span><text:span text:style-name="T211">форма форсажной струи, звук взрыва, </text:span><text:span text:style-name="T212">хоть </text:span><text:span text:style-name="T211">что-нибудь что может помочь….</text:span></text:p>
      <text:p text:style-name="P181">В Сарнаках, как занесено в отчёт, <text:span text:style-name="T711">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5">Но внутри жизни Пёклера, не в записях, но в душе, в его Бедной Германской душе, основа времени удлинилась и замедлилась: <text:span text:style-name="T712">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6">Весной, когда ветры Пенемюнде сделали полный оборот к юго!западу, и вернулись первые птицы, Пёклера перевели <text:span text:style-name="T713">на</text:span> подземный завод в Нордхаузене, <text:span text:style-name="T713">в Гарце. Работа в Пенемюнде </text:span><text:soft-page-break/><text:span text:style-name="T713">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7">В это время шли слухи о растущем отчуждении между Вайсманом и его «чудовищем» Енциным. <text:span text:style-name="T8">Schwarzkommando </text:span><text:span text:style-name="T153">тогда уже выделились </text:span><text:span text:style-name="T213">из структуры SS, </text:span><text:span text:style-name="T214">весьма подобно тому как сами <text:s/></text:span><text:span text:style-name="T213">SS </text:span><text:span text:style-name="T214">выделились из </text:span><text:span text:style-name="T215">Германской Армии. </text:span><text:span text:style-name="T216">Их сила теперь </text:span><text:span text:style-name="T218">состояла</text:span><text:span text:style-name="T216"> не в абсолютном </text:span><text:span text:style-name="T218">оружии</text:span><text:span text:style-name="T216">, а в информированности и умении. </text:span><text:span text:style-name="T217">Пёклер счастлив был услышать, что у Вайсмана имеются свои неприятности, но </text:span><text:span text:style-name="T218">без понятия как использовать их с выгодой для себя. </text:span><text:span text:style-name="T219">Так что, игра откладывается? </text:span><text:span text:style-name="T220">Может он никогда больше не увидит Ильзе. </text:span><text:span text:style-name="T221">Но принесли напоминание предписывающее ему явиться в кабинет Вайсмана. </text:span></text:p>
      <text:p text:style-name="P118"><text:span text:style-name="T153">Волосы у Вайсмана на висках седели и лохматились. Пёклер увидел, что одна дужка очков Вайсмана держалась на скрепке для бумаг. </text:span><text:span text:style-name="T222">Его стол завале документами, докладами, справочниками. </text:span><text:span text:style-name="T223">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8"><text:span text:style-name="T162">– </text:span><text:span text:style-name="T224">Вам понятно, что перевод в Нордхаузен дело добровольное.</text:span></text:p>
      <text:p text:style-name="P118"><text:span text:style-name="T224">Пёклер понял</text:span><text:span text:style-name="T223">, </text:span><text:span text:style-name="T224">с облегчением и парой секунд неподдельной любви к своему хранителю, что игра по-прежнему продолжается: «Это станет чем-то новым».</text:span></text:p>
      <text:p text:style-name="P40"><text:span text:style-name="T224">– Вот как?</text:span><text:span text:style-name="T153">– </text:span><text:span text:style-name="T224">Отчасти вызов, но частью и с интересом.</text:span></text:p>
      <text:p text:style-name="P41"><text:span text:style-name="T224">– </text:span><text:span text:style-name="T225">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153">—</text:span></text:p>
      <text:p text:style-name="P41"><text:span text:style-name="T153">– </text:span><text:span text:style-name="T225">Вы вспоминаете доктора Тиля?</text:span></text:p>
      <text:p text:style-name="P41"><text:span text:style-name="T225">– Да. Он не из моего отдела. </text:span><text:span text:style-name="T226">Я знал его не настолько хорошо.</text:span></text:p>
      <text:p text:style-name="P42"><text:span text:style-name="T226">– </text:span><text:span text:style-name="T227">Позор, что он попал под налёт. Мы все переместились в Эллипс Неопределённости, верно?</text:span></text:p>
      <text:p text:style-name="P119"><text:span text:style-name="T153">Пёклер позволил себе взгляд на захламлённый стол, достаточно быстрый, чтобы расцениваться как нервозность, или возражение</text:span><text:span text:style-name="T162">—</text:span><text:span text:style-name="T228">Вайсман, похоже, у тебя тут собственный Эллипс по полной</text:span><text:span text:style-name="T162">—«</text:span><text:span text:style-name="T228">О, у меня нет обычно времени для беспокойства. По крайней мере Миттельверке под землёй».</text:span></text:p>
      <text:p text:style-name="P43"><text:span text:style-name="T153">– </text:span><text:span text:style-name="T228">Тактические площадки не будут.</text:span></text:p>
      <text:p text:style-name="P43"><text:span text:style-name="T228">– Вы думаете, меня могут послать</text:span><text:span text:style-name="T153">—</text:span></text:p>
      <text:p text:style-name="P120">Вайсман пожал плечами и одарил Пёклера широкой фальшивой улыбкой: «<text:span text:style-name="T714">Мой дорогой Пёклер, <text:s/>как может кто-либо предсказывать, где мы окажемся? Посмотрим как это всё обернётся».</text:span></text:p>
      <text:p text:style-name="P121">Позднее, в Зоне, где вина станет восприниматься через органы чувств, <text:span text:style-name="T715">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716">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2"><text:span text:style-name="T717">Пёклер поспособствовал своей собственной слепотой. Он знал про Нордхаузен и про лагерь Дора: он мог </text:span><text:span text:style-name="T20">видеть</text:span><text:span text:style-name="T717">—истощённые голодом тела, глаза иностранных узников, которых гонят на </text:span><text:soft-page-break/><text:span text:style-name="T717">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3">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138">—</text:span><text:span text:style-name="T719">или так ей было велено отвечать</text:span><text:span text:style-name="T720">—</text:span><text:span text:style-name="T719">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4"><text:span text:style-name="T719">О</text:span><text:span text:style-name="T718">на была очень голодна. </text:span><text:span text:style-name="T721">Они провели первую пару дней за едой всего, что продавалось в Цвёльфкиндер. Выбор меньше, чем за год до этого, и дороже. </text:span><text:span text:style-name="T722">Однако, анклав невинности по-прежнему пользовался высоким приоритетом, так что кое-что было. </text:span></text:p>
      <text:p text:style-name="P125"><text:span text:style-name="T722">Н</text:span><text:span text:style-name="T718">е так много детей в этом году, впрочем. Инженер и девочка пр</text:span><text:span text:style-name="T724">а</text:span><text:span text:style-name="T718">ктически пользовались страной вдвоём. </text:span><text:span text:style-name="T723">Колесо и большинство других аттракционов стояли без движения. </text:span><text:span text:style-name="T724">Дефицит бензина, </text:span><text:span text:style-name="T725">ребёнок сторож </text:span><text:span text:style-name="T724">пояснил </text:span><text:span text:style-name="T725">им. </text:span><text:span text:style-name="T726">Полёты </text:span><text:span text:style-name="T129">Luftwaffe </text:span><text:span text:style-name="T527">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528">Его страна ожидала разрушения захватчиками вторгшимися с востока и запада: </text:span><text:span text:style-name="T529">в Нордхаузен истерия возросла до эпического уровня, когда первые ракеты готовились к выпуску в поле, </text:span><text:span text:style-name="T530">исполнить инженерные пророчества из древних мирных времён. </text:span><text:span text:style-name="T531">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532">её новые груди</text:span><text:span text:style-name="T528"> </text:span><text:span text:style-name="T532">такие приметные теперь под её платьем, её глаза </text:span><text:span text:style-name="T533">так почти пусто <text:s/>без истинного интереса </text:span><text:span text:style-name="T538">поглядывали</text:span><text:span text:style-name="T533"> на случайных мальчиков предназначенных для </text:span><text:span text:style-name="T130">Volkssturm</text:span><text:span text:style-name="T533">, мальчики постарше, больше не интересующиеся ею. Они мечтали о полученных приказах, громадных взрывах и смерти</text:span><text:span text:style-name="T534">—</text:span><text:span text:style-name="T533">если они даже видели её, то искоса, исподтишка...</text:span><text:span text:style-name="T131">её </text:span><text:span text:style-name="T132">О</text:span><text:span text:style-name="T131">тец её объездит… закусит зубами жердь</text:span><text:span text:style-name="T535">… однажды у меня будет стадо таких для меня одного… </text:span><text:span text:style-name="T536">но сперва я должен найти своего Капитана… где-то на Войне… </text:span><text:span text:style-name="T537">сперва меня должны </text:span><text:span text:style-name="T539">о</text:span><text:span text:style-name="T537">свободить из этого захолустья….</text:span><text:span text:style-name="T533"> </text:span></text:p>
      <text:p text:style-name="P126">Кто это был, проходил мимо как раз тогда<text:span text:style-name="T138">—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2">Alpdrücken </text:span><text:span text:style-name="T229">и у него случилась эрекция. Разгорячено уставившийся Пёклер упустил тонкий Гностический символизм Режиссёра, приём </text:span><text:span text:style-name="T231">подсветки</text:span><text:span text:style-name="T229"> производивш</text:span><text:span text:style-name="T231">ий</text:span><text:span text:style-name="T229"> две тени</text:span><text:span text:style-name="T231">,</text:span><text:span text:style-name="T229"> Каин</text:span><text:span text:style-name="T231">а</text:span><text:span text:style-name="T229"> и Абел</text:span><text:span text:style-name="T231">я</text:span><text:span text:style-name="T229">. </text:span><text:span text:style-name="T230">Но Ильзе, некая Ильзе, сохранилась долее <text:s/>своей кинематографической матери, долее окончания фильма, </text:span><text:span text:style-name="T231">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229"> </text:span><text:span text:style-name="T231">присутствовал там постоянно, вне всех плёнок, и тот проныра киношник </text:span><text:span text:style-name="T232">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232">уставившихся…. </text:span><text:span text:style-name="T233">Так что в то лето Ильзе прошла мимо себя самой, </text:span><text:span text:style-name="T234">слишком прикованная к какому-то лишённому теней интерьеру, чтобы заметить пересечение, или придать значение.</text:span></text:p>
      <text:p text:style-name="P127"><text:span text:style-name="T153">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235">коричневые ноги пинали мусор пропущенный недоукомплектованным звеном мусорщиков. </text:span><text:span text:style-name="T236">Такой период её жизни, или ейпретило по приказу проводить время с</text:span><text:span text:style-name="T237">о скучным стареющим инженером </text:span><text:span text:style-name="T238">в место, которое она переросла годы тому назад?</text:span></text:p>
      <text:p text:style-name="P44"><text:span text:style-name="T238">– </text:span><text:span text:style-name="T239">Тебе не очень-то хочется быть ту, верно?</text:span><text:span text:style-name="T153">– </text:span><text:span text:style-name="T239">Они сидели на берегу загрязнённого ручья, бросая хлеб уткам. Желудок Пёклера расстроен кофезаменителем и </text:span><text:span text:style-name="T241">из-за </text:span><text:span text:style-name="T239">крашен</text:span><text:span text:style-name="T241">ого</text:span><text:span text:style-name="T239"> мяс</text:span><text:span text:style-name="T241">а</text:span><text:span text:style-name="T239">. </text:span><text:span text:style-name="T240">Его </text:span><text:span text:style-name="T241">не отпускала</text:span><text:span text:style-name="T240"> голов</text:span><text:span text:style-name="T241">н</text:span><text:span text:style-name="T240">а</text:span><text:span text:style-name="T241">я</text:span><text:span text:style-name="T240"> бол</text:span><text:span text:style-name="T241">ь</text:span><text:span text:style-name="T240">.</text:span></text:p>
      <text:p text:style-name="P45"><text:span text:style-name="T240">– </text:span><text:span text:style-name="T241">Это или тут, или лагерь,</text:span><text:span text:style-name="T153">– </text:span><text:span text:style-name="T242">лицо её упрямо </text:span><text:span text:style-name="T244">отвёрнуто.</text:span><text:span text:style-name="T153">– </text:span><text:span text:style-name="T244">Мне вообще не хочется нигде быть. Всё равно.</text:span></text:p>
      <text:p text:style-name="P182">– Ильзе.</text:p>
      <text:p text:style-name="P182">– Тебе тут нравится? Или хочется обратно под свою гору? Ты говоришь с эльфами, Франц?</text:p>
      <text:p text:style-name="P45"><text:span text:style-name="T244">– Нет, я не в восторге от того, куда я попал</text:span><text:span text:style-name="T153">—</text:span><text:span text:style-name="T21">Франц?</text:span><text:span text:style-name="T153">—</text:span><text:span text:style-name="T244">но у меня, у меня ест работа….</text:span></text:p>
      <text:p text:style-name="P46"><text:span text:style-name="T244">– Да. И у меня есть. Моя работа быть в тюрьме. Я профессиональная заключённая. </text:span><text:span text:style-name="T245">Я знаю как получать поблажки, у кого красть, как доносить, как</text:span><text:span text:style-name="T153">—</text:span></text:p>
      <text:p text:style-name="P128"><text:span text:style-name="T153">Ещё минута и она сказала бы это… «Пожалуйста</text:span><text:span text:style-name="T162">—</text:span><text:span text:style-name="T8">прекрати</text:span><text:span text:style-name="T153">, Ильзе</text:span><text:span text:style-name="T162">—</text:span><text:span text:style-name="T153">» На этот раз Пёклер впал в истерику </text:span><text:span text:style-name="T246">и таки дал пощёчину. </text:span><text:span text:style-name="T247">Утки, удивлённые резким хлопком, </text:span><text:span text:style-name="T248">сделали поворот «кру-гом!» и отплыли прочь. </text:span><text:span text:style-name="T249">Ильзе смотрела на него, </text:span><text:span text:style-name="T250">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251">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7"><text:span text:style-name="T251">– </text:span><text:span text:style-name="T252">Если ты не хочешь приезжать на следующий год,</text:span><text:span text:style-name="T153">– </text:span><text:span text:style-name="T252">пусть даже «следующий год» на тот момент означал слишком мало в Германии,</text:span><text:span text:style-name="T153">– </text:span><text:span text:style-name="T252">то можешь не приезжать. Даже лучще, если не приедешь.</text:span></text:p>
      <text:p text:style-name="P48"><text:span text:style-name="T253">Она мгновенно поняла что он сделал. Она подтянула одну коленку вверх и опёрлась на неё лбом, подумала: «Я приеду»,</text:span><text:span text:style-name="T153">– </text:span><text:span text:style-name="T253">сказала она очень тихо. </text:span></text:p>
      <text:p text:style-name="P48"><text:span text:style-name="T153">– </text:span><text:span text:style-name="T253">Ты?</text:span></text:p>
      <text:p text:style-name="P48"><text:span text:style-name="T153">– </text:span><text:span text:style-name="T253">Да. Правда.</text:span></text:p>
      <text:p text:style-name="P48"><text:span text:style-name="T253">И он, тогда, совершенно забыл о всякой сдержанности. </text:span><text:span text:style-name="T254">Он свернул в вихрь своего долгого одиночества, жутко сотрясаясь. Он плакал. </text:span><text:span text:style-name="T255">Она взяла его за руки. Утки на плаву наблюдали.</text:span><text:span text:style-name="T540"> </text:span><text:span text:style-name="T256">Море прохлаждалось под солнцем в дымке. Где-то в городе играл аккордеон. </text:span><text:span text:style-name="T257">За разваливающимися мифическими статуями приговорённые дети орали друг на друга. Лето кончилось.</text:span></text:p>
      <text:p text:style-name="P129"><text:span text:style-name="T257">В</text:span><text:span text:style-name="T153">ернувшись в Миттельверке он попытался, и продолжал пытаться, </text:span><text:span text:style-name="T258">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0"><text:span text:style-name="T153">Рабочая нагрузка стала невозможной. </text:span><text:span text:style-name="T259">На сон у Пёклера оставалось менее двух часов в сутки. Военные новости доходили </text:span><text:span text:style-name="T260">под гору лишь в виде слухов и </text:span><text:span text:style-name="T261">растущего </text:span><text:span text:style-name="T260">дефицита. </text:span><text:span text:style-name="T261">Философия поставок была «треугольной»</text:span><text:span text:style-name="T162">—</text:span><text:span text:style-name="T261">три возможных источника для получения той же самой части, на случай один будет разрушен. </text:span><text:span text:style-name="T262">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263">Ближе к концу, приходилось пробовать и налаживать производство многих компонентов на месте.</text:span></text:p>
      <text:p text:style-name="P131"><text:span text:style-name="T263">К</text:span><text:span text:style-name="T153">огда у Пёклера оставалось время думать, </text:span><text:span text:style-name="T264">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265">добиваясь новостей. </text:span><text:span text:style-name="T266">Ни один из них не относился к Пёклеру иначе, чем к ходячей нервотрёпке. До них доходили слухи, что Вайсман уже не тут а в Голландии, </text:span><text:span text:style-name="T267">командует одной из ракетных батарей. </text:span><text:span text:style-name="T268">Енцин тоже пропал из виду </text:span><text:soft-page-break/><text:span text:style-name="T268">вместе со многими ключевыми </text:span><text:span text:style-name="T22">Schwarzkommando</text:span><text:span text:style-name="T268">. </text:span><text:span text:style-name="T269">Пёклер всё более уверялся, что на этот раз игра действительно кончена, </text:span><text:span text:style-name="T270">что война <text:s/>их всех зацапала, предписала новые приоритеты жизни-и-смерти и лишила досуга для пытки мелкого инженеришки. </text:span><text:span text:style-name="T271">Ему удалось немного расслабиться, вернуться в колею дня, </text:span><text:span text:style-name="T272">ждать конца, даже надеяться, что тысячи в Доре скоро станут свободны, среди них Ильзе, какая-то приемлемая Ильзе….<text:tab/></text:span></text:p>
      <text:p text:style-name="P132"><text:span text:style-name="T272">Н</text:span><text:span text:style-name="T153">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273">а над краем его койки было лицо Вайсмана наблюдавшего за ним. Он казался постаревшим лет на десять, и Пёклер насилу узнал его. </text:span></text:p>
      <text:p text:style-name="P49"><text:span text:style-name="T273">– </text:span><text:span text:style-name="T274">Мало времени,</text:span><text:span text:style-name="T153">– </text:span><text:span text:style-name="T274">прошептал Вайсман.</text:span><text:span text:style-name="T153">– </text:span><text:span text:style-name="T274">Пойдём.</text:span></text:p>
      <text:p text:style-name="P133"><text:span text:style-name="T274">О</text:span><text:span text:style-name="T153">ни двинулись через белую бессонную сует</text:span><text:span text:style-name="T275">у</text:span><text:span text:style-name="T153"> тоннелей. </text:span><text:span text:style-name="T275">Вайсман шагал медленно и твёрдо, оба она молчали. </text:span><text:span text:style-name="T276">В одном из управленческих отсеков были <text:s/>с полдюжины других, а также люди из SS и SD. «</text:span><text:span text:style-name="T277">У нас уже есть разрешения от ваших отделов»,</text:span><text:span text:style-name="T162">– </text:span><text:span text:style-name="T277">сказал Вайсман,</text:span><text:span text:style-name="T162">– «</text:span><text:span text:style-name="T279">освободить вас для работы над особым проектом. Это будет секретность наивозможно высшей категории</text:span><text:span text:style-name="T277">. </text:span><text:span text:style-name="T278">Вы будете жить отдельно, питаться отдельно, </text:span><text:span text:style-name="T279">не говорить ни с кем за исключением присутствующих в этой комнате».</text:span><text:span text:style-name="T162">– </text:span><text:span text:style-name="T279">Они оглянулись вокруг увидеть кто же это. Ни одного знакомого. </text:span><text:span text:style-name="T280">Обернулись обратно к Вайсману.</text:span></text:p>
      <text:p text:style-name="P134"><text:span text:style-name="T153">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281">это и было его «особой судьбой». </text:span><text:span text:style-name="T282">Он никак не мог понять этого: </text:span><text:span text:style-name="T283">он должен разработать пластмассовый обтекатель, определённого размера, определённых изоляционных свойств, </text:span><text:span text:style-name="T284">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285">По слухам, его произвели где-то в другом месте </text:span><text:span text:style-name="T286">и назвали Schwarzgerät, из соображений высокой секретности </text:span><text:span text:style-name="T287">окружавшей проект</text:span><text:span text:style-name="T286">. </text:span><text:span text:style-name="T288">Даже вес был засекречен. Они уложились в срок менее двух недель, и «Vorrichtung für die Isolierung» отправился по назначению. </text:span><text:span text:style-name="T289">Пёклер вернулся к своему постоянному начальнику, </text:span><text:span text:style-name="T290">и рутина вернулась в свою колею. </text:span><text:span text:style-name="T291">Он никогда больше не видел Вайсмана.</text:span></text:p>
      <text:p text:style-name="P135"><text:span text:style-name="T153">В первую неделю апреля, когда с минуты на минуту ожидалось появление Американских войск, </text:span><text:span text:style-name="T292">большинство инженеров укладывались, обменивались адресами с коллегами, </text:span><text:span text:style-name="T293">пили прощальные тосты, шатаясь по пустеющим помещениям. </text:span><text:span text:style-name="T294">В воздухе было ощущение выпускного дня. </text:span><text:span text:style-name="T295">Насилу сдерживаешься не насвистывать «Gaudeamus igitur». </text:span><text:span text:style-name="T296">Ежданно жизнь в заточении кончалась. </text:span></text:p>
      <text:p text:style-name="P136"><text:span text:style-name="T296">М</text:span><text:span text:style-name="T153">олодой охранник SS, </text:span><text:span text:style-name="T297">последний из уезжавших,</text:span><text:span text:style-name="T153"> нашёл Пёклера в п</text:span><text:span text:style-name="T297">ы</text:span><text:span text:style-name="T153">льном кафетерии, </text:span><text:span text:style-name="T297">передал ему конверт и вышел не сказав ни слова. </text:span><text:span text:style-name="T298">Это обычное отпускное удостоверение, утратившее силу из-за неизбежной кончины Правительства</text:span><text:span text:style-name="T162">—</text:span><text:span text:style-name="T298">и проездные документы до Цвёльфкиндер. </text:span><text:span text:style-name="T299">В пробелах для даты кто-то вписал, почти неразличимо «по окончании военного противостояния». </text:span><text:span text:style-name="T300">На обороте той же рукой (Вайсмана?) </text:span><text:span text:style-name="T301">приписка для </text:span><text:span text:style-name="T300"><text:s/>Пёклер</text:span><text:span text:style-name="T301">а. </text:span><text:span text:style-name="T23">Она освобождена. Встретит там</text:span><text:span text:style-name="T301">. </text:span><text:span text:style-name="T302">Он понял это было его платой за модернизацию сделанную им на </text:span><text:span text:style-name="T303">00000</text:span><text:span text:style-name="T302">. </text:span><text:span text:style-name="T303">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7"><text:span text:style-name="T303">В </text:span><text:span text:style-name="T153">последний день Пёклер вышел из южного конца основного тоннеля. </text:span><text:span text:style-name="T304">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305">Он не искал Иьзе, или не совсем. Может почувствовал, что должен увидеть, наконец. </text:span><text:span text:style-name="T306">Он не был готов. Он не знал. </text:span><text:span text:style-name="T307">Имел данные, да, но не знал, чувствами, сердцем….</text:span></text:p>
      <text:p text:style-name="P138"><text:span text:style-name="T307">В</text:span><text:span text:style-name="T153">онь говна, смерти, пота, болезни, плесени, </text:span><text:span text:style-name="T308">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309">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309">ухмылке смерти, целый зал умолкших зрителей срезанных на заключительном слове, где самая соль шутки… </text:span><text:span text:style-name="T310">а живые, набитые по десятеро на соломенный матрас, бессильно плачущие, кашляющие, лузеры…. Все его пустоты, его лабиринты, были оборотной </text:span><text:span text:style-name="T311">стороной этого. </text:span><text:span text:style-name="T312">Пока он жил и чертил линии </text:span><text:span text:style-name="T313">на бумаге, это невидимое царство длилось, </text:span><text:span text:style-name="T314">во тьме снаружи… всё время…. </text:span><text:span text:style-name="T315">Пёклера вырвало. Он расплакался. Стены не растворились</text:span><text:span text:style-name="T162">—</text:span><text:span text:style-name="T315">ни одна тюремная стена никогда не делала этого, </text:span><text:span text:style-name="T316">не слезами, не от этого открытия, на каждых нарах, в каждой камере, </text:span><text:span text:style-name="T317">всё</text:span><text:span text:style-name="T316"> лица </text:span><text:span text:style-name="T317">что</text:span><text:span text:style-name="T316"> он </text:span><text:span text:style-name="T317">знает, в конце концов, и они дороги ему как и сам он, и не может, поэтому, допустить, чтобы они вернулись в то молчание…. </text:span><text:span text:style-name="T318">Но что он может сделать вообще? Как вообще удержать их? </text:span><text:span text:style-name="T319">Бессилие, зеркальное вращение горя, взвинчивают его ужасно, как вырвавшееся из-под контроля сер</text:span><text:span text:style-name="T320">д</text:span><text:span text:style-name="T319">цебиение, </text:span><text:span text:style-name="T320">почти не оставляя ему шансов хорошенько разбушеваться, или сойти….</text:span></text:p>
      <text:p text:style-name="P138"><text:span text:style-name="T320"><text:s/>Там где было всего темнее, и смердело хуже всего, Пёклер нашёл женщину </text:span><text:span text:style-name="T321">лежавшую, случайную женщину. </text:span><text:span text:style-name="T322">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323">сложил её руку в кулак, чтобы оно не соскальзывало. Если она выживет, кольца хватит на пару обедов, </text:span><text:span text:style-name="T324">или на одеяло, или ночёвку под крышей, или проезд домой….</text:span></text:p>
      <text:p text:style-name="P183"><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820">а</text:span> привела Слотропа в покосившийся домик рядом со Шпрее, в Руссом секторе. <text:span text:style-name="T818">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4">Внутри летучие мыши гнездятся под стропилами, <text:span text:style-name="T819">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819">. Вода каплет сквозь них в полудесятке мест.</text:span></text:p>
      <text:p text:style-name="P185">Грета <text:span text:style-name="T821">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6">Ладно, найти того Кислоту Бумера, отдать тому его гашиш. <text:span text:style-name="T822">А</text:span> дальше что? <text:span text:style-name="T823">Слотроп и S-Gerät, а также загадка Джампф/Imipolex</text:span> <text:span text:style-name="T823">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823">крыш, уязвимый, утративший центр как и он, и только картонные изображения Подслушивающего Врага остались между ним и мокрым небом. </text:span></text:p>
      <text:p text:style-name="P187">Либо Они завели его сюда по какой-то причине, или же он тут просто так. <text:span text:style-name="T824">Он не уверен, хочется ли ему, на самом деле, чтобы была этому </text:span><text:span text:style-name="T24">причина</text:span><text:span text:style-name="T824">….</text:span></text:p>
      <text:p text:style-name="P188">В полночь дождь прекращается. <text:span text:style-name="T825">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5">Tägliche Rundschau</text:span><text:span text:style-name="T825">,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9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89">– <text:span text:style-name="T826">Не знаем такого.</text:span></text:p>
      <text:p text:style-name="P190">– <text:span text:style-name="T827">Могу я оставить сообщение для него?</text:span></text:p>
      <text:p text:style-name="P191">– <text:span text:style-name="T827">Его тут нет.</text:span>– <text:span text:style-name="T828">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6">Fickt nicht mit dem </text:span><text:span text:style-name="T8">Raketemensch!», </text:span><text:span text:style-name="T829">чтобы знали, типа </text:span><text:span text:style-name="T27">н-но, Сильвер! </text:span><text:span text:style-name="T829">тут</text:span><text:span text:style-name="T27">,</text:span><text:span text:style-name="T829"> он смывается в тени, между грудами обломков брёвен, камней и земли.</text:span></text:p>
      <text:p text:style-name="P193">Он выбирает тропу, по которой, как ему кажется, Кислота вёл их в ту ночь<text:span text:style-name="T138">—</text:span>часто теряет её, <text:span text:style-name="T830">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28">Сатердей Ивнинг Пост, </text:span><text:span text:style-name="T831">только уже не простецкие, а явно зловещие… да это точно Субботняя Вечерняя </text:span><text:span text:style-name="T29">Почта</text:span><text:span text:style-name="T831">: это лица посыльных в шляпах-треуголках приходящие с длинных холмов, вниз </text:span><text:soft-page-break/><text:span text:style-name="T831">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4">Уходит час, чтобы найти погреб Кислоты. <text:span text:style-name="T832">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0">пальцами</text:span><text:span text:style-name="T832"> по отдельности, не пошиты, однако, а </text:span><text:span text:style-name="T30">отлиты</text:span><text:span text:style-name="T832">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0">вида</text:span><text:span text:style-name="T832"> эта пластмасса, парень!</text:span></text:p>
      <text:p text:style-name="P195">Вот конский череп: полые глазницы уходят вглубь основания. <text:span text:style-name="T833">Внутри одной из них туго скрученная папиросная бумажка с посланием от Кислоты. «</text:span><text:span text:style-name="T31">Raketemensch</text:span><text:span text:style-name="T833">! Дер Шпрингер просит меня передать тебе это, его символ. Держи при себе, по нему он тебя опознает. Я на Якобиштрассе, 12, 3</text:span><text:span text:style-name="T143">-й </text:span><text:span text:style-name="T838">двор, </text:span><text:span text:style-name="T839">номер 7. Как и В/4» В общем, «Как и Би-фор» </text:span><text:span text:style-name="T840"><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6"><text:span text:style-name="T840">К</text:span><text:span text:style-name="T834">ислота приложил карту-</text:span><text:span text:style-name="T841">план как туда добираться. </text:span><text:span text:style-name="T842">Это прямо обратно в Британский сектор. </text:span><text:span text:style-name="T843">Со стоном, Слотроп двигает обратно в грязь и раннее утро. Вблизи Брандербургских </text:span><text:span text:style-name="T844">В</text:span><text:span text:style-name="T843">орот, снова начинает слегка накрапывать. </text:span><text:span text:style-name="T844">Куски Ворот всё ещё валяются </text:span><text:span text:style-name="T845">на</text:span><text:span text:style-name="T844"> <text:s/>улиц</text:span><text:span text:style-name="T845">е</text:span><text:span text:style-name="T846">—</text:span><text:span text:style-name="T845">упираются, отёсанные снарядами, в дождливое небо, их молчание колоссально, призрачно, пока он </text:span><text:span text:style-name="T847">топает </text:span><text:span text:style-name="T845">огиба</text:span><text:span text:style-name="T847">я</text:span><text:span text:style-name="T845"> их, </text:span><text:span text:style-name="T847">Колесн</text:span><text:span text:style-name="T848">и</text:span><text:span text:style-name="T847">ца </text:span><text:span text:style-name="T848">отблескивает как уголь, </text:span><text:span text:style-name="T849">мчит и неподвижна, это 30-е столетие </text:span><text:span text:style-name="T850">и безрассудный Ракетмэн </text:span><text:span text:style-name="T851">толлько что приземлился </text:span><text:span text:style-name="T852">тут </text:span><text:span text:style-name="T851">обследовать руины, </text:span><text:span text:style-name="T852">следы в высокогорной пустыне древнего Европейского уклада….</text:span></text:p>
      <text:p text:style-name="P197"><text:span text:style-name="T852">Я</text:span><text:span text:style-name="T834">коби штрассе и большая часть её квартала, </text:span><text:span text:style-name="T853">трущобы, пережила уличные бои в неприкосновенности, </text:span><text:span text:style-name="T854">вместе со своей темнотой внутри, </text:span><text:span text:style-name="T855">кладка теней нерушима независимо от того высоко ли солнце или низко. Номер 12 это целый блок квартир </text:span><text:span text:style-name="T856">рождённый ещё до Инфляции, </text:span><text:span text:style-name="T857">пять или шесть этажей и мансарда, пять или шесть Hinterhöfe угнездившихся один внутри другого</text:span><text:span text:style-name="T846">—</text:span><text:span text:style-name="T858">коробки от подарка хохмача, </text:span><text:span text:style-name="T859">в самой последней </text:span><text:span text:style-name="T860">ничего, кроме последнего пустого двора пахнущего одинаковой жра</text:span><text:span text:style-name="T864">тв</text:span><text:span text:style-name="T860">ой </text:span><text:span text:style-name="T861">и</text:span><text:span text:style-name="T860"> мусором </text:span><text:span text:style-name="T861">и мочой </text:span><text:span text:style-name="T863">изливавшейся</text:span><text:span text:style-name="T862"> </text:span><text:span text:style-name="T861">десятилет</text:span><text:span text:style-name="T862">иями. Ха, ха!</text:span></text:p>
      <text:p text:style-name="P198"><text:span text:style-name="T862">С</text:span><text:span text:style-name="T834">лотроп приближается к первому арочному проходу. </text:span><text:span text:style-name="T865">Уличный свет пробрасывает его тень в накидке вперёд сквозь череду этих арок, </text:span><text:span text:style-name="T866">каждая обозначена своим именем выцветшей краской, </text:span><text:span text:style-name="T835">Erster-Hof, Zweiter-Hof, Dritter-Hof u.s.w., </text:span><text:span text:style-name="T867">такой же формы, как вход в Миттельверке, параболичной, но больше похожа на рот и г</text:span><text:span text:style-name="T868">лотку, </text:span><text:span text:style-name="T869">суставы хряща отступают </text:span><text:span text:style-name="T870">в </text:span><text:span text:style-name="T869">ожида</text:span><text:span text:style-name="T870">нии</text:span><text:span text:style-name="T869">, ожидая проглотить… </text:span><text:span text:style-name="T871">надо ртом два оквадраченных глаза, белки органди, зрачки черны как смола, уставились на него… </text:span><text:span text:style-name="T872">оно хохочет как и все эти годы без остановки, </text:span><text:span text:style-name="T873">утробный гулкий хохот, </text:span><text:span text:style-name="T874">как увесистый фарфор покатывающий или постукивающий под водой в раковине. </text:span><text:span text:style-name="T875">Безмозглые хаханьки, просто большое старое геометричное оно, </text:span><text:span text:style-name="T876">чё ты нервничишь, заваливай дывай…. </text:span><text:span text:style-name="T877">Но боль, двадцать, двадцать пять лет боли вот уже застывшей в этой глотке… </text:span><text:span text:style-name="T878">старый пария, пассивный, уже зависимость к выживанию, ждёт годы напролёт, дожидается ранимых лохов как </text:span><text:span text:style-name="T879">этот</text:span><text:span text:style-name="T878"> Слотроп, </text:span><text:span text:style-name="T879">чтоб подставились, </text:span><text:span text:style-name="T880">хохоча и плача и всё молчком… </text:span><text:span text:style-name="T881">краска облупливается с Лица, </text:span><text:span text:style-name="T883">обожжённого</text:span><text:span text:style-name="T882">, больного, </text:span><text:span text:style-name="T883">издавна сдыхающего, и как только Слотроп может входить в такую шизоидную глотку? </text:span><text:span text:style-name="T884">Чего тут не ясно, потому что этого хочет от него </text:span><text:span text:style-name="T885">спонсирующая и мощная </text:span><text:soft-page-break/><text:span text:style-name="T885">Студия, </text:span><text:span text:style-name="T836">natürlich</text:span><text:span text:style-name="T885">: </text:span><text:span text:style-name="T886">Слотроп герой юноша в этот вечер: что держало его в движении всю ночь, его и </text:span><text:span text:style-name="T887">одиночных </text:span><text:span text:style-name="T886">Берлинцев, </text:span><text:span text:style-name="T887">которые выходят только лишь в эти пустые часы, </text:span><text:span text:style-name="T888">ничему не принадлежа и идя никуда конкретно, так это Их не объяснённая потребность </text:span><text:span text:style-name="T889">держать некое маргинальное население в этих </text:span><text:span text:style-name="T890">изнурённых </text:span><text:span text:style-name="T891">и обойдённых местах, </text:span><text:span text:style-name="T892">определённо по экономическим, впрочем, как знать, </text:span><text:span text:style-name="T893">возможно эмоциональным соображением тоже….</text:span></text:p>
      <text:p text:style-name="P200"><text:span text:style-name="T893">К</text:span><text:span text:style-name="T834">ислота в движении тоже, хотя внутреннем, обирает свои сны. </text:span><text:span text:style-name="T894">Это выглядит как одна большая комната, </text:span><text:span text:style-name="T895">тёмная, полная табачного и косячного дыма, осыпавшихся гребней штукатурки там, где <text:s/></text:span><text:span text:style-name="T896">стены были вышиблены, </text:span><text:span text:style-name="T897">соломенные тюфяки по всему полу, </text:span><text:span text:style-name="T898">парочка на одном делят позднюю, тихую сигарету, </text:span><text:span text:style-name="T899">кто-то храпит на соседнем… </text:span><text:span text:style-name="T900">лоснящийся концертный рояль Bosendorfer Imperial, на который </text:span><text:span text:style-name="T901">Труди, одетая в одну только лишь армейскую рубаху, </text:span><text:span text:style-name="T900">оп</text:span><text:span text:style-name="T902">ирается, отчаявшаяся муза, голые ноги длинны и вытянуты, «</text:span><text:span text:style-name="T837">Пожалуйста</text:span><text:span text:style-name="T903">, иди на постель, Густав, скоро станет светло». Единственным ответом злостное бряканье в басовых струнах. </text:span><text:span text:style-name="T904">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905">золотым светом в конце дня на ипподром</text:span><text:span text:style-name="T906">е</text:span><text:span text:style-name="T905"> Карлс</text:span><text:span text:style-name="T906">хорст</text:span><text:span text:style-name="T905">а, </text:span><text:span text:style-name="T907">ч</text:span><text:span text:style-name="T906">ёрным светом </text:span><text:span text:style-name="T907">от тротуаров на бульварах </text:span><text:span text:style-name="T908">по ночам в мелких морщинках как кожа обтягивающая камень, </text:span><text:span text:style-name="T909">белым светом от </text:span><text:span text:style-name="T910">атласных</text:span><text:span text:style-name="T909"> платьев, </text:span><text:span text:style-name="T910">стаканов, выстроенных сияя, перед зеркалами баров, от угловатых «U» на входах станций подземки, </text:span><text:span text:style-name="T911">указующих в гладком магнетизме в небо, </text:span><text:span text:style-name="T913">за</text:span><text:span text:style-name="T911">влечь ангелов сталь</text:span><text:span text:style-name="T913">ной воспря</text:span><text:span text:style-name="T911">н</text:span><text:span text:style-name="T913">утости</text:span><text:span text:style-name="T911">, </text:span><text:span text:style-name="T913">безвольного подчинения</text:span><text:span text:style-name="T912">—лицо так</text:span><text:span text:style-name="T914">ое</text:span><text:span text:style-name="T912"> жутко старое во сне, </text:span><text:span text:style-name="T914">покинутое в</text:span><text:span text:style-name="T912"> своей городской истории….</text:span></text:p>
      <text:p text:style-name="P436">Его глаза открываются<text:span text:style-name="T138">—</text:span>на секунду Слотроп всего лишь затенённые складки зелёного, <text:span text:style-name="T948">высвеченный шлем, световые значения, которые нужно ещё сложить. Затем приходит сладкая кивающая улыбка, всё окей,</text:span><text:span text:style-name="T32"> ja</text:span><text:span text:style-name="T948">, как ты Ракетмэн, </text:span><text:span text:style-name="T32">was ist los? </text:span><text:span text:style-name="T949">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437">– <text:span text:style-name="T950">Я думал ты передохнёшь или вроде того.</text:span></text:p>
      <text:p text:style-name="P438">Тут же достаётся Марокканская трубочка и Кислота принимается плющить жирную крошку того гашиша, мурлыкая популярную румбу</text:p>
      <text:p text:style-name="P438"/>
      <text:p text:style-name="P446">Из Марокко кой-чего кусочек</text:p>
      <text:p text:style-name="P446">Заверну я в носовой платочек </text:p>
      <text:p text:style-name="P432"/>
      <text:p text:style-name="P50">– <text:span text:style-name="T951">Да. Такие дела, дер Шпрингер настучал про наш фальшивопечатный бизнес. Типа <text:s/>временная заминочка, врубаешься?</text:span></text:p>
      <text:p text:style-name="P51">– <text:span text:style-name="T952">Нет. Я думал вы между собой по братски.</text:span></text:p>
      <text:p text:style-name="P52">– <text:span text:style-name="T953">Ещё чего. И он движется по верхним орбитам.</text:span>– <text:span text:style-name="T954">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3">– <text:span text:style-name="T955">Но,</text:span>– <text:span text:style-name="T955">грит Слотроп,</text:span>– <text:span text:style-name="T955">но, этта, где мой миллион марок, тогда, Эмиль?</text:span></text:p>
      <text:p text:style-name="P139">Кислота всасывает жёлтое пламя выплывающее поверх чашечки трубки: «Он ушёл туда, где сплетается плющ».<text:span text:style-name="T138">– </text:span>Слово в слово как Джубли Джим Фиск ответил Комиссии Конгресса <text:span text:style-name="T956">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4">– <text:span text:style-name="T957">Ну, я могу продавать унциями из того, что при мне,</text:span>– <text:span text:style-name="T958">прикидывает Слотроп.</text:span>– <text:span text:style-name="T959">За оккупационные сертификаты. Они в цене?</text:span></text:p>
      <text:p text:style-name="P55">– <text:span text:style-name="T960">Ты не злишься. Совсем нет.</text:span></text:p>
      <text:p text:style-name="P55"><text:soft-page-break/>– <text:span text:style-name="T960">Ракетмэн выше этого дерьма, Эмиль.</text:span></text:p>
      <text:p text:style-name="P56">– <text:span text:style-name="T961">У меня для тебя сюрприз. Я могу достать тебе Schwarzgerät, про который ты спрашивал.</text:span></text:p>
      <text:p text:style-name="P56">– <text:span text:style-name="T961">Ты?</text:span></text:p>
      <text:p text:style-name="P56">– <text:span text:style-name="T961">Шпрингер. Я попросил у него для тебя.</text:span></text:p>
      <text:p text:style-name="P57">– <text:span text:style-name="T962">Не гони. Правда? Охренеть, вот это друг. Как я могу</text:span>—</text:p>
      <text:p text:style-name="P57">– <text:span text:style-name="T963">Десять тысяч фунтов стелингов.</text:span></text:p>
      <text:p text:style-name="P140">Слотроп выкашливает добрую затяжку. «<text:span text:style-name="T964">Спасибо, Эмиль...»– Он рассказывает про междусобойчик с Чичериным и как он видел того Мики Руни.</text:span></text:p>
      <text:p text:style-name="P58">– <text:span text:style-name="T965">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9">– <text:span text:style-name="T966">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0">– <text:span text:style-name="T967">Только про цену на твой прибор, Ракет. Половину суммы вперёд. Говорит, во столько ему сядет один только поиск.</text:span></text:p>
      <text:p text:style-name="P61">– <text:span text:style-name="T968">Так он даже не знает где оно. Блядь, может просто водит за нос, набивает цену, надеется найти дурака, что даст деньгу авансом.</text:span></text:p>
      <text:p text:style-name="P62">– <text:span text:style-name="T969">Обычно он держит слово. У тебя не было проблем с тем пропуском, что он подделал?</text:span></text:p>
      <text:p text:style-name="P63">– <text:span text:style-name="T970">Йааахх...</text:span>– <text:span text:style-name="T970">О. О, ух-ты, ага, да, надо было ему спросить тут про эту бумажку с Максом Шлепцигом на ней.</text:span>– <text:span text:style-name="T971">Ну, тогда...</text:span>– <text:span text:style-name="T971">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3">носовая</text:span><text:span text:style-name="T971">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972">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1">Они уснули в комнате полной храпа, <text:span text:style-name="T973">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2">Густав композитор. Который месяц у него гневные дебаты с Кислотой кто лучше, Бетховен или Россини. <text:span text:style-name="T974">Кислота за Россини. «Не то, чтобы я был за Бетховена </text:span><text:span text:style-name="T34">qua</text:span><text:span text:style-name="T974"> Бетховена»,– доказывает Густав,– «но он представляет Германскую диалектику, включение всё большего числа нот в </text:span><text:soft-page-break/><text:span text:style-name="T974">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4">– <text:span text:style-name="T975">Ну, и?</text:span>– <text:span text:style-name="T975">неизменно отвечал Кислота на это.</text:span>– <text:span text:style-name="T976">А что выбрал бы ты? Главное,</text:span>– <text:span text:style-name="T977">прерывая обычный возмущённый вопль Густава,</text:span>– <text:span text:style-name="T977">что человек </text:span><text:span text:style-name="T35">приятно</text:span><text:span text:style-name="T977">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978">покачивая старым морщинистым пальцем,</text:span>– <text:span text:style-name="T978">этого Возвышенного больше в партии барабана из </text:span><text:span text:style-name="T36">La Gazza Ladra, </text:span><text:span text:style-name="T325">чем во всей Девятой Симфонии. У Россини, основная мысль, что любовники всегда встречаются, отчуждённости преодолена </text:span><text:span text:style-name="T326">и, нравится тебе или нет, в этом единое тысяченожное движение Мира. </text:span><text:span text:style-name="T327">Вопреки ухищрениям жадности, </text:span><text:span text:style-name="T328">мелочности, злоупотребления властью, </text:span><text:span text:style-name="T37">любовь случается.</text:span><text:span text:style-name="T36"> </text:span><text:span text:style-name="T328">Всё дерьмо превращается в золото. </text:span><text:span text:style-name="T329">Стены пробиты, балконы покорены</text:span><text:span text:style-name="T153">—</text:span><text:span text:style-name="T329">слушай!</text:span><text:span text:style-name="T153">– </text:span><text:span text:style-name="T330">Это была ночь в начале мая, шла заключительная бомбардировка Берлина. </text:span><text:span text:style-name="T331">Кислоте приходилось орать не слыша с</text:span><text:span text:style-name="T332">а</text:span><text:span text:style-name="T331">мого себя.</text:span><text:span text:style-name="T153">– </text:span><text:span text:style-name="T332">Итальяночка в Алжире, у Цирюлника тазиков невпроворот, сорок</text:span><text:span text:style-name="T333">а</text:span><text:span text:style-name="T332"> </text:span><text:span text:style-name="T333">крадёт всё, что подвернётся! </text:span><text:span text:style-name="T334">Мир сбегается </text:span><text:span text:style-name="T335">для объятия</text:span><text:span text:style-name="T334">….</text:span></text:p>
      <text:p text:style-name="P143"><text:span text:style-name="T334">Э</text:span><text:span text:style-name="T153">тим дождливым утром, в тишине, </text:span><text:span text:style-name="T336">похоже Германская Диалектика Густава скончалась. До него только что дошло известие, аж из Вены, по какой-то музыкантской цепочке, </text:span><text:span text:style-name="T337">что Антон Веберн мёртв. «</text:span><text:span text:style-name="T338">Застрелен в мае, Американцами. </text:span><text:span text:style-name="T348">Бессмысленно</text:span><text:span text:style-name="T338">, случайно, если веришь в случайности</text:span><text:span text:style-name="T162">—</text:span><text:span text:style-name="T338">какой-то повар столовой из Северной Каролины, недавний новобранец</text:span><text:span text:style-name="T336"> </text:span><text:span text:style-name="T339">с .45, с которым он едва ли знал как обращаться, </text:span><text:span text:style-name="T340">слишком поздно прибыл для Второй Мировой, но не поздно для Веберна. </text:span><text:span text:style-name="T341">Предлогом для обыска в доме стало то, что брат Веберна приторговывал на чёрном рынке. А кто нет? </text:span><text:span text:style-name="T342">Знаешь в какой миф </text:span><text:span text:style-name="T38">это</text:span><text:span text:style-name="T342"> превратится через тысячу лет? Юный варвар является убить Последнего Европейца, </text:span><text:span text:style-name="T343">стоявшего на дальнем краю того, что продолжалось со времён Баха, </text:span><text:span text:style-name="T344">нарастание полиморфного упрямства музыки пока все ноты не стали равны в конце концов…. </text:span><text:span text:style-name="T345">Куда </text:span><text:span text:style-name="T346">же дальше</text:span><text:span text:style-name="T345"> после Веберна? </text:span><text:span text:style-name="T344"><text:s/></text:span><text:span text:style-name="T346">Это был момент </text:span><text:span text:style-name="T347">максимальной</text:span><text:span text:style-name="T346"> свободы. </text:span><text:span text:style-name="T348">Это должны были прекратить. И снова </text:span><text:span text:style-name="T39">Götterdämmerung</text:span><text:span text:style-name="T348">—»</text:span></text:p>
      <text:p text:style-name="P65"><text:span text:style-name="T348">– Юный болван,</text:span><text:span text:style-name="T153">–</text:span><text:span text:style-name="T348"> вступает хмыканьем Кислота только что из Берлина, притарабанив наволочку головок конопли </text:span><text:span text:style-name="T349">прямиком из Северной Африки. </text:span><text:span text:style-name="T350">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351">,</text:span><text:span text:style-name="T350"> </text:span><text:span text:style-name="T351">белые волосы и синяя рубаха перемазаны какой-то зелёной жуткой нечистью.</text:span><text:span text:style-name="T153">– </text:span><text:span text:style-name="T352">Упал в воронку от снаряда. Быстрей, быстрей, сверните из этой.</text:span></text:p>
      <text:p text:style-name="P65"><text:span text:style-name="T153">– </text:span><text:span text:style-name="T352">Ты это про кого <text:s/>«юный болван»?</text:span><text:span text:style-name="T153">– </text:span><text:span text:style-name="T352">вопрошает Густав.</text:span></text:p>
      <text:p text:style-name="P66"><text:span text:style-name="T153">– </text:span><text:span text:style-name="T352">Про тебя и твои основные течения музыки,</text:span><text:span text:style-name="T153">– </text:span><text:span text:style-name="T352">орёт Кислота.</text:span><text:span text:style-name="T153">– </text:span><text:span text:style-name="T353">Кончилось наконец? Или придётся начать </text:span><text:span text:style-name="T40">da capo</text:span><text:span text:style-name="T351"> </text:span><text:span text:style-name="T353">с Карлом Орфом?</text:span></text:p>
      <text:p text:style-name="P67">– <text:span text:style-name="T979">Об этом я вовсе не подумал,</text:span>– <text:span text:style-name="T979">грит Густав, и на мгновение ясно, что Кислота слыхал про Веберна тоже, и старается в своей не навязчивой манере подбодрить Густава.</text:span></text:p>
      <text:p text:style-name="P68">– <text:span text:style-name="T980">А что не так с </text:span><text:span text:style-name="T41">Россини</text:span><text:span text:style-name="T980">?</text:span>– <text:span text:style-name="T980">орёт Кислота, повеселев.</text:span>– <text:span text:style-name="T980">А?</text:span></text:p>
      <text:p text:style-name="P69">– <text:span text:style-name="T980">Угх,</text:span>– <text:span text:style-name="T980">вскрикивает Густав,</text:span>– <text:span text:style-name="T980">угх, угх, Россини,</text:span>– <text:span text:style-name="T980">и они сцепились снова,</text:span>– <text:span text:style-name="T981">ты порочная развалина. Почему никто уже больше не ходит на концерты? Думаешь из-за войны? </text:span><text:span text:style-name="T42">О</text:span><text:span text:style-name="T981"> нет, </text:span><text:span text:style-name="T42">я</text:span><text:span text:style-name="T981"> тебе скажу почему, старик</text:span>—<text:span text:style-name="T982">потому что залы полны таких вот как ты. </text:span><text:span text:style-name="T43">Обожравшихся</text:span><text:span text:style-name="T982"> по полной</text:span><text:span text:style-name="T43">!</text:span><text:span text:style-name="T982">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983">не только на своих, но и на детей </text:span><text:span text:style-name="T44">других людей</text:span><text:span text:style-name="T983">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4">все слушают</text:span><text:span text:style-name="T983">,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983">Росссини, кончай уже эту фанфарную показуху, давай переходить к </text:span><text:span text:style-name="T44">настоящим классным мелодиям</text:span><text:span text:style-name="T983">!» Такое же гнусное поведение, как съесть банку сгущёнки одним махом. И вот звучит живая тарантелла из </text:span><text:span text:style-name="T44">Tancredi, </text:span><text:span text:style-name="T354">и они в восторге притопывают ногами, </text:span><text:span text:style-name="T356">щерят зубы и бухают тростями: «Ах, ах! Вот </text:span><text:span text:style-name="T45">это</text:span><text:span text:style-name="T356"> более менее!»</text:span><text:span text:style-name="T355">.</text:span></text:p>
      <text:p text:style-name="P70">– <text:span text:style-name="T984">Это великая мелодия?</text:span>– <text:span text:style-name="T984">Кислота кричит в ответ.</text:span>– <text:span text:style-name="T985">Выкури ещё одну из этих и я тебе её тебе тут сыграю на Bosendorfer.</text:span></text:p>
      <text:p text:style-name="P144">Под <text:span text:style-name="T987">аккомпанемент</text:span> этой тарантеллы, <text:span text:style-name="T986">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5">Густав <text:span text:style-name="T988">строит</text:span> <text:span text:style-name="T988">хаханьки</text:span>, но <text:span text:style-name="T988">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1">– <text:span text:style-name="T989">Такая длинная, правда? Это значит</text:span>—</text:p>
      <text:p text:style-name="P71">– <text:span text:style-name="T989">Длина обычно интенсивность. Не время.</text:span></text:p>
      <text:p text:style-name="P72">– <text:span text:style-name="T990">Кратко, но сладко,</text:span>– <text:span text:style-name="T990">вздыхает Магда.</text:span>– <text:span text:style-name="T8">Fabelhaft, was?– </text:span><text:span text:style-name="T357">Труди подходит обнять её. </text:span><text:span text:style-name="T358">У них амплуа Джефа и Матта, Труди в каблуках почти на полметра выше. </text:span><text:span text:style-name="T359">Они знают как смотрятся, и ходят по городу вместе, </text:span><text:span text:style-name="T360">когда получается, вмешиваясь, пусть хоть и на минуту, в сознание людей.</text:span></text:p>
      <text:p text:style-name="P73">– <text:span text:style-name="T991">Как тебе эта дрянь?</text:span>– <text:span text:style-name="T991">спрашивает Кислота.</text:span></text:p>
      <text:p text:style-name="P73">– <text:span text:style-name="T8">Hübsch,</text:span>– <text:span text:style-name="T991">подхваливает Густав.</text:span>– <text:span text:style-name="T991">немножко </text:span><text:span text:style-name="T46">stahlig</text:span><text:span text:style-name="T991">, и возможно бесконечно крохотный намёк на </text:span><text:span text:style-name="T46">Bodengeschmack </text:span><text:span text:style-name="T361">за своим</text:span><text:span text:style-name="T47"> Körper, </text:span><text:span text:style-name="T361">что </text:span><text:span text:style-name="T362">принято</text:span><text:span text:style-name="T361"> счита</text:span><text:span text:style-name="T362">ть</text:span><text:span text:style-name="T361"> </text:span><text:span text:style-name="T47">süffig.</text:span></text:p>
      <text:p text:style-name="P74"><text:span text:style-name="T47">– </text:span><text:span text:style-name="T361">Я бы сказал скорее</text:span><text:span text:style-name="T47"> spritzig,</text:span><text:span text:style-name="T8">– </text:span><text:span text:style-name="T361">возражает Кислота, если это то, о чём он.</text:span><text:span text:style-name="T153">– </text:span><text:span text:style-name="T362">В общем, более </text:span><text:span text:style-name="T48">bukettreich, </text:span><text:span text:style-name="T362">чем урожай прошлого года, </text:span><text:span text:style-name="T363">что скажешь?</text:span></text:p>
      <text:p text:style-name="P75"><text:span text:style-name="T362">– </text:span><text:span text:style-name="T364">О, для растительности Атласских гор </text:span><text:span text:style-name="T365">тут имеется свой </text:span><text:span text:style-name="T49">Art</text:span><text:span text:style-name="T365">. </text:span><text:span text:style-name="T366">Определённо можно сказать что </text:span><text:span text:style-name="T50">kernig</text:span><text:span text:style-name="T366">, даже</text:span><text:span text:style-name="T153">—</text:span><text:span text:style-name="T366">что можно также сказать про то </text:span><text:span text:style-name="T50">sauber</text:span><text:span text:style-name="T366"> качество преобладающее в районе Квед Нфис—опознаваемо </text:span><text:span text:style-name="T50">pikant</text:span><text:span text:style-name="T366">.</text:span></text:p>
      <text:p text:style-name="P76">– <text:span text:style-name="T992">Фактически, я склонен подозревать происхождение с южного склона Джебел Сарно,</text:span>– <text:span text:style-name="T992">грит Кислота,</text:span>– <text:span text:style-name="T993">отметь, кстати, </text:span><text:span text:style-name="T51">Spiel</text:span><text:span text:style-name="T993">, довольно </text:span><text:span text:style-name="T51">glatt</text:span><text:span text:style-name="T993"> и </text:span><text:span text:style-name="T51">blumig</text:span><text:span text:style-name="T993">, даже предполагает </text:span><text:span text:style-name="T51">Fülle</text:span><text:span text:style-name="T993"> <text:s/>своей </text:span><text:span text:style-name="T51">würzig</text:span><text:span text:style-name="T993"> дерзостью.</text:span></text:p>
      <text:p text:style-name="P146">Правда в том, что они оба так обдолбались, что ни один не понимает что он плетёт, <text:span text:style-name="T994">и это тоже неплохо, потому что в этот момент раздаётся жуткий грохот в дверь и много </text:span><text:span text:style-name="T52">achtung’ов</text:span><text:span text:style-name="T994">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7">– <text:span text:style-name="T995">Предъявите документы!</text:span>– <text:span text:style-name="T995">орёт предводитель рейда.</text:span></text:p>
      <text:p text:style-name="P147">Кислота улыбается и достаёт пачку Зиг-Заг, только что из Парижа.</text:p>
      <text:p text:style-name="P433"><text:span text:style-name="T685">Двадцать минут спустя, где-то в Американском секторе, </text:span><text:span text:style-name="T686">Слотроп прогуливается мимо кабарэ перед которым и внутри <text:s/>слоняются</text:span><text:span text:style-name="T685"> </text:span><text:span text:style-name="T686">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8">Gesellschaft</text:span>!</text:p>
      <text:p text:style-name="P8">– <text:span text:style-name="T996">Тевтоник?</text:span>– <text:span text:style-name="T996">грит подполковник.</text:span>–<text:span text:style-name="T996"> Доминирование? Война закончилась, парень. О чём разговор?</text:span></text:p>
      <text:p text:style-name="P148"><text:soft-page-break/>Из промокших полей налетает холодная изморось с ветром. <text:span text:style-name="T997">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8">– <text:span text:style-name="T998">Был на работе,</text:span>– <text:span text:style-name="T998">Слотроп шарит по накрытым жестянкам на полке над плитой, находит головки сушёного клевера заварить чай.</text:span></text:p>
      <text:p text:style-name="P79">– <text:span text:style-name="T999">Но ты бросил меня одну.</text:span>– <text:span text:style-name="T1000">Её волосы взбились седовато-чёрной тучей вокруг её лица. Она добыча сквозняков, которых он даже не чувствовал.</text:span></text:p>
      <text:p text:style-name="P80">– <text:span text:style-name="T1001">Совсем не надолго. Чай будешь?</text:span>–<text:span text:style-name="T1002"> С жестянкой <text:s/>направляется к двери.</text:span></text:p>
      <text:p text:style-name="P80">– <text:span text:style-name="T1002">Что значит ненадолго? Боже правый! Ты когда-нибудь оставался один?</text:span></text:p>
      <text:p text:style-name="P81">– <text:span text:style-name="T1002">Конечно.</text:span>– <text:span text:style-name="T1003">Зачерпывает дождевой воды из бочки за дверью. Она лежит, дрожа, лио подёргивается беспомощно.</text:span></text:p>
      <text:p text:style-name="P149">Слотроп ставит жестянку на плиту, вскипятить. «Ты спала очень крепко. <text:span text:style-name="T1004">Разве т</text:span>ут <text:span text:style-name="T1004">не </text:span>безопасно? <text:span text:style-name="T1004">Ты об этом?</text:span></text:p>
      <text:p text:style-name="P82">– <text:span text:style-name="T1004">Безопасно.</text:span>– <text:span text:style-name="T1004">Жуткий хохот, от которого его коробит. Вода начала шуметь.</text:span>– <text:span text:style-name="T1005">Ты знаешь что они со мной делали? Что наваливали мне на груди? Какой </text:span><text:span text:style-name="T53">руганью меня обзывали</text:span><text:span text:style-name="T1005">?</text:span></text:p>
      <text:p text:style-name="P83">– <text:span text:style-name="T1006">Кто, Грета?</text:span></text:p>
      <text:p text:style-name="P83">– <text:span text:style-name="T1006">Когда ты ушёл, я проснулась. Я звала тебя, но ты не возвращался. Когда они убедились, что тебя нет, зашли….</text:span></text:p>
      <text:p text:style-name="P84">– <text:span text:style-name="T1007">Так постаралась бы не засыпать.</text:span></text:p>
      <text:p text:style-name="P85">– <text:span text:style-name="T54">Я не спала</text:span><text:span text:style-name="T1007">!</text:span>– <text:span text:style-name="T1008">Свет солнца, включившись, прорвался внутрь. Она отворачивает лицо прочь от резкого освещения.</text:span></text:p>
      <text:p text:style-name="P150">Пока он готовит чай, она сидит на кровати проклиная его на Немецком и Итальянском, <text:span text:style-name="T1009">голосом что вот-вот прервётся. Он подаёт ей чашку. Она выбивает её из его рук.</text:span></text:p>
      <text:p text:style-name="P86">– <text:span text:style-name="T1010">Слушай, успокойся, ладно?</text:span>– <text:span text:style-name="T1011">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7">– <text:span text:style-name="T1012">Извини, что я оставил тебя одну.</text:span></text:p>
      <text:p text:style-name="P151">Она начинает плакать. <text:span text:style-name="T1013">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5">пора идти…</text:span><text:span text:style-name="T1013">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1013">склоняется над ним, отирая слёзы с его лица кончиками её ногтей. Ногти очень острые и часто застывают при приближении к его глазам.</text:span></text:p>
      <text:p text:style-name="P88">– <text:span text:style-name="T1014">Я боюсь,</text:span>– <text:span text:style-name="T1014">шепчет она.</text:span>– <text:span text:style-name="T1014">Всего. Своего лица в зеркале</text:span>—<text:span text:style-name="T1015">когда я была ребёнком, мне говорили не смотреть в зеркало слишком часто, не то увижу Дьявола позади стекла… и...</text:span>– <text:span text:style-name="T1016">оглянувшись на зеркало в белых цветах позади них,</text:span>– <text:span text:style-name="T1017">надо его прикрыть, пожалуйста, мы ведь можем прикрыть его...</text:span> <text:span text:style-name="T1017">это где они… </text:span><text:span text:style-name="T56">особенно по ночам</text:span>—</text:p>
      <text:p text:style-name="P89">– <text:span text:style-name="T1017">Тише.</text:span>– <text:span text:style-name="T1017">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018">Пожалуйста, успокойся.</text:span>– <text:span text:style-name="T1019">Тому, что овладело ею, требуется прикосновение, ненасытно пить прикосновение.</text:span></text:p>
      <text:p text:style-name="P152">Глубина этого пугает его. Он чувствует себя ответственным за её безопасность и часто попадает в ловушку. <text:span text:style-name="T1020">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0">– <text:span text:style-name="T1021">Ты должна поесть.</text:span></text:p>
      <text:p text:style-name="P153">Она отворачивает свою голову в сторону, потом в другую.</text:p>
      <text:p text:style-name="P91">– <text:span text:style-name="T1022">О, ну, что за напасть, слушай сюда, пизда, ты не единственная, кто вообще пострадал</text:span>—<text:span text:style-name="T1023">ты давно </text:span><text:span text:style-name="T57">туда</text:span><text:span text:style-name="T1023"> выходила?</text:span></text:p>
      <text:p text:style-name="P91">– <text:span text:style-name="T1023">Конечно. Я постоянно забываю как </text:span><text:span text:style-name="T57">ты</text:span><text:span text:style-name="T1023"> должен был настрадаться.</text:span></text:p>
      <text:p text:style-name="P92">– <text:span text:style-name="T58">Блядь</text:span><text:span text:style-name="T1024">, вы, Немцы, чокнутые, вы </text:span><text:span text:style-name="T58">все</text:span><text:span text:style-name="T1024"> думаете, что мир против вас.</text:span></text:p>
      <text:p text:style-name="P92">– <text:span text:style-name="T1024">Я не Немка,</text:span>– <text:span text:style-name="T1024">только что вспомнив,</text:span>– <text:span text:style-name="T1024">я из Ломбардии.</text:span></text:p>
      <text:p text:style-name="P92">– <text:span text:style-name="T1024">Недалеко ушла, дорогуша.</text:span></text:p>
      <text:p text:style-name="P154">С шипением, раздув ноздри, она хватает столик и швыряет прочь, <text:span text:style-name="T1025">тарелки, вилки-ножи, рыба с лёту </text:span><text:span text:style-name="T59">шмяк</text:span><text:span text:style-name="T1025">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3">– <text:span text:style-name="T1026">Убери.</text:span></text:p>
      <text:p text:style-name="P155">Она прищёлкивает бледный обкусанный ноготь большого пальца об один из её верхних зубов <text:span text:style-name="T1027">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6">Однако, с каждым днём заходит всё дальше, и Слотропу страшно. Он никогда ещё такого не видел. <text:span text:style-name="T1028">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1028">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7">Неизвестно что с ней не то, но Слотроп уже заразился. <text:span text:style-name="T1029">Выходя в развалины он видит темень темень по краям всех изломанных очертаний, </text:span><text:span text:style-name="T60">показывается из-за них</text:span><text:span text:style-name="T1029">.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1031">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032">толпа малышни в солдатских пилотках свёрнутых из старых армейских карт сговаривались утопить и принести его в жертву. </text:span><text:span text:style-name="T1033">Он спасся только лишь трижды пробормотав </text:span><text:span text:style-name="T1034">Hauptstufe</text:span><text:span text:style-name="T1033">.</text:span></text:p>
      <text:p text:style-name="P158"><text:span text:style-name="T1033">Д</text:span><text:span text:style-name="T1030">омиу у реки служит заводью, которая действует как пружина-подвеска для дня и погоды, </text:span><text:span text:style-name="T1035">пропуская только плавную смену света и жары, вниз в вечер, </text:span><text:span text:style-name="T1036">снова </text:span><text:span text:style-name="T1035">вверх </text:span><text:span text:style-name="T1037">в утро до пика полудня, </text:span><text:span text:style-name="T1038">но всё приглушено мягким покачиванием землетрясения от окружающего дня.</text:span></text:p>
      <text:p text:style-name="P159"><text:span text:style-name="T1038">К</text:span><text:span text:style-name="T1030">огда Грета слышит выстрелы во всё более отдалённых улицах, </text:span><text:span text:style-name="T1039">ей думается об установках звука в её ранней карьере </text:span><text:span text:style-name="T1040">и воспринимает взрывы как сигналы к равномерному заполнению титанических </text:span><text:span text:style-name="T1041">съёмочных площадок её снов </text:span><text:span text:style-name="T1042">многотысячной массовкой: </text:span><text:span text:style-name="T1043">кроткие, подгоняемые ружейными выстрелами, </text:span><text:span text:style-name="T1044">взбираются и спускаются, построенные порядками, что </text:span><text:span text:style-name="T1045">устраивают представления Режиссёра о живописности</text:span><text:span text:style-name="T1046">—</text:span><text:span text:style-name="T1047">река лиц загримированных жёлтым с белыми губами из-за несовершенства киноплёнок того периода, </text:span><text:span text:style-name="T1048">исходящие потом жёлтые переселения, убегающие ниоткуда, спасающиеся в никуда…</text:span><text:span text:style-name="T1045">.</text:span></text:p>
      <text:p text:style-name="P160"><text:span text:style-name="T1045">С</text:span><text:span text:style-name="T1030">ейчас раннее утро. </text:span><text:span text:style-name="T1049">Дыхание Слотропа белеет на воздухе. </text:span><text:span text:style-name="T1050">Он только что очнулся ото сна. Часть 1-я поэмы </text:span><text:span text:style-name="T1051">с гравюрами по дереву сопровождающими текст</text:span><text:span text:style-name="T1046">—</text:span><text:span text:style-name="T1052">женщина приходит на выставку собак, где, каким-то образом предоставляются услуги по оплодотворению. </text:span><text:span text:style-name="T1053">Она принесла своего китайского мопсика, который у неё сучка с тошнотворно миленьким именем, Мимси или Гуньгуля или что-то там, </text:span><text:span text:style-name="T1054">туда, </text:span><text:span text:style-name="T1055">чтоб обслужили</text:span><text:span text:style-name="T1054">. </text:span><text:span text:style-name="T1056">Она коротает время в саду, </text:span><text:span text:style-name="T1057">с некоторыми другими дамами среднего класса, как и сама, когда из какой-то загородки неподалёку слышит голос своей суки, кончающей. </text:span><text:span text:style-name="T1058">Звук продолжается и продолжается дольше, чем следовало бы, </text:span><text:span text:style-name="T1059">и она вдруг осознаёт, что это звук её собственного голоса, </text:span><text:span text:style-name="T1060">этот нескончаемый крик сучьего наслаждения. </text:span><text:span text:style-name="T1061">Присутствующие, вежливо, прикидываются, что не замечают. </text:span><text:span text:style-name="T1062">Ей стыдно, но ничего не может поделать, </text:span><text:span text:style-name="T1063">она теперь во власти потребности пойти найти другие животные виды для ебли. </text:span><text:span text:style-name="T1064">Она сосёт член пегого </text:span><text:span text:style-name="T1065">пса дворняжных кровей, который </text:span><text:span text:style-name="T1066">пытался покрыть её на улице. </text:span><text:span text:style-name="T1067">В бесплодном поле рядом с изгородью из колючей проволоки, </text:span><text:span text:style-name="T1068">зимние огни в тучах, высокий конь заставляет её встать на колени, </text:span><text:span text:style-name="T1069">пассивно,</text:span><text:span text:style-name="T1068"> и целовать ему копыта</text:span><text:span text:style-name="T1063">. </text:span><text:span text:style-name="T1070">Коты и песцы, гиены и кролики, ебут её внутри автомобилей, </text:span><text:span text:style-name="T1071">затерянных ночью в лесах, у далёких источников в пуст</text:span><text:span text:style-name="T1072">ы</text:span><text:span text:style-name="T1071">не.</text:span></text:p>
      <text:p text:style-name="P161"><text:span text:style-name="T1030">Начинается <text:s/></text:span><text:span text:style-name="T1071">Ч</text:span><text:span text:style-name="T1030">асть 2-я, она обнаружила, что беременна. </text:span><text:span text:style-name="T1073">Её муж, недалёкий, запанибратский продавец сеточных дверей, </text:span><text:span text:style-name="T1074">заключает с ней соглашение: </text:span><text:span text:style-name="T1075">обещание с её стороны никогда не озвучивается, но взамен, </text:span><text:span text:style-name="T1076"><text:s/>девять месяцев спустя, он </text:span><text:span text:style-name="T1077">отвезёт её куда сама захочет. </text:span><text:span text:style-name="T1078">Так что под конец её срока </text:span><text:span text:style-name="T1079">он на реке, Американская река, в лодке, гребёт вёслами, </text:span><text:span text:style-name="T1080">обеспечивает ей путешествие. Ключев</text:span><text:span text:style-name="T1097">ая гамма</text:span><text:span text:style-name="T1080"> это</text:span><text:span text:style-name="T1097">го</text:span><text:span text:style-name="T1080"> раздел</text:span><text:span text:style-name="T1097">а</text:span><text:span text:style-name="T1080"> фиолетовый.</text:span></text:p>
      <text:p text:style-name="P162"><text:span text:style-name="T1081">Часть 3-я находит её на дне реки. </text:span><text:span text:style-name="T1082">Она утопленница. Но все формы жизни наполняют её </text:span><text:span text:style-name="T1086">лоно</text:span><text:span text:style-name="T1082">. «</text:span><text:span text:style-name="T1083">И использовав её как русалку» (строка 7), они переносят её дальше сквозь эти зелёные речные глубины. «</text:span><text:span text:style-name="T1084">Вглуб</text:span><text:span text:style-name="T1086">ь</text:span><text:span text:style-name="T1084">, и </text:span><text:span text:style-name="T1085">обратно</text:span><text:span text:style-name="T1084">./ </text:span><text:span text:style-name="T1086">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087">ова</text:span><text:span text:style-name="T1086"> фигура с</text:span><text:span text:style-name="T1087">о старым</text:span><text:span text:style-name="T1086"> упокоенным лицом. </text:span><text:span text:style-name="T1088">Из её тела изливается тут потоп различных творений, </text:span><text:span text:style-name="T1089">осьминоги, северные олени, кенгуру. «</text:span><text:span text:style-name="T1090">Кто в силах перечислить жизни все,/ </text:span><text:span text:style-name="T1091">Покинувшие чрево </text:span><text:soft-page-break/><text:span text:style-name="T1091">её в тот день?» </text:span><text:span text:style-name="T1092">Сквалидози приметил лишь малую часть изумляющего разлива, пока нёс её обратно на поверхность. </text:span><text:span text:style-name="T1093">Наверху, это тихий залитый солнцем зелёный пруд, или озеро, </text:span><text:span text:style-name="T1094">травянистое по берегам, в сени ив. </text:span><text:span text:style-name="T1095">Насекомые жужжат и зависают. </text:span><text:span text:style-name="T1096">Ключевая гамма </text:span><text:span text:style-name="T1098">теперь</text:span><text:span text:style-name="T1096"> зелёный. «</text:span><text:span text:style-name="T1099">И там, пробившись к солнцу,/ Останки её нашли сон в воде/ И в глубине лета/ </text:span><text:span text:style-name="T1100">Творения разошлись, / Всяк к своей надлежащей любви,/ </text:span><text:span text:style-name="T1101">В самый разгар дня,/ Словно мирная река растеклись….»</text:span></text:p>
      <text:p text:style-name="P163"><text:span text:style-name="T1101">Э</text:span><text:span text:style-name="T1030">тот сон никак не оставляет его. Он наживляет крючок, опускается на корточки на берегу, </text:span><text:span text:style-name="T1102">забрасывает леску в Шпрее. </text:span><text:span text:style-name="T1103">Вскоре он закуривает армейскую сигарету </text:span><text:span text:style-name="T1104">и надолго застывает в неподвижности, пока </text:span><text:span text:style-name="T1105">туман пробирается белея меж речных домиков, </text:span><text:span text:style-name="T1106">а сверху военные самолёты <text:s/>летят гудя куда-то невидимые, и собаки бегают с лаем в проулках.</text:span></text:p>
      <text:p text:style-name="P439"><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4">Когда пустой от людей, интерьер сталисто сер. Переполненным, он зелен, спокойный кислотно зелёный. <text:span text:style-name="T1107">Солнечный свет попадает через иллюминаторы в переборках повыше (у этого </text:span><text:span text:style-name="T61">Rücksichtslos </text:span><text:span text:style-name="T367">постоянный крен в 23° 27′), и ряд </text:span><text:span text:style-name="T368">стальных </text:span><text:span text:style-name="T367">смывных бачков </text:span><text:span text:style-name="T368">протянулся вдоль переборки внизу. </text:span><text:span text:style-name="T369">В конце каждого сортирного под-отсека </text:span><text:span text:style-name="T370">кофейные автоматы и кинетоскопы с прокруткой вручную. </text:span><text:span text:style-name="T371">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2">natürlich</text:span><text:span text:style-name="T371">. </text:span><text:span text:style-name="T372">В этом часть </text:span><text:span text:style-name="T373">того </text:span><text:span text:style-name="T372">Нацистского фанатизма.</text:span></text:p>
      <text:p text:style-name="P165"><text:span text:style-name="T372">С</text:span><text:span text:style-name="T153">ам по себе </text:span><text:span text:style-name="T61">Rücksichtslos </text:span><text:span text:style-name="T153">продукт фанатизма иного рода: </text:span><text:span text:style-name="T374">от </text:span><text:span text:style-name="T153">специали</text:span><text:span text:style-name="T374">ста. Этот корабль один из <text:s/></text:span><text:span text:style-name="T386">Сортиро</text:span><text:span text:style-name="T374">судов, триумфа Германской мании к <text:s/>подраспределению. «Если дом органичен»,</text:span><text:span text:style-name="T162">– </text:span><text:span text:style-name="T374">доказывали на заре </text:span><text:span text:style-name="T386">Сортиро</text:span><text:span text:style-name="T374">судостроения его </text:span><text:span text:style-name="T375">пронырливые </text:span><text:span text:style-name="T374">сторонники,</text:span><text:span text:style-name="T162">– «</text:span><text:span text:style-name="T375">семья живёт в доме, семья органична, </text:span><text:span text:style-name="T376">дом открыты</text:span><text:span text:style-name="T386">й</text:span><text:span text:style-name="T376">-</text:span><text:span text:style-name="T386">читае</text:span><text:span text:style-name="T376">мый знак, понимаете»,</text:span><text:span text:style-name="T162">– </text:span><text:span text:style-name="T376">за </text:span><text:span text:style-name="T377">их</text:span><text:span text:style-name="T376"> тёмными стёклами </text:span><text:span text:style-name="T377">и под их серыми короткими стрижками не веря ни слову этой белиберды, Макиавелианские и молодые, ещё не вполне созрели для паранойи,</text:span><text:span text:style-name="T162">– «</text:span><text:span text:style-name="T378">а если туалетная часть дома—</text:span><text:span text:style-name="T379">дом-сплошь-органика! </text:span><text:span text:style-name="T386">х</text:span><text:span text:style-name="T379">а-хах!»,</text:span><text:span text:style-name="T162">– </text:span><text:span text:style-name="T380">напевая, журя, выговаривая широкому блодино-лицему инженеру, волосы разделены прямым пробором и зализаны назад, </text:span><text:span text:style-name="T381">и впрямь краснеет потупившись на свои </text:span><text:span text:style-name="T382">к</text:span><text:span text:style-name="T381">олени среди </text:span><text:span text:style-name="T382">добродушных улыбчивых зубов своих однокашников технологов, потому что он чуть было не забыл эту деталь </text:span><text:span text:style-name="T383">(Альберт Шпеер, собственной персоной, в сером костюме с пятном от мела на рукаве, в самом конце подбоченившись опирается о стену, </text:span><text:span text:style-name="T384">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385">Потому что Военно-морской флот органичен, мы все знаем это». [Генерал, а может адмирал, сме</text:span><text:span text:style-name="T386">х</text:span><text:span text:style-name="T385">.] </text:span><text:span text:style-name="T63">Rücksichtslos </text:span><text:span text:style-name="T387">должен был стать флагманом целой эскадры Сортиросудов. </text:span><text:span text:style-name="T388">Но квоты стали были начисто перенаправлены от Флота на </text:span><text:span text:style-name="T389">ракетную </text:span><text:span text:style-name="T388">программу А4. </text:span><text:span text:style-name="T389">Да, это кажется необычным, но Дегенколб возглавлял уже Ракетный Комитет тогда, </text:span><text:span text:style-name="T390">не забывайте, и располагал как властью, так и желанием урезать по всем отраслям службы. </text:span><text:span text:style-name="T391">Так что </text:span><text:span text:style-name="T64">Rücksichtslos, </text:span><text:span text:style-name="T391"><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392">Повезло, что не достался Большевикам, а, Чарльз? Чарльз, тем временем, </text:span><text:span text:style-name="T393">делает в своём широком блокноте, <text:s/>похожее на старательные заметки, но на самом деле описание текущей сцены, </text:span><text:span text:style-name="T394">типа, Они все уставились на меня или Лейтенант Ринзо замышляет меня убить, и конечно же неувядаемые Он тоже один из них и </text:span><text:span text:style-name="T395">Я его кончу однажды ночью, </text:span><text:span text:style-name="T396">ну тем временем коллега этого Чарльза, Стив, забыл про Русских </text:span><text:span text:style-name="T397">и прервал своё рассмотрение сливного клапана </text:span><text:span text:style-name="T398">с тем</text:span><text:span text:style-name="T397">, чтобы </text:span><text:span text:style-name="T398">всерьёз присмотреться к этому Чарльзу, </text:span><text:span text:style-name="T399">ты не можешь выбирать себе исследовательскую группу, <text:s/>нет, если ты только что из школы и вот он я в жопе посреди хрен знает чего, </text:span><text:span text:style-name="T400">не больше чем мальчик на побегушках тут</text:span><text:span text:style-name="T162">—</text:span><text:span text:style-name="T400">что он такое, педик? Что я такое? Что хочет ДжЭл, чтоб я был? </text:span><text:span text:style-name="T401">Это как</text:span><text:span text:style-name="T402">ая</text:span><text:span text:style-name="T401">-то <text:s/>неясн</text:span><text:span text:style-name="T402">ая форма</text:span><text:span text:style-name="T401"> наказания в компании, </text:span><text:span text:style-name="T402">даже, Боже правый, вечная ссылка? </text:span><text:span text:style-name="T403">Я простой сотрудник, </text:span><text:soft-page-break/><text:span text:style-name="T403">они могут продержать меня тут 20 лет, </text:span><text:span text:style-name="T404">если захотят, </text:span><text:span text:style-name="T405">и д-никто не узнает, просто будут списывать на накладные расходы. Шейла! Как я скажу Шейле? </text:span><text:span text:style-name="T406">Мы обручены. Это её фото (волосы </text:span><text:span text:style-name="T410">с</text:span><text:span text:style-name="T406"> волна</text:span><text:span text:style-name="T410">ми</text:span><text:span text:style-name="T406"> </text:span><text:span text:style-name="T410">бурного</text:span><text:span text:style-name="T406"> мор</text:span><text:span text:style-name="T410">я</text:span><text:span text:style-name="T406"> спадают в стиле Риты Хейворт, </text:span><text:span text:style-name="T407">глаза что, будь это цветным снимком, </text:span><text:span text:style-name="T408">имели бы жёлтые веки с розовыми краями, </text:span><text:span text:style-name="T409">и рот как раскроенный хот-дог с рекламного щита</text:span><text:span text:style-name="T410">). Прокати её в Бафоло </text:span><text:span text:style-name="T411">Плавни</text:span></text:p>
      <text:p text:style-name="P192"/>
      <text:p text:style-name="P447">Ты прикинь какая хохма<text:span text:style-name="T138">—</text:span></text:p>
      <text:p text:style-name="P447">Сунул старый комарище в плавнях</text:p>
      <text:p text:style-name="P447">Голову прям ей под платье, <text:s/>в лохмы,</text:p>
      <text:p text:style-name="P448">С улыбкой противной и плавной, </text:p>
      <text:p text:style-name="P448"><text:span text:style-name="T1110">В</text:span>ыжить непросто в Баффало Плавнях,</text:p>
      <text:p text:style-name="P450">Эй, Москит,</text:p>
      <text:p text:style-name="P450">Закрой-ка свои глазки ты:</text:p>
      <text:p text:style-name="P450">Йа та, йа та-та, йа та-та, тата</text:p>
      <text:p text:style-name="P450">Ты прикинь какая хохма,</text:p>
      <text:p text:style-name="P450"><text:span text:style-name="T8">Ивв</text:span>-месте!</text:p>
      <text:p text:style-name="P192"/>
      <text:p text:style-name="P201">О, са знаешь, когда ты молод и цел [«Ивв-месте» в данном случае <text:span text:style-name="T1108">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109">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5">пусть</text:span><text:span text:style-name="T1109"> как себе хочут в Бафало Плавнях, где моя девушка Шейла вынуждена смотреть на бесчинства этих—нелюдей, и мы позволим им даже </text:span><text:span text:style-name="T65">существовать</text:span><text:span text:style-name="T1109">?</text:span></text:p>
      <text:p text:style-name="P192"/>
      <text:p text:style-name="P449"><text:span text:style-name="T138">—В</text:span>ыжить непросто в Баффало Плавнях,</text:p>
      <text:p text:style-name="P451">Эй, Москит,</text:p>
      <text:p text:style-name="P451">Закрой-ка свои глазки ты,</text:p>
      <text:p text:style-name="P453">Хабба, хабба<text:span text:style-name="T138">—</text:span></text:p>
      <text:p text:style-name="P452">Эй, Москит,</text:p>
      <text:p text:style-name="P452">Закрой-ка свои глазки ты!</text:p>
      <text:p text:style-name="P452"/>
      <text:p text:style-name="P166">Ну, на этом месте просто не можешь не задуматься кто на самом деле больший параноик из двоих. <text:span text:style-name="T1111">У Стива ясное дело немало жёлчных поклёпов на Чарльза таким образом. Среди разбитных надписей от залётных математиков</text:span></text:p>
      <text:p text:style-name="P167"><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112">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370">кинетоскоп</text:span><text:span text:style-name="T412">ов, </text:span><text:span text:style-name="T413">ряды зеркал </text:span><text:span text:style-name="T415">лицом к лицу</text:span><text:span text:style-name="T413">, </text:span><text:span text:style-name="T414">отражая друг друга, </text:span><text:span text:style-name="T416">раму за рамой, </text:span><text:span text:style-name="T418">вдоль</text:span><text:span text:style-name="T416"> все</text:span><text:span text:style-name="T418">й кривой</text:span><text:span text:style-name="T416"> </text:span><text:span text:style-name="T417">очень </text:span><text:span text:style-name="T416">большого радиуса. </text:span><text:soft-page-break/><text:span text:style-name="T419">Всё снаружи до конца этого сегмента кривой считается пространством </text:span><text:span text:style-name="T66">Rücksichtslos</text:span><text:span text:style-name="T419">. </text:span><text:span text:style-name="T420">Что делает корабль довольно жирным. </text:span><text:span text:style-name="T421">С полагающейся ему полосой отчуждения. «Моральный облик команды»,</text:span><text:span text:style-name="T162">– </text:span><text:span text:style-name="T421">шептали </text:span><text:span text:style-name="T422">лисьи морды на заседаниях Министерства,</text:span><text:span text:style-name="T162">– «</text:span><text:span text:style-name="T422">моряцкие предрассудки. Зеркала посреди полночи. </text:span><text:span text:style-name="T67">Нам-то</text:span><text:span text:style-name="T422"> известно, не так ли?»</text:span></text:p>
      <text:p text:style-name="P168">Офицерские сортиры, по контрасту, отделаны красным бархатом. <text:span text:style-name="T1113">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68">Rücksichtslos</text:span><text:span text:style-name="T1113">,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68">гигантскими</text:span><text:span text:style-name="T1113">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69">Хороший корабль, хорошая команда, Весёлого Рождества и обращайтесь. Хорст Ахтфаден, последнее место работы Электормек<text:span text:style-name="T1115">а</text:span>нише Верке, Карлс<text:span text:style-name="T1114">хаг</text:span>ен <text:span text:style-name="T1114">(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69">Schwarzkommando</text:span><text:span text:style-name="T1114">, которые насколько ему известно теперь являются своей отдельной державой. Они интернировали его в Капитанском Гальюне. Он </text:span><text:soft-page-break/><text:span text:style-name="T1114">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0">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116">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0">Эта</text:span><text:span text:style-name="T1116"> шуточка над тобой получше любой обожжённой жопы, будь уверен. Так </text:span><text:span text:style-name="T70">тебе</text:span><text:span text:style-name="T1116"> и надо. Против течения не поплывёшь, во всяком случае не при таком напоре, всё, что остаётся делать, пронумеруй и </text:span><text:span text:style-name="T70">протерпи</text:span><text:span text:style-name="T1116">,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1">Коэффициенты,<text:span text:style-name="T8"> ja, ja</text:span>. . . . <text:span text:style-name="T1117">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2">Ты приезжаешь<text:span text:style-name="T138">—только что прибыл </text:span><text:s/>в центе Пенемюнде, <text:span text:style-name="T1118">эй, что тута есть для развлечений? Со своим провинциальным чемоданчиком, а там пара рубашек, экземпляр </text:span><text:span text:style-name="T71">Handbuch</text:span><text:span text:style-name="T1118">, может ещё <text:s/></text:span><text:span text:style-name="T71">Lehrbuch der Ballistik </text:span><text:span text:style-name="T1118">Гранца. Ты вызубрил Акерета, Бюзмана, фон Карман и Мора, что-то из отчётов Конгресса Волты. Но ужас не отпускает. Он быстрее, чем </text:span><text:span text:style-name="T71">звук</text:span><text:span text:style-name="T1118">, чем слова, что она произносит в комнате так полной солнечного света, джаз-бенд по радио, когда не можешь заснуть, хриплые </text:span><text:span text:style-name="T71">Heil </text:span><text:span text:style-name="T423">среди тусклых генераторов и переполненных начальством галерей </text:span><text:span text:style-name="T424">над головой… Гомерианские пересвисты в горных ущельях </text:span><text:span text:style-name="T425">(жуткие обрывы, крутизна, сввист просто в пропасть игрушечной деревне лежащей на мили, столетия глубже…</text:span><text:span text:style-name="T426">) </text:span><text:span text:style-name="T427">пока ты сидишь на носу корабля от </text:span><text:span text:style-name="T72">KdF, </text:span><text:span text:style-name="T427">в стороне от хороводных танцев на белой палубе, </text:span><text:span text:style-name="T428">загорелые тела полные пива и </text:span><text:span text:style-name="T429">п</text:span><text:span text:style-name="T428">есен, </text:span><text:span text:style-name="T429">брюха в купальниках </text:span><text:span text:style-name="T430">и плавках, а ты слушал До-Испанский, </text:span><text:span text:style-name="T431">свистом, не голосом, с гор вокруг Чипуда… Гомера был последним кусочком земли, куда приставал Колумб до Америки. </text:span><text:span text:style-name="T432">Слыхал ли он тоже их, в последний вечер? </text:span><text:span text:style-name="T433">Какое послание сообщали они ему? </text:span><text:soft-page-break/><text:span text:style-name="T434">Предупреждение? Понимал ли провидческие козьи стада в </text:span><text:span text:style-name="T437">сумерках</text:span><text:span text:style-name="T434">, </text:span><text:span text:style-name="T435">в вышине среди Канарских падубов и мореллы, </text:span><text:span text:style-name="T436">омертвело зелёных в последнем закате Европы</text:span><text:span text:style-name="T434">? </text:span></text:p>
      <text:p text:style-name="P173"><text:span text:style-name="T434">В </text:span><text:span text:style-name="T153">аэродинамике, по</text:span><text:span text:style-name="T438">скольку</text:span><text:span text:style-name="T153"> сперва <text:s/></text:span><text:span text:style-name="T438">наносишь объект на бумагу, </text:span><text:span text:style-name="T439">ты используешь коэффициенты без размеров: соотношения этого с тем</text:span><text:span text:style-name="T162">—</text:span><text:span text:style-name="T440">сантиметры, секунды, граммы все аккуратно снимаются снизу и сверху. </text:span><text:span text:style-name="T441">Это позволяет тебе применять модели, </text:span><text:span text:style-name="T442">направлять поток воздуха </text:span><text:span text:style-name="T443">для замера того, что тебя интересует, </text:span><text:span text:style-name="T444">затем шкалировать </text:span><text:span text:style-name="T445">результаты аэродинамической трубы до реальных размеров, </text:span><text:span text:style-name="T446">не натыкаясь на слишком много неизвестных, потому что эти коэффициенты </text:span><text:span text:style-name="T447">хороши для </text:span><text:span text:style-name="T73">всех</text:span><text:span text:style-name="T447"> размеров. </text:span><text:span text:style-name="T448">По традиции, они названы именами людей—</text:span><text:span text:style-name="T449">Рейнолдс, Прандтл, Пекле, Насселт, Мах—</text:span><text:span text:style-name="T450">и теперь вопрос, </text:span><text:span text:style-name="T451">как насчёт номера Ахтфадена? </text:span><text:span text:style-name="T452">Какие шансы для него?</text:span></text:p>
      <text:p text:style-name="P174"><text:span text:style-name="T452">Н</text:span><text:span text:style-name="T153">е очень велики. Параметры множатся как москиты в плавнях, </text:span><text:span text:style-name="T453">быстрее, чем он успевает их согнать. </text:span><text:span text:style-name="T454">Голод, компромисс, деньги, паранойя, память, комфорт, вина. </text:span><text:span text:style-name="T455">Вина получает впрочем значение со знаком минус у Ахтфадена, </text:span><text:span text:style-name="T456">хотя она становится уже ходким товаром в Зоне. </text:span><text:span text:style-name="T457">Отщепенцы со всего мира вскоре устремятся в Хайдельберг, специализироваться по классу вины. </text:span><text:span text:style-name="T458">Откроются бары и ночные клубы специально для энтузиастов вины. </text:span><text:span text:style-name="T459">Лагеря смерти будут превращены в туристические достопримечательности, </text:span><text:span text:style-name="T460">иностранцы с камерами потянутся толпами, </text:span><text:span text:style-name="T461">возбуждённые до дрожи виной. </text:span><text:span text:style-name="T462">Жаль</text:span><text:span text:style-name="T162">—</text:span><text:span text:style-name="T462">это не для этого Ахтфадена </text:span><text:span text:style-name="T463">пожимающего плечами своих из-зеркала-в-зеркало отражений от левого борта до правого</text:span><text:span text:style-name="T162">—</text:span><text:span text:style-name="T464">он этим занимался лишь до точки, где воздух слишком разреживается, чтобы как-то сказываться. </text:span><text:span text:style-name="T465">За то, что было дальше, он не отвечает. </text:span><text:span text:style-name="T466">Спросите Вайхенштеллера, </text:span><text:span text:style-name="T467">спросите Флаума и Фибеля</text:span><text:span text:style-name="T162">—</text:span><text:span text:style-name="T468">они занимались обратным вхождением. </text:span><text:span text:style-name="T469">Спросите отдел управления полётом, те направляли куда лететь….</text:span></text:p>
      <text:p text:style-name="P94"><text:span text:style-name="T469">– </text:span><text:span text:style-name="T470">Тебе не кажется это малость шизоидным,</text:span><text:span text:style-name="T153">– </text:span><text:span text:style-name="T470">теперь уже вслух ко всем передам и задам Ахтфадена,</text:span><text:span text:style-name="T153">– </text:span><text:span text:style-name="T470">разделять профиль полёта на сегменты ответственности? </text:span><text:span text:style-name="T471">Это была полу-пуля полу-стрела. </text:span><text:span text:style-name="T472">О</text:span><text:span text:style-name="T471">она этого требовала, </text:span><text:span text:style-name="T472">не мы</text:span><text:span text:style-name="T471">. </text:span><text:span text:style-name="T473">Так-то. Может у тебя была винтовка, рация, пишущая машинка. </text:span><text:span text:style-name="T474">Некоторые пишущие машинки в Уайтхолле, </text:span><text:span text:style-name="T475">в</text:span><text:span text:style-name="T474"> Пентагоне, поубивали больше </text:span><text:span text:style-name="T475">гражданских, чем </text:span><text:span text:style-name="T476">наша маленькая А4 могла даже мечтать. </text:span><text:span text:style-name="T477">Ты либо один абсолютно, один на один со своей смертью, либо часть </text:span><text:span text:style-name="T478">более крупного предприятия и участвуешь в смерти других. </text:span><text:span text:style-name="T479">Разве мы не единое целое? </text:span><text:span text:style-name="T480">Что ты выбираешь,</text:span><text:span text:style-name="T153">– </text:span><text:span text:style-name="T480">это уже Фарингер, зудящий плоский звук через фильтры памяти,</text:span><text:span text:style-name="T153">– </text:span><text:span text:style-name="T480">маленькую повозку или большую?</text:span><text:span text:style-name="T153">– </text:span><text:span text:style-name="T480">Чокнутый Фарингер, единственный в клубе Пенемюнде, </text:span><text:span text:style-name="T481">кто отказался носить эксклюзивный знак фазаньего пера за лентой его шляпы, </text:span><text:span text:style-name="T482">потому что он не мог заставить себя убивать, </text:span><text:span text:style-name="T483">которого можно было вечерами видеть на пляже сидящим в полной позе лотоса </text:span><text:span text:style-name="T484">уставясь в заходящее солнце, </text:span><text:span text:style-name="T485">и кто был первым в Пенемюнде попавшимся SS, однажды днём увели в туман</text:span><text:span text:style-name="T486">, его лабораторный халат флажком капитуляции, вскоре заслонённый </text:span><text:span text:style-name="T487">чёрнной униформой, кожей и металлом его сопровождения. </text:span><text:span text:style-name="T488">Оставил после себя пару палочек для благовония, экземпляр </text:span><text:span text:style-name="T74">Chinesische Blätter für Wissenschaft und Kunst</text:span><text:span text:style-name="T488">, </text:span><text:span text:style-name="T489">фото жены и детей, о которых никто и не знал… </text:span><text:span text:style-name="T493">был</text:span><text:span text:style-name="T490"> ли Пенемюнде его горой, его кельей и постом? </text:span><text:span text:style-name="T491">Нашёл ли он свой путь, свободный от вины, </text:span><text:span text:style-name="T492">такой модной вины?</text:span></text:p>
      <text:p text:style-name="P95"><text:span text:style-name="T153">– </text:span><text:span text:style-name="T75">Atmen . . . atmen</text:span><text:span text:style-name="T492"> . . . </text:span><text:span text:style-name="T493">не только дышать, но ещё и душа, дыхание Бога...</text:span><text:span text:style-name="T153">– </text:span><text:span text:style-name="T493">один из пары раз на памяти Ахтфадена, когда он говорил с ним наедине, напрямую,</text:span><text:span text:style-name="T153">– </text:span><text:span text:style-name="T75">atmen </text:span><text:span text:style-name="T494">чисто арийский глагол. Теперь скажи мне про скорость выхлопной струи.</text:span></text:p>
      <text:p text:style-name="P96"><text:span text:style-name="T494">– </text:span><text:span text:style-name="T495">Что тебе надо знать? 6500 футов в секунду.</text:span></text:p>
      <text:p text:style-name="P97"><text:span text:style-name="T495">– </text:span><text:span text:style-name="T496">Скажи как она изменяется.</text:span></text:p>
      <text:p text:style-name="P202">– Остаётся почти неизменной в процессе горения.</text:p>
      <text:p text:style-name="P98"><text:span text:style-name="T496">– </text:span><text:span text:style-name="T497">И всё же относительная скорость воздуха резко меняется, верно? </text:span><text:span text:style-name="T498">От нуля до Мах 6. Понимаешь что происходит?</text:span></text:p>
      <text:p text:style-name="P203">– Нет, Фарингер.</text:p>
      <text:p text:style-name="P99"><text:span text:style-name="T498">– </text:span><text:span text:style-name="T499">Ракета создаёт свой собственный вихрь… </text:span><text:span text:style-name="T500">нет ветра без обеих, Ракеты и атмосферы… </text:span><text:span text:style-name="T501">однако, внутри сопла, дыхание</text:span><text:span text:style-name="T153">—</text:span><text:span text:style-name="T502">яростное полыхающее дыхание</text:span><text:span text:style-name="T153">—</text:span><text:span text:style-name="T503">неужели не понятно?</text:span></text:p>
      <text:p text:style-name="P175"><text:span text:style-name="T153">Галиматья. Или тот коан, что никак не доходит Ахтфадену, </text:span><text:span text:style-name="T504">запредельный пазл, который мог бы привести его к моменту света…</text:span><text:span text:style-name="T153"> </text:span><text:span text:style-name="T505">почти ничем не лучше, чем:</text:span></text:p>
      <text:p text:style-name="P204"><text:soft-page-break/>—Что летает?</text:p>
      <text:p text:style-name="P176"><text:span text:style-name="T153">—</text:span><text:span text:style-name="T505">Лос!</text:span></text:p>
      <text:p text:style-name="P177"><text:span text:style-name="T505">В</text:span><text:span text:style-name="T153">злетая с Вассеркуппе, реки Улстер и Хауне скатываются по краям в </text:span><text:span text:style-name="T506">формы карты, </text:span><text:span text:style-name="T507">зелёные долины и горы, четверых он оставил внизу, сматывают белые страховочные верёвки, </text:span><text:span text:style-name="T508">только один взглядывает вверх, прикрыв глаза щитком ладони</text:span><text:span text:style-name="T162">—</text:span><text:span text:style-name="T509">Берт Фибель? </text:span><text:span text:style-name="T510">но что значит имя с такой высоты? </text:span><text:span text:style-name="T511">Ахтфаден кружит высматривая грозу</text:span><text:span text:style-name="T162">—</text:span><text:span text:style-name="T512">вниз, сквозь гром исполняет под </text:span><text:span text:style-name="T513">воинственный марш </text:span><text:span text:style-name="T512">в своей голове—</text:span><text:span text:style-name="T514">вскоре громоздится в серых скалах направо, </text:span><text:span text:style-name="T515">штрихи молнии ударяют все горы синим, </text:span><text:span text:style-name="T516">кабина кратко наполнена светом… точно по краю. </text:span><text:span text:style-name="T517">Точно тут, в интерфейсе, воздух будет устремляться вверх. </text:span><text:span text:style-name="T518">Держишься по краю бури, </text:span><text:span text:style-name="T519">и другое чувство</text:span><text:span text:style-name="T162">—</text:span><text:span text:style-name="T519">чувство полёта, </text:span><text:span text:style-name="T520">у которого нет органа,</text:span><text:span text:style-name="T519"> наполняет </text:span><text:span text:style-name="T520">твои нервы… </text:span><text:span text:style-name="T521">пока держишься точно по краю </text:span><text:span text:style-name="T522">между красивыми равнинами </text:span><text:span text:style-name="T523">и безумием Донара, оно тебя не подводит, что уж там летает, </text:span><text:span text:style-name="T524">этот несущий порыв в</text:span><text:span text:style-name="T162">—</text:span><text:span text:style-name="T524">это и </text:span><text:span text:style-name="T76">есть</text:span><text:span text:style-name="T524"> свобода? </text:span><text:span text:style-name="T525">Неужели никто не распознаёт какое рабство гравитация </text:span><text:span text:style-name="T526">пока не достигнет интерфейса грома?</text:span></text:p>
      <text:p text:style-name="P205">Не осталось времени на эти пазлы. Сюда идут <text:span text:style-name="T8">Schwarzkommando</text:span>. <text:span text:style-name="T1119">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6">Им нужен <text:span text:style-name="T8">Schwarzgerät</text:span>. <text:span text:style-name="T1120">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7">– <text:span text:style-name="T1121">Мне была поручена только часть. Совсем тривиальная. Правда.</text:span></text:p>
      <text:p text:style-name="P208">– <text:span text:style-name="T1121">Аэродинамика не тривиальна,</text:span>– <text:span text:style-name="T1122">Енцин спокоен, неулыбчив.</text:span></text:p>
      <text:p text:style-name="P208">– <text:span text:style-name="T1123">Там были другие из отдела Геснера. Дизайн механизмов. Я всегда работал в лаборатории Проф.-Д-ра Курцвега.</text:span></text:p>
      <text:p text:style-name="P209">– <text:span text:style-name="T1123">Кто отстальные?</text:span></text:p>
      <text:p text:style-name="P209">– <text:span text:style-name="T1123">Я не помню.</text:span></text:p>
      <text:p text:style-name="P209">– <text:span text:style-name="T1123">Тогда.</text:span></text:p>
      <text:p text:style-name="P209">– <text:span text:style-name="T1123">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0">– <text:span text:style-name="T1124">В чём состояла ваша работа?</text:span></text:p>
      <text:p text:style-name="P210">– <text:span text:style-name="T1124">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1">– <text:span text:style-name="T1125">Номера сборки?</text:span>– <text:span text:style-name="T1125">гаркнул Андреас из-за спины Енцина.</text:span></text:p>
      <text:p text:style-name="P212">– <text:span text:style-name="T1126">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3">– <text:span text:style-name="T1127">Нам это известно.</text:span></text:p>
      <text:p text:style-name="P214">– <text:span text:style-name="T1127">Спросите лучше «Шпёри» или «Хаваша». Они решили эту проблему. Поговорите с Управлением. </text:span><text:span text:style-name="T77">Зачем я сказал</text:span>—</text:p>
      <text:p text:style-name="P214">– <text:span text:style-name="T1128">Зачем ты сказал это?</text:span></text:p>
      <text:p text:style-name="P215">– <text:span text:style-name="T1129">Нет, нет, это не было моей работой, вот и всё, управление, боеголовка, двигатель… Спросите у них. Других спросите.</text:span></text:p>
      <text:p text:style-name="P216">– <text:span text:style-name="T1130">Ты что-то другое хотел сказать. Кто работал по части управления?</text:span></text:p>
      <text:p text:style-name="P217"><text:soft-page-break/>– <text:span text:style-name="T1130">Я говорил вам, я не знаю ни одного из их имён.</text:span>– <text:s/><text:span text:style-name="T1131">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8">– <text:span text:style-name="T1132">Забить его в трубы сброса отходов,</text:span>– <text:span text:style-name="T1132">предлагает Андреас. Они все такие чёрные, такие уверенные….</text:span></text:p>
      <text:p text:style-name="P315">Я <text:span text:style-name="T1133">должно быть</text:span> последний… <text:span text:style-name="T1133">кто-то уже наверняка поймал его… какая польза этим Африканцам от имени… они могут получит его от кого угодно….</text:span></text:p>
      <text:p text:style-name="P219">– <text:span text:style-name="T1134">Он был моим другом. Мы были знакомы ещё до войны в Дармштадте.</text:span></text:p>
      <text:p text:style-name="P220">– <text:span text:style-name="T1135">Мы не хотим причинить ему вред. Мы не хотим делать тебе больно. Нам нужен S-</text:span>Gerät.</text:p>
      <text:p text:style-name="P422"><text:span text:style-name="T718">– </text:span><text:span text:style-name="T727">Нэриш.</text:span><text:span text:style-name="T1135"> </text:span><text:span text:style-name="T727">Клаус Нэриш.</text:span><text:span text:style-name="T718">– </text:span><text:span text:style-name="T728">Дополнительный параметр теперь для его само-коэффициента: предательство.</text:span></text:p>
      <text:p text:style-name="P425"><text:span text:style-name="T728">П</text:span><text:span text:style-name="T718">окидая </text:span><text:span text:style-name="T128">Rücksichtslos</text:span><text:span text:style-name="T718">, Ахтфаден слышит за спиной </text:span><text:span text:style-name="T729">металлический, раздающийся из другого мира, прерываемый шумами статики, </text:span><text:span text:style-name="T730">радиоголос: «Полковник Енцин. M’oкаманга. M’oкаманга. M’oкаманга». </text:span><text:span text:style-name="T731">В этом слове срочность и опасность. </text:span><text:span text:style-name="T732">Он стоит на берегу канала, среди стальных обломков и стариков в сумерках, ожидая пока скажут куда идти. </text:span><text:span text:style-name="T733">Но где теперь электрический голос что хоть когда-нибудь позовёт его?</text:span><text:span text:style-name="T732"> </text:span></text:p>
      <text:p text:style-name="P316"><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6"><text:span text:style-name="T718">Они </text:span><text:span text:style-name="T735">двинулись</text:span><text:span text:style-name="T718"> </text:span><text:span text:style-name="T734">вдоль Шпрее-Одер Канал</text:span><text:span text:style-name="T735">а, направляясь </text:span><text:span text:style-name="T736">наконец-то в Свинемюнде, </text:span><text:span text:style-name="T737">Слотроп проверить </text:span><text:span text:style-name="T738">куда выведет его намёк Гели </text:span><text:span text:style-name="T739">Трипинг относительно Schwarzgerät, Маргрета для рандеву с полной яхтой беженцев от Люблинского режима, </text:span><text:span text:style-name="T740">среди которых должна быть её дочь Бианка. Какие-то части Канала всё ещё забиты</text:span><text:span text:style-name="T720">—</text:span><text:span text:style-name="T740">по ночам слышно как Русские сапёры взрывают толом остатки затопленных кораблей</text:span><text:span text:style-name="T720">—</text:span><text:span text:style-name="T741">но Слотроп и Грета могут призывать, как фантазёры, плавсредства с осадкой достаточно мелкой, чтобы обходить </text:span><text:span text:style-name="T742">что уж там Война оставила у них на пути. </text:span><text:span text:style-name="T743">От дождя к дождю. Небо начнёт хмурится к полудню, </text:span><text:span text:style-name="T745">н</text:span><text:span text:style-name="T744">абирая цвет мокрого цемента</text:span><text:span text:style-name="T720">—</text:span><text:span text:style-name="T745">затем </text:span><text:span text:style-name="T746">поднимается </text:span><text:span text:style-name="T745">ветер, </text:span><text:span text:style-name="T746">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747">дерева, соломы. В тихие ночи, ночи лягушачьих хоров, </text:span><text:span text:style-name="T748">полосы звёзд и тени вдоль канала доводят до дрожи взгляд путешествующих. </text:span><text:span text:style-name="T749">Ивы тянутся по берегам. </text:span><text:span text:style-name="T750">К полуночи клубы тумана </text:span><text:span text:style-name="T751">собираются заслоняя даже отсвет из трубы баржи, </text:span><text:span text:style-name="T752">далеко выше или ниже, </text:span><text:span text:style-name="T753">зачарованный караван. Эти ночи, пахучие и вьющиеся как трубочный дым, </text:span><text:span text:style-name="T754">спокойны и </text:span><text:span text:style-name="T753">хороши для сна. </text:span><text:span text:style-name="T755">Берлинское безумие миновало, </text:span><text:span text:style-name="T756">страхи Греты словно отступили, </text:span><text:span text:style-name="T757">наверное <text:s/>им просто нужно было двигаться….</text:span></text:p>
      <text:p text:style-name="P427"><text:span text:style-name="T757">Н</text:span><text:span text:style-name="T718">о в один из дней, </text:span><text:span text:style-name="T758">скользя по долгому тихому склону Одера к Балтийскому морю, </text:span><text:span text:style-name="T759">они примечают красный и белый курортный городок, </text:span><text:span text:style-name="T760">исхлёстанный широкими бороздами Войны, </text:span><text:span text:style-name="T761">и она ухватывается за руку Слотропа.</text:span></text:p>
      <text:p text:style-name="P317">– Я была тут…</text:p>
      <text:p text:style-name="P317">– Да?</text:p>
      <text:p text:style-name="P423"><text:span text:style-name="T761">– Как раз перед вторжением в Польшу… </text:span><text:span text:style-name="T762">я была тут с Зигмундом, на </text:span><text:span text:style-name="T763">водах</text:span><text:span text:style-name="T762">…..</text:span></text:p>
      <text:p text:style-name="P428"><text:soft-page-break/><text:span text:style-name="T762">Н</text:span><text:span text:style-name="T718">а берегу, за кранами и стальными перилами, подымаются фронтоны того, что когда-то было ресторанами, мастерскими, отелями, </text:span><text:span text:style-name="T764">теперь сожжённые, лишённые окон, припудренные </text:span><text:span text:style-name="T765">собственным нутром. Город называется Бад Карма. Дождь из первой половины дня исполосовал стены, </text:span><text:span text:style-name="T766">пики развалин и булыжники мостовой. </text:span><text:span text:style-name="T767">Дети и старики стоят на берегу готовясь принять швартовые и п</text:span><text:span text:style-name="T768">ри</text:span><text:span text:style-name="T767">тянуть баржу. </text:span><text:span text:style-name="T769">Чёрные клёцки дыма всплывают из трубы </text:span><text:span text:style-name="T770">белого </text:span><text:span text:style-name="T769">речного парохода. </text:span><text:span text:style-name="T771">Корабельные слесаря громыхают внутри его трюма. Грета уставилась на него. </text:span><text:span text:style-name="T772">Жилка пульсирует на её горле. </text:span><text:span text:style-name="T773">Она трясёт головой: «Я думала это корабль Бианки, </text:span><text:span text:style-name="T774">но нет».</text:span></text:p>
      <text:p text:style-name="P429"><text:span text:style-name="T774">П</text:span><text:span text:style-name="T718">одойдя к пристани, они перемахивают на берег ухватываясь за железную лесенку закреплённую в </text:span><text:span text:style-name="T775">старом </text:span><text:span text:style-name="T718">камне ржавыми болтами, </text:span><text:span text:style-name="T776">каждый пачкает стену ниже себя мокрым веером охры. </text:span><text:span text:style-name="T777">На жакете Маргреты розовая гардения начинает подрагивать. Это не ветер. </text:span><text:span text:style-name="T778">Она твердит: «Я </text:span><text:span text:style-name="T779">должна увидеть</text:span><text:span text:style-name="T778">….»</text:span></text:p>
      <text:p text:style-name="P430"><text:span text:style-name="T778">С</text:span><text:span text:style-name="T718">тарики опираются на перила, курят трубки, поглядывая на </text:span><text:span text:style-name="T780">Грету или на реку. </text:span><text:span text:style-name="T781">На них серая одежда, </text:span><text:span text:style-name="T782">широкие штаны, широкополые шляпы с круглыми тульями. </text:span><text:span text:style-name="T783">Рыночная площадь оживлённа и ухожена: </text:span><text:span text:style-name="T784">поблескивают трамвайные пути, </text:span><text:span text:style-name="T785">пахнет свежей поливкой. </text:span><text:span text:style-name="T786">В руинах сирени сочатся своим цветом, своей избыточной жизнью по </text:span><text:span text:style-name="T789">раздроблённым</text:span><text:span text:style-name="T786"> камням </text:span><text:span text:style-name="T787">и</text:span><text:span text:style-name="T786"> кирпичам.</text:span></text:p>
      <text:p text:style-name="P430"><text:span text:style-name="T787">Помимо пары фигур в чёрном, сидящих на солнышке, </text:span><text:span text:style-name="T788">сам Курорт безлюден. </text:span><text:span text:style-name="T789">Маргрета к этому времени издёргана не меньше, чем она была в Берлине. </text:span><text:span text:style-name="T790">Слотроп тащится рядом в своём Ракетмэнском прикиде, чувствует себя подавленным. Sprudelhof </text:span><text:span text:style-name="T791">с одной стороны ограничен </text:span><text:span text:style-name="T792">аркадой песчаного цвета: </text:span><text:span text:style-name="T793">колонны песка и коричневые тени. </text:span><text:span text:style-name="T794">Полоса вплотную к ней отведена кипарисам. Фонтаны скачут в массивных каменных чашах: </text:span><text:span text:style-name="T795">струи 6-метровой высоты, чьи </text:span><text:span text:style-name="T796">тени поперёк гладкой брусчатки двора широки и нервны. </text:span></text:p>
      <text:p text:style-name="P431"><text:span text:style-name="T796">Н</text:span><text:span text:style-name="T718">о кто это стоит там у центрального источника? </text:span><text:span text:style-name="T797">И почему Маргрета обратилась в камень? </text:span><text:span text:style-name="T798">Солнце в небе, другие смотрят, но даже у Слотропа всё дыбится по спине и бокам, </text:span><text:span text:style-name="T799">мороз пробегает волна за волной, под каждым краем его челюсти… </text:span><text:span text:style-name="T800">на женщине чёрное пальто, креповый шарф покрывает её волосы, </text:span><text:span text:style-name="T801">плоть её толстых икр проступающая сквозь чёрные чулки </text:span><text:span text:style-name="T802">почти пурпурна, она лишь опирается над водами </text:span><text:span text:style-name="T803">очень напряжённо и </text:span><text:span text:style-name="T804">наблюдает как они пытаются приблизиться… но </text:span><text:span text:style-name="T133">улыбка</text:span><text:span text:style-name="T804">… </text:span><text:span text:style-name="T805">за десять метров подметённого двора</text:span><text:span text:style-name="T804">, </text:span><text:span text:style-name="T805">улыбка становится уверенной на очень белом лице, </text:span><text:span text:style-name="T806">вся удручённость </text:span><text:span text:style-name="T807">Европы умершей и минувшей </text:span><text:span text:style-name="T808">скопилась в этих глазах столь же чёрных как её одежд</text:span><text:span text:style-name="T809">а, чёрных и безразличных. </text:span><text:span text:style-name="T134">Она знает их</text:span><text:span text:style-name="T808">. </text:span><text:span text:style-name="T810">Грета отвернулась и пытается спрятать своё лицо в плече Слотропа. «</text:span><text:span text:style-name="T811">У колодца»,</text:span><text:span text:style-name="T720">– </text:span><text:span text:style-name="T811">это она шепчет?</text:span><text:span text:style-name="T720">– «</text:span><text:span text:style-name="T811">на закате, эта женщина в чёрном….»</text:span><text:span text:style-name="T808"> </text:span></text:p>
      <text:p text:style-name="P424"><text:span text:style-name="T808">– </text:span><text:span text:style-name="T812">Ладно тебе. Всё хорошо,</text:span><text:span text:style-name="T718">– </text:span><text:span text:style-name="T812">опять пошли Берлинские разговоры.</text:span><text:span text:style-name="T718">– </text:span><text:span text:style-name="T813">Она тут просто для лечения.</text:span><text:span text:style-name="T718">– </text:span><text:span text:style-name="T814">Идиот, идиот</text:span><text:span text:style-name="T718">—</text:span><text:span text:style-name="T815">прежде, чем он успевает её остановить, она вырывается и бежит прочь, </text:span><text:span text:style-name="T816">отчаянное тату высоких каблуков по </text:span><text:span text:style-name="T817">камню, в затенённые арки Kurhaus.</text:span></text:p>
      <text:p text:style-name="P221">– <text:span text:style-name="T1136">Эй,</text:span>– <text:span text:style-name="T1136">Слотроп, чувствуя подкатывающую тошноту, набрасывается на женщину,</text:span>– <text:span text:style-name="T1136">что за дела, леди?</text:span></text:p>
      <text:p text:style-name="P318">Но её лицо уже изменилось, это всего лишь лицо ещё одной женщины из развалин, <text:span text:style-name="T1137">такое он не заметил бы, прошёл мимо. Она улыбается, верно, но с принуждённым и деловым видом, который ему знаком. «</text:span><text:span text:style-name="T78">Zigaretten, bitte?</text:span><text:span text:style-name="T1137">», он отдаёт ей длинный окурок, который приберегал, и отправляется искать Маргрету.</text:span></text:p>
      <text:p text:style-name="P319">Аркада оказывается пустой. <text:span text:style-name="T1138">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79">Анубиса</text:span><text:span text:style-name="T1138">, и это лишь ещё больше его опечалит.</text:span></text:p>
      <text:p text:style-name="P320">Он продолжает искать её пока не опустилась темнота, а он вернулся <text:span text:style-name="T1139">обратно </text:span>вдоль реки. <text:span text:style-name="T1140">Он сидит в кафе на открытом воздухе пронизанном жёлтыми огнями, пьёт пиво, ест </text:span><text:span text:style-name="T80">spaetzle</text:span><text:span text:style-name="T1140"> суп, </text:span><text:soft-page-break/><text:span text:style-name="T1140">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2">– <text:span text:style-name="T1141">Я ходила в обсерваторию,</text:span>– <text:span text:style-name="T1142">вот что она наконец сказала,</text:span>– <text:span text:style-name="T1142">посмотреть вдоль реки. Она уже близко. Я видела корабль на котором она. Осталось не больше километра.</text:span></text:p>
      <text:p text:style-name="P223">– <text:span text:style-name="T1143">Это ещё что?</text:span></text:p>
      <text:p text:style-name="P224">– <text:span text:style-name="T1144">Бианка, моё дитя, и мои друзья. Я думала они уже давно в Синемюнде. Но никто уже не придерживается расписаний….</text:span></text:p>
      <text:p text:style-name="P321">И конечно же. После ещё пары <text:span text:style-name="T1145">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322">Корабль подходит к причалу, команда опускает трап. <text:span text:style-name="T1146">Улыбающиеся пассажиры уже на полпути вниз, протягивают обтянутые перчатками, или унизанные кольцами руки к Маргрете.</text:span></text:p>
      <text:p text:style-name="P225">– <text:span text:style-name="T1147">Ну, ты идёшь?</text:span></text:p>
      <text:p text:style-name="P225">– <text:span text:style-name="T1147">А… а надо?</text:span></text:p>
      <text:p text:style-name="P323">Она пожимает плечами, и повернувшись к нему спиной осторожно ступает с причала и на борт, <text:span text:style-name="T1148">юбка натягивается и лоснится секунду в жёлтом свете от кафе</text:span>. <text:span text:style-name="T1149">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144">Świnojśie</text:span><text:span text:style-name="T916">, стараясь держаться подальше от тех винтов. </text:span><text:span text:style-name="T919">По другому борту он замечает конец свисающей верёвки, доплывает и хватается за неё. </text:span><text:span text:style-name="T920">Оркестр на палубе наигрывает польки. Три пьяных дамы в тиарах и жемчужных ожерельях </text:span><text:span text:style-name="T921">маются бездельем у спасательного леера, глядя как Слотроп карабкается по верёвке. «</text:span><text:span text:style-name="T922">Давайте её обрежем»,</text:span><text:span text:style-name="T923">– </text:span><text:span text:style-name="T922">кричит одна из них,</text:span><text:span text:style-name="T923">–</text:span><text:span text:style-name="T922"> «и посмотрим, как он </text:span><text:span text:style-name="T917">снова</text:span><text:span text:style-name="T922"> бултыхнётся!» «Да, давайте!»</text:span><text:span text:style-name="T923">– </text:span><text:span text:style-name="T922">соглашаются её компаньонки. </text:span><text:span text:style-name="T924">Иисусе. Одна из них раздобыла здоровенный тесак для мяса и размахивает им вовсю, под весьма оживлённый смех, </text:span><text:span text:style-name="T925">примерно в этот момент кто-то ухватывает Слотропа за лодыжку. </text:span><text:span text:style-name="T926">Он смотрит вниз, замечает </text:span><text:span text:style-name="T927">протянутые из иллюминатора два тонких запястья </text:span><text:span text:style-name="T928">в серебре и сапфирах, </text:span><text:span text:style-name="T929">подсвеченные изнутри словно лёд, </text:span><text:span text:style-name="T930">и маслянистую реку бурлящую ниже.</text:span></text:p>
      <text:p text:style-name="P226"><text:span text:style-name="T930">– </text:span><text:span text:style-name="T931">Сюда,</text:span><text:span text:style-name="T915">– </text:span><text:span text:style-name="T931">девичий голос. </text:span><text:span text:style-name="T932">Он соскальзывает ниже, пока она дёргает его ступню, и садится верхом в иллюминатор. </text:span><text:span text:style-name="T933">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934">рядом с девушкой около 18 </text:span><text:span text:style-name="T935">в длинном платье с блёстками, </text:span><text:span text:style-name="T936">волосы светлые до белизны, </text:span><text:span text:style-name="T937">и с первыми скулами на памяти Слотропа, , от </text:span><text:span text:style-name="T938">вида </text:span><text:span text:style-name="T937">которых у него встаёт. </text:span><text:span text:style-name="T939">У него определённо уже там мозги сдвинулись, наверняка….</text:span></text:p>
      <text:p text:style-name="P227"><text:span text:style-name="T939">– </text:span><text:span text:style-name="T940">Э…</text:span></text:p>
      <text:p text:style-name="P227"><text:span text:style-name="T940">– Ммм.</text:span><text:span text:style-name="T915">– </text:span><text:span text:style-name="T940">Они смотрят друг на друга пока он продолжает изливаться водой. </text:span><text:span text:style-name="T941">Зовут её, оказывается, Стефания Прокловска. Её муж </text:span><text:span text:style-name="T947">Э</text:span><text:span text:style-name="T941">нтони владелец этого </text:span><text:span text:style-name="T918">Анубиса</text:span><text:span text:style-name="T941">.</text:span></text:p>
      <text:p text:style-name="P324"><text:span text:style-name="T941">Н</text:span><text:span text:style-name="T915">у, муж, ладно. «Т</text:span><text:span text:style-name="T947">ы ж</text:span><text:span text:style-name="T915"> посмотри»,</text:span><text:span text:style-name="T923">– </text:span><text:span text:style-name="T915">грит Слотроп.</text:span><text:span text:style-name="T923">– «</text:span><text:span text:style-name="T942">Я до нитки промок».</text:span></text:p>
      <text:p text:style-name="P228"><text:soft-page-break/><text:span text:style-name="T942">– Я заметила. </text:span><text:span text:style-name="T943">Чей-нибудь вечерний костюм должен тебе подойти. </text:span><text:span text:style-name="T944">Обсушись, я выйду посмотрю что можно раздобыть. </text:span><text:span text:style-name="T945">Можешь пользоваться </text:span><text:span text:style-name="T946">туалетом</text:span><text:span text:style-name="T945">, если хочешь, там всё есть.</text:span></text:p>
      <text:p text:style-name="P325">Он стаскивает остатки Ракетмэнова прикида, <text:span text:style-name="T1150">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29">– <text:span text:style-name="T1151">Значит ты с Маргретой.</text:span></text:p>
      <text:p text:style-name="P229">– <text:span text:style-name="T1151">Не совсем уверен насчёт этого «с». Она нашла своего ребёнка?</text:span></text:p>
      <text:p text:style-name="P230">– <text:span text:style-name="T1152">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1">– <text:span text:style-name="T1153">А…</text:span></text:p>
      <text:p text:style-name="P326">Стефания часто пожимает плечами и каждая блёс<text:span text:style-name="T1154">т</text:span>ка её платья пляшет. «<text:span text:style-name="T1154">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2">– <text:span text:style-name="T1155">Макс Шлепциг, или что-то там.</text:span></text:p>
      <text:p text:style-name="P233">– <text:span text:style-name="T1155">Или что-то там, вот именно. Никогда не смотрел </text:span><text:span text:style-name="T81">Alpdrücken</text:span><text:span text:style-name="T1155">?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156">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4">– <text:span text:style-name="T1157">Ага.</text:span>– <text:span text:style-name="T1157">Слотроп приступает к протиранию своего лица лавровишнёвой водой.</text:span></text:p>
      <text:p text:style-name="P235">– <text:span text:style-name="T1158">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159">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6">– <text:span text:style-name="T1160">Танац?</text:span></text:p>
      <text:p text:style-name="P237">– <text:span text:style-name="T1161">Ах, она тебе не сказала.</text:span>– <text:span text:style-name="T1162">Смеётся,</text:span>– <text:span text:style-name="T1162">Миклош Танац, её муж. Они то сходятся, то расходятся. В конце войны разъезжали с гастролями для парней на фронте</text:span>—<text:span text:style-name="T1163">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8">– <text:span text:style-name="T1164">Вон оно как, ну, я не знал.</text:span>– <text:span text:style-name="T1165">Ракетные площадки? Рука Провидения ползёт среди звёзд, протягивает Слотропу палец.</text:span></text:p>
      <text:p text:style-name="P238">– <text:span text:style-name="T1166">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327">Вечерний костюм сидит превосходно. <text:span text:style-name="T1167">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39">– <text:span text:style-name="T1168">Энтони,</text:span>– <text:span text:style-name="T1168">она подвела Слотропа к громадному детине в полевой форме Польской кавалерии со множеством маниакальных зубов.</text:span></text:p>
      <text:p text:style-name="P240">– <text:span text:style-name="T1169">Американец?</text:span>– <text:span text:style-name="T1169">качает руку Слотропа.</text:span>– <text:span text:style-name="T1170">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170">затруднительно проехать через Россию. Бар найдёшь на следующей палубе. Всё что тут бродит вокруг,</text:span>– <text:span text:style-name="T1171">привлекая к себе Стефанию,</text:span>– <text:span text:style-name="T1171">кроме вот этой, дозволенная дичь.</text:span></text:p>
      <text:p text:style-name="P328">Слотроп козыряет, решает, что тем хочется побыть наедине и находит лестницу в бар. <text:span text:style-name="T1172">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328"/>
      <text:p text:style-name="P440">Добро пожаловать на борт!</text:p>
      <text:p text:style-name="P325"/>
      <text:p text:style-name="P329">Добро пожаловать на борт, эй, это крутая ор-гия,</text:p>
      <text:p text:style-name="P329">Куда ты угодил, мой друг,</text:p>
      <text:p text:style-name="P330">Уже не вспомнить как мы начинали,</text:p>
      <text:p text:style-name="P331">Зато конец один, без вариантов, <text:span text:style-name="T1173">классный</text:span>!</text:p>
      <text:p text:style-name="P332">Ведём себя по скотски, без лишних слов, и плотски,</text:p>
      <text:p text:style-name="P332">Но ты придёшься ко двору,</text:p>
      <text:p text:style-name="P332">Если забудешь этики муру</text:p>
      <text:p text:style-name="P332">И будешь истерично громогласным!</text:p>
      <text:p text:style-name="P332"/>
      <text:p text:style-name="P334">Тут мамочки любовников меняют,</text:p>
      <text:p text:style-name="P334">У дочек ухажёров отбивают.</text:p>
      <text:p text:style-name="P335">Большим эрекциям особенная предилекция,</text:p>
      <text:p text:style-name="P335">Ты не поверишь и глазам,</text:p>
      <text:p text:style-name="P335">Хочешь попробуй сам,</text:p>
      <text:p text:style-name="P335"><text:s/><text:span text:style-name="T1174">И подымайся </text:span></text:p>
      <text:p text:style-name="P336">На борт <text:span text:style-name="T8">Титаника,</text:span> где среди праздника </text:p>
      <text:p text:style-name="P336">Трахнет айсберг в трюм,</text:p>
      <text:p text:style-name="P337">Так вем придёт конец, затихнет визг и вой,</text:p>
      <text:p text:style-name="P337">Итак, добро пожаловать на борт, друг мой!</text:p>
      <text:p text:style-name="P337"/>
      <text:p text:style-name="P338">Ну, вон тебе парочки стонут в спасательных шлюпках, <text:span text:style-name="T1175">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2">Mme.</text:span><text:span text:style-name="T1175"> Штип. Всё та же старая херня, что творилась когда-то на вилле Рауля де ля Пирлимпинпин и, насколько Слотроп в курсе, всё та же вечеринка.</text:span></text:p>
      <text:p text:style-name="P339">Он примечает Маргрету с её дочерью, но вокруг них сгрудились оргиасты держа его в удалении. <text:span text:style-name="T1176">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3">Time</text:span><text:span text:style-name="T12">—</text:span><text:span text:style-name="T1177">Умер, Ракетмэн, не достигнув 30, в Зоне, от страсти.</text:span></text:p>
      <text:p text:style-name="P340">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178">Волосы её уложены или стилизованы так, чтобы </text:span><text:soft-page-break/><text:span text:style-name="T1178">напоминать определённый срез мяса. Заказ Слотропа, номинально Ирландское виски с водой, прибыл и он придвигается послушать.</text:span></text:p>
      <text:p text:style-name="P241">– <text:span text:style-name="T1179">её Нептун с изъяном. А чей без? спросит кое-кто. Ах. Но как обитатели </text:span><text:span text:style-name="T84">этой</text:span><text:span text:style-name="T1179"> планеты, обычно. Грета жила, <text:s/>большей частью, </text:span><text:span text:style-name="T84">на</text:span><text:span text:style-name="T1179"> Нептуне</text:span>—<text:span text:style-name="T1180">её недуг был более прямым, чистым, ясным, чем известные нам тут.</text:span></text:p>
      <text:p text:style-name="P242"><text:span text:style-name="T1180">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181">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182">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5">они не срабатывают</text:span><text:span text:style-name="T1182">. <text:s/></text:span></text:p>
      <text:p text:style-name="P341">Онейрин Джамф Imipolex A4. . . .</text:p>
      <text:p text:style-name="P243">– <text:span text:style-name="T1183">Эта тупая сука,</text:span>– <text:span text:style-name="T1183">замечает голос у локтя Слотропа,</text:span>– <text:span text:style-name="T1183">с каждым разом рассказывает всё хуже.</text:span></text:p>
      <text:p text:style-name="P244">– <text:span text:style-name="T1184">Прошу прощения?</text:span>– <text:span text:style-name="T1184">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342">Он без проблем заруливается на тему Ракеты. «<text:span text:style-name="T1185">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6">глубоко</text:span><text:span text:style-name="T1185">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6">избрал</text:span><text:span text:style-name="T1185"> бы такую роль. Но с каждым годом, как-то, число их растёт. </text:span></text:p>
      <text:p text:style-name="P343">Но турне с ракетчиками генерала Каммлера, вот о чём Слотроп больше всего извращённо хочет<text:span text:style-name="T138">—</text:span>хочет?<text:span text:style-name="T138">—</text:span>знать: «<text:span text:style-name="T1186">Ну, я был в Нордхаузене, видал куски и части. Но никогда А4 в полном сборе. <text:s/>Это должно быть что-то, а?»</text:span></text:p>
      <text:p text:style-name="P344">Танац протягивает свой бокал для добавки. <text:span text:style-name="T1187">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5">– <text:span text:style-name="T1188">Угу...</text:span></text:p>
      <text:p text:style-name="P246">– <text:span text:style-name="T1189">Хмм, </text:span><text:span text:style-name="T8">ja</text:span>, <text:span text:style-name="T1189">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190">Пьяные воспоминания? Или выдумывает на ходу?</text:span>– «<text:span text:style-name="T1191">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191">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192">Wozzeck </text:span><text:span text:style-name="T1195"><text:s/>, </text:span><text:span text:style-name="T1196">и голос срывался вдруг в самые верхни регистры истерики. </text:span><text:span text:style-name="T1197">Всё разваливало</text:span><text:span text:style-name="T1201">с</text:span><text:span text:style-name="T1197">ь и он вернулся к какой-то бывшей у предков версии самого себя, </text:span><text:span text:style-name="T1198">орал в небо, сидел <text:s/>часами в застылом трансе, с глазами явно закатившимися под лоб.</text:span><text:span text:style-name="T1199"> Без предупреждения <text:s/>впадал в ту безбожную колоратуру. </text:span><text:span text:style-name="T1200">Белые пустые овалы, глаза статуи, </text:span><text:span text:style-name="T1201">с серым дождём позади них. </text:span><text:span text:style-name="T1202">Он оставил 1945, </text:span><text:span text:style-name="T1203">закоротил нервы на землю, по которой мы уб</text:span><text:span text:style-name="T1204">е</text:span><text:span text:style-name="T1203">гали, </text:span><text:span text:style-name="T1204">в Urstoff доисторического Германца, </text:span><text:span text:style-name="T1205">Божье самое нищее и паникующее создание. </text:span><text:span text:style-name="T1206">Мы с тобой возможно </text:span><text:span text:style-name="T1207">стали </text:span><text:span text:style-name="T1206">на протяжении поколений </text:span><text:span text:style-name="T1208">до того</text:span><text:span text:style-name="T1207"> Христианизирова</text:span><text:span text:style-name="T1208">н</text:span><text:span text:style-name="T1207">ными, </text:span><text:span text:style-name="T1208">настолько расслабленными </text:span><text:span text:style-name="T1209">Gesellschaft</text:span><text:span text:style-name="T1208"> </text:span><text:span text:style-name="T1213">нашими обязанностями перед его </text:span><text:span text:style-name="T1214">прославленным «Договором», что никогда не существовал, </text:span><text:span text:style-name="T1215">что мы, даже мы приходим в ужас сталкиваясь с такими рецидивами. </text:span><text:span text:style-name="T1216">Но в глубине, из своего молчания Urstoff пробуждается и поёт… </text:span><text:span text:style-name="T1217">а в последний день… </text:span><text:span text:style-name="T1218">стыдно сказать… весь тот день меня не покидала эрекция… </text:span><text:span text:style-name="T1219">не осуждай… я ничего не мог поделать… </text:span><text:span text:style-name="T1220">всё вышло из-под контроля</text:span><text:span text:style-name="T1194">—</text:span></text:p>
      <text:p text:style-name="P345"><text:span text:style-name="T1194">На этом месте их прервали Маргрета и Бианка играющие театралльную мать и непослушное дитя. </text:span><text:span text:style-name="T1221">Перешёптыванье с дирижёром, любители затей охотно окружают </text:span><text:span text:style-name="T1222">рас</text:span><text:span text:style-name="T1221">чищенное место, </text:span><text:span text:style-name="T1222">где Бианка </text:span><text:span text:style-name="T1223">теперь <text:s/></text:span><text:span text:style-name="T1222">стоит </text:span><text:span text:style-name="T1223">надув губки, </text:span><text:span text:style-name="T1224">красное платьице до середины её стройных ляжек, чёрные кружев</text:span><text:span text:style-name="T1261">а нижней юбки</text:span><text:span text:style-name="T1224"> чуть выглядывают из-под подола, наверняка это будет нечто утончённое, столичное, </text:span><text:span text:style-name="T1225">и порочное, но что это она делает </text:span><text:span text:style-name="T1226">своим пальчиком так вот отставленным от её щ</text:span><text:span text:style-name="T1227">ё</text:span><text:span text:style-name="T1226">чки с ямочкой</text:span><text:span text:style-name="T1228">—</text:span><text:span text:style-name="T1227">как раз тут вступает оркестр, </text:span><text:span text:style-name="T1229">предблёвная слюна </text:span><text:span text:style-name="T1230">начинает переполнять</text:span><text:span text:style-name="T1229"> рот Слотропа,</text:span><text:span text:style-name="T1231">а его мозг жуткое сомнение как он продержится предстоящие несколько минут. </text:span></text:p>
      <text:p text:style-name="P346"><text:span text:style-name="T1231">Н</text:span><text:span text:style-name="T1194">е только её песенка «На кораблике Леденец», но и сама <text:s/>она </text:span><text:span text:style-name="T1232">сейчас начинает, </text:span><text:span text:style-name="T1233">ни капли стеснения, выстанывать её в точности копируя юную Ширли Темпл</text:span><text:span text:style-name="T1228">—</text:span><text:span text:style-name="T1233">каждую интонацию поросёночка, </text:span><text:span text:style-name="T1234">каждый встрях локона, бездумная улыбка, запинающаяся чечётка… </text:span><text:span text:style-name="T1235">её нежные голые руки начинают </text:span><text:span text:style-name="T1236">толстеть, платьице укорачиваться</text:span><text:span text:style-name="T1228">—</text:span><text:span text:style-name="T1236">кто-то там дурачится с освещением? </text:span><text:span text:style-name="T1237">Но припухлости бесполого младенческого жирка </text:span><text:span text:style-name="T1238">не изменили её глаз: </text:span><text:span text:style-name="T1239">они остались как и были насмешливыми, тёмными, её собственными….</text:span></text:p>
      <text:p text:style-name="P346"><text:span text:style-name="T1240">Много аплодисментов и алкогольный «браво!» когда </text:span><text:span text:style-name="T1241">это всё же кончилось. </text:span><text:span text:style-name="T1242">Танац воздерживается, отечески покачивая головой, </text:span><text:span text:style-name="T1243">огромные брови насуплены: «</text:span><text:span text:style-name="T1244">Ей никогда не стать женщиной, если так и продолжится….»</text:span><text:span text:style-name="T1241"> </text:span><text:span text:style-name="T1233"><text:s/></text:span></text:p>
      <text:p text:style-name="P247"><text:span text:style-name="T1233">– </text:span><text:span text:style-name="T1245">А </text:span><text:span text:style-name="T1210">теперь</text:span><text:span text:style-name="T1245">, </text:span><text:span text:style-name="T1210">liebling</text:span><text:span text:style-name="T1245">,</text:span><text:span text:style-name="T1233">– </text:span><text:span text:style-name="T1245">Маргрета с редкой для неё и чем-то фальшивой улыбкой,</text:span><text:span text:style-name="T1233">– </text:span><text:span text:style-name="T1246">давай послушаем Крекеры-зверушки в Супе у Меня.</text:span></text:p>
      <text:p text:style-name="P250"><text:span text:style-name="T1233">– </text:span><text:span text:style-name="T1250">Супер Звери в Крэке у Меня,</text:span><text:span text:style-name="T1233">– </text:span><text:span text:style-name="T1251">выкрикивает юморист из толпы.</text:span></text:p>
      <text:p text:style-name="P248"><text:span text:style-name="T1233">– </text:span><text:span text:style-name="T1247">Нет,</text:span><text:span text:style-name="T1233">– </text:span><text:span text:style-name="T1247">стонет ребёнок.</text:span></text:p>
      <text:p text:style-name="P249"><text:span text:style-name="T1233">– </text:span><text:span text:style-name="T1248">Бианка</text:span><text:span text:style-name="T1194">—</text:span></text:p>
      <text:p text:style-name="P250"><text:span text:style-name="T1233">– </text:span><text:span text:style-name="T1321">Хватит,</text:span><text:span text:style-name="T1248"> сука!</text:span><text:span text:style-name="T1233">– </text:span><text:span text:style-name="T1249">Высокий каблук звякает о сталь палубы. Это представление.</text:span><text:span text:style-name="T1233">– </text:span><text:span text:style-name="T1252">Мало ты</text:span><text:span text:style-name="T1251"> меня </text:span><text:span text:style-name="T1252">о</text:span><text:span text:style-name="T1251">позори</text:span><text:span text:style-name="T1252">ла</text:span><text:span text:style-name="T1251">?</text:span></text:p>
      <text:p text:style-name="P251"><text:span text:style-name="T1233">– </text:span><text:span text:style-name="T1252">Вижу, что мало,</text:span><text:span text:style-name="T1233">– </text:span><text:span text:style-name="T1253">бросившись к дочери хватает её за волосы </text:span><text:span text:style-name="T1254">и трясёт. Девочка падает на колени, </text:span><text:span text:style-name="T1255">вырываясь, стараясь убежать.</text:span></text:p>
      <text:p text:style-name="P252"><text:span text:style-name="T1233">– </text:span><text:span text:style-name="T1255">О, бесподобно,</text:span><text:span text:style-name="T1233">– </text:span><text:span text:style-name="T1255">кричит дама тесака для мяса.</text:span><text:span text:style-name="T1233">– </text:span><text:span text:style-name="T1255">Грета её накажет.</text:span></text:p>
      <text:p text:style-name="P253"><text:span text:style-name="T1233">– </text:span><text:span text:style-name="T1256">Как бы и </text:span><text:span text:style-name="T1211">мне</text:span><text:span text:style-name="T1256"> хотелось,</text:span><text:span text:style-name="T1233">– </text:span><text:span text:style-name="T1257">бормочет броская девушка мулатка в платье без бретелек, </text:span><text:span text:style-name="T1258">задевая щеку Слотропа длинным мундштуком с бриллиантами пока атласное бедро прошелестало поперёк его ляжки. </text:span><text:span text:style-name="T1259">Кто-то подал Маргрете стальную линейку и эбонитовый Имперский стул. </text:span><text:span text:style-name="T1260">Она валит Бианку себе на колени, вздёргивает платье и </text:span><text:span text:style-name="T1261">нижнюю юбку</text:span><text:span text:style-name="T1260"> повыше, </text:span><text:span text:style-name="T1261">стаскивает белые кружевные панталоны. </text:span><text:span text:style-name="T1262">Прекрасные девчушкины ягодицы восходят как луны. </text:span><text:span text:style-name="T1263">Нежная расселина сжимается и расслабляется, </text:span><text:span text:style-name="T1264">резинки подвязок сдвигаются и растягиваются, </text:span><text:span text:style-name="T1266">на взбрыки ног</text:span><text:span text:style-name="T1264"> Бианки, </text:span><text:span text:style-name="T1265">шёлковые чулки попискиваю друг о друга, </text:span><text:span text:style-name="T1266">эротично и различимо теперь, когда зрители затихли и нашли к чему приложить</text:span><text:span text:style-name="T1267">ся, руки прижались к грудям и пахам, кадыки вздрагивают, языки </text:span><text:span text:style-name="T1268">в </text:span><text:span text:style-name="T1267">пробеж</text:span><text:span text:style-name="T1268">ке</text:span><text:span text:style-name="T1267"> по губам…</text:span><text:span text:style-name="T1260"> </text:span><text:span text:style-name="T1269">где старая мазохистка и статуя, которую Слотроп </text:span><text:soft-page-break/><text:span text:style-name="T1269">знал в Берлине! </text:span><text:span text:style-name="T1270">Грета словно изливает теперь всю боль скопившуюся </text:span><text:span text:style-name="T1271">в минувшие недели на </text:span><text:span text:style-name="T1272">обнажённый зад ребёнка, </text:span><text:span text:style-name="T1273">кожа настолько нежно-гладкая, что белая разметка сантиметров и цифры </text:span><text:span text:style-name="T1274">остаются зеркально-обёрнутыми в красных </text:span><text:span text:style-name="T1275">полосах от каждого удара, </text:span><text:span text:style-name="T1276">перекрещиваясь, искажая скошенной матрицей боли </text:span><text:span text:style-name="T1277">плоть</text:span><text:span text:style-name="T1276"> Бианки. </text:span><text:span text:style-name="T1278">Слёзы льются ручьями </text:span><text:span text:style-name="T1279">по её стянувшемуся и красному лицу, смывая косметику, брызгая на бледный ящеричный верх туфлей её матери… </text:span><text:span text:style-name="T1280">волосы её рас</text:span><text:span text:style-name="T1337">сыпались</text:span><text:span text:style-name="T1280"> до палубы, </text:span><text:span text:style-name="T1281">тёмные, с щепоткой семян-жемчуж</text:span><text:span text:style-name="T1282">инок. Девушка мулатка упёрлась спиной о Слотропа, </text:span><text:span text:style-name="T1283">ухватив в пригоршню его вскочивший хуй, который покрыт всего лишь чьими-то брюками </text:span><text:span text:style-name="T1338">со складками</text:span><text:span text:style-name="T1283">. Все тут типа как возбудились, Танац сидит на стойке бара, а его пока ещё не вытащенный член охватывает ртом </text:span><text:span text:style-name="T1284">один из Вендов в белых перчатках. </text:span><text:span text:style-name="T1285">Два официанта, </text:span><text:span text:style-name="T1286">опустившись коленями на палубу </text:span><text:span text:style-name="T1287">вылизывают сочные гениталии блондинки </text:span><text:span text:style-name="T1288">в винном бархатном платье, </text:span><text:span text:style-name="T1289">которая тем временем страстно ёлзает языком </text:span><text:span text:style-name="T1290">по высоким сияющим Французским каблукам пожилой дамы в лимонной органзе </text:span><text:span text:style-name="T1291">занятой застегиванием серебряных наручников с войлочным подбоем на своём спутнике, майоре Югославской артиллерии в парадной форме, </text:span><text:span text:style-name="T1292">что стоит на коленях, уткнув нос и язык между исхлёстанных ягодиц </text:span><text:span text:style-name="T1293">длинноногой </text:span><text:span text:style-name="T1292">балерины из Парижа, </text:span><text:span text:style-name="T1293">которая придерживает своё платье для него покорными кончиками пальцев, </text:span><text:span text:style-name="T1294">а её подружка, высокая Шведская разведёнка в кожаном корсете плотной вязки </text:span><text:span text:style-name="T1295">и в чёрных Русских сапогах, расстёгивает верх её платья и </text:span><text:span text:style-name="T1296">изощрённо </text:span><text:span text:style-name="T1295">начинает </text:span><text:span text:style-name="T1296">сечь </text:span><text:span text:style-name="T1297">её оголённые груди </text:span><text:span text:style-name="T1298">стеблями полдюжины роз, </text:span><text:span text:style-name="T1299">красных, как капельки пробившейся крови, что скоро начинают скапывать с её затверделых сосков </text:span><text:span text:style-name="T1300">в жадный рот второго Ве</text:span><text:span text:style-name="T1301">н</text:span><text:span text:style-name="T1300">да</text:span><text:span text:style-name="T1292">, </text:span><text:span text:style-name="T1301">которого дрочит удалившийся от дел Голландский банкир сидя на палубе, </text:span><text:span text:style-name="T1302">туфли и носки его только что сняты парой миленьких школьниц, </text:span><text:span text:style-name="T1303">близняшек, фактически, </text:span><text:span text:style-name="T1304">в одинаковых платьях цветущей </text:span><text:span text:style-name="T1193">voile</text:span><text:span text:style-name="T1304">, </text:span><text:span text:style-name="T1305">большой палец каждой его ступни вставлен сейчас в пушистую бороздку, </text:span><text:span text:style-name="T1306">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307">которые недавно, если припоминаешь, выхлёбывали ту сочную блондинку </text:span><text:span text:style-name="T1308">в бархатном платье, <text:s/>по течению реки Одер, где-то </text:span><text:span text:style-name="T1320">ещё </text:span><text:span text:style-name="T1308">там….</text:span></text:p>
      <text:p text:style-name="P347"><text:span text:style-name="T1308">Ч</text:span><text:span text:style-name="T1194">то касается Слотропа, он кончает тем, </text:span><text:span text:style-name="T1309">что кончает между трепещущих грудей девушки из Вены </text:span><text:span text:style-name="T1310">с волосами цвета шкуры львицы </text:span><text:span text:style-name="T1311">и изумрудными глазами с ресницами пушистыми как мех, </text:span><text:span text:style-name="T1312">его сперва всплёскивает до ямки на её выгнутом горле и между всех алмазов её колье, </text:span><text:span text:style-name="T1313">горящих из дали времён сквозь дымку его семени—и такое ощущение, во всяком случае, будто все кончили вместе, хотя как может такое быть?</text:span><text:span text:style-name="T1311"> </text:span><text:span text:style-name="T1314">Он всё же подмечает, что не участвовал </text:span><text:span text:style-name="T1315">похоже</text:span><text:span text:style-name="T1314">, помимо Энтони и Стефании, <text:s/>лишь </text:span><text:span text:style-name="T1315">Японский представитель, </text:span><text:span text:style-name="T1316">сидевший в одиночестве, на верхней палубе, наблюдая. </text:span><text:span text:style-name="T1317">Не мастурбируя или чего-то ещё, а просто наблюдая, наблюдая реку, ночь…. </text:span><text:span text:style-name="T1318">ну, их трудно раскусить, сам знаешь, этих Япо</text:span><text:span text:style-name="T1319">ш</text:span><text:span text:style-name="T1318">ек.</text:span></text:p>
      <text:p text:style-name="P348"><text:span text:style-name="T1251">П</text:span><text:span text:style-name="T1194">роисходит общий отвал от отверстий чуть погодя, выпивка, приём наркотитков и болтовня возобновляются и многие начинают брести прочь </text:span><text:span text:style-name="T1322">поспать. Тут и там остаются подзадержавшиеся парочки и троечки. </text:span><text:span text:style-name="T1323">Саксофонист саксофона-тенора</text:span><text:span text:style-name="T1194"> <text:s/></text:span><text:span text:style-name="T1323">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324">это точно</text:span><text:span text:style-name="T1228">—</text:span><text:span text:style-name="T1324">саксофонист наяривает «</text:span><text:span text:style-name="T1325">Чатануга Чу Чу» </text:span><text:span text:style-name="T1326">и эти вибрации заводят её </text:span><text:span text:style-name="T1327">просто </text:span><text:span text:style-name="T1326">без предела. </text:span><text:span text:style-name="T1328">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329">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348"><text:span text:style-name="T1330">До восхода ещё несколько часов, солнце ещ</text:span><text:span text:style-name="T1331">ё</text:span><text:span text:style-name="T1330"> внизу, за </text:span><text:span text:style-name="T1331">непостижимыми н</text:span><text:span text:style-name="T1330">изинными равнинами </text:span><text:span text:style-name="T1331">Росии. </text:span><text:span text:style-name="T1332">Туман сползается и моторы сбавляют ход. </text:span><text:span text:style-name="T1333">Затону</text:span><text:span text:style-name="T1334">в</text:span><text:span text:style-name="T1333">шие обломки </text:span><text:span text:style-name="T1334">проскальзывают под килем белого корабля. Трупы с весны застрявшие в обломках колышутся и поворачиваются </text:span><text:soft-page-break/><text:span text:style-name="T1334">когда </text:span><text:span text:style-name="T1212">Анубис</text:span><text:span text:style-name="T1334"> проплывает сверху. </text:span><text:span text:style-name="T1335">Под бушпритом, золочёный шакал, единственное существо на борту, которому дано видеть сквозь туман, </text:span><text:span text:style-name="T1336">уставился вперёд, вниз по реке, к Свинемюнде.</text:span></text:p>
      <text:p text:style-name="P333"><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49">Слотропу тут приснился Ландадно, где он провёл дождливый отпуск <text:span text:style-name="T1339">однажды накачиваясь горьким с дочкой буксирного шкипера. Также где Льюис Кэрол написал </text:span><text:span text:style-name="T87">Алиса в Стране Чудес</text:span><text:span text:style-name="T1339">.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4">– <text:span text:style-name="T1340">Ты не должен говорить Маргрете. Пожалуйста.</text:span>– <text:span text:style-name="T1341">Это Бианка. Её волосы распущены до бёдер, щёки размазаны, глаза горят.</text:span>– <text:span text:style-name="T1342">Она убьёт меня.</text:span></text:p>
      <text:p text:style-name="P255">– <text:span text:style-name="T1343">Который час?</text:span></text:p>
      <text:p text:style-name="P255">– <text:span text:style-name="T1343">Солнце взошло давным-давно. Зачем тебе время?</text:span></text:p>
      <text:p text:style-name="P350">Зачем время. Хмм. Может ещё поспать, тут. «Твоя мать на тебя злится или что?»</text:p>
      <text:p text:style-name="P256">– <text:span text:style-name="T1344">О, она просто с ума сошла, только что обвинила меня в любовной связи с Танацем. </text:span><text:span text:style-name="T88">Сума</text:span><text:span text:style-name="T1344">сшествие, конечно мы добрые </text:span><text:span text:style-name="T88">друзья</text:span><text:span text:style-name="T1344">, но и только… если б она хоть </text:span><text:span text:style-name="T88">чуть-чуть</text:span><text:span text:style-name="T1344"> уделяла мне внимание, то знала бы.</text:span></text:p>
      <text:p text:style-name="P257">– <text:span text:style-name="T1345">Она уж точно уделила там внимание твоей заднице, детка.</text:span></text:p>
      <text:p text:style-name="P258">– <text:span text:style-name="T1345"><text:s/>Ой-о-ёй,</text:span>– <text:span text:style-name="T1346">приподнимая своё платье, оборачиваясь так, чтобы следить за Слотропом через плечо.</text:span>– <text:span text:style-name="T1347">Я до сих пор </text:span><text:span text:style-name="T89">чувствую</text:span><text:span text:style-name="T1347">. Следы остались?</text:span></text:p>
      <text:p text:style-name="P259">– <text:span text:style-name="T1348">Тебе придётся подойти поближе.</text:span></text:p>
      <text:p text:style-name="P351">Она движется к нему, улыбаясь, вытягивая ступню на каждый шаг. «<text:span text:style-name="T1349">Я смотрела как ты спишь. Ты очень симпатичный, знаешь. Мать ещё говорила, что ты жестокий».</text:span></text:p>
      <text:p text:style-name="P260">– <text:span text:style-name="T1350">А вот посмотри,</text:span>– <text:span text:style-name="T1350">он склоняется мягко укусить в одну из щёк её зада. Она выкручивается, но не отходит.</text:span></text:p>
      <text:p text:style-name="P261">– <text:span text:style-name="T1351">Мм. Тут этот зиппер, ты бы…</text:span>– <text:span text:style-name="T1352">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352">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352">Тут что-то, э, типа <text:span text:style-name="T8">забавное</text:span> тут происходит. <text:span text:style-name="T1353">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0">внутри его собственного хуя</text:span><text:span text:style-name="T1353">.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0">вылазке…</text:span><text:span text:style-name="T1353"> красная плоть отдаёт эхом… необычайное ощущение </text:span><text:span text:style-name="T90">ожидания взлёта</text:span><text:span text:style-name="T1353">….</text:span></text:p>
      <text:p text:style-name="P353">Она спешит, его прелестная наездница, <text:span text:style-name="T1354">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354">Где-то в их за<text:span text:style-name="T1355">мершем</text:span> лежании <text:span text:style-name="T1355">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355">Они в объятиях друг друга. Она говорила, что им нужно скрыться.</text:p>
      <text:p text:style-name="P262">– <text:span text:style-name="T1356">Конечно, только нужно выбрать момент, чтобы где-то сойти. Свинемюнде, или ещё где.</text:span></text:p>
      <text:p text:style-name="P263">– <text:span text:style-name="T1357">Нет. Мы можем скрыться. Я ребёнок, я умею прятаться. Я и тебя могу спрятать.</text:span></text:p>
      <text:p text:style-name="P356"><text:span text:style-name="T1358">Он знает, что о</text:span>на может. <text:span text:style-name="T1358">Он знает. Прямо здесь, прямо сейчас, под косметикой и прихотливым нижним, она </text:span><text:span text:style-name="T91">есть</text:span><text:span text:style-name="T1358">, любовь, невидимость…. Для Слотропа это немалое открытие. </text:span></text:p>
      <text:p text:style-name="P357">Но её руки зашевелились у него на шее, <text:span text:style-name="T1359">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358">Поэтому, когда он выпутывается, то делает это нелепо. <text:span text:style-name="T1360">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359">Одна, коленями на крашеной стали, <text:span text:style-name="T1361">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361">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360">Её <text:span text:style-name="T1362">взгляд</text:span> сейчас<text:span text:style-name="T138">—</text:span>эт<text:span text:style-name="T1362">и</text:span> <text:span text:style-name="T1362">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2">па</text:span><text:span text:style-name="T1362"> (хм), <text:s/></text:span><text:span text:style-name="T92">па</text:span><text:span text:style-name="T1362"> (хм), </text:span><text:span text:style-name="T92">па</text:span><text:span text:style-name="T1362"> до того в самое оно, что явно же чуть забегает, но </text:span><text:span text:style-name="T92">чувствовалось</text:span><text:span text:style-name="T1362">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2">её</text:span><text:span text:style-name="T1362"> обочины дороги…. </text:span></text:p>
      <text:p text:style-name="P361">Покинула Слотропа с его городскими рефлексами <text:span text:style-name="T1363">и </text:span>в его носках Гарвардской команды<text:span text:style-name="T138">—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362">Отдалены, да эти хорошенько отдалены. Ещё как. <text:span text:style-name="T1364">Чересчур вблизи и становится больно возвращать её. Но существует эта зацикленность на Эвридике, это </text:span><text:span text:style-name="T93">возвращение её обратно из</text:span><text:span text:style-name="T1364">…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363"><text:soft-page-break/>Из всех её предполагаемых отцов<text:span text:style-name="T138">—</text:span>Макс Шлепциг и массовка в масках <text:span text:style-name="T1365">с одной стороны стрекочущей плёнки, Франц Пёклер и наверняка другие пары рук трудящихся через материал штанов, на том сеансе </text:span><text:span text:style-name="T94">Alpdrücken</text:span><text:span text:style-name="T1365">,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4">знаю я их, </text:span><text:span text:style-name="T1366">пропущен</text:span><text:span text:style-name="T95">, </text:span><text:span text:style-name="T1367">хихикающий</text:span><text:span text:style-name="T96"> так и меня зачтите</text:span><text:span text:style-name="T1367">, не можешь, прикидывающий </text:span><text:span text:style-name="T96">возможно какая-нибудь проститутка</text:span><text:span text:style-name="T1367">… Она выбирает тебя, из всех. Ты никогда её не увидишь. Так что кто-то должен был тебе сказать. </text:span></text:p>
      <text:p text:style-name="P364"><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368">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4">– <text:span text:style-name="T1369">А и я...</text:span>– <text:span text:style-name="T1369">с чего это Слотроп заговорил с ковбойской оттяжкой?</text:span>– <text:span text:style-name="T1369">видал тя как смотришь… </text:span><text:span text:style-name="T97">прошлой ночью</text:span><text:span text:style-name="T1369">, мистер….</text:span></text:p>
      <text:p text:style-name="P264">– <text:span text:style-name="T1369">Вы думаете, что я вуайер. Да, думаете. Но это не так. Меня не возбуждает, хочу сказать. Но когда смотрю на людей, мне нетак одиноко.</text:span></text:p>
      <text:p text:style-name="P265">– <text:span text:style-name="T1370">Ну, лады, мичман… дак чё тада ты… не присодиняисся? </text:span><text:span text:style-name="T99">Они</text:span><text:span text:style-name="T1370"> всегда рады… в компании.</text:span></text:p>
      <text:p text:style-name="P266">– <text:span text:style-name="T1371">О, Боже мой,</text:span>– <text:span text:style-name="T1371">лучится одной из тех многогранных Япошных улыбок, как они умеют,</text:span>– <text:span text:style-name="T1372">тогда б мне </text:span><text:span text:style-name="T98">стало</text:span><text:span text:style-name="T1372"> ещё тоскливее.</text:span></text:p>
      <text:p text:style-name="P365">Столы и стулья расставлены под оранжево-красными полосами тента на корме <text:span text:style-name="T1373">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366">Стюарт приносит кофе, сливки, кашу и свежие апельсины. <text:span text:style-name="T1374">Слотроп взглядывает на кашу с сомнением. «Я буду»,– Моритури ухватывает тарелку.</text:span></text:p>
      <text:p text:style-name="P267">– <text:span text:style-name="T1375">О, конечно,</text:span>– <text:span text:style-name="T1375">Слотроп теперь замечает какие у этого Йипа широкие усы,</text:span>– <text:span text:style-name="T1376">Ага, ага. Я тя вычислил. Кашелюб! Стыдоба. Скрытый Англофил</text:span>—<text:span text:style-name="T1377">вон как краснеешь.</text:span>– <text:span text:style-name="T1378">Показывает пальцем и орёт ха, ха, ха.</text:span></text:p>
      <text:p text:style-name="P268">– <text:span text:style-name="T1379">Ты меня раскрыл. Да, да. Шесть лет я был не за тех.</text:span></text:p>
      <text:p text:style-name="P269">– <text:span text:style-name="T1380">Ни разу не пробовал переметнуться?</text:span></text:p>
      <text:p text:style-name="P270">– <text:span text:style-name="T1380">И узнать что вы за люди? Чёрт возьми! Что если фил поменялся бы на фоба? Что бы я делал?</text:span>– <text:span text:style-name="T1381">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382">вздыхает он.</text:span>– «<text:span text:style-name="T1383">Так что меня снова послали сюда, через Россию и Швейцарию. На этот раз при Министерстве Пропаганды».</text:span>– <text:span text:style-name="T1384">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385">Всё, что я знаю о Великобритании идёт от тех просмотров.</text:span></text:p>
      <text:p text:style-name="P271">– <text:span text:style-name="T1386">Похоже ты тут не один, кому Германское кино свихнуло мировосприятие.</text:span></text:p>
      <text:p text:style-name="P272">– <text:span text:style-name="T1387">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3">– <text:span text:style-name="T1388">Какие обиды. Я и сам знаю тут творится что-то жуткое.</text:span>– <text:span text:style-name="T1389">Он рассказывает Моритури про случай в Sprudelhof и о бегстве Маргреты от привидения в чёрном.</text:span></text:p>
      <text:p text:style-name="P367"><text:soft-page-break/>Мичман кивает, угрюмо, подкручивая один ус так, что тот саблей указывает на его глаз. «<text:span text:style-name="T1390">Она не сказала <text:s/>тебе из-за чего? Чёрт, Джек, тебе лучше знать….»</text:span></text:p>
      <text:p text:style-name="P367"/>
      <text:p text:style-name="P441">Рассказ мичмана Моритури</text:p>
      <text:p text:style-name="P368">Войны знают способ опережать дни накануне своего начала. <text:span text:style-name="T1391">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369">Маргрету пробовали уговорить, чтоб перебралась в Голливуд. Она поехала, но неудачно. <text:span text:style-name="T1392">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370">Ролло не был слишком умён. Он хотел как лучше, но через месяц с нею почувствовал, что с него хватит. <text:span text:style-name="T1393">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371">Проблемой с Зигмундом было место где он тогда жил, продуваемое насквозь, зубчатое безобразие над маленьким озером в Баварских Альпах. <text:span text:style-name="T1394">Часть сооружения должно быть датировалось временем падения Рима. Вот куда Зигмунд привёз её.</text:span></text:p>
      <text:p text:style-name="P372">Она где-то подцепила мысль, будто она <text:span text:style-name="T1395">отчасти</text:span> Еврейка. <text:span text:style-name="T1396">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373">При всей психогенности <text:span text:style-name="T1397">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0">curanderos</text:span><text:span text:style-name="T1397">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374">Где были все в то лето накануне Войны? В <text:span text:style-name="T1398">снах</text:span>. <text:span text:style-name="T1398">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375">Маргрета и Зигмунд прогуливались по тем же дорожкам в тени магнолий, <text:span text:style-name="T1399">сидели в креслах-качалках на концертах патриотической музыки… в дождь занимали себя карточной игрой в одном из публичных залов их </text:span><text:span text:style-name="T101">Kurhaus</text:span><text:span text:style-name="T1399">’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376"><text:soft-page-break/>Когда Зигмунд впервые заметил её <text:span text:style-name="T1403">исчезновения</text:span>, или когда они стали для него выходить за рамки обычного? <text:span text:style-name="T1400">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377">Моритури видел их часто. <text:span text:style-name="T1401">При встречах они раскланивались, обменивались </text:span><text:span text:style-name="T102">Heil Hitler</text:span><text:span text:style-name="T1399">’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378">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402">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379">Моритури, который читал газеты, для которого связь выскочила сразу <text:span text:style-name="T1404">как монстр из шипящих пузырьков в </text:span><text:span text:style-name="T103">Trinkhalle</text:span><text:span text:style-name="T1404">,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3">Весёлой Вдовы</text:span><text:span text:style-name="T1404"> и </text:span><text:span text:style-name="T103">Тайн Сюзанны</text:span><text:span text:style-name="T1404">,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404">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380">На следующий вечер, Моритури следил за ней в последний раз. <text:span text:style-name="T1405">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381">Они вышли на край прудка чёрной грязи: <text:span text:style-name="T1406">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382">Её голос начал повышаться, <text:span text:style-name="T1407">а у</text:span> мальчик<text:span text:style-name="T1407">а</text:span> дрожа<text:span text:style-name="T1407">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4">– <text:span text:style-name="T1408">Но...</text:span>– <text:span text:style-name="T1408">однако под конец поднимаясь, в дерзком вопросе.</text:span></text:p>
      <text:p text:style-name="P275">– <text:span text:style-name="T1409">Ты знаешь кто я, тоже. Мой дом есть формой Света,</text:span>– <text:span text:style-name="T1410">переходя теперь в бурлеск, с усиленным Еврейским акцентом, актёрски фальшивым,</text:span>–<text:span text:style-name="T1410">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5">– <text:span text:style-name="T104">Нет…</text:span></text:p>
      <text:p text:style-name="P383"><text:span text:style-name="T1411">Т</text:span>ак что мичман Моритури совершил единственный за свою карьеру акт героизма. Он даже не отмечен в его <text:span text:style-name="T1412">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5">шевелились</text:span><text:span text:style-name="T1412">.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384">Маргрета рухнула <text:span text:style-name="T1413">у края широко разлившейся тьмы. </text:span><text:s/><text:span text:style-name="T1414">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414">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385">Она и Зигмунд оставили Бад Карму в ту же ночь. <text:span text:style-name="T1415">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385"/>
      <text:p text:style-name="P386">День потемнел. <text:span text:style-name="T1416">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387">Почёсывая свои боьшущие усы: «Что ты имеешь ввиду? Ты спрашиваешь, можно ли её спасти?»</text:p>
      <text:p text:style-name="P276">– <text:span text:style-name="T1417">О, чик-трак, старый Йип, брось</text:span>—</text:p>
      <text:p text:style-name="P277">– <text:span text:style-name="T1418">Слушай, от чего можешь </text:span><text:span text:style-name="T106">ты</text:span><text:span text:style-name="T1418"> спасти её?</text:span>– <text:span text:style-name="T1419">Пытливый взгляд лишает Слотропа равновесия. Дождь теперь барабанит по тенту, проливаясь ясным кружевом по краям.</text:span></text:p>
      <text:p text:style-name="P278">– <text:span text:style-name="T1420">Но погоди-ка. Та женщина вчера, в том Sprudelhof—</text:span></text:p>
      <text:p text:style-name="P279">– <text:span text:style-name="T1421">Да. И помни, Грета тоже видела как ты вылез из реки. Теперь подумай про весь фольклёр среди этих людей на тему радиоактивности</text:span>—<text:span text:style-name="T1422">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423">вдруг это </text:span><text:span text:style-name="T107">предельное</text:span><text:span text:style-name="T1423"> исцеление?</text:span></text:p>
      <text:p text:style-name="P280">– <text:span text:style-name="T1424">Э...</text:span></text:p>
      <text:p text:style-name="P281">– <text:span text:style-name="T1424">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425">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388">Почти над самой головой, <text:span text:style-name="T1426">гром вдруг рвётся слепящим яйцом грохота. Где-то внутри взрыва, Слотроп пробормотал: « Брось дурить».</text:span></text:p>
      <text:p text:style-name="P282">– <text:span text:style-name="T1427">Хочешь рискнуть и убедиться?</text:span></text:p>
      <text:p text:style-name="P389">Кто это вообще, а, ну, конечно, это мичман Япошка <text:span text:style-name="T1428">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83">– <text:span text:style-name="T1429">Мы так и будем всё просто двигаться, только и всего. В конце не имеет значения.</text:span></text:p>
      <text:p text:style-name="P283">– <text:span text:style-name="T1429">Послушай, у тебя ведь дети, как можешь такое говорить? Это всё ,что ты хочешь «просто двигаться»?</text:span></text:p>
      <text:p text:style-name="P284">– <text:span text:style-name="T1430">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390">Но один из тех узлов крепящих <text:span text:style-name="T1431">отягчённый дождём </text:span>тент <text:span text:style-name="T1431">к его раме </text:span>подался, <text:span text:style-name="T1432">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391">Они разделяются в толпе недавно поднявшихся гуляк. <text:span text:style-name="T1433">В голове Слотропа теперь нет ничего кроме мысли найти Бианку. В конце прохода за роем пустых лиц он различает Стефанию в </text:span><text:soft-page-break/><text:span text:style-name="T1433">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85">– <text:span text:style-name="T1434">Можете прикидываться душой праздника,</text:span>–<text:span text:style-name="T1434"> приветствует его Стефания,</text:span>–<text:span text:style-name="T1434"> но меня не проведёшь. Под этой развесёлой маской лицо Ионы.</text:span></text:p>
      <text:p text:style-name="P285">– <text:span text:style-name="T1435">Это вы, э, про, э</text:span>—</text:p>
      <text:p text:style-name="P285">– <text:span text:style-name="T1435">Это я про Маргрету. Она заперлась в туалете. В истерике. Никто не может выманить её.</text:span></text:p>
      <text:p text:style-name="P286">– <text:span text:style-name="T1436">И я вам нужен. Как насчёт Танаца?</text:span></text:p>
      <text:p text:style-name="P287">– <text:span text:style-name="T1437">Танац исчез, и Бианка тоже.</text:span></text:p>
      <text:p text:style-name="P288">– <text:span text:style-name="T1438">О, блядь.</text:span></text:p>
      <text:p text:style-name="P288">– <text:span text:style-name="T1438">Маргрета думает вы с ней убежали.</text:span></text:p>
      <text:p text:style-name="P289">– <text:span text:style-name="T1439">Не я.</text:span>– <text:span text:style-name="T1439">Он вкраце передаёт повесть мичмана Моритури. Часть её пыла, напористости, улеглась. Она прикусывает ноготь.</text:span></text:p>
      <text:p text:style-name="P290">– <text:span text:style-name="T1440">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91">– <text:span text:style-name="T1441">Попробую разобраться.</text:span>– <text:span text:style-name="T1441">Тут его прерывает быстрый пинок в зад.</text:span></text:p>
      <text:p text:style-name="P293">– <text:span text:style-name="T1442">Не повезло тебе,</text:span>– <text:span text:style-name="T1442">крякает голос за спиной,</text:span>– <text:span text:style-name="T1443">только я, из всех кто на борту, умею читать на Нижне-Померанском.</text:span></text:p>
      <text:p text:style-name="P294">– <text:span text:style-name="T1444">Я всего лишь хоть бесплатно добраться в Свинемюнде.</text:span></text:p>
      <text:p text:style-name="P392">Но, как замечает Стефания: «Бесплатно отвозят только в одно место. Начинайте отрабатыватьь за свой проезд. <text:span text:style-name="T1445">Идите к Маргрете.</text:span></text:p>
      <text:p text:style-name="P295">– <text:span text:style-name="T1445">Вы хотите, чтобы я</text:span>—<text:span text:style-name="T1445">да, ладно.</text:span></text:p>
      <text:p text:style-name="P295">– <text:span text:style-name="T1446">Мы не хоти, чтоб что-нибудь случилось.</text:span></text:p>
      <text:p text:style-name="P393">Один из Общих Распорядков на этом судне. Ничего не должно случиться. <text:span text:style-name="T1447">Ладно, Слотроп вежливо вставляет остатки своей сигары между губ </text:span><text:span text:style-name="T108">Mme</text:span><text:span text:style-name="T1447">. Прокаловска и оставляет её попыхивать её, с кулаками в вязаных карманах джемпера.</text:span></text:p>
      <text:p text:style-name="P394">Бианки нет в машинном отделении. <text:span text:style-name="T1448">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395">Сплотившимися у двери в туалет, находит он сортимент высокосветских бездельни<text:span text:style-name="T1457">ц</text:span> и пьян<text:span text:style-name="T1457">чуг</text:span>, <text:span text:style-name="T1449">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309">– Убирайся.</text:p>
      <text:p text:style-name="P309">– Тебе не надо выходить. Просто впусти меня.</text:p>
      <text:p text:style-name="P310">– Я знаю кто ты.</text:p>
      <text:p text:style-name="P310">– Пожалуйста.</text:p>
      <text:p text:style-name="P311">– Они очень умные, подослали тебя как бедного Макса. <text:s/>Но тут ничего не выйдет.</text:p>
      <text:p text:style-name="P296">– <text:span text:style-name="T1450">Я <text:s/>больше не с Ними. Клянусь. Ты нужна мне Грета.</text:span>– <text:span text:style-name="T1451">Брехня. Для чего?</text:span></text:p>
      <text:p text:style-name="P297">– <text:span text:style-name="T1452">Они тогда убьют тебя. Убирайся.</text:span></text:p>
      <text:p text:style-name="P298">– <text:span text:style-name="T1453">Я знаю где Бианка.</text:span></text:p>
      <text:p text:style-name="P299"><text:soft-page-break/>– <text:span text:style-name="T1454">Что ты с ней сделал?</text:span></text:p>
      <text:p text:style-name="P300">– <text:span text:style-name="T1455">Просто</text:span>—<text:span text:style-name="T1455">может всё-таки впустишь?</text:span>– <text:span text:style-name="T1456">После целой минуты молчания, она всё таки открывает.</text:span>– <text:span text:style-name="T1457">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301">– <text:span text:style-name="T1458">Где она?</text:span></text:p>
      <text:p text:style-name="P302">– <text:span text:style-name="T1459">Прячется.</text:span></text:p>
      <text:p text:style-name="P302">– <text:span text:style-name="T1459">От меня?</text:span></text:p>
      <text:p text:style-name="P302">– <text:span text:style-name="T1459">От Них.</text:span></text:p>
      <text:p text:style-name="P396">Быстрый взгляд на него. <text:span text:style-name="T1460">Слишком много зеркал, лезвий, ножниц, огней. Слишком белых.</text:span></text:p>
      <text:p text:style-name="P303">– <text:span text:style-name="T1461">Но </text:span><text:span text:style-name="T109">ты</text:span><text:span text:style-name="T1461"> один из Них.</text:span></text:p>
      <text:p text:style-name="P304">– <text:span text:style-name="T1462">Прекрати, ты знаешь, что нет.</text:span></text:p>
      <text:p text:style-name="P304">– <text:span text:style-name="T1463">Это так. Ты поднялся из реки.</text:span></text:p>
      <text:p text:style-name="P305">– <text:span text:style-name="T1464">Ну, это потому, что я </text:span><text:span text:style-name="T110">туда</text:span><text:span text:style-name="T1464"> упал, Грета.</text:span></text:p>
      <text:p text:style-name="P306">– <text:span text:style-name="T1465">Значит Они сделали тебя.</text:span></text:p>
      <text:p text:style-name="P397">Он смотрит как она поигрывает, нервно, с прядями своих волос. <text:span text:style-name="T111">Анубис</text:span><text:span text:style-name="T1466">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397"><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98">Мужчинам всегда было просто под<text:span text:style-name="T1467">ойти и сказа</text:span>ть ей <text:span text:style-name="T1467">кем</text:span> она должна <text:span text:style-name="T1467">быть</text:span>. <text:span text:style-name="T1468">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398"/>
      <text:p text:style-name="P399">В <text:span text:style-name="T8">Weisse Sandwüste von Neumexiko</text:span> она играла девушку-ковбоя. <text:span text:style-name="T1469">Е</text:span>ё <text:span text:style-name="T1469">первым делом </text:span>спросили: «Можешь ездить <text:span text:style-name="T1469">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399"/>
      <text:p text:style-name="P399"><text:span text:style-name="T1470">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text:span><text:soft-page-break/><text:span text:style-name="T1470">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span></text:p>
      <text:p text:style-name="P307">– <text:span text:style-name="T1471">Расскажи мне как там у вас?</text:span>– <text:span text:style-name="T1471">Что разбудило её? Топот ботинок на улице, ранний паровой экскаватор. Она едва слышала её усталый шепоток.</text:span></text:p>
      <text:p text:style-name="P400">Труп отвечает: «Мы живём очень далеко <text:span text:style-name="T1472">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401">На миг она задумалась<text:span text:style-name="T138">—</text:span>не <text:span text:style-name="T1473">совсем </text:span>словами<text:span text:style-name="T138">—не так ли точно чувствует её податливое сознание под пальцами Тех, кто…</text:span></text:p>
      <text:p text:style-name="P308">– <text:span text:style-name="T1474">Мм, там внизу уютно. Время отвремени можешь разобрать что-то от Них</text:span>—<text:span text:style-name="T1475">отдалённый рокот, предполагаемый силуэт, передавшийся сюда через землю над головой… но ничего, никогда, </text:span><text:span text:style-name="T112">слишком близко</text:span><text:span text:style-name="T1475">. Там настолько темно, что всякая вещь мерцает. Можем летать. Секса нет. Зато есть фантазии, даже такие, что мы привыкли увязывать с сексом</text:span>—<text:span text:style-name="T1476">которыми мы когда-то модулировали его энергию….</text:span></text:p>
      <text:p text:style-name="P307"/>
      <text:p text:style-name="P402">Как ошеломлённая дебютантка Лотта Люстиг, она оказалась во время наводнения, принятая за посудомойку, плывущей вниз по реке в одной ванне с <text:span text:style-name="T1477">богатым</text:span> плейбоем <text:span text:style-name="T1477">Максом Шлепцигом. Мечта каждой девушки. Фильм назывался J</text:span><text:span text:style-name="T113">ugend Herauf</text:span><text:span text:style-name="T1477">!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13">парик</text:span><text:span text:style-name="T1477">!</text:span></text:p>
      <text:p text:style-name="P403">По реке хлещет дождь: слыш<text:span text:style-name="T1478">атся</text:span> приближающиеся пороги, <text:span text:style-name="T1479">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403"/>
      <text:p text:style-name="P404">Бианка обычно серебряная, или никакого цвета вообще: <text:span text:style-name="T1480">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481">и</text:span> Gundlach Turner-Reichs <text:span text:style-name="T1481">от</text:span> 1895. <text:span text:style-name="T1482">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92"/>
      <text:p text:style-name="P312">– <text:span text:style-name="T1483">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484">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14">справятся</text:span><text:span text:style-name="T1484">, убегут. И за сыпал прежде чем озверение и надежда совсем покидали его. Больше всего она любила его в эти моменты, засыпая, её обратная сторона </text:span><text:soft-page-break/><text:span text:style-name="T1484">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312"/>
      <text:p text:style-name="P413">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405">Недалеко от одной площадки запуска ракет, <text:span text:style-name="T1485">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406">Они держались за руки. <text:s/>Танац был <text:span text:style-name="T1487">одет в старый </text:span>пиджак зелёной замши с накладками на <text:span text:style-name="T1486">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407">Они подошли к оползню, где мого лет назад дорога была смыта. <text:span text:style-name="T1488">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408">Вдали за деревьями виднелись <text:span text:style-name="T1489">о</text:span>статки домов. <text:span text:style-name="T1489">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409">В тот же миг она и Танац, оба осознали что часами шли <text:span text:style-name="T1490">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15">наблюдающее</text:span><text:span text:style-name="T1490">. Оно говорило: «Ни шагу дальше. На этом всё. Ни одного. Уходите откуда пришли».</text:span></text:p>
      <text:p text:style-name="P410">Невозможно было <text:span text:style-name="T1491">про</text:span>двигаться дальше в это. <text:span text:style-name="T1491">Ужас охватил обоих. Они развернулись, чувствуя <text:s/>спинами </text:span><text:span text:style-name="T116">это</text:span><text:span text:style-name="T1491">, и быстро ушли.</text:span></text:p>
      <text:p text:style-name="P411">Вернувшись на Schußstelle, они нашли Блисеро в крайней стадии его безумия. <text:span text:style-name="T1492">С древесных <text:s/>стволов у холодной полянки ободрана <text:s/>кора, они истекали бисером смолы от ракетных пусков.</text:span></text:p>
      <text:p text:style-name="P313">– <text:span text:style-name="T1493">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412">Мы продвигались в Хит. Там были нефтеносные поля и почернелая почва. <text:span text:style-name="T8">Jabos</text:span> <text:span text:style-name="T1494">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17">Острова</text:span><text:span text:style-name="T1494">: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17">мифическими регионами</text:span><text:span text:style-name="T1494">: там были свои карты, с настоящими горами, реками и цветом. Он продвигался не по Германии. То было его особное пространство. Но он вёл всех </text:span><text:span text:style-name="T117">нас</text:span><text:span text:style-name="T1494"> с собою! Моя пизда набрякала кровью от </text:span><text:soft-page-break/><text:span text:style-name="T1494">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414">Я всё забываю спросить Танаца что случилось с Готфридом. <text:span text:style-name="T1495">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138">– прошептал он.</text:span></text:p>
      <text:p text:style-name="P314">–<text:span text:style-name="T8"> </text:span><text:span text:style-name="T118">F</text:span><text:span text:style-name="T1495">?</text:span>– <text:span text:style-name="T1496">грит Слотроп.</text:span>–<text:span text:style-name="T1496"> <text:s/>F-Gerät, ты уверена?</text:span></text:p>
      <text:p text:style-name="P314">– <text:span text:style-name="T1496">Какая-то буква.</text:span></text:p>
      <text:p text:style-name="P314">– S?</text:p>
      <text:p text:style-name="P434"><text:span text:style-name="T542">– </text:span><text:span text:style-name="T543">Ну, хорошо, S. Они как дети ещё не умеющие говорить, с этими <text:s/>их <text:s/>словами, что изобретают на каждом шагу. Мне это казалось эктоплазмой</text:span><text:span text:style-name="T542">—</text:span><text:span text:style-name="T544">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542">– </text:span><text:span text:style-name="T545">и начинает изливать передо мной восторги тяжкой чашей из </text:span>метилметакрилат<text:span text:style-name="T1497">а, копией </text:span><text:span text:style-name="T545">Святого Грааля… </text:span><text:span text:style-name="T546">Мы были у башни реактора. </text:span><text:span text:style-name="T547">Сильный запах растворителя пронизывал воздух. </text:span><text:span text:style-name="T548">Прозрачные прутья какого-то пластика с шипением выходили из экструдера </text:span><text:span text:style-name="T549">у подножия башни, в охлаждающие каналы, или в нарезку. </text:span><text:span text:style-name="T550">В помещение было очень жарко. </text:span><text:span text:style-name="T551">Мне представлялось что-то глубокое, чёрное и вязкое, поступающее на это производство. </text:span><text:span text:style-name="T552">Снаружи </text:span><text:span text:style-name="T558">раздавался звук</text:span><text:span text:style-name="T552"> мотор</text:span><text:span text:style-name="T558">ов</text:span><text:span text:style-name="T552">. Они разъезжа</text:span><text:span text:style-name="T558">ются</text:span><text:span text:style-name="T552">? </text:span><text:span text:style-name="T558">Зачем я тут?</text:span><text:span text:style-name="T552"> </text:span><text:span text:style-name="T553">Пластмассовые змии ползли бесконечно влево и вправо. </text:span><text:span text:style-name="T554">Эрекция моих сопровождающих </text:span><text:soft-page-break/><text:span text:style-name="T554">старалась выползти </text:span><text:span text:style-name="T558">в местах распахивания</text:span><text:span text:style-name="T554"> их <text:s/>одежд. Я могла делать что вздумается. </text:span><text:span text:style-name="T555">Чёрные сияющие и глубокие. </text:span><text:span text:style-name="T556">Я опустилась на колени и начала расстёгивать брюки на Дроне. </text:span><text:span text:style-name="T557">Но двое других ухватили меня под руки и потащили в складское отделение. </text:span><text:span text:style-name="T559">Остальные пришли следом, или вошли через другую дверь. </text:span><text:span text:style-name="T560">Огромные занавеси стирола или винила, </text:span><text:span text:style-name="T561">всех цветов, сплошных и прозрачных, свисали ряд за рядом </text:span><text:span text:style-name="T562">над головой. </text:span><text:span text:style-name="T563">Они переливались словно северное сияние. </text:span><text:span text:style-name="T564">Я чувствовала, что где-то за ними присутствуют зрители, </text:span><text:span text:style-name="T565">в ожидании начала чего-то. </text:span><text:span text:style-name="T566">Дроне с людьми растянули меня на неподатливом матрасе из пластика. </text:span><text:span text:style-name="T567">Все вокруг и я, смотрели на ясный обвал <text:s/>воздух</text:span><text:span text:style-name="T568">а, или света. </text:span><text:span text:style-name="T569">Кто-то произнёс «бутадиен», а мне слышалось</text:span><text:span text:style-name="T127"> будто дева…</text:span><text:span text:style-name="T569"> </text:span><text:span text:style-name="T570">Пластик прошелестал и сомкнулся вокруг нас, </text:span><text:span text:style-name="T571">окутывая нас, призрачно белым. </text:span><text:span text:style-name="T572">Они сняли мою одежду и нарядили </text:span><text:span text:style-name="T573">м</text:span><text:span text:style-name="T572">еня в экзотичный </text:span><text:span text:style-name="T573">костюм из </text:span><text:span text:style-name="T572">како</text:span><text:span text:style-name="T573">го</text:span><text:span text:style-name="T572">-то </text:span><text:span text:style-name="T573">чёрного полимера, </text:span><text:span text:style-name="T574">очень тугой в талии, открытый на </text:span><text:span text:style-name="T575">рассохе.</text:span><text:span text:style-name="T574"> </text:span><text:span text:style-name="T575">Казалось он живёт на мне. «</text:span><text:span text:style-name="T576">Забудь про кожу, и про атлас»,</text:span><text:span text:style-name="T542">– </text:span><text:span text:style-name="T576">трепетал Дроне.</text:span><text:span text:style-name="T542">– «</text:span><text:span text:style-name="T577">Это Imipolex, материал будущего». </text:span><text:span text:style-name="T578">Я не могу описать его аромат, или как он ощущался</text:span><text:span text:style-name="T542">—</text:span><text:span text:style-name="T578">сама роскошь. </text:span><text:span text:style-name="T579">Едва коснувшись, он вынудил мои соски встать торчком и молить об укусах. </text:span><text:span text:style-name="T580">Мне хотелось ощутить его своей пиздой. </text:span><text:span text:style-name="T581">Ничто из всего, что я когда-либо одевала, до или после этого, не возбуждало меня настолько, как <text:s/></text:span><text:span text:style-name="T577">Imipolex. </text:span><text:span text:style-name="T582">Они обещали мне лифчики, сорочки, чулки, </text:span><text:span text:style-name="T583">платья из такого же материала. </text:span><text:span text:style-name="T584">Дроне нацепил гигантский член из <text:s/></text:span><text:span text:style-name="T577">Imipolex’</text:span><text:span text:style-name="T584">а поверх собственного. </text:span><text:span text:style-name="T585">Я тёрлась об него лицом, это </text:span><text:span text:style-name="T586">было </text:span><text:span text:style-name="T585">так упоительно…. </text:span><text:span text:style-name="T587">Между ног моих разверзлась пропасть. </text:span><text:span text:style-name="T588">Предметы, воспоминания, </text:span><text:span text:style-name="T589">невозможно уже различить это всё, </text:span><text:span text:style-name="T590">скатывались вниз через мою голову. </text:span><text:span text:style-name="T591">Неудержимый поток. </text:span><text:span text:style-name="T592">Я извергала всё это в некую пустоту… </text:span><text:span text:style-name="T593">из моего омута, извиваясь, ярко расцвеченные галлюцинации </text:span><text:span text:style-name="T594">лились… </text:span><text:span text:style-name="T595">безделушки, обрывки диалогов, </text:span><text:span text:style-name="T596">произведения d’art… я избавлялась от всего </text:span><text:span text:style-name="T597">этого. </text:span><text:span text:style-name="T598">Ничего не удерживала. </text:span><text:span text:style-name="T599">Было это «покорностью», тогда</text:span><text:span text:style-name="T542">—</text:span><text:span text:style-name="T599">избавляться от всего?</text:span></text:p>
      <text:p text:style-name="P435"><text:span text:style-name="T599">Н</text:span><text:span text:style-name="T541">е знаю как долго меня там держали. </text:span><text:span text:style-name="T600">Я засыпала, просыпалась. </text:span><text:span text:style-name="T601">Мужчины появлялись и пропадали. </text:span><text:span text:style-name="T602">Время потеряло значение. </text:span><text:span text:style-name="T603">В одно утро я оказалась снаружи завода, голая, под дождём. </text:span><text:span text:style-name="T604">Там ничего не росло. </text:span><text:span text:style-name="T605">Что-то свалено было огромным расходящимся веером на многие мили.</text:span><text:span text:style-name="T602"> </text:span><text:span text:style-name="T606">Какие-то смолистые отходы. </text:span><text:span text:style-name="T607">Мне при</text:span><text:span text:style-name="T608">ш</text:span><text:span text:style-name="T607">лось прошагать весь путь до пусковой площадки. </text:span><text:span text:style-name="T608">Там было пусто. Танац оставил записку, просил меня попытаться попасть в Свинемюнде. </text:span><text:span text:style-name="T609">Что-то <text:s/>явно случилось на площадке. </text:span><text:span text:style-name="T610">На поляне царила тишь, которую мне случалось почувствовать лишь однажды. Однажды в Мехико. В том году, как я была в Америке. </text:span><text:span text:style-name="T611">Мы были глубоко в джунглях. </text:span><text:span text:style-name="T612">Мы подошли к лестнице из каменных ступеней, </text:span><text:span text:style-name="T613">покрыты лианами, мхом, столетия тления. </text:span><text:span text:style-name="T614">Остальные поднялись на самый верх, </text:span><text:span text:style-name="T615">но</text:span><text:span text:style-name="T614"> я не могла. </text:span><text:span text:style-name="T616">Это было как в тот день с Танацем, </text:span><text:span text:style-name="T617">в сосновом лесу. </text:span><text:span text:style-name="T618">Я чувствовала молчание </text:span><text:span text:style-name="T619">дожидавшееся</text:span><text:span text:style-name="T618"> меня наверху. </text:span><text:span text:style-name="T619">Не их, а только меня одну… </text:span><text:span text:style-name="T620">моя собственная тишь, для меня лично….</text:span></text:p>
      <text:p text:style-name="P416"><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415">Наверху, на мостике <text:span text:style-name="T8">Анубиса</text:span>, шторм лупит лапами громко по стеклу, <text:span text:style-name="T1498">большущие мокрые ласты беспорядочно хлещут из ночи </text:span><text:span text:style-name="T119">шлёп!</text:span><text:span text:style-name="T1498">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417"><text:soft-page-break/>Весь это свет. <text:span text:style-name="T1499">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418"><text:span text:style-name="T1500">Насколько вероятен </text:span><text:span text:style-name="T120">Анубис</text:span><text:span text:style-name="T1500">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419">В яростной качке, <text:span text:style-name="T8">Анубис</text:span> движется к северу. <text:span text:style-name="T1501">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420">Участники <text:span text:style-name="T1502">развлечения</text:span> шатаются от носа до кормы, <text:span text:style-name="T1502">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21">Imipolectique </text:span><text:span text:style-name="T1504">со своей собственной мощью</text:span><text:span text:style-name="T122"> </text:span><text:span text:style-name="T1503">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23">Что же мне так сильно нужно? </text:span></text:p>
      <text:p text:style-name="P421">Даже месяц назад, пусть и с парой дней мира, он мог проследить путь обратно <text:span text:style-name="T1505">к тому</text:span> сентябрьско<text:span text:style-name="T1505">му</text:span> дн<text:span text:style-name="T1505">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text:span><text:soft-page-break/><text:span text:style-name="T1505">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454">Но теперь некое пространство, <text:span text:style-name="T1506">против которого он не может двигаться,</text:span> пролегло позади Слотропа, <text:span text:style-name="T1507">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457">Не получается…</text:p>
      <text:p text:style-name="P455">Обращения Русских врываются с треском по радио <text:span text:style-name="T1508">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24">Анубисе</text:span><text:span text:style-name="T1508">.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456">Белый кораблю, замаскированный <text:span text:style-name="T1509">под </text:span>шторм, <text:span text:style-name="T1509">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25">Анубиса</text:span><text:span text:style-name="T1509">.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25">Да здравствует Смерть</text:span><text:span text:style-name="T1509">,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25">Анубис</text:span><text:span text:style-name="T1509">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25">ёб твою</text:span><text:span text:style-name="T1509">, слёзы, которые ничем не дополнят вспененно белое опустошение, что проносится над Дельтой Одера в эту ночь….</text:span></text:p>
      <text:p text:style-name="P456"><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292"/>
      <text:p text:style-name="P332"/>
      <text:p text:style-name="P10">–</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08T17:34:24.034720162</dc:date>
    <meta:editing-duration>P5DT18H17M50S</meta:editing-duration>
    <meta:editing-cycles>3283</meta:editing-cycles>
    <meta:generator>LibreOffice/6.1.5.2$Linux_X86_64 LibreOffice_project/10$Build-2</meta:generator>
    <meta:document-statistic meta:table-count="0" meta:image-count="9" meta:object-count="0" meta:page-count="52" meta:paragraph-count="529" meta:word-count="28947" meta:character-count="193559" meta:non-whitespace-character-count="164878"/>
  </office:meta>
</office:document-meta>
</file>